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9cm" fo:break-before="auto" style:use-optimal-row-height="false"/>
    </style:style>
    <style:style style:name="ro5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9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/>
    </style:style>
    <style:style style:name="ce1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60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Percen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Percent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5f_BuiltIn_5f_Percent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/>
    </style:style>
    <style:style style:name="T2" style:family="text">
      <style:text-properties fo:font-size="8pt" fo:font-weight="normal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Classes" table:style-name="ta1" table:print="false">
        <table:table-column table:style-name="co1" table:number-columns-repeated="8" table:default-cell-style-name="ce2"/>
        <table:table-column table:style-name="co2" table:number-columns-repeated="1016" table:default-cell-style-name="ce2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1"/>
          <table:table-cell table:style-name="ce3" office:value-type="string" calcext:value-type="string">
            <text:p>Java Libraries and Classes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/>
          <table:table-cell table:style-name="ce4" office:value-type="string" calcext:value-type="string">
            <text:p>Load class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9" table:formula="of:=TRUE()" office:value-type="boolean" office:boolean-value="true" calcext:value-type="boolean">
            <text:p/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bin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/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5" table:formula="of:=INFO.OBBA.OBBA.OBCONTROLPANELSETVISIBLE([.C7])" office:value-type="boolean" office:boolean-value="true" calcext:value-type="boolean">
            <text:p/>
          </table:table-cell>
          <table:table-cell table:style-name="ce1" table:number-columns-repeated="2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CLASSES([.F7];[.F8])" office:value-type="string" office:string-value="/Users/fries/Documents/Development/finmath experiments/spreadsheets/Pseudo Random and Low Discrepancy Sequences/../../bin" calcext:value-type="string">
            <text:p>/Users/fries/Documents/Development/finmath experiments/spreadsheets/Pseudo Random and Low Discrepancy Sequences/../../bin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Obba Version</text:p>
          </table:table-cell>
          <table:table-cell table:style-name="ce6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7" table:number-columns-repeated="2"/>
          <table:table-cell table:style-name="ce1"/>
          <table:table-cell table:style-name="ce4" office:value-type="string" calcext:value-type="string">
            <text:p>Load librari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Result:</text:p>
          </table:table-cell>
          <table:table-cell table:style-name="ce8"/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lib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Version:</text:p>
          </table:table-cell>
          <table:table-cell table:style-name="ce7" table:formula="of:=INFO.OBBA.OBBA.OBGETPROPERTY(&quot;version&quot;)" office:value-type="string" office:string-value="4.0.16" calcext:value-type="string">
            <text:p>4.0.16</text:p>
          </table:table-cell>
          <table:table-cell table:style-name="ce1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/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ALLJARS([.F15];[.F16])" office:value-type="string" office:string-value="/Users/fries/Documents/Development/finmath experiments/spreadsheets/Pseudo Random and Low Discrepancy Sequences/../../lib" calcext:value-type="string">
            <text:p>/Users/fries/Documents/Development/finmath experiments/spreadsheets/Pseudo Random and Low Discrepancy Sequences/../../lib</text:p>
          </table:table-cell>
          <table:table-cell table:style-name="ce1" table:number-columns-repeated="2"/>
          <table:table-cell table:number-columns-repeated="1016"/>
        </table:table-row>
        <table:table-row table:style-name="ro1" table:number-rows-repeated="2">
          <table:table-cell table:style-name="ce1" table:number-columns-repeated="8"/>
          <table:table-cell table:number-columns-repeated="1016"/>
        </table:table-row>
        <table:table-row table:style-name="ro3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 table:number-columns-repeated="3"/>
          <table:table-cell table:style-name="Default"/>
          <table:table-cell table:style-name="ce3" office:value-type="string" calcext:value-type="string">
            <text:p>Reference cell below to ensure lib is loaded:</text:p>
          </table:table-cell>
          <table:table-cell table:style-name="ce3"/>
          <table:table-cell table:style-name="Default"/>
          <table:table-cell table:number-columns-repeated="1017"/>
        </table:table-row>
        <table:table-row table:style-name="ro3">
          <table:table-cell table:number-columns-repeated="4"/>
          <table:table-cell table:style-name="ce10" table:formula="of:=IF(OR(ISERROR([.F11]);ISERROR([.F19]));NA();&quot;&quot;)">
            <text:p/>
          </table:table-cell>
          <table:table-cell table:style-name="ce1"/>
          <table:table-cell table:number-columns-repeated="1018"/>
        </table:table-row>
        <table:table-row table:style-name="ro3" table:number-rows-repeated="7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1"/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e Carlo Sequence" table:style-name="ta1" table:print="false"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number-columns-repeated="243" table:default-cell-style-name="Default"/>
        <table:table-column table:style-name="co6" table:number-columns-repeated="767" table:default-cell-style-name="Default"/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5">
          <table:table-cell table:style-name="ce13"/>
          <table:table-cell table:style-name="ce14" office:value-type="string" calcext:value-type="string">
            <text:p>This sheet illustrates the sampling of two dimensional (pseudo random) points from a (one dim) (pseudo) random number sequenc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21" table:number-columns-repeated="2"/>
          <table:table-cell table:style-name="ce13" table:number-columns-repeated="1010"/>
        </table:table-row>
        <table:table-row table:style-name="ro4">
          <table:table-cell table:style-name="ce13"/>
          <table:table-cell table:style-name="ce15" office:value-type="string" calcext:value-type="string">
            <text:p><text:span text:style-name="T1">Note: This sheet requires Obba 3.0 ( </text:span><text:span text:style-name="T2">http://www.obba.info/</text:span><text:span text:style-name="T3"> )</text:span>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21" table:number-columns-repeated="2"/>
          <table:table-cell table:style-name="ce13" table:number-columns-repeated="1010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3" office:value-type="string" calcext:value-type="string">
            <text:p>Random Number Sequence</text:p>
          </table:table-cell>
          <table:table-cell table:style-name="ce3"/>
          <table:table-cell table:style-name="ce1" table:number-columns-repeated="4"/>
          <table:table-cell table:style-name="ce18" office:value-type="string" calcext:value-type="string">
            <text:p>Random Number Sequence</text:p>
          </table:table-cell>
          <table:table-cell table:style-name="ce22"/>
          <table:table-cell table:style-name="ce1"/>
          <table:table-cell table:style-name="ce18" office:value-type="string" calcext:value-type="string">
            <text:p>Random Number Sequence</text:p>
          </table:table-cell>
          <table:table-cell table:style-name="ce18"/>
          <table:table-cell table:style-name="ce22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 table:number-columns-repeated="4"/>
          <table:table-cell table:style-name="ce19" office:value-type="string" calcext:value-type="string">
            <text:p>i</text:p>
          </table:table-cell>
          <table:table-cell table:style-name="ce23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i1</text:p>
          </table:table-cell>
          <table:table-cell table:style-name="ce19" office:value-type="string" calcext:value-type="string">
            <text:p>i2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string" calcext:value-type="string">
            <text:p>x2</text:p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seed</text:p>
          </table:table-cell>
          <table:table-cell table:style-name="ce17" office:value-type="float" office:value="5634" calcext:value-type="float">
            <text:p>5634</text:p>
          </table:table-cell>
          <table:table-cell table:style-name="ce1" table:number-columns-repeated="4"/>
          <table:table-cell table:style-name="ce20" office:value-type="float" office:value="0" calcext:value-type="float">
            <text:p>0</text:p>
          </table:table-cell>
          <table:table-cell table:style-name="ce24" table:formula="of:=INFO.OBBA.OBBA.OBGET(INFO.OBBA.OBBA.OBCALL(&quot;&quot;;[.$B$12];&quot;getRandomNumber&quot;;INFO.OBBA.OBBA.OBMAKE(&quot;&quot;;&quot;int&quot;;[.H8])))" office:value-type="float" office:value="0.491266787041796" calcext:value-type="float">
            <text:p/>
          </table:table-cell>
          <table:table-cell table:style-name="ce1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RandomNumber&quot;;INFO.OBBA.OBBA.OBMAKE(&quot;&quot;;&quot;int&quot;;[.K8])))" office:value-type="float" office:value="0.49126678704179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8])))" office:value-type="float" office:value="0.31995971637870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length</text:p>
          </table:table-cell>
          <table:table-cell table:style-name="ce17" office:value-type="float" office:value="1000" calcext:value-type="float">
            <text:p>1000</text:p>
          </table:table-cell>
          <table:table-cell table:style-name="ce1" table:number-columns-repeated="4"/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RandomNumber&quot;;INFO.OBBA.OBBA.OBMAKE(&quot;&quot;;&quot;int&quot;;[.H9])))" office:value-type="float" office:value="0.319959716378707" calcext:value-type="float">
            <text:p/>
          </table:table-cell>
          <table:table-cell table:style-name="ce1"/>
          <table:table-cell table:style-name="ce20" table:formula="of:=[.K8]+2" office:value-type="float" office:value="2" calcext:value-type="float">
            <text:p/>
          </table:table-cell>
          <table:table-cell table:style-name="ce20" table:formula="of:=[.L8]+2" office:value-type="float" office:value="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9])))" office:value-type="float" office:value="0.86276171226276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9])))" office:value-type="float" office:value="0.15240812767877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" calcext:value-type="float">
            <text:p>2</text:p>
          </table:table-cell>
          <table:table-cell table:style-name="ce24" table:formula="of:=INFO.OBBA.OBBA.OBGET(INFO.OBBA.OBBA.OBCALL(&quot;&quot;;[.$B$12];&quot;getRandomNumber&quot;;INFO.OBBA.OBBA.OBMAKE(&quot;&quot;;&quot;int&quot;;[.H10])))" office:value-type="float" office:value="0.862761712262768" calcext:value-type="float">
            <text:p/>
          </table:table-cell>
          <table:table-cell table:style-name="ce1"/>
          <table:table-cell table:style-name="ce20" table:formula="of:=[.K9]+2" office:value-type="float" office:value="4" calcext:value-type="float">
            <text:p/>
          </table:table-cell>
          <table:table-cell table:style-name="ce20" table:formula="of:=[.L9]+2" office:value-type="float" office:value="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0])))" office:value-type="float" office:value="0.4835548687755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0])))" office:value-type="float" office:value="0.19572369701380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Object:</text:p>
          </table:table-cell>
          <table:table-cell table:style-name="ce4"/>
          <table:table-cell table:style-name="ce1" table:number-columns-repeated="4"/>
          <table:table-cell table:style-name="ce20" office:value-type="float" office:value="3" calcext:value-type="float">
            <text:p>3</text:p>
          </table:table-cell>
          <table:table-cell table:style-name="ce24" table:formula="of:=INFO.OBBA.OBBA.OBGET(INFO.OBBA.OBBA.OBCALL(&quot;&quot;;[.$B$12];&quot;getRandomNumber&quot;;INFO.OBBA.OBBA.OBMAKE(&quot;&quot;;&quot;int&quot;;[.H11])))" office:value-type="float" office:value="0.152408127678771" calcext:value-type="float">
            <text:p/>
          </table:table-cell>
          <table:table-cell table:style-name="ce1"/>
          <table:table-cell table:style-name="ce20" table:formula="of:=[.K10]+2" office:value-type="float" office:value="6" calcext:value-type="float">
            <text:p/>
          </table:table-cell>
          <table:table-cell table:style-name="ce20" table:formula="of:=[.L10]+2" office:value-type="float" office:value="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1])))" office:value-type="float" office:value="0.90033186761666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1])))" office:value-type="float" office:value="0.69171778894818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6" table:formula="of:=INFO.OBBA.OBBA.OBMAKE(&quot;monteCarloSequence&quot;;obLibs&amp;&quot;net.finmath.experiments.montecarlo.randomnumbers.PseudoRandomNumberSequence&quot;;INFO.OBBA.OBBA.OBMAKE(&quot;&quot;;&quot;long&quot;;[.C8]);INFO.OBBA.OBBA.OBMAKE(&quot;&quot;;&quot;int&quot;;[.C9]))" office:value-type="string" office:string-value="monteCarloSequence &#10;[19834]" calcext:value-type="string">
            <text:p>monteCarloSequence </text:p>
            <text:p>[19834]</text:p>
          </table:table-cell>
          <table:table-cell table:style-name="ce1" table:number-columns-repeated="5"/>
          <table:table-cell table:style-name="ce20" office:value-type="float" office:value="4" calcext:value-type="float">
            <text:p>4</text:p>
          </table:table-cell>
          <table:table-cell table:style-name="ce24" table:formula="of:=INFO.OBBA.OBBA.OBGET(INFO.OBBA.OBBA.OBCALL(&quot;&quot;;[.$B$12];&quot;getRandomNumber&quot;;INFO.OBBA.OBBA.OBMAKE(&quot;&quot;;&quot;int&quot;;[.H12])))" office:value-type="float" office:value="0.483554868775577" calcext:value-type="float">
            <text:p/>
          </table:table-cell>
          <table:table-cell table:style-name="ce1"/>
          <table:table-cell table:style-name="ce20" table:formula="of:=[.K11]+2" office:value-type="float" office:value="8" calcext:value-type="float">
            <text:p/>
          </table:table-cell>
          <table:table-cell table:style-name="ce20" table:formula="of:=[.L11]+2" office:value-type="float" office:value="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2])))" office:value-type="float" office:value="0.41279897781085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2])))" office:value-type="float" office:value="0.31158032342557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/>
          <table:table-cell table:style-name="ce1">
            <draw:frame table:end-cell-address="'Monte Carlo Sequence'.G31" table:end-x="1.2cm" table:end-y="0.084cm" draw:z-index="0" draw:style-name="gr1" svg:width="11.018cm" svg:height="7.443cm" svg:x="0.056cm" svg:y="0.358cm">
              <draw:object draw:notify-on-update-of-ranges="'Monte Carlo Sequence'.M8:'Monte Carlo Sequence'.M507 'Monte Carlo Sequence'.N8:'Monte Carlo Sequence'.N50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20" office:value-type="float" office:value="5" calcext:value-type="float">
            <text:p>5</text:p>
          </table:table-cell>
          <table:table-cell table:style-name="ce24" table:formula="of:=INFO.OBBA.OBBA.OBGET(INFO.OBBA.OBBA.OBCALL(&quot;&quot;;[.$B$12];&quot;getRandomNumber&quot;;INFO.OBBA.OBBA.OBMAKE(&quot;&quot;;&quot;int&quot;;[.H13])))" office:value-type="float" office:value="0.195723697013806" calcext:value-type="float">
            <text:p/>
          </table:table-cell>
          <table:table-cell table:style-name="ce1"/>
          <table:table-cell table:style-name="ce20" table:formula="of:=[.K12]+2" office:value-type="float" office:value="10" calcext:value-type="float">
            <text:p/>
          </table:table-cell>
          <table:table-cell table:style-name="ce20" table:formula="of:=[.L12]+2" office:value-type="float" office:value="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3])))" office:value-type="float" office:value="0.13792674095065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3])))" office:value-type="float" office:value="0.57687778402053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" calcext:value-type="float">
            <text:p>6</text:p>
          </table:table-cell>
          <table:table-cell table:style-name="ce24" table:formula="of:=INFO.OBBA.OBBA.OBGET(INFO.OBBA.OBBA.OBCALL(&quot;&quot;;[.$B$12];&quot;getRandomNumber&quot;;INFO.OBBA.OBBA.OBMAKE(&quot;&quot;;&quot;int&quot;;[.H14])))" office:value-type="float" office:value="0.900331867616665" calcext:value-type="float">
            <text:p/>
          </table:table-cell>
          <table:table-cell table:style-name="ce1"/>
          <table:table-cell table:style-name="ce20" table:formula="of:=[.K13]+2" office:value-type="float" office:value="12" calcext:value-type="float">
            <text:p/>
          </table:table-cell>
          <table:table-cell table:style-name="ce20" table:formula="of:=[.L13]+2" office:value-type="float" office:value="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4])))" office:value-type="float" office:value="0.33220609401658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4])))" office:value-type="float" office:value="0.89092229068773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" calcext:value-type="float">
            <text:p>7</text:p>
          </table:table-cell>
          <table:table-cell table:style-name="ce24" table:formula="of:=INFO.OBBA.OBBA.OBGET(INFO.OBBA.OBBA.OBCALL(&quot;&quot;;[.$B$12];&quot;getRandomNumber&quot;;INFO.OBBA.OBBA.OBMAKE(&quot;&quot;;&quot;int&quot;;[.H15])))" office:value-type="float" office:value="0.691717788948182" calcext:value-type="float">
            <text:p/>
          </table:table-cell>
          <table:table-cell table:style-name="ce1"/>
          <table:table-cell table:style-name="ce20" table:formula="of:=[.K14]+2" office:value-type="float" office:value="14" calcext:value-type="float">
            <text:p/>
          </table:table-cell>
          <table:table-cell table:style-name="ce20" table:formula="of:=[.L14]+2" office:value-type="float" office:value="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5])))" office:value-type="float" office:value="0.4448582043294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5])))" office:value-type="float" office:value="0.34501551363415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" calcext:value-type="float">
            <text:p>8</text:p>
          </table:table-cell>
          <table:table-cell table:style-name="ce24" table:formula="of:=INFO.OBBA.OBBA.OBGET(INFO.OBBA.OBBA.OBCALL(&quot;&quot;;[.$B$12];&quot;getRandomNumber&quot;;INFO.OBBA.OBBA.OBMAKE(&quot;&quot;;&quot;int&quot;;[.H16])))" office:value-type="float" office:value="0.412798977810858" calcext:value-type="float">
            <text:p/>
          </table:table-cell>
          <table:table-cell table:style-name="ce1"/>
          <table:table-cell table:style-name="ce20" table:formula="of:=[.K15]+2" office:value-type="float" office:value="16" calcext:value-type="float">
            <text:p/>
          </table:table-cell>
          <table:table-cell table:style-name="ce20" table:formula="of:=[.L15]+2" office:value-type="float" office:value="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6])))" office:value-type="float" office:value="0.10566893755520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6])))" office:value-type="float" office:value="0.68496317784151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" calcext:value-type="float">
            <text:p>9</text:p>
          </table:table-cell>
          <table:table-cell table:style-name="ce24" table:formula="of:=INFO.OBBA.OBBA.OBGET(INFO.OBBA.OBBA.OBCALL(&quot;&quot;;[.$B$12];&quot;getRandomNumber&quot;;INFO.OBBA.OBBA.OBMAKE(&quot;&quot;;&quot;int&quot;;[.H17])))" office:value-type="float" office:value="0.311580323425579" calcext:value-type="float">
            <text:p/>
          </table:table-cell>
          <table:table-cell table:style-name="ce1"/>
          <table:table-cell table:style-name="ce20" table:formula="of:=[.K16]+2" office:value-type="float" office:value="18" calcext:value-type="float">
            <text:p/>
          </table:table-cell>
          <table:table-cell table:style-name="ce20" table:formula="of:=[.L16]+2" office:value-type="float" office:value="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7])))" office:value-type="float" office:value="0.3195351479537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7])))" office:value-type="float" office:value="0.6942849121110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" calcext:value-type="float">
            <text:p>10</text:p>
          </table:table-cell>
          <table:table-cell table:style-name="ce24" table:formula="of:=INFO.OBBA.OBBA.OBGET(INFO.OBBA.OBBA.OBCALL(&quot;&quot;;[.$B$12];&quot;getRandomNumber&quot;;INFO.OBBA.OBBA.OBMAKE(&quot;&quot;;&quot;int&quot;;[.H18])))" office:value-type="float" office:value="0.137926740950651" calcext:value-type="float">
            <text:p/>
          </table:table-cell>
          <table:table-cell table:style-name="ce1"/>
          <table:table-cell table:style-name="ce20" table:formula="of:=[.K17]+2" office:value-type="float" office:value="20" calcext:value-type="float">
            <text:p/>
          </table:table-cell>
          <table:table-cell table:style-name="ce20" table:formula="of:=[.L17]+2" office:value-type="float" office:value="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8])))" office:value-type="float" office:value="0.1702776153520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8])))" office:value-type="float" office:value="0.6685382829852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" calcext:value-type="float">
            <text:p>11</text:p>
          </table:table-cell>
          <table:table-cell table:style-name="ce24" table:formula="of:=INFO.OBBA.OBBA.OBGET(INFO.OBBA.OBBA.OBCALL(&quot;&quot;;[.$B$12];&quot;getRandomNumber&quot;;INFO.OBBA.OBBA.OBMAKE(&quot;&quot;;&quot;int&quot;;[.H19])))" office:value-type="float" office:value="0.576877784020538" calcext:value-type="float">
            <text:p/>
          </table:table-cell>
          <table:table-cell table:style-name="ce1"/>
          <table:table-cell table:style-name="ce20" table:formula="of:=[.K18]+2" office:value-type="float" office:value="22" calcext:value-type="float">
            <text:p/>
          </table:table-cell>
          <table:table-cell table:style-name="ce20" table:formula="of:=[.L18]+2" office:value-type="float" office:value="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9])))" office:value-type="float" office:value="0.8452242881440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9])))" office:value-type="float" office:value="0.56593877978729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" calcext:value-type="float">
            <text:p>12</text:p>
          </table:table-cell>
          <table:table-cell table:style-name="ce24" table:formula="of:=INFO.OBBA.OBBA.OBGET(INFO.OBBA.OBBA.OBCALL(&quot;&quot;;[.$B$12];&quot;getRandomNumber&quot;;INFO.OBBA.OBBA.OBMAKE(&quot;&quot;;&quot;int&quot;;[.H20])))" office:value-type="float" office:value="0.332206094016582" calcext:value-type="float">
            <text:p/>
          </table:table-cell>
          <table:table-cell table:style-name="ce1"/>
          <table:table-cell table:style-name="ce20" table:formula="of:=[.K19]+2" office:value-type="float" office:value="24" calcext:value-type="float">
            <text:p/>
          </table:table-cell>
          <table:table-cell table:style-name="ce20" table:formula="of:=[.L19]+2" office:value-type="float" office:value="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0])))" office:value-type="float" office:value="0.3217557752550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0])))" office:value-type="float" office:value="0.99885721067422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" calcext:value-type="float">
            <text:p>13</text:p>
          </table:table-cell>
          <table:table-cell table:style-name="ce24" table:formula="of:=INFO.OBBA.OBBA.OBGET(INFO.OBBA.OBBA.OBCALL(&quot;&quot;;[.$B$12];&quot;getRandomNumber&quot;;INFO.OBBA.OBBA.OBMAKE(&quot;&quot;;&quot;int&quot;;[.H21])))" office:value-type="float" office:value="0.890922290687735" calcext:value-type="float">
            <text:p/>
          </table:table-cell>
          <table:table-cell table:style-name="ce1"/>
          <table:table-cell table:style-name="ce20" table:formula="of:=[.K20]+2" office:value-type="float" office:value="26" calcext:value-type="float">
            <text:p/>
          </table:table-cell>
          <table:table-cell table:style-name="ce20" table:formula="of:=[.L20]+2" office:value-type="float" office:value="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1])))" office:value-type="float" office:value="0.1130909957313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1])))" office:value-type="float" office:value="0.28920358628374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" calcext:value-type="float">
            <text:p>14</text:p>
          </table:table-cell>
          <table:table-cell table:style-name="ce24" table:formula="of:=INFO.OBBA.OBBA.OBGET(INFO.OBBA.OBBA.OBCALL(&quot;&quot;;[.$B$12];&quot;getRandomNumber&quot;;INFO.OBBA.OBBA.OBMAKE(&quot;&quot;;&quot;int&quot;;[.H22])))" office:value-type="float" office:value="0.444858204329473" calcext:value-type="float">
            <text:p/>
          </table:table-cell>
          <table:table-cell table:style-name="ce1"/>
          <table:table-cell table:style-name="ce20" table:formula="of:=[.K21]+2" office:value-type="float" office:value="28" calcext:value-type="float">
            <text:p/>
          </table:table-cell>
          <table:table-cell table:style-name="ce20" table:formula="of:=[.L21]+2" office:value-type="float" office:value="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2])))" office:value-type="float" office:value="0.5037303628122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2])))" office:value-type="float" office:value="0.42583850325485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" calcext:value-type="float">
            <text:p>15</text:p>
          </table:table-cell>
          <table:table-cell table:style-name="ce24" table:formula="of:=INFO.OBBA.OBBA.OBGET(INFO.OBBA.OBBA.OBCALL(&quot;&quot;;[.$B$12];&quot;getRandomNumber&quot;;INFO.OBBA.OBBA.OBMAKE(&quot;&quot;;&quot;int&quot;;[.H23])))" office:value-type="float" office:value="0.345015513634154" calcext:value-type="float">
            <text:p/>
          </table:table-cell>
          <table:table-cell table:style-name="ce1"/>
          <table:table-cell table:style-name="ce20" table:formula="of:=[.K22]+2" office:value-type="float" office:value="30" calcext:value-type="float">
            <text:p/>
          </table:table-cell>
          <table:table-cell table:style-name="ce20" table:formula="of:=[.L22]+2" office:value-type="float" office:value="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3])))" office:value-type="float" office:value="0.25067258014740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3])))" office:value-type="float" office:value="0.93628255091116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" calcext:value-type="float">
            <text:p>16</text:p>
          </table:table-cell>
          <table:table-cell table:style-name="ce24" table:formula="of:=INFO.OBBA.OBBA.OBGET(INFO.OBBA.OBBA.OBCALL(&quot;&quot;;[.$B$12];&quot;getRandomNumber&quot;;INFO.OBBA.OBBA.OBMAKE(&quot;&quot;;&quot;int&quot;;[.H24])))" office:value-type="float" office:value="0.105668937555207" calcext:value-type="float">
            <text:p/>
          </table:table-cell>
          <table:table-cell table:style-name="ce1"/>
          <table:table-cell table:style-name="ce20" table:formula="of:=[.K23]+2" office:value-type="float" office:value="32" calcext:value-type="float">
            <text:p/>
          </table:table-cell>
          <table:table-cell table:style-name="ce20" table:formula="of:=[.L23]+2" office:value-type="float" office:value="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4])))" office:value-type="float" office:value="0.16935997042418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4])))" office:value-type="float" office:value="0.34231706901312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" calcext:value-type="float">
            <text:p>17</text:p>
          </table:table-cell>
          <table:table-cell table:style-name="ce24" table:formula="of:=INFO.OBBA.OBBA.OBGET(INFO.OBBA.OBBA.OBCALL(&quot;&quot;;[.$B$12];&quot;getRandomNumber&quot;;INFO.OBBA.OBBA.OBMAKE(&quot;&quot;;&quot;int&quot;;[.H25])))" office:value-type="float" office:value="0.684963177841517" calcext:value-type="float">
            <text:p/>
          </table:table-cell>
          <table:table-cell table:style-name="ce1"/>
          <table:table-cell table:style-name="ce20" table:formula="of:=[.K24]+2" office:value-type="float" office:value="34" calcext:value-type="float">
            <text:p/>
          </table:table-cell>
          <table:table-cell table:style-name="ce20" table:formula="of:=[.L24]+2" office:value-type="float" office:value="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5])))" office:value-type="float" office:value="0.65605354039213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5])))" office:value-type="float" office:value="0.28136867945191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" calcext:value-type="float">
            <text:p>18</text:p>
          </table:table-cell>
          <table:table-cell table:style-name="ce24" table:formula="of:=INFO.OBBA.OBBA.OBGET(INFO.OBBA.OBBA.OBCALL(&quot;&quot;;[.$B$12];&quot;getRandomNumber&quot;;INFO.OBBA.OBBA.OBMAKE(&quot;&quot;;&quot;int&quot;;[.H26])))" office:value-type="float" office:value="0.319535147953779" calcext:value-type="float">
            <text:p/>
          </table:table-cell>
          <table:table-cell table:style-name="ce1"/>
          <table:table-cell table:style-name="ce20" table:formula="of:=[.K25]+2" office:value-type="float" office:value="36" calcext:value-type="float">
            <text:p/>
          </table:table-cell>
          <table:table-cell table:style-name="ce20" table:formula="of:=[.L25]+2" office:value-type="float" office:value="3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6])))" office:value-type="float" office:value="0.6373873985653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6])))" office:value-type="float" office:value="0.45350171314225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" calcext:value-type="float">
            <text:p>19</text:p>
          </table:table-cell>
          <table:table-cell table:style-name="ce24" table:formula="of:=INFO.OBBA.OBBA.OBGET(INFO.OBBA.OBBA.OBCALL(&quot;&quot;;[.$B$12];&quot;getRandomNumber&quot;;INFO.OBBA.OBBA.OBMAKE(&quot;&quot;;&quot;int&quot;;[.H27])))" office:value-type="float" office:value="0.69428491211106" calcext:value-type="float">
            <text:p/>
          </table:table-cell>
          <table:table-cell table:style-name="ce1"/>
          <table:table-cell table:style-name="ce20" table:formula="of:=[.K26]+2" office:value-type="float" office:value="38" calcext:value-type="float">
            <text:p/>
          </table:table-cell>
          <table:table-cell table:style-name="ce20" table:formula="of:=[.L26]+2" office:value-type="float" office:value="3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7])))" office:value-type="float" office:value="0.38960544167576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7])))" office:value-type="float" office:value="0.86234830328792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" calcext:value-type="float">
            <text:p>20</text:p>
          </table:table-cell>
          <table:table-cell table:style-name="ce24" table:formula="of:=INFO.OBBA.OBBA.OBGET(INFO.OBBA.OBBA.OBCALL(&quot;&quot;;[.$B$12];&quot;getRandomNumber&quot;;INFO.OBBA.OBBA.OBMAKE(&quot;&quot;;&quot;int&quot;;[.H28])))" office:value-type="float" office:value="0.170277615352075" calcext:value-type="float">
            <text:p/>
          </table:table-cell>
          <table:table-cell table:style-name="ce1"/>
          <table:table-cell table:style-name="ce20" table:formula="of:=[.K27]+2" office:value-type="float" office:value="40" calcext:value-type="float">
            <text:p/>
          </table:table-cell>
          <table:table-cell table:style-name="ce20" table:formula="of:=[.L27]+2" office:value-type="float" office:value="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8])))" office:value-type="float" office:value="0.20646204185453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8])))" office:value-type="float" office:value="0.44280235783581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" calcext:value-type="float">
            <text:p>21</text:p>
          </table:table-cell>
          <table:table-cell table:style-name="ce24" table:formula="of:=INFO.OBBA.OBBA.OBGET(INFO.OBBA.OBBA.OBCALL(&quot;&quot;;[.$B$12];&quot;getRandomNumber&quot;;INFO.OBBA.OBBA.OBMAKE(&quot;&quot;;&quot;int&quot;;[.H29])))" office:value-type="float" office:value="0.66853828298524" calcext:value-type="float">
            <text:p/>
          </table:table-cell>
          <table:table-cell table:style-name="ce1"/>
          <table:table-cell table:style-name="ce20" table:formula="of:=[.K28]+2" office:value-type="float" office:value="42" calcext:value-type="float">
            <text:p/>
          </table:table-cell>
          <table:table-cell table:style-name="ce20" table:formula="of:=[.L28]+2" office:value-type="float" office:value="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9])))" office:value-type="float" office:value="0.27155564255782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9])))" office:value-type="float" office:value="0.2532768177685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" calcext:value-type="float">
            <text:p>22</text:p>
          </table:table-cell>
          <table:table-cell table:style-name="ce24" table:formula="of:=INFO.OBBA.OBBA.OBGET(INFO.OBBA.OBBA.OBCALL(&quot;&quot;;[.$B$12];&quot;getRandomNumber&quot;;INFO.OBBA.OBBA.OBMAKE(&quot;&quot;;&quot;int&quot;;[.H30])))" office:value-type="float" office:value="0.845224288144085" calcext:value-type="float">
            <text:p/>
          </table:table-cell>
          <table:table-cell table:style-name="ce1"/>
          <table:table-cell table:style-name="ce20" table:formula="of:=[.K29]+2" office:value-type="float" office:value="44" calcext:value-type="float">
            <text:p/>
          </table:table-cell>
          <table:table-cell table:style-name="ce20" table:formula="of:=[.L29]+2" office:value-type="float" office:value="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0])))" office:value-type="float" office:value="0.42979770648856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0])))" office:value-type="float" office:value="0.79326427836053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" calcext:value-type="float">
            <text:p>23</text:p>
          </table:table-cell>
          <table:table-cell table:style-name="ce24" table:formula="of:=INFO.OBBA.OBBA.OBGET(INFO.OBBA.OBBA.OBCALL(&quot;&quot;;[.$B$12];&quot;getRandomNumber&quot;;INFO.OBBA.OBBA.OBMAKE(&quot;&quot;;&quot;int&quot;;[.H31])))" office:value-type="float" office:value="0.565938779787297" calcext:value-type="float">
            <text:p/>
          </table:table-cell>
          <table:table-cell table:style-name="ce1"/>
          <table:table-cell table:style-name="ce20" table:formula="of:=[.K30]+2" office:value-type="float" office:value="46" calcext:value-type="float">
            <text:p/>
          </table:table-cell>
          <table:table-cell table:style-name="ce20" table:formula="of:=[.L30]+2" office:value-type="float" office:value="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1])))" office:value-type="float" office:value="0.95528023429795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1])))" office:value-type="float" office:value="0.25405930327068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" calcext:value-type="float">
            <text:p>24</text:p>
          </table:table-cell>
          <table:table-cell table:style-name="ce24" table:formula="of:=INFO.OBBA.OBBA.OBGET(INFO.OBBA.OBBA.OBCALL(&quot;&quot;;[.$B$12];&quot;getRandomNumber&quot;;INFO.OBBA.OBBA.OBMAKE(&quot;&quot;;&quot;int&quot;;[.H32])))" office:value-type="float" office:value="0.32175577525502" calcext:value-type="float">
            <text:p/>
          </table:table-cell>
          <table:table-cell table:style-name="ce1"/>
          <table:table-cell table:style-name="ce20" table:formula="of:=[.K31]+2" office:value-type="float" office:value="48" calcext:value-type="float">
            <text:p/>
          </table:table-cell>
          <table:table-cell table:style-name="ce20" table:formula="of:=[.L31]+2" office:value-type="float" office:value="4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2])))" office:value-type="float" office:value="0.19552461731685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2])))" office:value-type="float" office:value="0.58796210742134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" calcext:value-type="float">
            <text:p>25</text:p>
          </table:table-cell>
          <table:table-cell table:style-name="ce24" table:formula="of:=INFO.OBBA.OBBA.OBGET(INFO.OBBA.OBBA.OBCALL(&quot;&quot;;[.$B$12];&quot;getRandomNumber&quot;;INFO.OBBA.OBBA.OBMAKE(&quot;&quot;;&quot;int&quot;;[.H33])))" office:value-type="float" office:value="0.998857210674226" calcext:value-type="float">
            <text:p/>
          </table:table-cell>
          <table:table-cell table:style-name="ce1"/>
          <table:table-cell table:style-name="ce20" table:formula="of:=[.K32]+2" office:value-type="float" office:value="50" calcext:value-type="float">
            <text:p/>
          </table:table-cell>
          <table:table-cell table:style-name="ce20" table:formula="of:=[.L32]+2" office:value-type="float" office:value="5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3])))" office:value-type="float" office:value="0.12921977277247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3])))" office:value-type="float" office:value="0.31046763027600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" calcext:value-type="float">
            <text:p>26</text:p>
          </table:table-cell>
          <table:table-cell table:style-name="ce24" table:formula="of:=INFO.OBBA.OBBA.OBGET(INFO.OBBA.OBBA.OBCALL(&quot;&quot;;[.$B$12];&quot;getRandomNumber&quot;;INFO.OBBA.OBBA.OBMAKE(&quot;&quot;;&quot;int&quot;;[.H34])))" office:value-type="float" office:value="0.113090995731385" calcext:value-type="float">
            <text:p/>
          </table:table-cell>
          <table:table-cell table:style-name="ce1"/>
          <table:table-cell table:style-name="ce20" table:formula="of:=[.K33]+2" office:value-type="float" office:value="52" calcext:value-type="float">
            <text:p/>
          </table:table-cell>
          <table:table-cell table:style-name="ce20" table:formula="of:=[.L33]+2" office:value-type="float" office:value="5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4])))" office:value-type="float" office:value="0.28236987326986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4])))" office:value-type="float" office:value="0.96027199363945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" calcext:value-type="float">
            <text:p>27</text:p>
          </table:table-cell>
          <table:table-cell table:style-name="ce24" table:formula="of:=INFO.OBBA.OBBA.OBGET(INFO.OBBA.OBBA.OBCALL(&quot;&quot;;[.$B$12];&quot;getRandomNumber&quot;;INFO.OBBA.OBBA.OBMAKE(&quot;&quot;;&quot;int&quot;;[.H35])))" office:value-type="float" office:value="0.289203586283748" calcext:value-type="float">
            <text:p/>
          </table:table-cell>
          <table:table-cell table:style-name="ce1"/>
          <table:table-cell table:style-name="ce20" table:formula="of:=[.K34]+2" office:value-type="float" office:value="54" calcext:value-type="float">
            <text:p/>
          </table:table-cell>
          <table:table-cell table:style-name="ce20" table:formula="of:=[.L34]+2" office:value-type="float" office:value="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5])))" office:value-type="float" office:value="0.47465034103065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5])))" office:value-type="float" office:value="0.27395008442018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" calcext:value-type="float">
            <text:p>28</text:p>
          </table:table-cell>
          <table:table-cell table:style-name="ce24" table:formula="of:=INFO.OBBA.OBBA.OBGET(INFO.OBBA.OBBA.OBCALL(&quot;&quot;;[.$B$12];&quot;getRandomNumber&quot;;INFO.OBBA.OBBA.OBMAKE(&quot;&quot;;&quot;int&quot;;[.H36])))" office:value-type="float" office:value="0.503730362812233" calcext:value-type="float">
            <text:p/>
          </table:table-cell>
          <table:table-cell table:style-name="ce1"/>
          <table:table-cell table:style-name="ce20" table:formula="of:=[.K35]+2" office:value-type="float" office:value="56" calcext:value-type="float">
            <text:p/>
          </table:table-cell>
          <table:table-cell table:style-name="ce20" table:formula="of:=[.L35]+2" office:value-type="float" office:value="5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6])))" office:value-type="float" office:value="0.41010618926639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6])))" office:value-type="float" office:value="0.39102313937614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" calcext:value-type="float">
            <text:p>29</text:p>
          </table:table-cell>
          <table:table-cell table:style-name="ce24" table:formula="of:=INFO.OBBA.OBBA.OBGET(INFO.OBBA.OBBA.OBCALL(&quot;&quot;;[.$B$12];&quot;getRandomNumber&quot;;INFO.OBBA.OBBA.OBMAKE(&quot;&quot;;&quot;int&quot;;[.H37])))" office:value-type="float" office:value="0.425838503254859" calcext:value-type="float">
            <text:p/>
          </table:table-cell>
          <table:table-cell table:style-name="ce1"/>
          <table:table-cell table:style-name="ce20" table:formula="of:=[.K36]+2" office:value-type="float" office:value="58" calcext:value-type="float">
            <text:p/>
          </table:table-cell>
          <table:table-cell table:style-name="ce20" table:formula="of:=[.L36]+2" office:value-type="float" office:value="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7])))" office:value-type="float" office:value="0.4567393861534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7])))" office:value-type="float" office:value="0.89196795946778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" calcext:value-type="float">
            <text:p>30</text:p>
          </table:table-cell>
          <table:table-cell table:style-name="ce24" table:formula="of:=INFO.OBBA.OBBA.OBGET(INFO.OBBA.OBBA.OBCALL(&quot;&quot;;[.$B$12];&quot;getRandomNumber&quot;;INFO.OBBA.OBBA.OBMAKE(&quot;&quot;;&quot;int&quot;;[.H38])))" office:value-type="float" office:value="0.250672580147404" calcext:value-type="float">
            <text:p/>
          </table:table-cell>
          <table:table-cell table:style-name="ce1"/>
          <table:table-cell table:style-name="ce20" table:formula="of:=[.K37]+2" office:value-type="float" office:value="60" calcext:value-type="float">
            <text:p/>
          </table:table-cell>
          <table:table-cell table:style-name="ce20" table:formula="of:=[.L37]+2" office:value-type="float" office:value="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8])))" office:value-type="float" office:value="0.35854916036652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8])))" office:value-type="float" office:value="0.14129505235457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" calcext:value-type="float">
            <text:p>31</text:p>
          </table:table-cell>
          <table:table-cell table:style-name="ce24" table:formula="of:=INFO.OBBA.OBBA.OBGET(INFO.OBBA.OBBA.OBCALL(&quot;&quot;;[.$B$12];&quot;getRandomNumber&quot;;INFO.OBBA.OBBA.OBMAKE(&quot;&quot;;&quot;int&quot;;[.H39])))" office:value-type="float" office:value="0.936282550911169" calcext:value-type="float">
            <text:p/>
          </table:table-cell>
          <table:table-cell table:style-name="ce1"/>
          <table:table-cell table:style-name="ce20" table:formula="of:=[.K38]+2" office:value-type="float" office:value="62" calcext:value-type="float">
            <text:p/>
          </table:table-cell>
          <table:table-cell table:style-name="ce20" table:formula="of:=[.L38]+2" office:value-type="float" office:value="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9])))" office:value-type="float" office:value="0.1309240061092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9])))" office:value-type="float" office:value="0.42713040039227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" calcext:value-type="float">
            <text:p>32</text:p>
          </table:table-cell>
          <table:table-cell table:style-name="ce24" table:formula="of:=INFO.OBBA.OBBA.OBGET(INFO.OBBA.OBBA.OBCALL(&quot;&quot;;[.$B$12];&quot;getRandomNumber&quot;;INFO.OBBA.OBBA.OBMAKE(&quot;&quot;;&quot;int&quot;;[.H40])))" office:value-type="float" office:value="0.169359970424186" calcext:value-type="float">
            <text:p/>
          </table:table-cell>
          <table:table-cell table:style-name="ce1"/>
          <table:table-cell table:style-name="ce20" table:formula="of:=[.K39]+2" office:value-type="float" office:value="64" calcext:value-type="float">
            <text:p/>
          </table:table-cell>
          <table:table-cell table:style-name="ce20" table:formula="of:=[.L39]+2" office:value-type="float" office:value="6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0])))" office:value-type="float" office:value="0.4476140558284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0])))" office:value-type="float" office:value="0.41876012515971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" calcext:value-type="float">
            <text:p>33</text:p>
          </table:table-cell>
          <table:table-cell table:style-name="ce24" table:formula="of:=INFO.OBBA.OBBA.OBGET(INFO.OBBA.OBBA.OBCALL(&quot;&quot;;[.$B$12];&quot;getRandomNumber&quot;;INFO.OBBA.OBBA.OBMAKE(&quot;&quot;;&quot;int&quot;;[.H41])))" office:value-type="float" office:value="0.342317069013126" calcext:value-type="float">
            <text:p/>
          </table:table-cell>
          <table:table-cell table:style-name="ce1"/>
          <table:table-cell table:style-name="ce20" table:formula="of:=[.K40]+2" office:value-type="float" office:value="66" calcext:value-type="float">
            <text:p/>
          </table:table-cell>
          <table:table-cell table:style-name="ce20" table:formula="of:=[.L40]+2" office:value-type="float" office:value="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1])))" office:value-type="float" office:value="0.3786301349296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1])))" office:value-type="float" office:value="0.51498973377508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" calcext:value-type="float">
            <text:p>34</text:p>
          </table:table-cell>
          <table:table-cell table:style-name="ce24" table:formula="of:=INFO.OBBA.OBBA.OBGET(INFO.OBBA.OBBA.OBCALL(&quot;&quot;;[.$B$12];&quot;getRandomNumber&quot;;INFO.OBBA.OBBA.OBMAKE(&quot;&quot;;&quot;int&quot;;[.H42])))" office:value-type="float" office:value="0.656053540392132" calcext:value-type="float">
            <text:p/>
          </table:table-cell>
          <table:table-cell table:style-name="ce1"/>
          <table:table-cell table:style-name="ce20" table:formula="of:=[.K41]+2" office:value-type="float" office:value="68" calcext:value-type="float">
            <text:p/>
          </table:table-cell>
          <table:table-cell table:style-name="ce20" table:formula="of:=[.L41]+2" office:value-type="float" office:value="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2])))" office:value-type="float" office:value="0.1850210923190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2])))" office:value-type="float" office:value="0.84390329113105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" calcext:value-type="float">
            <text:p>35</text:p>
          </table:table-cell>
          <table:table-cell table:style-name="ce24" table:formula="of:=INFO.OBBA.OBBA.OBGET(INFO.OBBA.OBBA.OBCALL(&quot;&quot;;[.$B$12];&quot;getRandomNumber&quot;;INFO.OBBA.OBBA.OBMAKE(&quot;&quot;;&quot;int&quot;;[.H43])))" office:value-type="float" office:value="0.281368679451911" calcext:value-type="float">
            <text:p/>
          </table:table-cell>
          <table:table-cell table:style-name="ce1"/>
          <table:table-cell table:style-name="ce20" table:formula="of:=[.K42]+2" office:value-type="float" office:value="70" calcext:value-type="float">
            <text:p/>
          </table:table-cell>
          <table:table-cell table:style-name="ce20" table:formula="of:=[.L42]+2" office:value-type="float" office:value="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3])))" office:value-type="float" office:value="0.80623646273369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3])))" office:value-type="float" office:value="0.97615180806148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" calcext:value-type="float">
            <text:p>36</text:p>
          </table:table-cell>
          <table:table-cell table:style-name="ce24" table:formula="of:=INFO.OBBA.OBBA.OBGET(INFO.OBBA.OBBA.OBCALL(&quot;&quot;;[.$B$12];&quot;getRandomNumber&quot;;INFO.OBBA.OBBA.OBMAKE(&quot;&quot;;&quot;int&quot;;[.H44])))" office:value-type="float" office:value="0.637387398565359" calcext:value-type="float">
            <text:p/>
          </table:table-cell>
          <table:table-cell table:style-name="ce1"/>
          <table:table-cell table:style-name="ce20" table:formula="of:=[.K43]+2" office:value-type="float" office:value="72" calcext:value-type="float">
            <text:p/>
          </table:table-cell>
          <table:table-cell table:style-name="ce20" table:formula="of:=[.L43]+2" office:value-type="float" office:value="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4])))" office:value-type="float" office:value="0.6703662904404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4])))" office:value-type="float" office:value="0.68173855958593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" calcext:value-type="float">
            <text:p>37</text:p>
          </table:table-cell>
          <table:table-cell table:style-name="ce24" table:formula="of:=INFO.OBBA.OBBA.OBGET(INFO.OBBA.OBBA.OBCALL(&quot;&quot;;[.$B$12];&quot;getRandomNumber&quot;;INFO.OBBA.OBBA.OBMAKE(&quot;&quot;;&quot;int&quot;;[.H45])))" office:value-type="float" office:value="0.453501713142253" calcext:value-type="float">
            <text:p/>
          </table:table-cell>
          <table:table-cell table:style-name="ce1"/>
          <table:table-cell table:style-name="ce20" table:formula="of:=[.K44]+2" office:value-type="float" office:value="74" calcext:value-type="float">
            <text:p/>
          </table:table-cell>
          <table:table-cell table:style-name="ce20" table:formula="of:=[.L44]+2" office:value-type="float" office:value="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5])))" office:value-type="float" office:value="0.98856542125632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5])))" office:value-type="float" office:value="0.97513435518987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" calcext:value-type="float">
            <text:p>38</text:p>
          </table:table-cell>
          <table:table-cell table:style-name="ce24" table:formula="of:=INFO.OBBA.OBBA.OBGET(INFO.OBBA.OBBA.OBCALL(&quot;&quot;;[.$B$12];&quot;getRandomNumber&quot;;INFO.OBBA.OBBA.OBMAKE(&quot;&quot;;&quot;int&quot;;[.H46])))" office:value-type="float" office:value="0.389605441675764" calcext:value-type="float">
            <text:p/>
          </table:table-cell>
          <table:table-cell table:style-name="ce1"/>
          <table:table-cell table:style-name="ce20" table:formula="of:=[.K45]+2" office:value-type="float" office:value="76" calcext:value-type="float">
            <text:p/>
          </table:table-cell>
          <table:table-cell table:style-name="ce20" table:formula="of:=[.L45]+2" office:value-type="float" office:value="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6])))" office:value-type="float" office:value="0.37259583431576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6])))" office:value-type="float" office:value="0.95295900831762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" calcext:value-type="float">
            <text:p>39</text:p>
          </table:table-cell>
          <table:table-cell table:style-name="ce24" table:formula="of:=INFO.OBBA.OBBA.OBGET(INFO.OBBA.OBBA.OBCALL(&quot;&quot;;[.$B$12];&quot;getRandomNumber&quot;;INFO.OBBA.OBBA.OBMAKE(&quot;&quot;;&quot;int&quot;;[.H47])))" office:value-type="float" office:value="0.862348303287929" calcext:value-type="float">
            <text:p/>
          </table:table-cell>
          <table:table-cell table:style-name="ce1"/>
          <table:table-cell table:style-name="ce20" table:formula="of:=[.K46]+2" office:value-type="float" office:value="78" calcext:value-type="float">
            <text:p/>
          </table:table-cell>
          <table:table-cell table:style-name="ce20" table:formula="of:=[.L46]+2" office:value-type="float" office:value="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7])))" office:value-type="float" office:value="0.9698599404944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7])))" office:value-type="float" office:value="0.89826929059500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" calcext:value-type="float">
            <text:p>40</text:p>
          </table:table-cell>
          <table:table-cell table:style-name="ce24" table:formula="of:=INFO.OBBA.OBBA.OBGET(INFO.OBBA.OBBA.OBCALL(&quot;&quot;;[.$B$12];&quot;getRandomNumber&quot;;INFO.OBBA.OBBA.OBMAKE(&quot;&quot;;&quot;int&quot;;[.H48])))" office:value-type="float" office:value="0.206462041854534" calcext:value-type="float">
            <text:p/>
          </table:table-cell>
          <table:table-cell table:style-name="ce1"/>
          <table:table-cell table:style-name="ce20" table:formula="of:=[.K47]+2" office:value-type="float" office:value="80" calcext:value-type="float">
            <text:p/>
          </table:table-cell>
          <table:table-cell table:style-name="ce20" table:formula="of:=[.L47]+2" office:value-type="float" office:value="8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8])))" office:value-type="float" office:value="0.8067807835553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8])))" office:value-type="float" office:value="0.85406088925419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" calcext:value-type="float">
            <text:p>41</text:p>
          </table:table-cell>
          <table:table-cell table:style-name="ce24" table:formula="of:=INFO.OBBA.OBBA.OBGET(INFO.OBBA.OBBA.OBCALL(&quot;&quot;;[.$B$12];&quot;getRandomNumber&quot;;INFO.OBBA.OBBA.OBMAKE(&quot;&quot;;&quot;int&quot;;[.H49])))" office:value-type="float" office:value="0.442802357835815" calcext:value-type="float">
            <text:p/>
          </table:table-cell>
          <table:table-cell table:style-name="ce1"/>
          <table:table-cell table:style-name="ce20" table:formula="of:=[.K48]+2" office:value-type="float" office:value="82" calcext:value-type="float">
            <text:p/>
          </table:table-cell>
          <table:table-cell table:style-name="ce20" table:formula="of:=[.L48]+2" office:value-type="float" office:value="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9])))" office:value-type="float" office:value="0.5623160544218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9])))" office:value-type="float" office:value="0.099071942956401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" calcext:value-type="float">
            <text:p>42</text:p>
          </table:table-cell>
          <table:table-cell table:style-name="ce24" table:formula="of:=INFO.OBBA.OBBA.OBGET(INFO.OBBA.OBBA.OBCALL(&quot;&quot;;[.$B$12];&quot;getRandomNumber&quot;;INFO.OBBA.OBBA.OBMAKE(&quot;&quot;;&quot;int&quot;;[.H50])))" office:value-type="float" office:value="0.271555642557828" calcext:value-type="float">
            <text:p/>
          </table:table-cell>
          <table:table-cell table:style-name="ce1"/>
          <table:table-cell table:style-name="ce20" table:formula="of:=[.K49]+2" office:value-type="float" office:value="84" calcext:value-type="float">
            <text:p/>
          </table:table-cell>
          <table:table-cell table:style-name="ce20" table:formula="of:=[.L49]+2" office:value-type="float" office:value="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0])))" office:value-type="float" office:value="0.91572630148184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0])))" office:value-type="float" office:value="0.50056457025231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" calcext:value-type="float">
            <text:p>43</text:p>
          </table:table-cell>
          <table:table-cell table:style-name="ce24" table:formula="of:=INFO.OBBA.OBBA.OBGET(INFO.OBBA.OBBA.OBCALL(&quot;&quot;;[.$B$12];&quot;getRandomNumber&quot;;INFO.OBBA.OBBA.OBMAKE(&quot;&quot;;&quot;int&quot;;[.H51])))" office:value-type="float" office:value="0.25327681776857" calcext:value-type="float">
            <text:p/>
          </table:table-cell>
          <table:table-cell table:style-name="ce1"/>
          <table:table-cell table:style-name="ce20" table:formula="of:=[.K50]+2" office:value-type="float" office:value="86" calcext:value-type="float">
            <text:p/>
          </table:table-cell>
          <table:table-cell table:style-name="ce20" table:formula="of:=[.L50]+2" office:value-type="float" office:value="8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1])))" office:value-type="float" office:value="0.59596573673512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1])))" office:value-type="float" office:value="0.66310677338954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" calcext:value-type="float">
            <text:p>44</text:p>
          </table:table-cell>
          <table:table-cell table:style-name="ce24" table:formula="of:=INFO.OBBA.OBBA.OBGET(INFO.OBBA.OBBA.OBCALL(&quot;&quot;;[.$B$12];&quot;getRandomNumber&quot;;INFO.OBBA.OBBA.OBMAKE(&quot;&quot;;&quot;int&quot;;[.H52])))" office:value-type="float" office:value="0.429797706488562" calcext:value-type="float">
            <text:p/>
          </table:table-cell>
          <table:table-cell table:style-name="ce1"/>
          <table:table-cell table:style-name="ce20" table:formula="of:=[.K51]+2" office:value-type="float" office:value="88" calcext:value-type="float">
            <text:p/>
          </table:table-cell>
          <table:table-cell table:style-name="ce20" table:formula="of:=[.L51]+2" office:value-type="float" office:value="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2])))" office:value-type="float" office:value="0.2858741795625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2])))" office:value-type="float" office:value="0.54791286136643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" calcext:value-type="float">
            <text:p>45</text:p>
          </table:table-cell>
          <table:table-cell table:style-name="ce24" table:formula="of:=INFO.OBBA.OBBA.OBGET(INFO.OBBA.OBBA.OBCALL(&quot;&quot;;[.$B$12];&quot;getRandomNumber&quot;;INFO.OBBA.OBBA.OBMAKE(&quot;&quot;;&quot;int&quot;;[.H53])))" office:value-type="float" office:value="0.793264278360531" calcext:value-type="float">
            <text:p/>
          </table:table-cell>
          <table:table-cell table:style-name="ce1"/>
          <table:table-cell table:style-name="ce20" table:formula="of:=[.K52]+2" office:value-type="float" office:value="90" calcext:value-type="float">
            <text:p/>
          </table:table-cell>
          <table:table-cell table:style-name="ce20" table:formula="of:=[.L52]+2" office:value-type="float" office:value="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3])))" office:value-type="float" office:value="0.14063775187335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3])))" office:value-type="float" office:value="0.35200400112732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" calcext:value-type="float">
            <text:p>46</text:p>
          </table:table-cell>
          <table:table-cell table:style-name="ce24" table:formula="of:=INFO.OBBA.OBBA.OBGET(INFO.OBBA.OBBA.OBCALL(&quot;&quot;;[.$B$12];&quot;getRandomNumber&quot;;INFO.OBBA.OBBA.OBMAKE(&quot;&quot;;&quot;int&quot;;[.H54])))" office:value-type="float" office:value="0.955280234297958" calcext:value-type="float">
            <text:p/>
          </table:table-cell>
          <table:table-cell table:style-name="ce1"/>
          <table:table-cell table:style-name="ce20" table:formula="of:=[.K53]+2" office:value-type="float" office:value="92" calcext:value-type="float">
            <text:p/>
          </table:table-cell>
          <table:table-cell table:style-name="ce20" table:formula="of:=[.L53]+2" office:value-type="float" office:value="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4])))" office:value-type="float" office:value="0.1336047806105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4])))" office:value-type="float" office:value="0.2551389659889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" calcext:value-type="float">
            <text:p>47</text:p>
          </table:table-cell>
          <table:table-cell table:style-name="ce24" table:formula="of:=INFO.OBBA.OBBA.OBGET(INFO.OBBA.OBBA.OBCALL(&quot;&quot;;[.$B$12];&quot;getRandomNumber&quot;;INFO.OBBA.OBBA.OBMAKE(&quot;&quot;;&quot;int&quot;;[.H55])))" office:value-type="float" office:value="0.254059303270686" calcext:value-type="float">
            <text:p/>
          </table:table-cell>
          <table:table-cell table:style-name="ce1"/>
          <table:table-cell table:style-name="ce20" table:formula="of:=[.K54]+2" office:value-type="float" office:value="94" calcext:value-type="float">
            <text:p/>
          </table:table-cell>
          <table:table-cell table:style-name="ce20" table:formula="of:=[.L54]+2" office:value-type="float" office:value="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5])))" office:value-type="float" office:value="0.61162378310700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5])))" office:value-type="float" office:value="0.83971637308525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" calcext:value-type="float">
            <text:p>48</text:p>
          </table:table-cell>
          <table:table-cell table:style-name="ce24" table:formula="of:=INFO.OBBA.OBBA.OBGET(INFO.OBBA.OBBA.OBCALL(&quot;&quot;;[.$B$12];&quot;getRandomNumber&quot;;INFO.OBBA.OBBA.OBMAKE(&quot;&quot;;&quot;int&quot;;[.H56])))" office:value-type="float" office:value="0.195524617316856" calcext:value-type="float">
            <text:p/>
          </table:table-cell>
          <table:table-cell table:style-name="ce1"/>
          <table:table-cell table:style-name="ce20" table:formula="of:=[.K55]+2" office:value-type="float" office:value="96" calcext:value-type="float">
            <text:p/>
          </table:table-cell>
          <table:table-cell table:style-name="ce20" table:formula="of:=[.L55]+2" office:value-type="float" office:value="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6])))" office:value-type="float" office:value="0.4285264970977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6])))" office:value-type="float" office:value="0.64872301311982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" calcext:value-type="float">
            <text:p>49</text:p>
          </table:table-cell>
          <table:table-cell table:style-name="ce24" table:formula="of:=INFO.OBBA.OBBA.OBGET(INFO.OBBA.OBBA.OBCALL(&quot;&quot;;[.$B$12];&quot;getRandomNumber&quot;;INFO.OBBA.OBBA.OBMAKE(&quot;&quot;;&quot;int&quot;;[.H57])))" office:value-type="float" office:value="0.587962107421348" calcext:value-type="float">
            <text:p/>
          </table:table-cell>
          <table:table-cell table:style-name="ce1"/>
          <table:table-cell table:style-name="ce20" table:formula="of:=[.K56]+2" office:value-type="float" office:value="98" calcext:value-type="float">
            <text:p/>
          </table:table-cell>
          <table:table-cell table:style-name="ce20" table:formula="of:=[.L56]+2" office:value-type="float" office:value="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7])))" office:value-type="float" office:value="0.944387274787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7])))" office:value-type="float" office:value="0.83228073434300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0" calcext:value-type="float">
            <text:p>50</text:p>
          </table:table-cell>
          <table:table-cell table:style-name="ce24" table:formula="of:=INFO.OBBA.OBBA.OBGET(INFO.OBBA.OBBA.OBCALL(&quot;&quot;;[.$B$12];&quot;getRandomNumber&quot;;INFO.OBBA.OBBA.OBMAKE(&quot;&quot;;&quot;int&quot;;[.H58])))" office:value-type="float" office:value="0.129219772772476" calcext:value-type="float">
            <text:p/>
          </table:table-cell>
          <table:table-cell table:style-name="ce1"/>
          <table:table-cell table:style-name="ce20" table:formula="of:=[.K57]+2" office:value-type="float" office:value="100" calcext:value-type="float">
            <text:p/>
          </table:table-cell>
          <table:table-cell table:style-name="ce20" table:formula="of:=[.L57]+2" office:value-type="float" office:value="1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8])))" office:value-type="float" office:value="0.3228714255536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8])))" office:value-type="float" office:value="0.17027448305642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1" calcext:value-type="float">
            <text:p>51</text:p>
          </table:table-cell>
          <table:table-cell table:style-name="ce24" table:formula="of:=INFO.OBBA.OBBA.OBGET(INFO.OBBA.OBBA.OBCALL(&quot;&quot;;[.$B$12];&quot;getRandomNumber&quot;;INFO.OBBA.OBBA.OBMAKE(&quot;&quot;;&quot;int&quot;;[.H59])))" office:value-type="float" office:value="0.310467630276009" calcext:value-type="float">
            <text:p/>
          </table:table-cell>
          <table:table-cell table:style-name="ce1"/>
          <table:table-cell table:style-name="ce20" table:formula="of:=[.K58]+2" office:value-type="float" office:value="102" calcext:value-type="float">
            <text:p/>
          </table:table-cell>
          <table:table-cell table:style-name="ce20" table:formula="of:=[.L58]+2" office:value-type="float" office:value="1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9])))" office:value-type="float" office:value="0.48324946216286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9])))" office:value-type="float" office:value="0.88527154593587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2" calcext:value-type="float">
            <text:p>52</text:p>
          </table:table-cell>
          <table:table-cell table:style-name="ce24" table:formula="of:=INFO.OBBA.OBBA.OBGET(INFO.OBBA.OBBA.OBCALL(&quot;&quot;;[.$B$12];&quot;getRandomNumber&quot;;INFO.OBBA.OBBA.OBMAKE(&quot;&quot;;&quot;int&quot;;[.H60])))" office:value-type="float" office:value="0.282369873269862" calcext:value-type="float">
            <text:p/>
          </table:table-cell>
          <table:table-cell table:style-name="ce1"/>
          <table:table-cell table:style-name="ce20" table:formula="of:=[.K59]+2" office:value-type="float" office:value="104" calcext:value-type="float">
            <text:p/>
          </table:table-cell>
          <table:table-cell table:style-name="ce20" table:formula="of:=[.L59]+2" office:value-type="float" office:value="1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60])))" office:value-type="float" office:value="0.1325124203279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60])))" office:value-type="float" office:value="0.055046990585142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3" calcext:value-type="float">
            <text:p>53</text:p>
          </table:table-cell>
          <table:table-cell table:style-name="ce24" table:formula="of:=INFO.OBBA.OBBA.OBGET(INFO.OBBA.OBBA.OBCALL(&quot;&quot;;[.$B$12];&quot;getRandomNumber&quot;;INFO.OBBA.OBBA.OBMAKE(&quot;&quot;;&quot;int&quot;;[.H61])))" office:value-type="float" office:value="0.960271993639459" calcext:value-type="float">
            <text:p/>
          </table:table-cell>
          <table:table-cell table:style-name="ce1"/>
          <table:table-cell table:style-name="ce20" table:formula="of:=[.K60]+2" office:value-type="float" office:value="106" calcext:value-type="float">
            <text:p/>
          </table:table-cell>
          <table:table-cell table:style-name="ce20" table:formula="of:=[.L60]+2" office:value-type="float" office:value="10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61])))" office:value-type="float" office:value="0.68450187280645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61])))" office:value-type="float" office:value="0.96853319563001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4" calcext:value-type="float">
            <text:p>54</text:p>
          </table:table-cell>
          <table:table-cell table:style-name="ce24" table:formula="of:=INFO.OBBA.OBBA.OBGET(INFO.OBBA.OBBA.OBCALL(&quot;&quot;;[.$B$12];&quot;getRandomNumber&quot;;INFO.OBBA.OBBA.OBMAKE(&quot;&quot;;&quot;int&quot;;[.H62])))" office:value-type="float" office:value="0.474650341030656" calcext:value-type="float">
            <text:p/>
          </table:table-cell>
          <table:table-cell table:style-name="ce1"/>
          <table:table-cell table:style-name="ce20" table:formula="of:=[.K61]+2" office:value-type="float" office:value="108" calcext:value-type="float">
            <text:p/>
          </table:table-cell>
          <table:table-cell table:style-name="ce20" table:formula="of:=[.L61]+2" office:value-type="float" office:value="10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62])))" office:value-type="float" office:value="0.5529927940969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62])))" office:value-type="float" office:value="0.61612842152022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5" calcext:value-type="float">
            <text:p>55</text:p>
          </table:table-cell>
          <table:table-cell table:style-name="ce24" table:formula="of:=INFO.OBBA.OBBA.OBGET(INFO.OBBA.OBBA.OBCALL(&quot;&quot;;[.$B$12];&quot;getRandomNumber&quot;;INFO.OBBA.OBBA.OBMAKE(&quot;&quot;;&quot;int&quot;;[.H63])))" office:value-type="float" office:value="0.273950084420188" calcext:value-type="float">
            <text:p/>
          </table:table-cell>
          <table:table-cell table:style-name="ce1"/>
          <table:table-cell table:style-name="ce20" table:formula="of:=[.K62]+2" office:value-type="float" office:value="110" calcext:value-type="float">
            <text:p/>
          </table:table-cell>
          <table:table-cell table:style-name="ce20" table:formula="of:=[.L62]+2" office:value-type="float" office:value="1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63])))" office:value-type="float" office:value="0.043083022082430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63])))" office:value-type="float" office:value="0.053923664935954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6" calcext:value-type="float">
            <text:p>56</text:p>
          </table:table-cell>
          <table:table-cell table:style-name="ce24" table:formula="of:=INFO.OBBA.OBBA.OBGET(INFO.OBBA.OBBA.OBCALL(&quot;&quot;;[.$B$12];&quot;getRandomNumber&quot;;INFO.OBBA.OBBA.OBMAKE(&quot;&quot;;&quot;int&quot;;[.H64])))" office:value-type="float" office:value="0.410106189266396" calcext:value-type="float">
            <text:p/>
          </table:table-cell>
          <table:table-cell table:style-name="ce1"/>
          <table:table-cell table:style-name="ce20" table:formula="of:=[.K63]+2" office:value-type="float" office:value="112" calcext:value-type="float">
            <text:p/>
          </table:table-cell>
          <table:table-cell table:style-name="ce20" table:formula="of:=[.L63]+2" office:value-type="float" office:value="1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64])))" office:value-type="float" office:value="0.441202585983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64])))" office:value-type="float" office:value="0.36130294060592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7" calcext:value-type="float">
            <text:p>57</text:p>
          </table:table-cell>
          <table:table-cell table:style-name="ce24" table:formula="of:=INFO.OBBA.OBBA.OBGET(INFO.OBBA.OBBA.OBCALL(&quot;&quot;;[.$B$12];&quot;getRandomNumber&quot;;INFO.OBBA.OBBA.OBMAKE(&quot;&quot;;&quot;int&quot;;[.H65])))" office:value-type="float" office:value="0.391023139376141" calcext:value-type="float">
            <text:p/>
          </table:table-cell>
          <table:table-cell table:style-name="ce1"/>
          <table:table-cell table:style-name="ce20" table:formula="of:=[.K64]+2" office:value-type="float" office:value="114" calcext:value-type="float">
            <text:p/>
          </table:table-cell>
          <table:table-cell table:style-name="ce20" table:formula="of:=[.L64]+2" office:value-type="float" office:value="1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65])))" office:value-type="float" office:value="0.96245353200679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65])))" office:value-type="float" office:value="0.41481670374917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8" calcext:value-type="float">
            <text:p>58</text:p>
          </table:table-cell>
          <table:table-cell table:style-name="ce24" table:formula="of:=INFO.OBBA.OBBA.OBGET(INFO.OBBA.OBBA.OBCALL(&quot;&quot;;[.$B$12];&quot;getRandomNumber&quot;;INFO.OBBA.OBBA.OBMAKE(&quot;&quot;;&quot;int&quot;;[.H66])))" office:value-type="float" office:value="0.456739386153443" calcext:value-type="float">
            <text:p/>
          </table:table-cell>
          <table:table-cell table:style-name="ce1"/>
          <table:table-cell table:style-name="ce20" table:formula="of:=[.K65]+2" office:value-type="float" office:value="116" calcext:value-type="float">
            <text:p/>
          </table:table-cell>
          <table:table-cell table:style-name="ce20" table:formula="of:=[.L65]+2" office:value-type="float" office:value="1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66])))" office:value-type="float" office:value="0.5610681558545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66])))" office:value-type="float" office:value="0.44763684851066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9" calcext:value-type="float">
            <text:p>59</text:p>
          </table:table-cell>
          <table:table-cell table:style-name="ce24" table:formula="of:=INFO.OBBA.OBBA.OBGET(INFO.OBBA.OBBA.OBCALL(&quot;&quot;;[.$B$12];&quot;getRandomNumber&quot;;INFO.OBBA.OBBA.OBMAKE(&quot;&quot;;&quot;int&quot;;[.H67])))" office:value-type="float" office:value="0.891967959467788" calcext:value-type="float">
            <text:p/>
          </table:table-cell>
          <table:table-cell table:style-name="ce1"/>
          <table:table-cell table:style-name="ce20" table:formula="of:=[.K66]+2" office:value-type="float" office:value="118" calcext:value-type="float">
            <text:p/>
          </table:table-cell>
          <table:table-cell table:style-name="ce20" table:formula="of:=[.L66]+2" office:value-type="float" office:value="1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67])))" office:value-type="float" office:value="0.4652208515975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67])))" office:value-type="float" office:value="0.60783433116560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0" calcext:value-type="float">
            <text:p>60</text:p>
          </table:table-cell>
          <table:table-cell table:style-name="ce24" table:formula="of:=INFO.OBBA.OBBA.OBGET(INFO.OBBA.OBBA.OBCALL(&quot;&quot;;[.$B$12];&quot;getRandomNumber&quot;;INFO.OBBA.OBBA.OBMAKE(&quot;&quot;;&quot;int&quot;;[.H68])))" office:value-type="float" office:value="0.358549160366524" calcext:value-type="float">
            <text:p/>
          </table:table-cell>
          <table:table-cell table:style-name="ce1"/>
          <table:table-cell table:style-name="ce20" table:formula="of:=[.K67]+2" office:value-type="float" office:value="120" calcext:value-type="float">
            <text:p/>
          </table:table-cell>
          <table:table-cell table:style-name="ce20" table:formula="of:=[.L67]+2" office:value-type="float" office:value="1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68])))" office:value-type="float" office:value="0.798464028808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68])))" office:value-type="float" office:value="0.51552939019127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1" calcext:value-type="float">
            <text:p>61</text:p>
          </table:table-cell>
          <table:table-cell table:style-name="ce24" table:formula="of:=INFO.OBBA.OBBA.OBGET(INFO.OBBA.OBBA.OBCALL(&quot;&quot;;[.$B$12];&quot;getRandomNumber&quot;;INFO.OBBA.OBBA.OBMAKE(&quot;&quot;;&quot;int&quot;;[.H69])))" office:value-type="float" office:value="0.141295052354573" calcext:value-type="float">
            <text:p/>
          </table:table-cell>
          <table:table-cell table:style-name="ce1"/>
          <table:table-cell table:style-name="ce20" table:formula="of:=[.K68]+2" office:value-type="float" office:value="122" calcext:value-type="float">
            <text:p/>
          </table:table-cell>
          <table:table-cell table:style-name="ce20" table:formula="of:=[.L68]+2" office:value-type="float" office:value="1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69])))" office:value-type="float" office:value="0.6683497753995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69])))" office:value-type="float" office:value="0.90479767443741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2" calcext:value-type="float">
            <text:p>62</text:p>
          </table:table-cell>
          <table:table-cell table:style-name="ce24" table:formula="of:=INFO.OBBA.OBBA.OBGET(INFO.OBBA.OBBA.OBCALL(&quot;&quot;;[.$B$12];&quot;getRandomNumber&quot;;INFO.OBBA.OBBA.OBMAKE(&quot;&quot;;&quot;int&quot;;[.H70])))" office:value-type="float" office:value="0.130924006109247" calcext:value-type="float">
            <text:p/>
          </table:table-cell>
          <table:table-cell table:style-name="ce1"/>
          <table:table-cell table:style-name="ce20" table:formula="of:=[.K69]+2" office:value-type="float" office:value="124" calcext:value-type="float">
            <text:p/>
          </table:table-cell>
          <table:table-cell table:style-name="ce20" table:formula="of:=[.L69]+2" office:value-type="float" office:value="1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70])))" office:value-type="float" office:value="0.08957487405578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70])))" office:value-type="float" office:value="0.36318649633546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3" calcext:value-type="float">
            <text:p>63</text:p>
          </table:table-cell>
          <table:table-cell table:style-name="ce24" table:formula="of:=INFO.OBBA.OBBA.OBGET(INFO.OBBA.OBBA.OBCALL(&quot;&quot;;[.$B$12];&quot;getRandomNumber&quot;;INFO.OBBA.OBBA.OBMAKE(&quot;&quot;;&quot;int&quot;;[.H71])))" office:value-type="float" office:value="0.427130400392279" calcext:value-type="float">
            <text:p/>
          </table:table-cell>
          <table:table-cell table:style-name="ce1"/>
          <table:table-cell table:style-name="ce20" table:formula="of:=[.K70]+2" office:value-type="float" office:value="126" calcext:value-type="float">
            <text:p/>
          </table:table-cell>
          <table:table-cell table:style-name="ce20" table:formula="of:=[.L70]+2" office:value-type="float" office:value="1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71])))" office:value-type="float" office:value="0.749087217783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71])))" office:value-type="float" office:value="0.33332357901052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4" calcext:value-type="float">
            <text:p>64</text:p>
          </table:table-cell>
          <table:table-cell table:style-name="ce24" table:formula="of:=INFO.OBBA.OBBA.OBGET(INFO.OBBA.OBBA.OBCALL(&quot;&quot;;[.$B$12];&quot;getRandomNumber&quot;;INFO.OBBA.OBBA.OBMAKE(&quot;&quot;;&quot;int&quot;;[.H72])))" office:value-type="float" office:value="0.447614055828475" calcext:value-type="float">
            <text:p/>
          </table:table-cell>
          <table:table-cell table:style-name="ce1"/>
          <table:table-cell table:style-name="ce20" table:formula="of:=[.K71]+2" office:value-type="float" office:value="128" calcext:value-type="float">
            <text:p/>
          </table:table-cell>
          <table:table-cell table:style-name="ce20" table:formula="of:=[.L71]+2" office:value-type="float" office:value="1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72])))" office:value-type="float" office:value="0.17022424691360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72])))" office:value-type="float" office:value="0.80883198758718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5" calcext:value-type="float">
            <text:p>65</text:p>
          </table:table-cell>
          <table:table-cell table:style-name="ce24" table:formula="of:=INFO.OBBA.OBBA.OBGET(INFO.OBBA.OBBA.OBCALL(&quot;&quot;;[.$B$12];&quot;getRandomNumber&quot;;INFO.OBBA.OBBA.OBMAKE(&quot;&quot;;&quot;int&quot;;[.H73])))" office:value-type="float" office:value="0.418760125159711" calcext:value-type="float">
            <text:p/>
          </table:table-cell>
          <table:table-cell table:style-name="ce1"/>
          <table:table-cell table:style-name="ce20" table:formula="of:=[.K72]+2" office:value-type="float" office:value="130" calcext:value-type="float">
            <text:p/>
          </table:table-cell>
          <table:table-cell table:style-name="ce20" table:formula="of:=[.L72]+2" office:value-type="float" office:value="1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73])))" office:value-type="float" office:value="0.07074331064587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73])))" office:value-type="float" office:value="0.75651128671919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6" calcext:value-type="float">
            <text:p>66</text:p>
          </table:table-cell>
          <table:table-cell table:style-name="ce24" table:formula="of:=INFO.OBBA.OBBA.OBGET(INFO.OBBA.OBBA.OBCALL(&quot;&quot;;[.$B$12];&quot;getRandomNumber&quot;;INFO.OBBA.OBBA.OBMAKE(&quot;&quot;;&quot;int&quot;;[.H74])))" office:value-type="float" office:value="0.378630134929669" calcext:value-type="float">
            <text:p/>
          </table:table-cell>
          <table:table-cell table:style-name="ce1"/>
          <table:table-cell table:style-name="ce20" table:formula="of:=[.K73]+2" office:value-type="float" office:value="132" calcext:value-type="float">
            <text:p/>
          </table:table-cell>
          <table:table-cell table:style-name="ce20" table:formula="of:=[.L73]+2" office:value-type="float" office:value="1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74])))" office:value-type="float" office:value="0.1700018738589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74])))" office:value-type="float" office:value="0.32429283133083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7" calcext:value-type="float">
            <text:p>67</text:p>
          </table:table-cell>
          <table:table-cell table:style-name="ce24" table:formula="of:=INFO.OBBA.OBBA.OBGET(INFO.OBBA.OBBA.OBCALL(&quot;&quot;;[.$B$12];&quot;getRandomNumber&quot;;INFO.OBBA.OBBA.OBMAKE(&quot;&quot;;&quot;int&quot;;[.H75])))" office:value-type="float" office:value="0.514989733775082" calcext:value-type="float">
            <text:p/>
          </table:table-cell>
          <table:table-cell table:style-name="ce1"/>
          <table:table-cell table:style-name="ce20" table:formula="of:=[.K74]+2" office:value-type="float" office:value="134" calcext:value-type="float">
            <text:p/>
          </table:table-cell>
          <table:table-cell table:style-name="ce20" table:formula="of:=[.L74]+2" office:value-type="float" office:value="1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75])))" office:value-type="float" office:value="0.05845141244741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75])))" office:value-type="float" office:value="0.19535710257204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8" calcext:value-type="float">
            <text:p>68</text:p>
          </table:table-cell>
          <table:table-cell table:style-name="ce24" table:formula="of:=INFO.OBBA.OBBA.OBGET(INFO.OBBA.OBBA.OBCALL(&quot;&quot;;[.$B$12];&quot;getRandomNumber&quot;;INFO.OBBA.OBBA.OBMAKE(&quot;&quot;;&quot;int&quot;;[.H76])))" office:value-type="float" office:value="0.185021092319093" calcext:value-type="float">
            <text:p/>
          </table:table-cell>
          <table:table-cell table:style-name="ce1"/>
          <table:table-cell table:style-name="ce20" table:formula="of:=[.K75]+2" office:value-type="float" office:value="136" calcext:value-type="float">
            <text:p/>
          </table:table-cell>
          <table:table-cell table:style-name="ce20" table:formula="of:=[.L75]+2" office:value-type="float" office:value="13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76])))" office:value-type="float" office:value="0.21811837055416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76])))" office:value-type="float" office:value="0.46556756079401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9" calcext:value-type="float">
            <text:p>69</text:p>
          </table:table-cell>
          <table:table-cell table:style-name="ce24" table:formula="of:=INFO.OBBA.OBBA.OBGET(INFO.OBBA.OBBA.OBCALL(&quot;&quot;;[.$B$12];&quot;getRandomNumber&quot;;INFO.OBBA.OBBA.OBMAKE(&quot;&quot;;&quot;int&quot;;[.H77])))" office:value-type="float" office:value="0.843903291131052" calcext:value-type="float">
            <text:p/>
          </table:table-cell>
          <table:table-cell table:style-name="ce1"/>
          <table:table-cell table:style-name="ce20" table:formula="of:=[.K76]+2" office:value-type="float" office:value="138" calcext:value-type="float">
            <text:p/>
          </table:table-cell>
          <table:table-cell table:style-name="ce20" table:formula="of:=[.L76]+2" office:value-type="float" office:value="13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77])))" office:value-type="float" office:value="0.76005484875499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77])))" office:value-type="float" office:value="0.27871406192618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0" calcext:value-type="float">
            <text:p>70</text:p>
          </table:table-cell>
          <table:table-cell table:style-name="ce24" table:formula="of:=INFO.OBBA.OBBA.OBGET(INFO.OBBA.OBBA.OBCALL(&quot;&quot;;[.$B$12];&quot;getRandomNumber&quot;;INFO.OBBA.OBBA.OBMAKE(&quot;&quot;;&quot;int&quot;;[.H78])))" office:value-type="float" office:value="0.806236462733698" calcext:value-type="float">
            <text:p/>
          </table:table-cell>
          <table:table-cell table:style-name="ce1"/>
          <table:table-cell table:style-name="ce20" table:formula="of:=[.K77]+2" office:value-type="float" office:value="140" calcext:value-type="float">
            <text:p/>
          </table:table-cell>
          <table:table-cell table:style-name="ce20" table:formula="of:=[.L77]+2" office:value-type="float" office:value="1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78])))" office:value-type="float" office:value="0.10357310887366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78])))" office:value-type="float" office:value="0.92793859513153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1" calcext:value-type="float">
            <text:p>71</text:p>
          </table:table-cell>
          <table:table-cell table:style-name="ce24" table:formula="of:=INFO.OBBA.OBBA.OBGET(INFO.OBBA.OBBA.OBCALL(&quot;&quot;;[.$B$12];&quot;getRandomNumber&quot;;INFO.OBBA.OBBA.OBMAKE(&quot;&quot;;&quot;int&quot;;[.H79])))" office:value-type="float" office:value="0.976151808061484" calcext:value-type="float">
            <text:p/>
          </table:table-cell>
          <table:table-cell table:style-name="ce1"/>
          <table:table-cell table:style-name="ce20" table:formula="of:=[.K78]+2" office:value-type="float" office:value="142" calcext:value-type="float">
            <text:p/>
          </table:table-cell>
          <table:table-cell table:style-name="ce20" table:formula="of:=[.L78]+2" office:value-type="float" office:value="1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79])))" office:value-type="float" office:value="0.9859005995800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79])))" office:value-type="float" office:value="0.37260498044766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2" calcext:value-type="float">
            <text:p>72</text:p>
          </table:table-cell>
          <table:table-cell table:style-name="ce24" table:formula="of:=INFO.OBBA.OBBA.OBGET(INFO.OBBA.OBBA.OBCALL(&quot;&quot;;[.$B$12];&quot;getRandomNumber&quot;;INFO.OBBA.OBBA.OBMAKE(&quot;&quot;;&quot;int&quot;;[.H80])))" office:value-type="float" office:value="0.670366290440483" calcext:value-type="float">
            <text:p/>
          </table:table-cell>
          <table:table-cell table:style-name="ce1"/>
          <table:table-cell table:style-name="ce20" table:formula="of:=[.K79]+2" office:value-type="float" office:value="144" calcext:value-type="float">
            <text:p/>
          </table:table-cell>
          <table:table-cell table:style-name="ce20" table:formula="of:=[.L79]+2" office:value-type="float" office:value="1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80])))" office:value-type="float" office:value="0.57820245349199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80])))" office:value-type="float" office:value="0.66723101153682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3" calcext:value-type="float">
            <text:p>73</text:p>
          </table:table-cell>
          <table:table-cell table:style-name="ce24" table:formula="of:=INFO.OBBA.OBBA.OBGET(INFO.OBBA.OBBA.OBCALL(&quot;&quot;;[.$B$12];&quot;getRandomNumber&quot;;INFO.OBBA.OBBA.OBMAKE(&quot;&quot;;&quot;int&quot;;[.H81])))" office:value-type="float" office:value="0.681738559585933" calcext:value-type="float">
            <text:p/>
          </table:table-cell>
          <table:table-cell table:style-name="ce1"/>
          <table:table-cell table:style-name="ce20" table:formula="of:=[.K80]+2" office:value-type="float" office:value="146" calcext:value-type="float">
            <text:p/>
          </table:table-cell>
          <table:table-cell table:style-name="ce20" table:formula="of:=[.L80]+2" office:value-type="float" office:value="1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81])))" office:value-type="float" office:value="0.033658749387448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81])))" office:value-type="float" office:value="0.63862183690172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4" calcext:value-type="float">
            <text:p>74</text:p>
          </table:table-cell>
          <table:table-cell table:style-name="ce24" table:formula="of:=INFO.OBBA.OBBA.OBGET(INFO.OBBA.OBBA.OBCALL(&quot;&quot;;[.$B$12];&quot;getRandomNumber&quot;;INFO.OBBA.OBBA.OBMAKE(&quot;&quot;;&quot;int&quot;;[.H82])))" office:value-type="float" office:value="0.988565421256328" calcext:value-type="float">
            <text:p/>
          </table:table-cell>
          <table:table-cell table:style-name="ce1"/>
          <table:table-cell table:style-name="ce20" table:formula="of:=[.K81]+2" office:value-type="float" office:value="148" calcext:value-type="float">
            <text:p/>
          </table:table-cell>
          <table:table-cell table:style-name="ce20" table:formula="of:=[.L81]+2" office:value-type="float" office:value="14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82])))" office:value-type="float" office:value="0.9745659618295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82])))" office:value-type="float" office:value="0.070953353241199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5" calcext:value-type="float">
            <text:p>75</text:p>
          </table:table-cell>
          <table:table-cell table:style-name="ce24" table:formula="of:=INFO.OBBA.OBBA.OBGET(INFO.OBBA.OBBA.OBCALL(&quot;&quot;;[.$B$12];&quot;getRandomNumber&quot;;INFO.OBBA.OBBA.OBMAKE(&quot;&quot;;&quot;int&quot;;[.H83])))" office:value-type="float" office:value="0.975134355189875" calcext:value-type="float">
            <text:p/>
          </table:table-cell>
          <table:table-cell table:style-name="ce1"/>
          <table:table-cell table:style-name="ce20" table:formula="of:=[.K82]+2" office:value-type="float" office:value="150" calcext:value-type="float">
            <text:p/>
          </table:table-cell>
          <table:table-cell table:style-name="ce20" table:formula="of:=[.L82]+2" office:value-type="float" office:value="15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83])))" office:value-type="float" office:value="0.13406712936832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83])))" office:value-type="float" office:value="0.97464319157553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6" calcext:value-type="float">
            <text:p>76</text:p>
          </table:table-cell>
          <table:table-cell table:style-name="ce24" table:formula="of:=INFO.OBBA.OBBA.OBGET(INFO.OBBA.OBBA.OBCALL(&quot;&quot;;[.$B$12];&quot;getRandomNumber&quot;;INFO.OBBA.OBBA.OBMAKE(&quot;&quot;;&quot;int&quot;;[.H84])))" office:value-type="float" office:value="0.372595834315766" calcext:value-type="float">
            <text:p/>
          </table:table-cell>
          <table:table-cell table:style-name="ce1"/>
          <table:table-cell table:style-name="ce20" table:formula="of:=[.K83]+2" office:value-type="float" office:value="152" calcext:value-type="float">
            <text:p/>
          </table:table-cell>
          <table:table-cell table:style-name="ce20" table:formula="of:=[.L83]+2" office:value-type="float" office:value="15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84])))" office:value-type="float" office:value="0.4616997908207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84])))" office:value-type="float" office:value="0.04670319075484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7" calcext:value-type="float">
            <text:p>77</text:p>
          </table:table-cell>
          <table:table-cell table:style-name="ce24" table:formula="of:=INFO.OBBA.OBBA.OBGET(INFO.OBBA.OBBA.OBCALL(&quot;&quot;;[.$B$12];&quot;getRandomNumber&quot;;INFO.OBBA.OBBA.OBMAKE(&quot;&quot;;&quot;int&quot;;[.H85])))" office:value-type="float" office:value="0.952959008317628" calcext:value-type="float">
            <text:p/>
          </table:table-cell>
          <table:table-cell table:style-name="ce1"/>
          <table:table-cell table:style-name="ce20" table:formula="of:=[.K84]+2" office:value-type="float" office:value="154" calcext:value-type="float">
            <text:p/>
          </table:table-cell>
          <table:table-cell table:style-name="ce20" table:formula="of:=[.L84]+2" office:value-type="float" office:value="1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85])))" office:value-type="float" office:value="0.9700096603811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85])))" office:value-type="float" office:value="0.10686940955522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8" calcext:value-type="float">
            <text:p>78</text:p>
          </table:table-cell>
          <table:table-cell table:style-name="ce24" table:formula="of:=INFO.OBBA.OBBA.OBGET(INFO.OBBA.OBBA.OBCALL(&quot;&quot;;[.$B$12];&quot;getRandomNumber&quot;;INFO.OBBA.OBBA.OBMAKE(&quot;&quot;;&quot;int&quot;;[.H86])))" office:value-type="float" office:value="0.969859940494469" calcext:value-type="float">
            <text:p/>
          </table:table-cell>
          <table:table-cell table:style-name="ce1"/>
          <table:table-cell table:style-name="ce20" table:formula="of:=[.K85]+2" office:value-type="float" office:value="156" calcext:value-type="float">
            <text:p/>
          </table:table-cell>
          <table:table-cell table:style-name="ce20" table:formula="of:=[.L85]+2" office:value-type="float" office:value="15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86])))" office:value-type="float" office:value="0.9279621096406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86])))" office:value-type="float" office:value="0.04997464968729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9" calcext:value-type="float">
            <text:p>79</text:p>
          </table:table-cell>
          <table:table-cell table:style-name="ce24" table:formula="of:=INFO.OBBA.OBBA.OBGET(INFO.OBBA.OBBA.OBCALL(&quot;&quot;;[.$B$12];&quot;getRandomNumber&quot;;INFO.OBBA.OBBA.OBMAKE(&quot;&quot;;&quot;int&quot;;[.H87])))" office:value-type="float" office:value="0.898269290595008" calcext:value-type="float">
            <text:p/>
          </table:table-cell>
          <table:table-cell table:style-name="ce1"/>
          <table:table-cell table:style-name="ce20" table:formula="of:=[.K86]+2" office:value-type="float" office:value="158" calcext:value-type="float">
            <text:p/>
          </table:table-cell>
          <table:table-cell table:style-name="ce20" table:formula="of:=[.L86]+2" office:value-type="float" office:value="1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87])))" office:value-type="float" office:value="0.8987789231356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87])))" office:value-type="float" office:value="0.92465758411459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0" calcext:value-type="float">
            <text:p>80</text:p>
          </table:table-cell>
          <table:table-cell table:style-name="ce24" table:formula="of:=INFO.OBBA.OBBA.OBGET(INFO.OBBA.OBBA.OBCALL(&quot;&quot;;[.$B$12];&quot;getRandomNumber&quot;;INFO.OBBA.OBBA.OBMAKE(&quot;&quot;;&quot;int&quot;;[.H88])))" office:value-type="float" office:value="0.806780783555355" calcext:value-type="float">
            <text:p/>
          </table:table-cell>
          <table:table-cell table:style-name="ce1"/>
          <table:table-cell table:style-name="ce20" table:formula="of:=[.K87]+2" office:value-type="float" office:value="160" calcext:value-type="float">
            <text:p/>
          </table:table-cell>
          <table:table-cell table:style-name="ce20" table:formula="of:=[.L87]+2" office:value-type="float" office:value="1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88])))" office:value-type="float" office:value="0.14797552242774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88])))" office:value-type="float" office:value="0.9188261782701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1" calcext:value-type="float">
            <text:p>81</text:p>
          </table:table-cell>
          <table:table-cell table:style-name="ce24" table:formula="of:=INFO.OBBA.OBBA.OBGET(INFO.OBBA.OBBA.OBCALL(&quot;&quot;;[.$B$12];&quot;getRandomNumber&quot;;INFO.OBBA.OBBA.OBMAKE(&quot;&quot;;&quot;int&quot;;[.H89])))" office:value-type="float" office:value="0.854060889254196" calcext:value-type="float">
            <text:p/>
          </table:table-cell>
          <table:table-cell table:style-name="ce1"/>
          <table:table-cell table:style-name="ce20" table:formula="of:=[.K88]+2" office:value-type="float" office:value="162" calcext:value-type="float">
            <text:p/>
          </table:table-cell>
          <table:table-cell table:style-name="ce20" table:formula="of:=[.L88]+2" office:value-type="float" office:value="1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89])))" office:value-type="float" office:value="0.2427256151987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89])))" office:value-type="float" office:value="0.34219306826379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2" calcext:value-type="float">
            <text:p>82</text:p>
          </table:table-cell>
          <table:table-cell table:style-name="ce24" table:formula="of:=INFO.OBBA.OBBA.OBGET(INFO.OBBA.OBBA.OBCALL(&quot;&quot;;[.$B$12];&quot;getRandomNumber&quot;;INFO.OBBA.OBBA.OBMAKE(&quot;&quot;;&quot;int&quot;;[.H90])))" office:value-type="float" office:value="0.562316054421811" calcext:value-type="float">
            <text:p/>
          </table:table-cell>
          <table:table-cell table:style-name="ce1"/>
          <table:table-cell table:style-name="ce20" table:formula="of:=[.K89]+2" office:value-type="float" office:value="164" calcext:value-type="float">
            <text:p/>
          </table:table-cell>
          <table:table-cell table:style-name="ce20" table:formula="of:=[.L89]+2" office:value-type="float" office:value="16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90])))" office:value-type="float" office:value="0.9425800508303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90])))" office:value-type="float" office:value="0.56797032848900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3" calcext:value-type="float">
            <text:p>83</text:p>
          </table:table-cell>
          <table:table-cell table:style-name="ce24" table:formula="of:=INFO.OBBA.OBBA.OBGET(INFO.OBBA.OBBA.OBCALL(&quot;&quot;;[.$B$12];&quot;getRandomNumber&quot;;INFO.OBBA.OBBA.OBMAKE(&quot;&quot;;&quot;int&quot;;[.H91])))" office:value-type="float" office:value="0.0990719429564013" calcext:value-type="float">
            <text:p/>
          </table:table-cell>
          <table:table-cell table:style-name="ce1"/>
          <table:table-cell table:style-name="ce20" table:formula="of:=[.K90]+2" office:value-type="float" office:value="166" calcext:value-type="float">
            <text:p/>
          </table:table-cell>
          <table:table-cell table:style-name="ce20" table:formula="of:=[.L90]+2" office:value-type="float" office:value="1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91])))" office:value-type="float" office:value="0.58576340971398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91])))" office:value-type="float" office:value="0.84107698493965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4" calcext:value-type="float">
            <text:p>84</text:p>
          </table:table-cell>
          <table:table-cell table:style-name="ce24" table:formula="of:=INFO.OBBA.OBBA.OBGET(INFO.OBBA.OBBA.OBCALL(&quot;&quot;;[.$B$12];&quot;getRandomNumber&quot;;INFO.OBBA.OBBA.OBMAKE(&quot;&quot;;&quot;int&quot;;[.H92])))" office:value-type="float" office:value="0.915726301481846" calcext:value-type="float">
            <text:p/>
          </table:table-cell>
          <table:table-cell table:style-name="ce1"/>
          <table:table-cell table:style-name="ce20" table:formula="of:=[.K91]+2" office:value-type="float" office:value="168" calcext:value-type="float">
            <text:p/>
          </table:table-cell>
          <table:table-cell table:style-name="ce20" table:formula="of:=[.L91]+2" office:value-type="float" office:value="1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92])))" office:value-type="float" office:value="0.6818235087970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92])))" office:value-type="float" office:value="0.026578144464105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5" calcext:value-type="float">
            <text:p>85</text:p>
          </table:table-cell>
          <table:table-cell table:style-name="ce24" table:formula="of:=INFO.OBBA.OBBA.OBGET(INFO.OBBA.OBBA.OBCALL(&quot;&quot;;[.$B$12];&quot;getRandomNumber&quot;;INFO.OBBA.OBBA.OBMAKE(&quot;&quot;;&quot;int&quot;;[.H93])))" office:value-type="float" office:value="0.500564570252312" calcext:value-type="float">
            <text:p/>
          </table:table-cell>
          <table:table-cell table:style-name="ce1"/>
          <table:table-cell table:style-name="ce20" table:formula="of:=[.K92]+2" office:value-type="float" office:value="170" calcext:value-type="float">
            <text:p/>
          </table:table-cell>
          <table:table-cell table:style-name="ce20" table:formula="of:=[.L92]+2" office:value-type="float" office:value="1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93])))" office:value-type="float" office:value="0.6765387898776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93])))" office:value-type="float" office:value="0.7316650192337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6" calcext:value-type="float">
            <text:p>86</text:p>
          </table:table-cell>
          <table:table-cell table:style-name="ce24" table:formula="of:=INFO.OBBA.OBBA.OBGET(INFO.OBBA.OBBA.OBCALL(&quot;&quot;;[.$B$12];&quot;getRandomNumber&quot;;INFO.OBBA.OBBA.OBMAKE(&quot;&quot;;&quot;int&quot;;[.H94])))" office:value-type="float" office:value="0.595965736735122" calcext:value-type="float">
            <text:p/>
          </table:table-cell>
          <table:table-cell table:style-name="ce1"/>
          <table:table-cell table:style-name="ce20" table:formula="of:=[.K93]+2" office:value-type="float" office:value="172" calcext:value-type="float">
            <text:p/>
          </table:table-cell>
          <table:table-cell table:style-name="ce20" table:formula="of:=[.L93]+2" office:value-type="float" office:value="1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94])))" office:value-type="float" office:value="0.5590036737281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94])))" office:value-type="float" office:value="0.27636446183339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7" calcext:value-type="float">
            <text:p>87</text:p>
          </table:table-cell>
          <table:table-cell table:style-name="ce24" table:formula="of:=INFO.OBBA.OBBA.OBGET(INFO.OBBA.OBBA.OBCALL(&quot;&quot;;[.$B$12];&quot;getRandomNumber&quot;;INFO.OBBA.OBBA.OBMAKE(&quot;&quot;;&quot;int&quot;;[.H95])))" office:value-type="float" office:value="0.663106773389548" calcext:value-type="float">
            <text:p/>
          </table:table-cell>
          <table:table-cell table:style-name="ce1"/>
          <table:table-cell table:style-name="ce20" table:formula="of:=[.K94]+2" office:value-type="float" office:value="174" calcext:value-type="float">
            <text:p/>
          </table:table-cell>
          <table:table-cell table:style-name="ce20" table:formula="of:=[.L94]+2" office:value-type="float" office:value="1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95])))" office:value-type="float" office:value="0.4632138080412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95])))" office:value-type="float" office:value="0.13378901379998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8" calcext:value-type="float">
            <text:p>88</text:p>
          </table:table-cell>
          <table:table-cell table:style-name="ce24" table:formula="of:=INFO.OBBA.OBBA.OBGET(INFO.OBBA.OBBA.OBCALL(&quot;&quot;;[.$B$12];&quot;getRandomNumber&quot;;INFO.OBBA.OBBA.OBMAKE(&quot;&quot;;&quot;int&quot;;[.H96])))" office:value-type="float" office:value="0.285874179562523" calcext:value-type="float">
            <text:p/>
          </table:table-cell>
          <table:table-cell table:style-name="ce1"/>
          <table:table-cell table:style-name="ce20" table:formula="of:=[.K95]+2" office:value-type="float" office:value="176" calcext:value-type="float">
            <text:p/>
          </table:table-cell>
          <table:table-cell table:style-name="ce20" table:formula="of:=[.L95]+2" office:value-type="float" office:value="1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96])))" office:value-type="float" office:value="0.9567589282645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96])))" office:value-type="float" office:value="0.87421684180060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9" calcext:value-type="float">
            <text:p>89</text:p>
          </table:table-cell>
          <table:table-cell table:style-name="ce24" table:formula="of:=INFO.OBBA.OBBA.OBGET(INFO.OBBA.OBBA.OBCALL(&quot;&quot;;[.$B$12];&quot;getRandomNumber&quot;;INFO.OBBA.OBBA.OBMAKE(&quot;&quot;;&quot;int&quot;;[.H97])))" office:value-type="float" office:value="0.547912861366432" calcext:value-type="float">
            <text:p/>
          </table:table-cell>
          <table:table-cell table:style-name="ce1"/>
          <table:table-cell table:style-name="ce20" table:formula="of:=[.K96]+2" office:value-type="float" office:value="178" calcext:value-type="float">
            <text:p/>
          </table:table-cell>
          <table:table-cell table:style-name="ce20" table:formula="of:=[.L96]+2" office:value-type="float" office:value="1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97])))" office:value-type="float" office:value="0.9955891827286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97])))" office:value-type="float" office:value="0.56653409655167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0" calcext:value-type="float">
            <text:p>90</text:p>
          </table:table-cell>
          <table:table-cell table:style-name="ce24" table:formula="of:=INFO.OBBA.OBBA.OBGET(INFO.OBBA.OBBA.OBCALL(&quot;&quot;;[.$B$12];&quot;getRandomNumber&quot;;INFO.OBBA.OBBA.OBMAKE(&quot;&quot;;&quot;int&quot;;[.H98])))" office:value-type="float" office:value="0.140637751873356" calcext:value-type="float">
            <text:p/>
          </table:table-cell>
          <table:table-cell table:style-name="ce1"/>
          <table:table-cell table:style-name="ce20" table:formula="of:=[.K97]+2" office:value-type="float" office:value="180" calcext:value-type="float">
            <text:p/>
          </table:table-cell>
          <table:table-cell table:style-name="ce20" table:formula="of:=[.L97]+2" office:value-type="float" office:value="18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98])))" office:value-type="float" office:value="0.8595100742703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98])))" office:value-type="float" office:value="0.66647287776097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1" calcext:value-type="float">
            <text:p>91</text:p>
          </table:table-cell>
          <table:table-cell table:style-name="ce24" table:formula="of:=INFO.OBBA.OBBA.OBGET(INFO.OBBA.OBBA.OBCALL(&quot;&quot;;[.$B$12];&quot;getRandomNumber&quot;;INFO.OBBA.OBBA.OBMAKE(&quot;&quot;;&quot;int&quot;;[.H99])))" office:value-type="float" office:value="0.352004001127325" calcext:value-type="float">
            <text:p/>
          </table:table-cell>
          <table:table-cell table:style-name="ce1"/>
          <table:table-cell table:style-name="ce20" table:formula="of:=[.K98]+2" office:value-type="float" office:value="182" calcext:value-type="float">
            <text:p/>
          </table:table-cell>
          <table:table-cell table:style-name="ce20" table:formula="of:=[.L98]+2" office:value-type="float" office:value="1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99])))" office:value-type="float" office:value="0.03704636814067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99])))" office:value-type="float" office:value="0.12833261691987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2" calcext:value-type="float">
            <text:p>92</text:p>
          </table:table-cell>
          <table:table-cell table:style-name="ce24" table:formula="of:=INFO.OBBA.OBBA.OBGET(INFO.OBBA.OBBA.OBCALL(&quot;&quot;;[.$B$12];&quot;getRandomNumber&quot;;INFO.OBBA.OBBA.OBMAKE(&quot;&quot;;&quot;int&quot;;[.H100])))" office:value-type="float" office:value="0.133604780610569" calcext:value-type="float">
            <text:p/>
          </table:table-cell>
          <table:table-cell table:style-name="ce1"/>
          <table:table-cell table:style-name="ce20" table:formula="of:=[.K99]+2" office:value-type="float" office:value="184" calcext:value-type="float">
            <text:p/>
          </table:table-cell>
          <table:table-cell table:style-name="ce20" table:formula="of:=[.L99]+2" office:value-type="float" office:value="1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00])))" office:value-type="float" office:value="0.056128312651279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00])))" office:value-type="float" office:value="0.1214152460154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3" calcext:value-type="float">
            <text:p>93</text:p>
          </table:table-cell>
          <table:table-cell table:style-name="ce24" table:formula="of:=INFO.OBBA.OBBA.OBGET(INFO.OBBA.OBBA.OBCALL(&quot;&quot;;[.$B$12];&quot;getRandomNumber&quot;;INFO.OBBA.OBBA.OBMAKE(&quot;&quot;;&quot;int&quot;;[.H101])))" office:value-type="float" office:value="0.25513896598899" calcext:value-type="float">
            <text:p/>
          </table:table-cell>
          <table:table-cell table:style-name="ce1"/>
          <table:table-cell table:style-name="ce20" table:formula="of:=[.K100]+2" office:value-type="float" office:value="186" calcext:value-type="float">
            <text:p/>
          </table:table-cell>
          <table:table-cell table:style-name="ce20" table:formula="of:=[.L100]+2" office:value-type="float" office:value="18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01])))" office:value-type="float" office:value="0.9318879246435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01])))" office:value-type="float" office:value="0.55507291978892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4" calcext:value-type="float">
            <text:p>94</text:p>
          </table:table-cell>
          <table:table-cell table:style-name="ce24" table:formula="of:=INFO.OBBA.OBBA.OBGET(INFO.OBBA.OBBA.OBCALL(&quot;&quot;;[.$B$12];&quot;getRandomNumber&quot;;INFO.OBBA.OBBA.OBMAKE(&quot;&quot;;&quot;int&quot;;[.H102])))" office:value-type="float" office:value="0.611623783107008" calcext:value-type="float">
            <text:p/>
          </table:table-cell>
          <table:table-cell table:style-name="ce1"/>
          <table:table-cell table:style-name="ce20" table:formula="of:=[.K101]+2" office:value-type="float" office:value="188" calcext:value-type="float">
            <text:p/>
          </table:table-cell>
          <table:table-cell table:style-name="ce20" table:formula="of:=[.L101]+2" office:value-type="float" office:value="1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02])))" office:value-type="float" office:value="0.4786686579869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02])))" office:value-type="float" office:value="0.027394951975297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5" calcext:value-type="float">
            <text:p>95</text:p>
          </table:table-cell>
          <table:table-cell table:style-name="ce24" table:formula="of:=INFO.OBBA.OBBA.OBGET(INFO.OBBA.OBBA.OBCALL(&quot;&quot;;[.$B$12];&quot;getRandomNumber&quot;;INFO.OBBA.OBBA.OBMAKE(&quot;&quot;;&quot;int&quot;;[.H103])))" office:value-type="float" office:value="0.839716373085253" calcext:value-type="float">
            <text:p/>
          </table:table-cell>
          <table:table-cell table:style-name="ce1"/>
          <table:table-cell table:style-name="ce20" table:formula="of:=[.K102]+2" office:value-type="float" office:value="190" calcext:value-type="float">
            <text:p/>
          </table:table-cell>
          <table:table-cell table:style-name="ce20" table:formula="of:=[.L102]+2" office:value-type="float" office:value="1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03])))" office:value-type="float" office:value="0.1948139142846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03])))" office:value-type="float" office:value="0.26139116429756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6" calcext:value-type="float">
            <text:p>96</text:p>
          </table:table-cell>
          <table:table-cell table:style-name="ce24" table:formula="of:=INFO.OBBA.OBBA.OBGET(INFO.OBBA.OBBA.OBCALL(&quot;&quot;;[.$B$12];&quot;getRandomNumber&quot;;INFO.OBBA.OBBA.OBMAKE(&quot;&quot;;&quot;int&quot;;[.H104])))" office:value-type="float" office:value="0.428526497097741" calcext:value-type="float">
            <text:p/>
          </table:table-cell>
          <table:table-cell table:style-name="ce1"/>
          <table:table-cell table:style-name="ce20" table:formula="of:=[.K103]+2" office:value-type="float" office:value="192" calcext:value-type="float">
            <text:p/>
          </table:table-cell>
          <table:table-cell table:style-name="ce20" table:formula="of:=[.L103]+2" office:value-type="float" office:value="1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04])))" office:value-type="float" office:value="0.3951330565041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04])))" office:value-type="float" office:value="0.62855276820852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7" calcext:value-type="float">
            <text:p>97</text:p>
          </table:table-cell>
          <table:table-cell table:style-name="ce24" table:formula="of:=INFO.OBBA.OBBA.OBGET(INFO.OBBA.OBBA.OBCALL(&quot;&quot;;[.$B$12];&quot;getRandomNumber&quot;;INFO.OBBA.OBBA.OBMAKE(&quot;&quot;;&quot;int&quot;;[.H105])))" office:value-type="float" office:value="0.648723013119825" calcext:value-type="float">
            <text:p/>
          </table:table-cell>
          <table:table-cell table:style-name="ce1"/>
          <table:table-cell table:style-name="ce20" table:formula="of:=[.K104]+2" office:value-type="float" office:value="194" calcext:value-type="float">
            <text:p/>
          </table:table-cell>
          <table:table-cell table:style-name="ce20" table:formula="of:=[.L104]+2" office:value-type="float" office:value="1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05])))" office:value-type="float" office:value="0.67000429515838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05])))" office:value-type="float" office:value="0.23337712413396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8" calcext:value-type="float">
            <text:p>98</text:p>
          </table:table-cell>
          <table:table-cell table:style-name="ce24" table:formula="of:=INFO.OBBA.OBBA.OBGET(INFO.OBBA.OBBA.OBCALL(&quot;&quot;;[.$B$12];&quot;getRandomNumber&quot;;INFO.OBBA.OBBA.OBMAKE(&quot;&quot;;&quot;int&quot;;[.H106])))" office:value-type="float" office:value="0.94438727478741" calcext:value-type="float">
            <text:p/>
          </table:table-cell>
          <table:table-cell table:style-name="ce1"/>
          <table:table-cell table:style-name="ce20" table:formula="of:=[.K105]+2" office:value-type="float" office:value="196" calcext:value-type="float">
            <text:p/>
          </table:table-cell>
          <table:table-cell table:style-name="ce20" table:formula="of:=[.L105]+2" office:value-type="float" office:value="1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06])))" office:value-type="float" office:value="0.4369073059474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06])))" office:value-type="float" office:value="0.99841621625283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9" calcext:value-type="float">
            <text:p>99</text:p>
          </table:table-cell>
          <table:table-cell table:style-name="ce24" table:formula="of:=INFO.OBBA.OBBA.OBGET(INFO.OBBA.OBBA.OBCALL(&quot;&quot;;[.$B$12];&quot;getRandomNumber&quot;;INFO.OBBA.OBBA.OBMAKE(&quot;&quot;;&quot;int&quot;;[.H107])))" office:value-type="float" office:value="0.832280734343007" calcext:value-type="float">
            <text:p/>
          </table:table-cell>
          <table:table-cell table:style-name="ce1"/>
          <table:table-cell table:style-name="ce20" table:formula="of:=[.K106]+2" office:value-type="float" office:value="198" calcext:value-type="float">
            <text:p/>
          </table:table-cell>
          <table:table-cell table:style-name="ce20" table:formula="of:=[.L106]+2" office:value-type="float" office:value="1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07])))" office:value-type="float" office:value="0.24603020811128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07])))" office:value-type="float" office:value="0.92363378812607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0" calcext:value-type="float">
            <text:p>100</text:p>
          </table:table-cell>
          <table:table-cell table:style-name="ce24" table:formula="of:=INFO.OBBA.OBBA.OBGET(INFO.OBBA.OBBA.OBCALL(&quot;&quot;;[.$B$12];&quot;getRandomNumber&quot;;INFO.OBBA.OBBA.OBMAKE(&quot;&quot;;&quot;int&quot;;[.H108])))" office:value-type="float" office:value="0.322871425553641" calcext:value-type="float">
            <text:p/>
          </table:table-cell>
          <table:table-cell table:style-name="ce1"/>
          <table:table-cell table:style-name="ce20" table:formula="of:=[.K107]+2" office:value-type="float" office:value="200" calcext:value-type="float">
            <text:p/>
          </table:table-cell>
          <table:table-cell table:style-name="ce20" table:formula="of:=[.L107]+2" office:value-type="float" office:value="2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08])))" office:value-type="float" office:value="0.10503260456190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08])))" office:value-type="float" office:value="0.70876137569673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1" calcext:value-type="float">
            <text:p>101</text:p>
          </table:table-cell>
          <table:table-cell table:style-name="ce24" table:formula="of:=INFO.OBBA.OBBA.OBGET(INFO.OBBA.OBBA.OBCALL(&quot;&quot;;[.$B$12];&quot;getRandomNumber&quot;;INFO.OBBA.OBBA.OBMAKE(&quot;&quot;;&quot;int&quot;;[.H109])))" office:value-type="float" office:value="0.170274483056426" calcext:value-type="float">
            <text:p/>
          </table:table-cell>
          <table:table-cell table:style-name="ce1"/>
          <table:table-cell table:style-name="ce20" table:formula="of:=[.K108]+2" office:value-type="float" office:value="202" calcext:value-type="float">
            <text:p/>
          </table:table-cell>
          <table:table-cell table:style-name="ce20" table:formula="of:=[.L108]+2" office:value-type="float" office:value="2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09])))" office:value-type="float" office:value="0.46859984272186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09])))" office:value-type="float" office:value="0.062098380808997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2" calcext:value-type="float">
            <text:p>102</text:p>
          </table:table-cell>
          <table:table-cell table:style-name="ce24" table:formula="of:=INFO.OBBA.OBBA.OBGET(INFO.OBBA.OBBA.OBCALL(&quot;&quot;;[.$B$12];&quot;getRandomNumber&quot;;INFO.OBBA.OBBA.OBMAKE(&quot;&quot;;&quot;int&quot;;[.H110])))" office:value-type="float" office:value="0.483249462162866" calcext:value-type="float">
            <text:p/>
          </table:table-cell>
          <table:table-cell table:style-name="ce1"/>
          <table:table-cell table:style-name="ce20" table:formula="of:=[.K109]+2" office:value-type="float" office:value="204" calcext:value-type="float">
            <text:p/>
          </table:table-cell>
          <table:table-cell table:style-name="ce20" table:formula="of:=[.L109]+2" office:value-type="float" office:value="2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10])))" office:value-type="float" office:value="0.6494958206340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10])))" office:value-type="float" office:value="0.33465444509519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3" calcext:value-type="float">
            <text:p>103</text:p>
          </table:table-cell>
          <table:table-cell table:style-name="ce24" table:formula="of:=INFO.OBBA.OBBA.OBGET(INFO.OBBA.OBBA.OBCALL(&quot;&quot;;[.$B$12];&quot;getRandomNumber&quot;;INFO.OBBA.OBBA.OBMAKE(&quot;&quot;;&quot;int&quot;;[.H111])))" office:value-type="float" office:value="0.885271545935874" calcext:value-type="float">
            <text:p/>
          </table:table-cell>
          <table:table-cell table:style-name="ce1"/>
          <table:table-cell table:style-name="ce20" table:formula="of:=[.K110]+2" office:value-type="float" office:value="206" calcext:value-type="float">
            <text:p/>
          </table:table-cell>
          <table:table-cell table:style-name="ce20" table:formula="of:=[.L110]+2" office:value-type="float" office:value="20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11])))" office:value-type="float" office:value="0.1854354234635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11])))" office:value-type="float" office:value="0.85753160850300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4" calcext:value-type="float">
            <text:p>104</text:p>
          </table:table-cell>
          <table:table-cell table:style-name="ce24" table:formula="of:=INFO.OBBA.OBBA.OBGET(INFO.OBBA.OBBA.OBCALL(&quot;&quot;;[.$B$12];&quot;getRandomNumber&quot;;INFO.OBBA.OBBA.OBMAKE(&quot;&quot;;&quot;int&quot;;[.H112])))" office:value-type="float" office:value="0.132512420327919" calcext:value-type="float">
            <text:p/>
          </table:table-cell>
          <table:table-cell table:style-name="ce1"/>
          <table:table-cell table:style-name="ce20" table:formula="of:=[.K111]+2" office:value-type="float" office:value="208" calcext:value-type="float">
            <text:p/>
          </table:table-cell>
          <table:table-cell table:style-name="ce20" table:formula="of:=[.L111]+2" office:value-type="float" office:value="20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12])))" office:value-type="float" office:value="0.44179528705455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12])))" office:value-type="float" office:value="0.27336650952765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5" calcext:value-type="float">
            <text:p>105</text:p>
          </table:table-cell>
          <table:table-cell table:style-name="ce24" table:formula="of:=INFO.OBBA.OBBA.OBGET(INFO.OBBA.OBBA.OBCALL(&quot;&quot;;[.$B$12];&quot;getRandomNumber&quot;;INFO.OBBA.OBBA.OBMAKE(&quot;&quot;;&quot;int&quot;;[.H113])))" office:value-type="float" office:value="0.0550469905851424" calcext:value-type="float">
            <text:p/>
          </table:table-cell>
          <table:table-cell table:style-name="ce1"/>
          <table:table-cell table:style-name="ce20" table:formula="of:=[.K112]+2" office:value-type="float" office:value="210" calcext:value-type="float">
            <text:p/>
          </table:table-cell>
          <table:table-cell table:style-name="ce20" table:formula="of:=[.L112]+2" office:value-type="float" office:value="2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13])))" office:value-type="float" office:value="0.2354371203063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13])))" office:value-type="float" office:value="0.72386046508236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6" calcext:value-type="float">
            <text:p>106</text:p>
          </table:table-cell>
          <table:table-cell table:style-name="ce24" table:formula="of:=INFO.OBBA.OBBA.OBGET(INFO.OBBA.OBBA.OBCALL(&quot;&quot;;[.$B$12];&quot;getRandomNumber&quot;;INFO.OBBA.OBBA.OBMAKE(&quot;&quot;;&quot;int&quot;;[.H114])))" office:value-type="float" office:value="0.684501872806452" calcext:value-type="float">
            <text:p/>
          </table:table-cell>
          <table:table-cell table:style-name="ce1"/>
          <table:table-cell table:style-name="ce20" table:formula="of:=[.K113]+2" office:value-type="float" office:value="212" calcext:value-type="float">
            <text:p/>
          </table:table-cell>
          <table:table-cell table:style-name="ce20" table:formula="of:=[.L113]+2" office:value-type="float" office:value="2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14])))" office:value-type="float" office:value="0.85719352862094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14])))" office:value-type="float" office:value="0.1782556861022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7" calcext:value-type="float">
            <text:p>107</text:p>
          </table:table-cell>
          <table:table-cell table:style-name="ce24" table:formula="of:=INFO.OBBA.OBBA.OBGET(INFO.OBBA.OBBA.OBCALL(&quot;&quot;;[.$B$12];&quot;getRandomNumber&quot;;INFO.OBBA.OBBA.OBMAKE(&quot;&quot;;&quot;int&quot;;[.H115])))" office:value-type="float" office:value="0.968533195630013" calcext:value-type="float">
            <text:p/>
          </table:table-cell>
          <table:table-cell table:style-name="ce1"/>
          <table:table-cell table:style-name="ce20" table:formula="of:=[.K114]+2" office:value-type="float" office:value="214" calcext:value-type="float">
            <text:p/>
          </table:table-cell>
          <table:table-cell table:style-name="ce20" table:formula="of:=[.L114]+2" office:value-type="float" office:value="2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15])))" office:value-type="float" office:value="0.4292184662867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15])))" office:value-type="float" office:value="0.51806296017085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8" calcext:value-type="float">
            <text:p>108</text:p>
          </table:table-cell>
          <table:table-cell table:style-name="ce24" table:formula="of:=INFO.OBBA.OBBA.OBGET(INFO.OBBA.OBBA.OBCALL(&quot;&quot;;[.$B$12];&quot;getRandomNumber&quot;;INFO.OBBA.OBBA.OBMAKE(&quot;&quot;;&quot;int&quot;;[.H116])))" office:value-type="float" office:value="0.552992794096955" calcext:value-type="float">
            <text:p/>
          </table:table-cell>
          <table:table-cell table:style-name="ce1"/>
          <table:table-cell table:style-name="ce20" table:formula="of:=[.K115]+2" office:value-type="float" office:value="216" calcext:value-type="float">
            <text:p/>
          </table:table-cell>
          <table:table-cell table:style-name="ce20" table:formula="of:=[.L115]+2" office:value-type="float" office:value="2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16])))" office:value-type="float" office:value="0.278035824551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16])))" office:value-type="float" office:value="0.28338758266643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9" calcext:value-type="float">
            <text:p>109</text:p>
          </table:table-cell>
          <table:table-cell table:style-name="ce24" table:formula="of:=INFO.OBBA.OBBA.OBGET(INFO.OBBA.OBBA.OBCALL(&quot;&quot;;[.$B$12];&quot;getRandomNumber&quot;;INFO.OBBA.OBBA.OBMAKE(&quot;&quot;;&quot;int&quot;;[.H117])))" office:value-type="float" office:value="0.616128421520225" calcext:value-type="float">
            <text:p/>
          </table:table-cell>
          <table:table-cell table:style-name="ce1"/>
          <table:table-cell table:style-name="ce20" table:formula="of:=[.K116]+2" office:value-type="float" office:value="218" calcext:value-type="float">
            <text:p/>
          </table:table-cell>
          <table:table-cell table:style-name="ce20" table:formula="of:=[.L116]+2" office:value-type="float" office:value="2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17])))" office:value-type="float" office:value="0.23004362088999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17])))" office:value-type="float" office:value="0.73254400529088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0" calcext:value-type="float">
            <text:p>110</text:p>
          </table:table-cell>
          <table:table-cell table:style-name="ce24" table:formula="of:=INFO.OBBA.OBBA.OBGET(INFO.OBBA.OBBA.OBCALL(&quot;&quot;;[.$B$12];&quot;getRandomNumber&quot;;INFO.OBBA.OBBA.OBMAKE(&quot;&quot;;&quot;int&quot;;[.H118])))" office:value-type="float" office:value="0.0430830220824308" calcext:value-type="float">
            <text:p/>
          </table:table-cell>
          <table:table-cell table:style-name="ce1"/>
          <table:table-cell table:style-name="ce20" table:formula="of:=[.K117]+2" office:value-type="float" office:value="220" calcext:value-type="float">
            <text:p/>
          </table:table-cell>
          <table:table-cell table:style-name="ce20" table:formula="of:=[.L117]+2" office:value-type="float" office:value="2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18])))" office:value-type="float" office:value="0.2705249974419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18])))" office:value-type="float" office:value="0.29549609464681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1" calcext:value-type="float">
            <text:p>111</text:p>
          </table:table-cell>
          <table:table-cell table:style-name="ce24" table:formula="of:=INFO.OBBA.OBBA.OBGET(INFO.OBBA.OBBA.OBCALL(&quot;&quot;;[.$B$12];&quot;getRandomNumber&quot;;INFO.OBBA.OBBA.OBMAKE(&quot;&quot;;&quot;int&quot;;[.H119])))" office:value-type="float" office:value="0.0539236649359544" calcext:value-type="float">
            <text:p/>
          </table:table-cell>
          <table:table-cell table:style-name="ce1"/>
          <table:table-cell table:style-name="ce20" table:formula="of:=[.K118]+2" office:value-type="float" office:value="222" calcext:value-type="float">
            <text:p/>
          </table:table-cell>
          <table:table-cell table:style-name="ce20" table:formula="of:=[.L118]+2" office:value-type="float" office:value="2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19])))" office:value-type="float" office:value="0.599392295616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19])))" office:value-type="float" office:value="0.79997720153389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2" calcext:value-type="float">
            <text:p>112</text:p>
          </table:table-cell>
          <table:table-cell table:style-name="ce24" table:formula="of:=INFO.OBBA.OBBA.OBGET(INFO.OBBA.OBBA.OBCALL(&quot;&quot;;[.$B$12];&quot;getRandomNumber&quot;;INFO.OBBA.OBBA.OBMAKE(&quot;&quot;;&quot;int&quot;;[.H120])))" office:value-type="float" office:value="0.44120258598313" calcext:value-type="float">
            <text:p/>
          </table:table-cell>
          <table:table-cell table:style-name="ce1"/>
          <table:table-cell table:style-name="ce20" table:formula="of:=[.K119]+2" office:value-type="float" office:value="224" calcext:value-type="float">
            <text:p/>
          </table:table-cell>
          <table:table-cell table:style-name="ce20" table:formula="of:=[.L119]+2" office:value-type="float" office:value="2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20])))" office:value-type="float" office:value="0.0050555719533925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20])))" office:value-type="float" office:value="0.41736451137758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3" calcext:value-type="float">
            <text:p>113</text:p>
          </table:table-cell>
          <table:table-cell table:style-name="ce24" table:formula="of:=INFO.OBBA.OBBA.OBGET(INFO.OBBA.OBBA.OBCALL(&quot;&quot;;[.$B$12];&quot;getRandomNumber&quot;;INFO.OBBA.OBBA.OBMAKE(&quot;&quot;;&quot;int&quot;;[.H121])))" office:value-type="float" office:value="0.361302940605926" calcext:value-type="float">
            <text:p/>
          </table:table-cell>
          <table:table-cell table:style-name="ce1"/>
          <table:table-cell table:style-name="ce20" table:formula="of:=[.K120]+2" office:value-type="float" office:value="226" calcext:value-type="float">
            <text:p/>
          </table:table-cell>
          <table:table-cell table:style-name="ce20" table:formula="of:=[.L120]+2" office:value-type="float" office:value="2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21])))" office:value-type="float" office:value="0.06567783110039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21])))" office:value-type="float" office:value="0.86876931816526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4" calcext:value-type="float">
            <text:p>114</text:p>
          </table:table-cell>
          <table:table-cell table:style-name="ce24" table:formula="of:=INFO.OBBA.OBBA.OBGET(INFO.OBBA.OBBA.OBCALL(&quot;&quot;;[.$B$12];&quot;getRandomNumber&quot;;INFO.OBBA.OBBA.OBMAKE(&quot;&quot;;&quot;int&quot;;[.H122])))" office:value-type="float" office:value="0.962453532006794" calcext:value-type="float">
            <text:p/>
          </table:table-cell>
          <table:table-cell table:style-name="ce1"/>
          <table:table-cell table:style-name="ce20" table:formula="of:=[.K121]+2" office:value-type="float" office:value="228" calcext:value-type="float">
            <text:p/>
          </table:table-cell>
          <table:table-cell table:style-name="ce20" table:formula="of:=[.L121]+2" office:value-type="float" office:value="2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22])))" office:value-type="float" office:value="0.6151993107372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22])))" office:value-type="float" office:value="0.50129902624354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5" calcext:value-type="float">
            <text:p>115</text:p>
          </table:table-cell>
          <table:table-cell table:style-name="ce24" table:formula="of:=INFO.OBBA.OBBA.OBGET(INFO.OBBA.OBBA.OBCALL(&quot;&quot;;[.$B$12];&quot;getRandomNumber&quot;;INFO.OBBA.OBBA.OBMAKE(&quot;&quot;;&quot;int&quot;;[.H123])))" office:value-type="float" office:value="0.414816703749175" calcext:value-type="float">
            <text:p/>
          </table:table-cell>
          <table:table-cell table:style-name="ce1"/>
          <table:table-cell table:style-name="ce20" table:formula="of:=[.K122]+2" office:value-type="float" office:value="230" calcext:value-type="float">
            <text:p/>
          </table:table-cell>
          <table:table-cell table:style-name="ce20" table:formula="of:=[.L122]+2" office:value-type="float" office:value="2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23])))" office:value-type="float" office:value="0.44372136943545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23])))" office:value-type="float" office:value="0.20645443613322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6" calcext:value-type="float">
            <text:p>116</text:p>
          </table:table-cell>
          <table:table-cell table:style-name="ce24" table:formula="of:=INFO.OBBA.OBBA.OBGET(INFO.OBBA.OBBA.OBCALL(&quot;&quot;;[.$B$12];&quot;getRandomNumber&quot;;INFO.OBBA.OBBA.OBMAKE(&quot;&quot;;&quot;int&quot;;[.H124])))" office:value-type="float" office:value="0.561068155854541" calcext:value-type="float">
            <text:p/>
          </table:table-cell>
          <table:table-cell table:style-name="ce1"/>
          <table:table-cell table:style-name="ce20" table:formula="of:=[.K123]+2" office:value-type="float" office:value="232" calcext:value-type="float">
            <text:p/>
          </table:table-cell>
          <table:table-cell table:style-name="ce20" table:formula="of:=[.L123]+2" office:value-type="float" office:value="2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24])))" office:value-type="float" office:value="0.60531085899483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24])))" office:value-type="float" office:value="0.23908772093687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7" calcext:value-type="float">
            <text:p>117</text:p>
          </table:table-cell>
          <table:table-cell table:style-name="ce24" table:formula="of:=INFO.OBBA.OBBA.OBGET(INFO.OBBA.OBBA.OBCALL(&quot;&quot;;[.$B$12];&quot;getRandomNumber&quot;;INFO.OBBA.OBBA.OBMAKE(&quot;&quot;;&quot;int&quot;;[.H125])))" office:value-type="float" office:value="0.447636848510664" calcext:value-type="float">
            <text:p/>
          </table:table-cell>
          <table:table-cell table:style-name="ce1"/>
          <table:table-cell table:style-name="ce20" table:formula="of:=[.K124]+2" office:value-type="float" office:value="234" calcext:value-type="float">
            <text:p/>
          </table:table-cell>
          <table:table-cell table:style-name="ce20" table:formula="of:=[.L124]+2" office:value-type="float" office:value="2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25])))" office:value-type="float" office:value="0.091189170955383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25])))" office:value-type="float" office:value="0.78137249818419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8" calcext:value-type="float">
            <text:p>118</text:p>
          </table:table-cell>
          <table:table-cell table:style-name="ce24" table:formula="of:=INFO.OBBA.OBBA.OBGET(INFO.OBBA.OBBA.OBCALL(&quot;&quot;;[.$B$12];&quot;getRandomNumber&quot;;INFO.OBBA.OBBA.OBMAKE(&quot;&quot;;&quot;int&quot;;[.H126])))" office:value-type="float" office:value="0.465220851597543" calcext:value-type="float">
            <text:p/>
          </table:table-cell>
          <table:table-cell table:style-name="ce1"/>
          <table:table-cell table:style-name="ce20" table:formula="of:=[.K125]+2" office:value-type="float" office:value="236" calcext:value-type="float">
            <text:p/>
          </table:table-cell>
          <table:table-cell table:style-name="ce20" table:formula="of:=[.L125]+2" office:value-type="float" office:value="23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26])))" office:value-type="float" office:value="0.21479005938713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26])))" office:value-type="float" office:value="0.42773277930884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9" calcext:value-type="float">
            <text:p>119</text:p>
          </table:table-cell>
          <table:table-cell table:style-name="ce24" table:formula="of:=INFO.OBBA.OBBA.OBGET(INFO.OBBA.OBBA.OBCALL(&quot;&quot;;[.$B$12];&quot;getRandomNumber&quot;;INFO.OBBA.OBBA.OBMAKE(&quot;&quot;;&quot;int&quot;;[.H127])))" office:value-type="float" office:value="0.607834331165607" calcext:value-type="float">
            <text:p/>
          </table:table-cell>
          <table:table-cell table:style-name="ce1"/>
          <table:table-cell table:style-name="ce20" table:formula="of:=[.K126]+2" office:value-type="float" office:value="238" calcext:value-type="float">
            <text:p/>
          </table:table-cell>
          <table:table-cell table:style-name="ce20" table:formula="of:=[.L126]+2" office:value-type="float" office:value="23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27])))" office:value-type="float" office:value="0.91049843047779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27])))" office:value-type="float" office:value="0.26124084625898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0" calcext:value-type="float">
            <text:p>120</text:p>
          </table:table-cell>
          <table:table-cell table:style-name="ce24" table:formula="of:=INFO.OBBA.OBBA.OBGET(INFO.OBBA.OBBA.OBCALL(&quot;&quot;;[.$B$12];&quot;getRandomNumber&quot;;INFO.OBBA.OBBA.OBMAKE(&quot;&quot;;&quot;int&quot;;[.H128])))" office:value-type="float" office:value="0.7984640288084" calcext:value-type="float">
            <text:p/>
          </table:table-cell>
          <table:table-cell table:style-name="ce1"/>
          <table:table-cell table:style-name="ce20" table:formula="of:=[.K127]+2" office:value-type="float" office:value="240" calcext:value-type="float">
            <text:p/>
          </table:table-cell>
          <table:table-cell table:style-name="ce20" table:formula="of:=[.L127]+2" office:value-type="float" office:value="2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28])))" office:value-type="float" office:value="0.9595255518636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28])))" office:value-type="float" office:value="0.3727906943762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1" calcext:value-type="float">
            <text:p>121</text:p>
          </table:table-cell>
          <table:table-cell table:style-name="ce24" table:formula="of:=INFO.OBBA.OBBA.OBGET(INFO.OBBA.OBBA.OBCALL(&quot;&quot;;[.$B$12];&quot;getRandomNumber&quot;;INFO.OBBA.OBBA.OBMAKE(&quot;&quot;;&quot;int&quot;;[.H129])))" office:value-type="float" office:value="0.515529390191277" calcext:value-type="float">
            <text:p/>
          </table:table-cell>
          <table:table-cell table:style-name="ce1"/>
          <table:table-cell table:style-name="ce20" table:formula="of:=[.K128]+2" office:value-type="float" office:value="242" calcext:value-type="float">
            <text:p/>
          </table:table-cell>
          <table:table-cell table:style-name="ce20" table:formula="of:=[.L128]+2" office:value-type="float" office:value="2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29])))" office:value-type="float" office:value="0.9268283766126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29])))" office:value-type="float" office:value="0.60409060044289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2" calcext:value-type="float">
            <text:p>122</text:p>
          </table:table-cell>
          <table:table-cell table:style-name="ce24" table:formula="of:=INFO.OBBA.OBBA.OBGET(INFO.OBBA.OBBA.OBCALL(&quot;&quot;;[.$B$12];&quot;getRandomNumber&quot;;INFO.OBBA.OBBA.OBMAKE(&quot;&quot;;&quot;int&quot;;[.H130])))" office:value-type="float" office:value="0.668349775399511" calcext:value-type="float">
            <text:p/>
          </table:table-cell>
          <table:table-cell table:style-name="ce1"/>
          <table:table-cell table:style-name="ce20" table:formula="of:=[.K129]+2" office:value-type="float" office:value="244" calcext:value-type="float">
            <text:p/>
          </table:table-cell>
          <table:table-cell table:style-name="ce20" table:formula="of:=[.L129]+2" office:value-type="float" office:value="2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30])))" office:value-type="float" office:value="0.012631847454728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30])))" office:value-type="float" office:value="0.78909918515381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3" calcext:value-type="float">
            <text:p>123</text:p>
          </table:table-cell>
          <table:table-cell table:style-name="ce24" table:formula="of:=INFO.OBBA.OBBA.OBGET(INFO.OBBA.OBBA.OBCALL(&quot;&quot;;[.$B$12];&quot;getRandomNumber&quot;;INFO.OBBA.OBBA.OBMAKE(&quot;&quot;;&quot;int&quot;;[.H131])))" office:value-type="float" office:value="0.904797674437416" calcext:value-type="float">
            <text:p/>
          </table:table-cell>
          <table:table-cell table:style-name="ce1"/>
          <table:table-cell table:style-name="ce20" table:formula="of:=[.K130]+2" office:value-type="float" office:value="246" calcext:value-type="float">
            <text:p/>
          </table:table-cell>
          <table:table-cell table:style-name="ce20" table:formula="of:=[.L130]+2" office:value-type="float" office:value="2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31])))" office:value-type="float" office:value="0.4581085891165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31])))" office:value-type="float" office:value="0.82403513873284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4" calcext:value-type="float">
            <text:p>124</text:p>
          </table:table-cell>
          <table:table-cell table:style-name="ce24" table:formula="of:=INFO.OBBA.OBBA.OBGET(INFO.OBBA.OBBA.OBCALL(&quot;&quot;;[.$B$12];&quot;getRandomNumber&quot;;INFO.OBBA.OBBA.OBMAKE(&quot;&quot;;&quot;int&quot;;[.H132])))" office:value-type="float" office:value="0.0895748740557811" calcext:value-type="float">
            <text:p/>
          </table:table-cell>
          <table:table-cell table:style-name="ce1"/>
          <table:table-cell table:style-name="ce20" table:formula="of:=[.K131]+2" office:value-type="float" office:value="248" calcext:value-type="float">
            <text:p/>
          </table:table-cell>
          <table:table-cell table:style-name="ce20" table:formula="of:=[.L131]+2" office:value-type="float" office:value="24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32])))" office:value-type="float" office:value="0.12796354007811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32])))" office:value-type="float" office:value="0.48451871646885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5" calcext:value-type="float">
            <text:p>125</text:p>
          </table:table-cell>
          <table:table-cell table:style-name="ce24" table:formula="of:=INFO.OBBA.OBBA.OBGET(INFO.OBBA.OBBA.OBCALL(&quot;&quot;;[.$B$12];&quot;getRandomNumber&quot;;INFO.OBBA.OBBA.OBMAKE(&quot;&quot;;&quot;int&quot;;[.H133])))" office:value-type="float" office:value="0.363186496335463" calcext:value-type="float">
            <text:p/>
          </table:table-cell>
          <table:table-cell table:style-name="ce1"/>
          <table:table-cell table:style-name="ce20" table:formula="of:=[.K132]+2" office:value-type="float" office:value="250" calcext:value-type="float">
            <text:p/>
          </table:table-cell>
          <table:table-cell table:style-name="ce20" table:formula="of:=[.L132]+2" office:value-type="float" office:value="25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33])))" office:value-type="float" office:value="0.451334036543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33])))" office:value-type="float" office:value="0.3344380412194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6" calcext:value-type="float">
            <text:p>126</text:p>
          </table:table-cell>
          <table:table-cell table:style-name="ce24" table:formula="of:=INFO.OBBA.OBBA.OBGET(INFO.OBBA.OBBA.OBCALL(&quot;&quot;;[.$B$12];&quot;getRandomNumber&quot;;INFO.OBBA.OBBA.OBMAKE(&quot;&quot;;&quot;int&quot;;[.H134])))" office:value-type="float" office:value="0.74908721778359" calcext:value-type="float">
            <text:p/>
          </table:table-cell>
          <table:table-cell table:style-name="ce1"/>
          <table:table-cell table:style-name="ce20" table:formula="of:=[.K133]+2" office:value-type="float" office:value="252" calcext:value-type="float">
            <text:p/>
          </table:table-cell>
          <table:table-cell table:style-name="ce20" table:formula="of:=[.L133]+2" office:value-type="float" office:value="25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34])))" office:value-type="float" office:value="0.1468686972706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34])))" office:value-type="float" office:value="0.23950501556758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7" calcext:value-type="float">
            <text:p>127</text:p>
          </table:table-cell>
          <table:table-cell table:style-name="ce24" table:formula="of:=INFO.OBBA.OBBA.OBGET(INFO.OBBA.OBBA.OBCALL(&quot;&quot;;[.$B$12];&quot;getRandomNumber&quot;;INFO.OBBA.OBBA.OBMAKE(&quot;&quot;;&quot;int&quot;;[.H135])))" office:value-type="float" office:value="0.333323579010524" calcext:value-type="float">
            <text:p/>
          </table:table-cell>
          <table:table-cell table:style-name="ce1"/>
          <table:table-cell table:style-name="ce20" table:formula="of:=[.K134]+2" office:value-type="float" office:value="254" calcext:value-type="float">
            <text:p/>
          </table:table-cell>
          <table:table-cell table:style-name="ce20" table:formula="of:=[.L134]+2" office:value-type="float" office:value="2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35])))" office:value-type="float" office:value="0.003022330882665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35])))" office:value-type="float" office:value="0.99133506153060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8" calcext:value-type="float">
            <text:p>128</text:p>
          </table:table-cell>
          <table:table-cell table:style-name="ce24" table:formula="of:=INFO.OBBA.OBBA.OBGET(INFO.OBBA.OBBA.OBCALL(&quot;&quot;;[.$B$12];&quot;getRandomNumber&quot;;INFO.OBBA.OBBA.OBMAKE(&quot;&quot;;&quot;int&quot;;[.H136])))" office:value-type="float" office:value="0.170224246913608" calcext:value-type="float">
            <text:p/>
          </table:table-cell>
          <table:table-cell table:style-name="ce1"/>
          <table:table-cell table:style-name="ce20" table:formula="of:=[.K135]+2" office:value-type="float" office:value="256" calcext:value-type="float">
            <text:p/>
          </table:table-cell>
          <table:table-cell table:style-name="ce20" table:formula="of:=[.L135]+2" office:value-type="float" office:value="25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36])))" office:value-type="float" office:value="0.19372711110063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36])))" office:value-type="float" office:value="0.45557144718028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9" calcext:value-type="float">
            <text:p>129</text:p>
          </table:table-cell>
          <table:table-cell table:style-name="ce24" table:formula="of:=INFO.OBBA.OBBA.OBGET(INFO.OBBA.OBBA.OBCALL(&quot;&quot;;[.$B$12];&quot;getRandomNumber&quot;;INFO.OBBA.OBBA.OBMAKE(&quot;&quot;;&quot;int&quot;;[.H137])))" office:value-type="float" office:value="0.808831987587184" calcext:value-type="float">
            <text:p/>
          </table:table-cell>
          <table:table-cell table:style-name="ce1"/>
          <table:table-cell table:style-name="ce20" table:formula="of:=[.K136]+2" office:value-type="float" office:value="258" calcext:value-type="float">
            <text:p/>
          </table:table-cell>
          <table:table-cell table:style-name="ce20" table:formula="of:=[.L136]+2" office:value-type="float" office:value="2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37])))" office:value-type="float" office:value="0.71558036214027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37])))" office:value-type="float" office:value="0.70223904190758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0" calcext:value-type="float">
            <text:p>130</text:p>
          </table:table-cell>
          <table:table-cell table:style-name="ce24" table:formula="of:=INFO.OBBA.OBBA.OBGET(INFO.OBBA.OBBA.OBCALL(&quot;&quot;;[.$B$12];&quot;getRandomNumber&quot;;INFO.OBBA.OBBA.OBMAKE(&quot;&quot;;&quot;int&quot;;[.H138])))" office:value-type="float" office:value="0.0707433106458745" calcext:value-type="float">
            <text:p/>
          </table:table-cell>
          <table:table-cell table:style-name="ce1"/>
          <table:table-cell table:style-name="ce20" table:formula="of:=[.K137]+2" office:value-type="float" office:value="260" calcext:value-type="float">
            <text:p/>
          </table:table-cell>
          <table:table-cell table:style-name="ce20" table:formula="of:=[.L137]+2" office:value-type="float" office:value="2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38])))" office:value-type="float" office:value="0.2860006491185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38])))" office:value-type="float" office:value="0.37211826768353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1" calcext:value-type="float">
            <text:p>131</text:p>
          </table:table-cell>
          <table:table-cell table:style-name="ce24" table:formula="of:=INFO.OBBA.OBBA.OBGET(INFO.OBBA.OBBA.OBCALL(&quot;&quot;;[.$B$12];&quot;getRandomNumber&quot;;INFO.OBBA.OBBA.OBMAKE(&quot;&quot;;&quot;int&quot;;[.H139])))" office:value-type="float" office:value="0.756511286719199" calcext:value-type="float">
            <text:p/>
          </table:table-cell>
          <table:table-cell table:style-name="ce1"/>
          <table:table-cell table:style-name="ce20" table:formula="of:=[.K138]+2" office:value-type="float" office:value="262" calcext:value-type="float">
            <text:p/>
          </table:table-cell>
          <table:table-cell table:style-name="ce20" table:formula="of:=[.L138]+2" office:value-type="float" office:value="2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39])))" office:value-type="float" office:value="0.29005859494540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39])))" office:value-type="float" office:value="0.98622739970641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2" calcext:value-type="float">
            <text:p>132</text:p>
          </table:table-cell>
          <table:table-cell table:style-name="ce24" table:formula="of:=INFO.OBBA.OBBA.OBGET(INFO.OBBA.OBBA.OBCALL(&quot;&quot;;[.$B$12];&quot;getRandomNumber&quot;;INFO.OBBA.OBBA.OBMAKE(&quot;&quot;;&quot;int&quot;;[.H140])))" office:value-type="float" office:value="0.17000187385894" calcext:value-type="float">
            <text:p/>
          </table:table-cell>
          <table:table-cell table:style-name="ce1"/>
          <table:table-cell table:style-name="ce20" table:formula="of:=[.K139]+2" office:value-type="float" office:value="264" calcext:value-type="float">
            <text:p/>
          </table:table-cell>
          <table:table-cell table:style-name="ce20" table:formula="of:=[.L139]+2" office:value-type="float" office:value="26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40])))" office:value-type="float" office:value="0.5545967029674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40])))" office:value-type="float" office:value="0.84213543970972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3" calcext:value-type="float">
            <text:p>133</text:p>
          </table:table-cell>
          <table:table-cell table:style-name="ce24" table:formula="of:=INFO.OBBA.OBBA.OBGET(INFO.OBBA.OBBA.OBCALL(&quot;&quot;;[.$B$12];&quot;getRandomNumber&quot;;INFO.OBBA.OBBA.OBMAKE(&quot;&quot;;&quot;int&quot;;[.H141])))" office:value-type="float" office:value="0.324292831330839" calcext:value-type="float">
            <text:p/>
          </table:table-cell>
          <table:table-cell table:style-name="ce1"/>
          <table:table-cell table:style-name="ce20" table:formula="of:=[.K140]+2" office:value-type="float" office:value="266" calcext:value-type="float">
            <text:p/>
          </table:table-cell>
          <table:table-cell table:style-name="ce20" table:formula="of:=[.L140]+2" office:value-type="float" office:value="2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41])))" office:value-type="float" office:value="0.63515946082031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41])))" office:value-type="float" office:value="0.58525266321029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4" calcext:value-type="float">
            <text:p>134</text:p>
          </table:table-cell>
          <table:table-cell table:style-name="ce24" table:formula="of:=INFO.OBBA.OBBA.OBGET(INFO.OBBA.OBBA.OBCALL(&quot;&quot;;[.$B$12];&quot;getRandomNumber&quot;;INFO.OBBA.OBBA.OBMAKE(&quot;&quot;;&quot;int&quot;;[.H142])))" office:value-type="float" office:value="0.0584514124474141" calcext:value-type="float">
            <text:p/>
          </table:table-cell>
          <table:table-cell table:style-name="ce1"/>
          <table:table-cell table:style-name="ce20" table:formula="of:=[.K141]+2" office:value-type="float" office:value="268" calcext:value-type="float">
            <text:p/>
          </table:table-cell>
          <table:table-cell table:style-name="ce20" table:formula="of:=[.L141]+2" office:value-type="float" office:value="2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42])))" office:value-type="float" office:value="0.5532077926577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42])))" office:value-type="float" office:value="0.55509034927780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5" calcext:value-type="float">
            <text:p>135</text:p>
          </table:table-cell>
          <table:table-cell table:style-name="ce24" table:formula="of:=INFO.OBBA.OBBA.OBGET(INFO.OBBA.OBBA.OBCALL(&quot;&quot;;[.$B$12];&quot;getRandomNumber&quot;;INFO.OBBA.OBBA.OBMAKE(&quot;&quot;;&quot;int&quot;;[.H143])))" office:value-type="float" office:value="0.195357102572043" calcext:value-type="float">
            <text:p/>
          </table:table-cell>
          <table:table-cell table:style-name="ce1"/>
          <table:table-cell table:style-name="ce20" table:formula="of:=[.K142]+2" office:value-type="float" office:value="270" calcext:value-type="float">
            <text:p/>
          </table:table-cell>
          <table:table-cell table:style-name="ce20" table:formula="of:=[.L142]+2" office:value-type="float" office:value="2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43])))" office:value-type="float" office:value="0.79536995942564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43])))" office:value-type="float" office:value="0.90107169906685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6" calcext:value-type="float">
            <text:p>136</text:p>
          </table:table-cell>
          <table:table-cell table:style-name="ce24" table:formula="of:=INFO.OBBA.OBBA.OBGET(INFO.OBBA.OBBA.OBCALL(&quot;&quot;;[.$B$12];&quot;getRandomNumber&quot;;INFO.OBBA.OBBA.OBMAKE(&quot;&quot;;&quot;int&quot;;[.H144])))" office:value-type="float" office:value="0.218118370554164" calcext:value-type="float">
            <text:p/>
          </table:table-cell>
          <table:table-cell table:style-name="ce1"/>
          <table:table-cell table:style-name="ce20" table:formula="of:=[.K143]+2" office:value-type="float" office:value="272" calcext:value-type="float">
            <text:p/>
          </table:table-cell>
          <table:table-cell table:style-name="ce20" table:formula="of:=[.L143]+2" office:value-type="float" office:value="2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44])))" office:value-type="float" office:value="0.08450596173993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44])))" office:value-type="float" office:value="0.58382935927315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7" calcext:value-type="float">
            <text:p>137</text:p>
          </table:table-cell>
          <table:table-cell table:style-name="ce24" table:formula="of:=INFO.OBBA.OBBA.OBGET(INFO.OBBA.OBBA.OBCALL(&quot;&quot;;[.$B$12];&quot;getRandomNumber&quot;;INFO.OBBA.OBBA.OBMAKE(&quot;&quot;;&quot;int&quot;;[.H145])))" office:value-type="float" office:value="0.465567560794013" calcext:value-type="float">
            <text:p/>
          </table:table-cell>
          <table:table-cell table:style-name="ce1"/>
          <table:table-cell table:style-name="ce20" table:formula="of:=[.K144]+2" office:value-type="float" office:value="274" calcext:value-type="float">
            <text:p/>
          </table:table-cell>
          <table:table-cell table:style-name="ce20" table:formula="of:=[.L144]+2" office:value-type="float" office:value="2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45])))" office:value-type="float" office:value="0.2306930826090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45])))" office:value-type="float" office:value="0.24516736715817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8" calcext:value-type="float">
            <text:p>138</text:p>
          </table:table-cell>
          <table:table-cell table:style-name="ce24" table:formula="of:=INFO.OBBA.OBBA.OBGET(INFO.OBBA.OBBA.OBCALL(&quot;&quot;;[.$B$12];&quot;getRandomNumber&quot;;INFO.OBBA.OBBA.OBMAKE(&quot;&quot;;&quot;int&quot;;[.H146])))" office:value-type="float" office:value="0.760054848754996" calcext:value-type="float">
            <text:p/>
          </table:table-cell>
          <table:table-cell table:style-name="ce1"/>
          <table:table-cell table:style-name="ce20" table:formula="of:=[.K145]+2" office:value-type="float" office:value="276" calcext:value-type="float">
            <text:p/>
          </table:table-cell>
          <table:table-cell table:style-name="ce20" table:formula="of:=[.L145]+2" office:value-type="float" office:value="2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46])))" office:value-type="float" office:value="0.1838282633080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46])))" office:value-type="float" office:value="0.20195940611725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9" calcext:value-type="float">
            <text:p>139</text:p>
          </table:table-cell>
          <table:table-cell table:style-name="ce24" table:formula="of:=INFO.OBBA.OBBA.OBGET(INFO.OBBA.OBBA.OBCALL(&quot;&quot;;[.$B$12];&quot;getRandomNumber&quot;;INFO.OBBA.OBBA.OBMAKE(&quot;&quot;;&quot;int&quot;;[.H147])))" office:value-type="float" office:value="0.278714061926186" calcext:value-type="float">
            <text:p/>
          </table:table-cell>
          <table:table-cell table:style-name="ce1"/>
          <table:table-cell table:style-name="ce20" table:formula="of:=[.K146]+2" office:value-type="float" office:value="278" calcext:value-type="float">
            <text:p/>
          </table:table-cell>
          <table:table-cell table:style-name="ce20" table:formula="of:=[.L146]+2" office:value-type="float" office:value="2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47])))" office:value-type="float" office:value="0.38003158524922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47])))" office:value-type="float" office:value="0.21003127289919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0" calcext:value-type="float">
            <text:p>140</text:p>
          </table:table-cell>
          <table:table-cell table:style-name="ce24" table:formula="of:=INFO.OBBA.OBBA.OBGET(INFO.OBBA.OBBA.OBCALL(&quot;&quot;;[.$B$12];&quot;getRandomNumber&quot;;INFO.OBBA.OBBA.OBMAKE(&quot;&quot;;&quot;int&quot;;[.H148])))" office:value-type="float" office:value="0.103573108873664" calcext:value-type="float">
            <text:p/>
          </table:table-cell>
          <table:table-cell table:style-name="ce1"/>
          <table:table-cell table:style-name="ce20" table:formula="of:=[.K147]+2" office:value-type="float" office:value="280" calcext:value-type="float">
            <text:p/>
          </table:table-cell>
          <table:table-cell table:style-name="ce20" table:formula="of:=[.L147]+2" office:value-type="float" office:value="28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48])))" office:value-type="float" office:value="0.5866970668446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48])))" office:value-type="float" office:value="0.44910619621912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1" calcext:value-type="float">
            <text:p>141</text:p>
          </table:table-cell>
          <table:table-cell table:style-name="ce24" table:formula="of:=INFO.OBBA.OBBA.OBGET(INFO.OBBA.OBBA.OBCALL(&quot;&quot;;[.$B$12];&quot;getRandomNumber&quot;;INFO.OBBA.OBBA.OBMAKE(&quot;&quot;;&quot;int&quot;;[.H149])))" office:value-type="float" office:value="0.927938595131532" calcext:value-type="float">
            <text:p/>
          </table:table-cell>
          <table:table-cell table:style-name="ce1"/>
          <table:table-cell table:style-name="ce20" table:formula="of:=[.K148]+2" office:value-type="float" office:value="282" calcext:value-type="float">
            <text:p/>
          </table:table-cell>
          <table:table-cell table:style-name="ce20" table:formula="of:=[.L148]+2" office:value-type="float" office:value="2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49])))" office:value-type="float" office:value="0.45203129004625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49])))" office:value-type="float" office:value="0.33134027807339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2" calcext:value-type="float">
            <text:p>142</text:p>
          </table:table-cell>
          <table:table-cell table:style-name="ce24" table:formula="of:=INFO.OBBA.OBBA.OBGET(INFO.OBBA.OBBA.OBCALL(&quot;&quot;;[.$B$12];&quot;getRandomNumber&quot;;INFO.OBBA.OBBA.OBMAKE(&quot;&quot;;&quot;int&quot;;[.H150])))" office:value-type="float" office:value="0.985900599580019" calcext:value-type="float">
            <text:p/>
          </table:table-cell>
          <table:table-cell table:style-name="ce1"/>
          <table:table-cell table:style-name="ce20" table:formula="of:=[.K149]+2" office:value-type="float" office:value="284" calcext:value-type="float">
            <text:p/>
          </table:table-cell>
          <table:table-cell table:style-name="ce20" table:formula="of:=[.L149]+2" office:value-type="float" office:value="2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50])))" office:value-type="float" office:value="0.07016730723002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50])))" office:value-type="float" office:value="0.45620197695457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3" calcext:value-type="float">
            <text:p>143</text:p>
          </table:table-cell>
          <table:table-cell table:style-name="ce24" table:formula="of:=INFO.OBBA.OBBA.OBGET(INFO.OBBA.OBBA.OBCALL(&quot;&quot;;[.$B$12];&quot;getRandomNumber&quot;;INFO.OBBA.OBBA.OBMAKE(&quot;&quot;;&quot;int&quot;;[.H151])))" office:value-type="float" office:value="0.372604980447667" calcext:value-type="float">
            <text:p/>
          </table:table-cell>
          <table:table-cell table:style-name="ce1"/>
          <table:table-cell table:style-name="ce20" table:formula="of:=[.K150]+2" office:value-type="float" office:value="286" calcext:value-type="float">
            <text:p/>
          </table:table-cell>
          <table:table-cell table:style-name="ce20" table:formula="of:=[.L150]+2" office:value-type="float" office:value="28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51])))" office:value-type="float" office:value="0.53213933302054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51])))" office:value-type="float" office:value="0.34841841135468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4" calcext:value-type="float">
            <text:p>144</text:p>
          </table:table-cell>
          <table:table-cell table:style-name="ce24" table:formula="of:=INFO.OBBA.OBBA.OBGET(INFO.OBBA.OBBA.OBCALL(&quot;&quot;;[.$B$12];&quot;getRandomNumber&quot;;INFO.OBBA.OBBA.OBMAKE(&quot;&quot;;&quot;int&quot;;[.H152])))" office:value-type="float" office:value="0.578202453491998" calcext:value-type="float">
            <text:p/>
          </table:table-cell>
          <table:table-cell table:style-name="ce1"/>
          <table:table-cell table:style-name="ce20" table:formula="of:=[.K151]+2" office:value-type="float" office:value="288" calcext:value-type="float">
            <text:p/>
          </table:table-cell>
          <table:table-cell table:style-name="ce20" table:formula="of:=[.L151]+2" office:value-type="float" office:value="2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52])))" office:value-type="float" office:value="0.1996486903177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52])))" office:value-type="float" office:value="0.99469047579445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5" calcext:value-type="float">
            <text:p>145</text:p>
          </table:table-cell>
          <table:table-cell table:style-name="ce24" table:formula="of:=INFO.OBBA.OBBA.OBGET(INFO.OBBA.OBBA.OBCALL(&quot;&quot;;[.$B$12];&quot;getRandomNumber&quot;;INFO.OBBA.OBBA.OBMAKE(&quot;&quot;;&quot;int&quot;;[.H153])))" office:value-type="float" office:value="0.667231011536823" calcext:value-type="float">
            <text:p/>
          </table:table-cell>
          <table:table-cell table:style-name="ce1"/>
          <table:table-cell table:style-name="ce20" table:formula="of:=[.K152]+2" office:value-type="float" office:value="290" calcext:value-type="float">
            <text:p/>
          </table:table-cell>
          <table:table-cell table:style-name="ce20" table:formula="of:=[.L152]+2" office:value-type="float" office:value="2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53])))" office:value-type="float" office:value="0.85767641221401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53])))" office:value-type="float" office:value="0.7629946612652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6" calcext:value-type="float">
            <text:p>146</text:p>
          </table:table-cell>
          <table:table-cell table:style-name="ce24" table:formula="of:=INFO.OBBA.OBBA.OBGET(INFO.OBBA.OBBA.OBCALL(&quot;&quot;;[.$B$12];&quot;getRandomNumber&quot;;INFO.OBBA.OBBA.OBMAKE(&quot;&quot;;&quot;int&quot;;[.H154])))" office:value-type="float" office:value="0.0336587493874488" calcext:value-type="float">
            <text:p/>
          </table:table-cell>
          <table:table-cell table:style-name="ce1"/>
          <table:table-cell table:style-name="ce20" table:formula="of:=[.K153]+2" office:value-type="float" office:value="292" calcext:value-type="float">
            <text:p/>
          </table:table-cell>
          <table:table-cell table:style-name="ce20" table:formula="of:=[.L153]+2" office:value-type="float" office:value="2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54])))" office:value-type="float" office:value="0.9187793205367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54])))" office:value-type="float" office:value="0.85066959980657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7" calcext:value-type="float">
            <text:p>147</text:p>
          </table:table-cell>
          <table:table-cell table:style-name="ce24" table:formula="of:=INFO.OBBA.OBBA.OBGET(INFO.OBBA.OBBA.OBCALL(&quot;&quot;;[.$B$12];&quot;getRandomNumber&quot;;INFO.OBBA.OBBA.OBMAKE(&quot;&quot;;&quot;int&quot;;[.H155])))" office:value-type="float" office:value="0.638621836901724" calcext:value-type="float">
            <text:p/>
          </table:table-cell>
          <table:table-cell table:style-name="ce1"/>
          <table:table-cell table:style-name="ce20" table:formula="of:=[.K154]+2" office:value-type="float" office:value="294" calcext:value-type="float">
            <text:p/>
          </table:table-cell>
          <table:table-cell table:style-name="ce20" table:formula="of:=[.L154]+2" office:value-type="float" office:value="2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55])))" office:value-type="float" office:value="0.4229098498946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55])))" office:value-type="float" office:value="0.30419507920632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8" calcext:value-type="float">
            <text:p>148</text:p>
          </table:table-cell>
          <table:table-cell table:style-name="ce24" table:formula="of:=INFO.OBBA.OBBA.OBGET(INFO.OBBA.OBBA.OBCALL(&quot;&quot;;[.$B$12];&quot;getRandomNumber&quot;;INFO.OBBA.OBBA.OBMAKE(&quot;&quot;;&quot;int&quot;;[.H156])))" office:value-type="float" office:value="0.97456596182957" calcext:value-type="float">
            <text:p/>
          </table:table-cell>
          <table:table-cell table:style-name="ce1"/>
          <table:table-cell table:style-name="ce20" table:formula="of:=[.K155]+2" office:value-type="float" office:value="296" calcext:value-type="float">
            <text:p/>
          </table:table-cell>
          <table:table-cell table:style-name="ce20" table:formula="of:=[.L155]+2" office:value-type="float" office:value="2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56])))" office:value-type="float" office:value="0.87247245872481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56])))" office:value-type="float" office:value="0.75293849314068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9" calcext:value-type="float">
            <text:p>149</text:p>
          </table:table-cell>
          <table:table-cell table:style-name="ce24" table:formula="of:=INFO.OBBA.OBBA.OBGET(INFO.OBBA.OBBA.OBCALL(&quot;&quot;;[.$B$12];&quot;getRandomNumber&quot;;INFO.OBBA.OBBA.OBMAKE(&quot;&quot;;&quot;int&quot;;[.H157])))" office:value-type="float" office:value="0.0709533532411997" calcext:value-type="float">
            <text:p/>
          </table:table-cell>
          <table:table-cell table:style-name="ce1"/>
          <table:table-cell table:style-name="ce20" table:formula="of:=[.K156]+2" office:value-type="float" office:value="298" calcext:value-type="float">
            <text:p/>
          </table:table-cell>
          <table:table-cell table:style-name="ce20" table:formula="of:=[.L156]+2" office:value-type="float" office:value="2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57])))" office:value-type="float" office:value="0.0750344993367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57])))" office:value-type="float" office:value="0.26717225069571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0" calcext:value-type="float">
            <text:p>150</text:p>
          </table:table-cell>
          <table:table-cell table:style-name="ce24" table:formula="of:=INFO.OBBA.OBBA.OBGET(INFO.OBBA.OBBA.OBCALL(&quot;&quot;;[.$B$12];&quot;getRandomNumber&quot;;INFO.OBBA.OBBA.OBMAKE(&quot;&quot;;&quot;int&quot;;[.H158])))" office:value-type="float" office:value="0.134067129368326" calcext:value-type="float">
            <text:p/>
          </table:table-cell>
          <table:table-cell table:style-name="ce1"/>
          <table:table-cell table:style-name="ce20" table:formula="of:=[.K157]+2" office:value-type="float" office:value="300" calcext:value-type="float">
            <text:p/>
          </table:table-cell>
          <table:table-cell table:style-name="ce20" table:formula="of:=[.L157]+2" office:value-type="float" office:value="3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58])))" office:value-type="float" office:value="0.47179445803773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58])))" office:value-type="float" office:value="0.197163763272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1" calcext:value-type="float">
            <text:p>151</text:p>
          </table:table-cell>
          <table:table-cell table:style-name="ce24" table:formula="of:=INFO.OBBA.OBBA.OBGET(INFO.OBBA.OBBA.OBCALL(&quot;&quot;;[.$B$12];&quot;getRandomNumber&quot;;INFO.OBBA.OBBA.OBMAKE(&quot;&quot;;&quot;int&quot;;[.H159])))" office:value-type="float" office:value="0.974643191575533" calcext:value-type="float">
            <text:p/>
          </table:table-cell>
          <table:table-cell table:style-name="ce1"/>
          <table:table-cell table:style-name="ce20" table:formula="of:=[.K158]+2" office:value-type="float" office:value="302" calcext:value-type="float">
            <text:p/>
          </table:table-cell>
          <table:table-cell table:style-name="ce20" table:formula="of:=[.L158]+2" office:value-type="float" office:value="3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59])))" office:value-type="float" office:value="0.9929969612080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59])))" office:value-type="float" office:value="0.87216000370214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2" calcext:value-type="float">
            <text:p>152</text:p>
          </table:table-cell>
          <table:table-cell table:style-name="ce24" table:formula="of:=INFO.OBBA.OBBA.OBGET(INFO.OBBA.OBBA.OBCALL(&quot;&quot;;[.$B$12];&quot;getRandomNumber&quot;;INFO.OBBA.OBBA.OBMAKE(&quot;&quot;;&quot;int&quot;;[.H160])))" office:value-type="float" office:value="0.461699790820727" calcext:value-type="float">
            <text:p/>
          </table:table-cell>
          <table:table-cell table:style-name="ce1"/>
          <table:table-cell table:style-name="ce20" table:formula="of:=[.K159]+2" office:value-type="float" office:value="304" calcext:value-type="float">
            <text:p/>
          </table:table-cell>
          <table:table-cell table:style-name="ce20" table:formula="of:=[.L159]+2" office:value-type="float" office:value="3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60])))" office:value-type="float" office:value="0.3016840714313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60])))" office:value-type="float" office:value="0.44908120124620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3" calcext:value-type="float">
            <text:p>153</text:p>
          </table:table-cell>
          <table:table-cell table:style-name="ce24" table:formula="of:=INFO.OBBA.OBBA.OBGET(INFO.OBBA.OBBA.OBCALL(&quot;&quot;;[.$B$12];&quot;getRandomNumber&quot;;INFO.OBBA.OBBA.OBMAKE(&quot;&quot;;&quot;int&quot;;[.H161])))" office:value-type="float" office:value="0.046703190754844" calcext:value-type="float">
            <text:p/>
          </table:table-cell>
          <table:table-cell table:style-name="ce1"/>
          <table:table-cell table:style-name="ce20" table:formula="of:=[.K160]+2" office:value-type="float" office:value="306" calcext:value-type="float">
            <text:p/>
          </table:table-cell>
          <table:table-cell table:style-name="ce20" table:formula="of:=[.L160]+2" office:value-type="float" office:value="30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61])))" office:value-type="float" office:value="0.2421339890061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61])))" office:value-type="float" office:value="0.48666709071977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4" calcext:value-type="float">
            <text:p>154</text:p>
          </table:table-cell>
          <table:table-cell table:style-name="ce24" table:formula="of:=INFO.OBBA.OBBA.OBGET(INFO.OBBA.OBBA.OBCALL(&quot;&quot;;[.$B$12];&quot;getRandomNumber&quot;;INFO.OBBA.OBBA.OBMAKE(&quot;&quot;;&quot;int&quot;;[.H162])))" office:value-type="float" office:value="0.970009660381101" calcext:value-type="float">
            <text:p/>
          </table:table-cell>
          <table:table-cell table:style-name="ce1"/>
          <table:table-cell table:style-name="ce20" table:formula="of:=[.K161]+2" office:value-type="float" office:value="308" calcext:value-type="float">
            <text:p/>
          </table:table-cell>
          <table:table-cell table:style-name="ce20" table:formula="of:=[.L161]+2" office:value-type="float" office:value="30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62])))" office:value-type="float" office:value="0.58285468346973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62])))" office:value-type="float" office:value="0.5232976654810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5" calcext:value-type="float">
            <text:p>155</text:p>
          </table:table-cell>
          <table:table-cell table:style-name="ce24" table:formula="of:=INFO.OBBA.OBBA.OBGET(INFO.OBBA.OBBA.OBCALL(&quot;&quot;;[.$B$12];&quot;getRandomNumber&quot;;INFO.OBBA.OBBA.OBMAKE(&quot;&quot;;&quot;int&quot;;[.H163])))" office:value-type="float" office:value="0.106869409555224" calcext:value-type="float">
            <text:p/>
          </table:table-cell>
          <table:table-cell table:style-name="ce1"/>
          <table:table-cell table:style-name="ce20" table:formula="of:=[.K162]+2" office:value-type="float" office:value="310" calcext:value-type="float">
            <text:p/>
          </table:table-cell>
          <table:table-cell table:style-name="ce20" table:formula="of:=[.L162]+2" office:value-type="float" office:value="3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63])))" office:value-type="float" office:value="0.069057637512884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63])))" office:value-type="float" office:value="0.90512010516003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6" calcext:value-type="float">
            <text:p>156</text:p>
          </table:table-cell>
          <table:table-cell table:style-name="ce24" table:formula="of:=INFO.OBBA.OBBA.OBGET(INFO.OBBA.OBBA.OBCALL(&quot;&quot;;[.$B$12];&quot;getRandomNumber&quot;;INFO.OBBA.OBBA.OBMAKE(&quot;&quot;;&quot;int&quot;;[.H164])))" office:value-type="float" office:value="0.927962109640663" calcext:value-type="float">
            <text:p/>
          </table:table-cell>
          <table:table-cell table:style-name="ce1"/>
          <table:table-cell table:style-name="ce20" table:formula="of:=[.K163]+2" office:value-type="float" office:value="312" calcext:value-type="float">
            <text:p/>
          </table:table-cell>
          <table:table-cell table:style-name="ce20" table:formula="of:=[.L163]+2" office:value-type="float" office:value="3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64])))" office:value-type="float" office:value="0.46892696366001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64])))" office:value-type="float" office:value="0.74010137400729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7" calcext:value-type="float">
            <text:p>157</text:p>
          </table:table-cell>
          <table:table-cell table:style-name="ce24" table:formula="of:=INFO.OBBA.OBBA.OBGET(INFO.OBBA.OBBA.OBCALL(&quot;&quot;;[.$B$12];&quot;getRandomNumber&quot;;INFO.OBBA.OBBA.OBMAKE(&quot;&quot;;&quot;int&quot;;[.H165])))" office:value-type="float" office:value="0.049974649687296" calcext:value-type="float">
            <text:p/>
          </table:table-cell>
          <table:table-cell table:style-name="ce1"/>
          <table:table-cell table:style-name="ce20" table:formula="of:=[.K164]+2" office:value-type="float" office:value="314" calcext:value-type="float">
            <text:p/>
          </table:table-cell>
          <table:table-cell table:style-name="ce20" table:formula="of:=[.L164]+2" office:value-type="float" office:value="3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65])))" office:value-type="float" office:value="0.2691611061126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65])))" office:value-type="float" office:value="0.31243842498466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8" calcext:value-type="float">
            <text:p>158</text:p>
          </table:table-cell>
          <table:table-cell table:style-name="ce24" table:formula="of:=INFO.OBBA.OBBA.OBGET(INFO.OBBA.OBBA.OBCALL(&quot;&quot;;[.$B$12];&quot;getRandomNumber&quot;;INFO.OBBA.OBBA.OBMAKE(&quot;&quot;;&quot;int&quot;;[.H166])))" office:value-type="float" office:value="0.898778923135695" calcext:value-type="float">
            <text:p/>
          </table:table-cell>
          <table:table-cell table:style-name="ce1"/>
          <table:table-cell table:style-name="ce20" table:formula="of:=[.K165]+2" office:value-type="float" office:value="316" calcext:value-type="float">
            <text:p/>
          </table:table-cell>
          <table:table-cell table:style-name="ce20" table:formula="of:=[.L165]+2" office:value-type="float" office:value="3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66])))" office:value-type="float" office:value="0.1427383451392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66])))" office:value-type="float" office:value="0.9267197268730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9" calcext:value-type="float">
            <text:p>159</text:p>
          </table:table-cell>
          <table:table-cell table:style-name="ce24" table:formula="of:=INFO.OBBA.OBBA.OBGET(INFO.OBBA.OBBA.OBCALL(&quot;&quot;;[.$B$12];&quot;getRandomNumber&quot;;INFO.OBBA.OBBA.OBMAKE(&quot;&quot;;&quot;int&quot;;[.H167])))" office:value-type="float" office:value="0.924657584114594" calcext:value-type="float">
            <text:p/>
          </table:table-cell>
          <table:table-cell table:style-name="ce1"/>
          <table:table-cell table:style-name="ce20" table:formula="of:=[.K166]+2" office:value-type="float" office:value="318" calcext:value-type="float">
            <text:p/>
          </table:table-cell>
          <table:table-cell table:style-name="ce20" table:formula="of:=[.L166]+2" office:value-type="float" office:value="3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67])))" office:value-type="float" office:value="0.87179436941607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67])))" office:value-type="float" office:value="0.47330818264328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0" calcext:value-type="float">
            <text:p>160</text:p>
          </table:table-cell>
          <table:table-cell table:style-name="ce24" table:formula="of:=INFO.OBBA.OBBA.OBGET(INFO.OBBA.OBBA.OBCALL(&quot;&quot;;[.$B$12];&quot;getRandomNumber&quot;;INFO.OBBA.OBBA.OBMAKE(&quot;&quot;;&quot;int&quot;;[.H168])))" office:value-type="float" office:value="0.147975522427749" calcext:value-type="float">
            <text:p/>
          </table:table-cell>
          <table:table-cell table:style-name="ce1"/>
          <table:table-cell table:style-name="ce20" table:formula="of:=[.K167]+2" office:value-type="float" office:value="320" calcext:value-type="float">
            <text:p/>
          </table:table-cell>
          <table:table-cell table:style-name="ce20" table:formula="of:=[.L167]+2" office:value-type="float" office:value="3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68])))" office:value-type="float" office:value="0.061710149544185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68])))" office:value-type="float" office:value="0.375703527827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1" calcext:value-type="float">
            <text:p>161</text:p>
          </table:table-cell>
          <table:table-cell table:style-name="ce24" table:formula="of:=INFO.OBBA.OBBA.OBGET(INFO.OBBA.OBBA.OBCALL(&quot;&quot;;[.$B$12];&quot;getRandomNumber&quot;;INFO.OBBA.OBBA.OBMAKE(&quot;&quot;;&quot;int&quot;;[.H169])))" office:value-type="float" office:value="0.91882617827019" calcext:value-type="float">
            <text:p/>
          </table:table-cell>
          <table:table-cell table:style-name="ce1"/>
          <table:table-cell table:style-name="ce20" table:formula="of:=[.K168]+2" office:value-type="float" office:value="322" calcext:value-type="float">
            <text:p/>
          </table:table-cell>
          <table:table-cell table:style-name="ce20" table:formula="of:=[.L168]+2" office:value-type="float" office:value="3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69])))" office:value-type="float" office:value="0.7830942396875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69])))" office:value-type="float" office:value="0.25510075763360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2" calcext:value-type="float">
            <text:p>162</text:p>
          </table:table-cell>
          <table:table-cell table:style-name="ce24" table:formula="of:=INFO.OBBA.OBBA.OBGET(INFO.OBBA.OBBA.OBCALL(&quot;&quot;;[.$B$12];&quot;getRandomNumber&quot;;INFO.OBBA.OBBA.OBMAKE(&quot;&quot;;&quot;int&quot;;[.H170])))" office:value-type="float" office:value="0.242725615198763" calcext:value-type="float">
            <text:p/>
          </table:table-cell>
          <table:table-cell table:style-name="ce1"/>
          <table:table-cell table:style-name="ce20" table:formula="of:=[.K169]+2" office:value-type="float" office:value="324" calcext:value-type="float">
            <text:p/>
          </table:table-cell>
          <table:table-cell table:style-name="ce20" table:formula="of:=[.L169]+2" office:value-type="float" office:value="3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70])))" office:value-type="float" office:value="0.61382025335110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70])))" office:value-type="float" office:value="0.46019466012135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3" calcext:value-type="float">
            <text:p>163</text:p>
          </table:table-cell>
          <table:table-cell table:style-name="ce24" table:formula="of:=INFO.OBBA.OBBA.OBGET(INFO.OBBA.OBBA.OBCALL(&quot;&quot;;[.$B$12];&quot;getRandomNumber&quot;;INFO.OBBA.OBBA.OBMAKE(&quot;&quot;;&quot;int&quot;;[.H171])))" office:value-type="float" office:value="0.342193068263791" calcext:value-type="float">
            <text:p/>
          </table:table-cell>
          <table:table-cell table:style-name="ce1"/>
          <table:table-cell table:style-name="ce20" table:formula="of:=[.K170]+2" office:value-type="float" office:value="326" calcext:value-type="float">
            <text:p/>
          </table:table-cell>
          <table:table-cell table:style-name="ce20" table:formula="of:=[.L170]+2" office:value-type="float" office:value="3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71])))" office:value-type="float" office:value="0.41768529288798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71])))" office:value-type="float" office:value="0.60770272309036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4" calcext:value-type="float">
            <text:p>164</text:p>
          </table:table-cell>
          <table:table-cell table:style-name="ce24" table:formula="of:=INFO.OBBA.OBBA.OBGET(INFO.OBBA.OBBA.OBCALL(&quot;&quot;;[.$B$12];&quot;getRandomNumber&quot;;INFO.OBBA.OBBA.OBMAKE(&quot;&quot;;&quot;int&quot;;[.H172])))" office:value-type="float" office:value="0.942580050830331" calcext:value-type="float">
            <text:p/>
          </table:table-cell>
          <table:table-cell table:style-name="ce1"/>
          <table:table-cell table:style-name="ce20" table:formula="of:=[.K171]+2" office:value-type="float" office:value="328" calcext:value-type="float">
            <text:p/>
          </table:table-cell>
          <table:table-cell table:style-name="ce20" table:formula="of:=[.L171]+2" office:value-type="float" office:value="3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72])))" office:value-type="float" office:value="0.15929200545054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72])))" office:value-type="float" office:value="0.53745714557705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5" calcext:value-type="float">
            <text:p>165</text:p>
          </table:table-cell>
          <table:table-cell table:style-name="ce24" table:formula="of:=INFO.OBBA.OBBA.OBGET(INFO.OBBA.OBBA.OBCALL(&quot;&quot;;[.$B$12];&quot;getRandomNumber&quot;;INFO.OBBA.OBBA.OBMAKE(&quot;&quot;;&quot;int&quot;;[.H173])))" office:value-type="float" office:value="0.567970328489008" calcext:value-type="float">
            <text:p/>
          </table:table-cell>
          <table:table-cell table:style-name="ce1"/>
          <table:table-cell table:style-name="ce20" table:formula="of:=[.K172]+2" office:value-type="float" office:value="330" calcext:value-type="float">
            <text:p/>
          </table:table-cell>
          <table:table-cell table:style-name="ce20" table:formula="of:=[.L172]+2" office:value-type="float" office:value="3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73])))" office:value-type="float" office:value="0.49740598744600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73])))" office:value-type="float" office:value="0.75893018223133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6" calcext:value-type="float">
            <text:p>166</text:p>
          </table:table-cell>
          <table:table-cell table:style-name="ce24" table:formula="of:=INFO.OBBA.OBBA.OBGET(INFO.OBBA.OBBA.OBCALL(&quot;&quot;;[.$B$12];&quot;getRandomNumber&quot;;INFO.OBBA.OBBA.OBMAKE(&quot;&quot;;&quot;int&quot;;[.H174])))" office:value-type="float" office:value="0.585763409713982" calcext:value-type="float">
            <text:p/>
          </table:table-cell>
          <table:table-cell table:style-name="ce1"/>
          <table:table-cell table:style-name="ce20" table:formula="of:=[.K173]+2" office:value-type="float" office:value="332" calcext:value-type="float">
            <text:p/>
          </table:table-cell>
          <table:table-cell table:style-name="ce20" table:formula="of:=[.L173]+2" office:value-type="float" office:value="3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74])))" office:value-type="float" office:value="0.3324623717946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74])))" office:value-type="float" office:value="0.49319127674754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7" calcext:value-type="float">
            <text:p>167</text:p>
          </table:table-cell>
          <table:table-cell table:style-name="ce24" table:formula="of:=INFO.OBBA.OBBA.OBGET(INFO.OBBA.OBBA.OBCALL(&quot;&quot;;[.$B$12];&quot;getRandomNumber&quot;;INFO.OBBA.OBBA.OBMAKE(&quot;&quot;;&quot;int&quot;;[.H175])))" office:value-type="float" office:value="0.841076984939657" calcext:value-type="float">
            <text:p/>
          </table:table-cell>
          <table:table-cell table:style-name="ce1"/>
          <table:table-cell table:style-name="ce20" table:formula="of:=[.K174]+2" office:value-type="float" office:value="334" calcext:value-type="float">
            <text:p/>
          </table:table-cell>
          <table:table-cell table:style-name="ce20" table:formula="of:=[.L174]+2" office:value-type="float" office:value="3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75])))" office:value-type="float" office:value="0.87018198639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75])))" office:value-type="float" office:value="0.69338287617306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8" calcext:value-type="float">
            <text:p>168</text:p>
          </table:table-cell>
          <table:table-cell table:style-name="ce24" table:formula="of:=INFO.OBBA.OBBA.OBGET(INFO.OBBA.OBBA.OBCALL(&quot;&quot;;[.$B$12];&quot;getRandomNumber&quot;;INFO.OBBA.OBBA.OBMAKE(&quot;&quot;;&quot;int&quot;;[.H176])))" office:value-type="float" office:value="0.681823508797017" calcext:value-type="float">
            <text:p/>
          </table:table-cell>
          <table:table-cell table:style-name="ce1"/>
          <table:table-cell table:style-name="ce20" table:formula="of:=[.K175]+2" office:value-type="float" office:value="336" calcext:value-type="float">
            <text:p/>
          </table:table-cell>
          <table:table-cell table:style-name="ce20" table:formula="of:=[.L175]+2" office:value-type="float" office:value="33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76])))" office:value-type="float" office:value="0.63394776605195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76])))" office:value-type="float" office:value="0.030993726848101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9" calcext:value-type="float">
            <text:p>169</text:p>
          </table:table-cell>
          <table:table-cell table:style-name="ce24" table:formula="of:=INFO.OBBA.OBBA.OBGET(INFO.OBBA.OBBA.OBCALL(&quot;&quot;;[.$B$12];&quot;getRandomNumber&quot;;INFO.OBBA.OBBA.OBMAKE(&quot;&quot;;&quot;int&quot;;[.H177])))" office:value-type="float" office:value="0.0265781444641058" calcext:value-type="float">
            <text:p/>
          </table:table-cell>
          <table:table-cell table:style-name="ce1"/>
          <table:table-cell table:style-name="ce20" table:formula="of:=[.K176]+2" office:value-type="float" office:value="338" calcext:value-type="float">
            <text:p/>
          </table:table-cell>
          <table:table-cell table:style-name="ce20" table:formula="of:=[.L176]+2" office:value-type="float" office:value="33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77])))" office:value-type="float" office:value="0.34801081986520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77])))" office:value-type="float" office:value="0.5724628249904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0" calcext:value-type="float">
            <text:p>170</text:p>
          </table:table-cell>
          <table:table-cell table:style-name="ce24" table:formula="of:=INFO.OBBA.OBBA.OBGET(INFO.OBBA.OBBA.OBCALL(&quot;&quot;;[.$B$12];&quot;getRandomNumber&quot;;INFO.OBBA.OBBA.OBMAKE(&quot;&quot;;&quot;int&quot;;[.H178])))" office:value-type="float" office:value="0.67653878987764" calcext:value-type="float">
            <text:p/>
          </table:table-cell>
          <table:table-cell table:style-name="ce1"/>
          <table:table-cell table:style-name="ce20" table:formula="of:=[.K177]+2" office:value-type="float" office:value="340" calcext:value-type="float">
            <text:p/>
          </table:table-cell>
          <table:table-cell table:style-name="ce20" table:formula="of:=[.L177]+2" office:value-type="float" office:value="3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78])))" office:value-type="float" office:value="0.19784678240323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78])))" office:value-type="float" office:value="0.25366366897939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1" calcext:value-type="float">
            <text:p>171</text:p>
          </table:table-cell>
          <table:table-cell table:style-name="ce24" table:formula="of:=INFO.OBBA.OBBA.OBGET(INFO.OBBA.OBBA.OBCALL(&quot;&quot;;[.$B$12];&quot;getRandomNumber&quot;;INFO.OBBA.OBBA.OBMAKE(&quot;&quot;;&quot;int&quot;;[.H179])))" office:value-type="float" office:value="0.73166501923371" calcext:value-type="float">
            <text:p/>
          </table:table-cell>
          <table:table-cell table:style-name="ce1"/>
          <table:table-cell table:style-name="ce20" table:formula="of:=[.K178]+2" office:value-type="float" office:value="342" calcext:value-type="float">
            <text:p/>
          </table:table-cell>
          <table:table-cell table:style-name="ce20" table:formula="of:=[.L178]+2" office:value-type="float" office:value="3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79])))" office:value-type="float" office:value="0.64315317252824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79])))" office:value-type="float" office:value="0.33253691341008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2" calcext:value-type="float">
            <text:p>172</text:p>
          </table:table-cell>
          <table:table-cell table:style-name="ce24" table:formula="of:=INFO.OBBA.OBBA.OBGET(INFO.OBBA.OBBA.OBCALL(&quot;&quot;;[.$B$12];&quot;getRandomNumber&quot;;INFO.OBBA.OBBA.OBMAKE(&quot;&quot;;&quot;int&quot;;[.H180])))" office:value-type="float" office:value="0.559003673728113" calcext:value-type="float">
            <text:p/>
          </table:table-cell>
          <table:table-cell table:style-name="ce1"/>
          <table:table-cell table:style-name="ce20" table:formula="of:=[.K179]+2" office:value-type="float" office:value="344" calcext:value-type="float">
            <text:p/>
          </table:table-cell>
          <table:table-cell table:style-name="ce20" table:formula="of:=[.L179]+2" office:value-type="float" office:value="3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80])))" office:value-type="float" office:value="0.8096007959076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80])))" office:value-type="float" office:value="0.30366934914498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3" calcext:value-type="float">
            <text:p>173</text:p>
          </table:table-cell>
          <table:table-cell table:style-name="ce24" table:formula="of:=INFO.OBBA.OBBA.OBGET(INFO.OBBA.OBBA.OBCALL(&quot;&quot;;[.$B$12];&quot;getRandomNumber&quot;;INFO.OBBA.OBBA.OBMAKE(&quot;&quot;;&quot;int&quot;;[.H181])))" office:value-type="float" office:value="0.276364461833399" calcext:value-type="float">
            <text:p/>
          </table:table-cell>
          <table:table-cell table:style-name="ce1"/>
          <table:table-cell table:style-name="ce20" table:formula="of:=[.K180]+2" office:value-type="float" office:value="346" calcext:value-type="float">
            <text:p/>
          </table:table-cell>
          <table:table-cell table:style-name="ce20" table:formula="of:=[.L180]+2" office:value-type="float" office:value="3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81])))" office:value-type="float" office:value="0.9041746044195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81])))" office:value-type="float" office:value="0.63403112248284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4" calcext:value-type="float">
            <text:p>174</text:p>
          </table:table-cell>
          <table:table-cell table:style-name="ce24" table:formula="of:=INFO.OBBA.OBBA.OBGET(INFO.OBBA.OBBA.OBCALL(&quot;&quot;;[.$B$12];&quot;getRandomNumber&quot;;INFO.OBBA.OBBA.OBMAKE(&quot;&quot;;&quot;int&quot;;[.H182])))" office:value-type="float" office:value="0.463213808041243" calcext:value-type="float">
            <text:p/>
          </table:table-cell>
          <table:table-cell table:style-name="ce1"/>
          <table:table-cell table:style-name="ce20" table:formula="of:=[.K181]+2" office:value-type="float" office:value="348" calcext:value-type="float">
            <text:p/>
          </table:table-cell>
          <table:table-cell table:style-name="ce20" table:formula="of:=[.L181]+2" office:value-type="float" office:value="34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82])))" office:value-type="float" office:value="0.0074800776635475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82])))" office:value-type="float" office:value="0.78507116138793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5" calcext:value-type="float">
            <text:p>175</text:p>
          </table:table-cell>
          <table:table-cell table:style-name="ce24" table:formula="of:=INFO.OBBA.OBBA.OBGET(INFO.OBBA.OBBA.OBCALL(&quot;&quot;;[.$B$12];&quot;getRandomNumber&quot;;INFO.OBBA.OBBA.OBMAKE(&quot;&quot;;&quot;int&quot;;[.H183])))" office:value-type="float" office:value="0.133789013799982" calcext:value-type="float">
            <text:p/>
          </table:table-cell>
          <table:table-cell table:style-name="ce1"/>
          <table:table-cell table:style-name="ce20" table:formula="of:=[.K182]+2" office:value-type="float" office:value="350" calcext:value-type="float">
            <text:p/>
          </table:table-cell>
          <table:table-cell table:style-name="ce20" table:formula="of:=[.L182]+2" office:value-type="float" office:value="35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83])))" office:value-type="float" office:value="0.8330909347023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83])))" office:value-type="float" office:value="0.39745239790142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6" calcext:value-type="float">
            <text:p>176</text:p>
          </table:table-cell>
          <table:table-cell table:style-name="ce24" table:formula="of:=INFO.OBBA.OBBA.OBGET(INFO.OBBA.OBBA.OBCALL(&quot;&quot;;[.$B$12];&quot;getRandomNumber&quot;;INFO.OBBA.OBBA.OBMAKE(&quot;&quot;;&quot;int&quot;;[.H184])))" office:value-type="float" office:value="0.956758928264589" calcext:value-type="float">
            <text:p/>
          </table:table-cell>
          <table:table-cell table:style-name="ce1"/>
          <table:table-cell table:style-name="ce20" table:formula="of:=[.K183]+2" office:value-type="float" office:value="352" calcext:value-type="float">
            <text:p/>
          </table:table-cell>
          <table:table-cell table:style-name="ce20" table:formula="of:=[.L183]+2" office:value-type="float" office:value="35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84])))" office:value-type="float" office:value="0.4232696712908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84])))" office:value-type="float" office:value="0.58861451387583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7" calcext:value-type="float">
            <text:p>177</text:p>
          </table:table-cell>
          <table:table-cell table:style-name="ce24" table:formula="of:=INFO.OBBA.OBBA.OBGET(INFO.OBBA.OBBA.OBCALL(&quot;&quot;;[.$B$12];&quot;getRandomNumber&quot;;INFO.OBBA.OBBA.OBMAKE(&quot;&quot;;&quot;int&quot;;[.H185])))" office:value-type="float" office:value="0.874216841800604" calcext:value-type="float">
            <text:p/>
          </table:table-cell>
          <table:table-cell table:style-name="ce1"/>
          <table:table-cell table:style-name="ce20" table:formula="of:=[.K184]+2" office:value-type="float" office:value="354" calcext:value-type="float">
            <text:p/>
          </table:table-cell>
          <table:table-cell table:style-name="ce20" table:formula="of:=[.L184]+2" office:value-type="float" office:value="3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85])))" office:value-type="float" office:value="0.15645260123257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85])))" office:value-type="float" office:value="0.94288285232668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8" calcext:value-type="float">
            <text:p>178</text:p>
          </table:table-cell>
          <table:table-cell table:style-name="ce24" table:formula="of:=INFO.OBBA.OBBA.OBGET(INFO.OBBA.OBBA.OBCALL(&quot;&quot;;[.$B$12];&quot;getRandomNumber&quot;;INFO.OBBA.OBBA.OBMAKE(&quot;&quot;;&quot;int&quot;;[.H186])))" office:value-type="float" office:value="0.995589182728677" calcext:value-type="float">
            <text:p/>
          </table:table-cell>
          <table:table-cell table:style-name="ce1"/>
          <table:table-cell table:style-name="ce20" table:formula="of:=[.K185]+2" office:value-type="float" office:value="356" calcext:value-type="float">
            <text:p/>
          </table:table-cell>
          <table:table-cell table:style-name="ce20" table:formula="of:=[.L185]+2" office:value-type="float" office:value="35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86])))" office:value-type="float" office:value="0.6116460647177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86])))" office:value-type="float" office:value="0.45958712302496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9" calcext:value-type="float">
            <text:p>179</text:p>
          </table:table-cell>
          <table:table-cell table:style-name="ce24" table:formula="of:=INFO.OBBA.OBBA.OBGET(INFO.OBBA.OBBA.OBCALL(&quot;&quot;;[.$B$12];&quot;getRandomNumber&quot;;INFO.OBBA.OBBA.OBMAKE(&quot;&quot;;&quot;int&quot;;[.H187])))" office:value-type="float" office:value="0.566534096551673" calcext:value-type="float">
            <text:p/>
          </table:table-cell>
          <table:table-cell table:style-name="ce1"/>
          <table:table-cell table:style-name="ce20" table:formula="of:=[.K186]+2" office:value-type="float" office:value="358" calcext:value-type="float">
            <text:p/>
          </table:table-cell>
          <table:table-cell table:style-name="ce20" table:formula="of:=[.L186]+2" office:value-type="float" office:value="3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87])))" office:value-type="float" office:value="0.07668722378151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87])))" office:value-type="float" office:value="0.804069212637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0" calcext:value-type="float">
            <text:p>180</text:p>
          </table:table-cell>
          <table:table-cell table:style-name="ce24" table:formula="of:=INFO.OBBA.OBBA.OBGET(INFO.OBBA.OBBA.OBCALL(&quot;&quot;;[.$B$12];&quot;getRandomNumber&quot;;INFO.OBBA.OBBA.OBMAKE(&quot;&quot;;&quot;int&quot;;[.H188])))" office:value-type="float" office:value="0.859510074270377" calcext:value-type="float">
            <text:p/>
          </table:table-cell>
          <table:table-cell table:style-name="ce1"/>
          <table:table-cell table:style-name="ce20" table:formula="of:=[.K187]+2" office:value-type="float" office:value="360" calcext:value-type="float">
            <text:p/>
          </table:table-cell>
          <table:table-cell table:style-name="ce20" table:formula="of:=[.L187]+2" office:value-type="float" office:value="3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88])))" office:value-type="float" office:value="0.62027091269685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88])))" office:value-type="float" office:value="0.38665476070186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1" calcext:value-type="float">
            <text:p>181</text:p>
          </table:table-cell>
          <table:table-cell table:style-name="ce24" table:formula="of:=INFO.OBBA.OBBA.OBGET(INFO.OBBA.OBBA.OBCALL(&quot;&quot;;[.$B$12];&quot;getRandomNumber&quot;;INFO.OBBA.OBBA.OBMAKE(&quot;&quot;;&quot;int&quot;;[.H189])))" office:value-type="float" office:value="0.666472877760977" calcext:value-type="float">
            <text:p/>
          </table:table-cell>
          <table:table-cell table:style-name="ce1"/>
          <table:table-cell table:style-name="ce20" table:formula="of:=[.K188]+2" office:value-type="float" office:value="362" calcext:value-type="float">
            <text:p/>
          </table:table-cell>
          <table:table-cell table:style-name="ce20" table:formula="of:=[.L188]+2" office:value-type="float" office:value="3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89])))" office:value-type="float" office:value="0.9876334711104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89])))" office:value-type="float" office:value="0.13686847363228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2" calcext:value-type="float">
            <text:p>182</text:p>
          </table:table-cell>
          <table:table-cell table:style-name="ce24" table:formula="of:=INFO.OBBA.OBBA.OBGET(INFO.OBBA.OBBA.OBCALL(&quot;&quot;;[.$B$12];&quot;getRandomNumber&quot;;INFO.OBBA.OBBA.OBMAKE(&quot;&quot;;&quot;int&quot;;[.H190])))" office:value-type="float" office:value="0.0370463681406771" calcext:value-type="float">
            <text:p/>
          </table:table-cell>
          <table:table-cell table:style-name="ce1"/>
          <table:table-cell table:style-name="ce20" table:formula="of:=[.K189]+2" office:value-type="float" office:value="364" calcext:value-type="float">
            <text:p/>
          </table:table-cell>
          <table:table-cell table:style-name="ce20" table:formula="of:=[.L189]+2" office:value-type="float" office:value="36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90])))" office:value-type="float" office:value="0.51984869127547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90])))" office:value-type="float" office:value="0.55349438515824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3" calcext:value-type="float">
            <text:p>183</text:p>
          </table:table-cell>
          <table:table-cell table:style-name="ce24" table:formula="of:=INFO.OBBA.OBBA.OBGET(INFO.OBBA.OBBA.OBCALL(&quot;&quot;;[.$B$12];&quot;getRandomNumber&quot;;INFO.OBBA.OBBA.OBMAKE(&quot;&quot;;&quot;int&quot;;[.H191])))" office:value-type="float" office:value="0.128332616919877" calcext:value-type="float">
            <text:p/>
          </table:table-cell>
          <table:table-cell table:style-name="ce1"/>
          <table:table-cell table:style-name="ce20" table:formula="of:=[.K190]+2" office:value-type="float" office:value="366" calcext:value-type="float">
            <text:p/>
          </table:table-cell>
          <table:table-cell table:style-name="ce20" table:formula="of:=[.L190]+2" office:value-type="float" office:value="3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91])))" office:value-type="float" office:value="0.62583598929351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91])))" office:value-type="float" office:value="0.55822939423296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4" calcext:value-type="float">
            <text:p>184</text:p>
          </table:table-cell>
          <table:table-cell table:style-name="ce24" table:formula="of:=INFO.OBBA.OBBA.OBGET(INFO.OBBA.OBBA.OBCALL(&quot;&quot;;[.$B$12];&quot;getRandomNumber&quot;;INFO.OBBA.OBBA.OBMAKE(&quot;&quot;;&quot;int&quot;;[.H192])))" office:value-type="float" office:value="0.0561283126512794" calcext:value-type="float">
            <text:p/>
          </table:table-cell>
          <table:table-cell table:style-name="ce1"/>
          <table:table-cell table:style-name="ce20" table:formula="of:=[.K191]+2" office:value-type="float" office:value="368" calcext:value-type="float">
            <text:p/>
          </table:table-cell>
          <table:table-cell table:style-name="ce20" table:formula="of:=[.L191]+2" office:value-type="float" office:value="3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92])))" office:value-type="float" office:value="0.4774666848079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92])))" office:value-type="float" office:value="0.28022253054930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5" calcext:value-type="float">
            <text:p>185</text:p>
          </table:table-cell>
          <table:table-cell table:style-name="ce24" table:formula="of:=INFO.OBBA.OBBA.OBGET(INFO.OBBA.OBBA.OBCALL(&quot;&quot;;[.$B$12];&quot;getRandomNumber&quot;;INFO.OBBA.OBBA.OBMAKE(&quot;&quot;;&quot;int&quot;;[.H193])))" office:value-type="float" office:value="0.12141524601541" calcext:value-type="float">
            <text:p/>
          </table:table-cell>
          <table:table-cell table:style-name="ce1"/>
          <table:table-cell table:style-name="ce20" table:formula="of:=[.K192]+2" office:value-type="float" office:value="370" calcext:value-type="float">
            <text:p/>
          </table:table-cell>
          <table:table-cell table:style-name="ce20" table:formula="of:=[.L192]+2" office:value-type="float" office:value="3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93])))" office:value-type="float" office:value="0.76530062845497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93])))" office:value-type="float" office:value="0.34513087171102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6" calcext:value-type="float">
            <text:p>186</text:p>
          </table:table-cell>
          <table:table-cell table:style-name="ce24" table:formula="of:=INFO.OBBA.OBBA.OBGET(INFO.OBBA.OBBA.OBCALL(&quot;&quot;;[.$B$12];&quot;getRandomNumber&quot;;INFO.OBBA.OBBA.OBMAKE(&quot;&quot;;&quot;int&quot;;[.H194])))" office:value-type="float" office:value="0.931887924643503" calcext:value-type="float">
            <text:p/>
          </table:table-cell>
          <table:table-cell table:style-name="ce1"/>
          <table:table-cell table:style-name="ce20" table:formula="of:=[.K193]+2" office:value-type="float" office:value="372" calcext:value-type="float">
            <text:p/>
          </table:table-cell>
          <table:table-cell table:style-name="ce20" table:formula="of:=[.L193]+2" office:value-type="float" office:value="3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94])))" office:value-type="float" office:value="0.2484578666876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94])))" office:value-type="float" office:value="0.56743834735286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7" calcext:value-type="float">
            <text:p>187</text:p>
          </table:table-cell>
          <table:table-cell table:style-name="ce24" table:formula="of:=INFO.OBBA.OBBA.OBGET(INFO.OBBA.OBBA.OBCALL(&quot;&quot;;[.$B$12];&quot;getRandomNumber&quot;;INFO.OBBA.OBBA.OBMAKE(&quot;&quot;;&quot;int&quot;;[.H195])))" office:value-type="float" office:value="0.555072919788922" calcext:value-type="float">
            <text:p/>
          </table:table-cell>
          <table:table-cell table:style-name="ce1"/>
          <table:table-cell table:style-name="ce20" table:formula="of:=[.K194]+2" office:value-type="float" office:value="374" calcext:value-type="float">
            <text:p/>
          </table:table-cell>
          <table:table-cell table:style-name="ce20" table:formula="of:=[.L194]+2" office:value-type="float" office:value="3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95])))" office:value-type="float" office:value="0.8032904017259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95])))" office:value-type="float" office:value="0.57867732131070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8" calcext:value-type="float">
            <text:p>188</text:p>
          </table:table-cell>
          <table:table-cell table:style-name="ce24" table:formula="of:=INFO.OBBA.OBBA.OBGET(INFO.OBBA.OBBA.OBCALL(&quot;&quot;;[.$B$12];&quot;getRandomNumber&quot;;INFO.OBBA.OBBA.OBMAKE(&quot;&quot;;&quot;int&quot;;[.H196])))" office:value-type="float" office:value="0.478668657986997" calcext:value-type="float">
            <text:p/>
          </table:table-cell>
          <table:table-cell table:style-name="ce1"/>
          <table:table-cell table:style-name="ce20" table:formula="of:=[.K195]+2" office:value-type="float" office:value="376" calcext:value-type="float">
            <text:p/>
          </table:table-cell>
          <table:table-cell table:style-name="ce20" table:formula="of:=[.L195]+2" office:value-type="float" office:value="3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96])))" office:value-type="float" office:value="0.8593317328093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96])))" office:value-type="float" office:value="0.3534145974677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9" calcext:value-type="float">
            <text:p>189</text:p>
          </table:table-cell>
          <table:table-cell table:style-name="ce24" table:formula="of:=INFO.OBBA.OBBA.OBGET(INFO.OBBA.OBBA.OBCALL(&quot;&quot;;[.$B$12];&quot;getRandomNumber&quot;;INFO.OBBA.OBBA.OBMAKE(&quot;&quot;;&quot;int&quot;;[.H197])))" office:value-type="float" office:value="0.0273949519752977" calcext:value-type="float">
            <text:p/>
          </table:table-cell>
          <table:table-cell table:style-name="ce1"/>
          <table:table-cell table:style-name="ce20" table:formula="of:=[.K196]+2" office:value-type="float" office:value="378" calcext:value-type="float">
            <text:p/>
          </table:table-cell>
          <table:table-cell table:style-name="ce20" table:formula="of:=[.L196]+2" office:value-type="float" office:value="3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97])))" office:value-type="float" office:value="0.064741908584217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97])))" office:value-type="float" office:value="0.43163647189640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0" calcext:value-type="float">
            <text:p>190</text:p>
          </table:table-cell>
          <table:table-cell table:style-name="ce24" table:formula="of:=INFO.OBBA.OBBA.OBGET(INFO.OBBA.OBBA.OBCALL(&quot;&quot;;[.$B$12];&quot;getRandomNumber&quot;;INFO.OBBA.OBBA.OBMAKE(&quot;&quot;;&quot;int&quot;;[.H198])))" office:value-type="float" office:value="0.19481391428466" calcext:value-type="float">
            <text:p/>
          </table:table-cell>
          <table:table-cell table:style-name="ce1"/>
          <table:table-cell table:style-name="ce20" table:formula="of:=[.K197]+2" office:value-type="float" office:value="380" calcext:value-type="float">
            <text:p/>
          </table:table-cell>
          <table:table-cell table:style-name="ce20" table:formula="of:=[.L197]+2" office:value-type="float" office:value="38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98])))" office:value-type="float" office:value="0.7852548474376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98])))" office:value-type="float" office:value="0.88142190393158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1" calcext:value-type="float">
            <text:p>191</text:p>
          </table:table-cell>
          <table:table-cell table:style-name="ce24" table:formula="of:=INFO.OBBA.OBBA.OBGET(INFO.OBBA.OBBA.OBCALL(&quot;&quot;;[.$B$12];&quot;getRandomNumber&quot;;INFO.OBBA.OBBA.OBMAKE(&quot;&quot;;&quot;int&quot;;[.H199])))" office:value-type="float" office:value="0.261391164297566" calcext:value-type="float">
            <text:p/>
          </table:table-cell>
          <table:table-cell table:style-name="ce1"/>
          <table:table-cell table:style-name="ce20" table:formula="of:=[.K198]+2" office:value-type="float" office:value="382" calcext:value-type="float">
            <text:p/>
          </table:table-cell>
          <table:table-cell table:style-name="ce20" table:formula="of:=[.L198]+2" office:value-type="float" office:value="3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199])))" office:value-type="float" office:value="0.60288957055310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199])))" office:value-type="float" office:value="0.78356072389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2" calcext:value-type="float">
            <text:p>192</text:p>
          </table:table-cell>
          <table:table-cell table:style-name="ce24" table:formula="of:=INFO.OBBA.OBBA.OBGET(INFO.OBBA.OBBA.OBCALL(&quot;&quot;;[.$B$12];&quot;getRandomNumber&quot;;INFO.OBBA.OBBA.OBMAKE(&quot;&quot;;&quot;int&quot;;[.H200])))" office:value-type="float" office:value="0.39513305650412" calcext:value-type="float">
            <text:p/>
          </table:table-cell>
          <table:table-cell table:style-name="ce1"/>
          <table:table-cell table:style-name="ce20" table:formula="of:=[.K199]+2" office:value-type="float" office:value="384" calcext:value-type="float">
            <text:p/>
          </table:table-cell>
          <table:table-cell table:style-name="ce20" table:formula="of:=[.L199]+2" office:value-type="float" office:value="3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00])))" office:value-type="float" office:value="0.35383760038787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00])))" office:value-type="float" office:value="0.27064716613165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3" calcext:value-type="float">
            <text:p>193</text:p>
          </table:table-cell>
          <table:table-cell table:style-name="ce24" table:formula="of:=INFO.OBBA.OBBA.OBGET(INFO.OBBA.OBBA.OBCALL(&quot;&quot;;[.$B$12];&quot;getRandomNumber&quot;;INFO.OBBA.OBBA.OBMAKE(&quot;&quot;;&quot;int&quot;;[.H201])))" office:value-type="float" office:value="0.628552768208528" calcext:value-type="float">
            <text:p/>
          </table:table-cell>
          <table:table-cell table:style-name="ce1"/>
          <table:table-cell table:style-name="ce20" table:formula="of:=[.K200]+2" office:value-type="float" office:value="386" calcext:value-type="float">
            <text:p/>
          </table:table-cell>
          <table:table-cell table:style-name="ce20" table:formula="of:=[.L200]+2" office:value-type="float" office:value="38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01])))" office:value-type="float" office:value="0.7964309926728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01])))" office:value-type="float" office:value="0.15819956297353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4" calcext:value-type="float">
            <text:p>194</text:p>
          </table:table-cell>
          <table:table-cell table:style-name="ce24" table:formula="of:=INFO.OBBA.OBBA.OBGET(INFO.OBBA.OBBA.OBCALL(&quot;&quot;;[.$B$12];&quot;getRandomNumber&quot;;INFO.OBBA.OBBA.OBMAKE(&quot;&quot;;&quot;int&quot;;[.H202])))" office:value-type="float" office:value="0.670004295158384" calcext:value-type="float">
            <text:p/>
          </table:table-cell>
          <table:table-cell table:style-name="ce1"/>
          <table:table-cell table:style-name="ce20" table:formula="of:=[.K201]+2" office:value-type="float" office:value="388" calcext:value-type="float">
            <text:p/>
          </table:table-cell>
          <table:table-cell table:style-name="ce20" table:formula="of:=[.L201]+2" office:value-type="float" office:value="3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02])))" office:value-type="float" office:value="0.9325596123055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02])))" office:value-type="float" office:value="0.31641330808560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5" calcext:value-type="float">
            <text:p>195</text:p>
          </table:table-cell>
          <table:table-cell table:style-name="ce24" table:formula="of:=INFO.OBBA.OBBA.OBGET(INFO.OBBA.OBBA.OBCALL(&quot;&quot;;[.$B$12];&quot;getRandomNumber&quot;;INFO.OBBA.OBBA.OBMAKE(&quot;&quot;;&quot;int&quot;;[.H203])))" office:value-type="float" office:value="0.233377124133964" calcext:value-type="float">
            <text:p/>
          </table:table-cell>
          <table:table-cell table:style-name="ce1"/>
          <table:table-cell table:style-name="ce20" table:formula="of:=[.K202]+2" office:value-type="float" office:value="390" calcext:value-type="float">
            <text:p/>
          </table:table-cell>
          <table:table-cell table:style-name="ce20" table:formula="of:=[.L202]+2" office:value-type="float" office:value="3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03])))" office:value-type="float" office:value="0.0898103301010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03])))" office:value-type="float" office:value="0.87144071325424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6" calcext:value-type="float">
            <text:p>196</text:p>
          </table:table-cell>
          <table:table-cell table:style-name="ce24" table:formula="of:=INFO.OBBA.OBBA.OBGET(INFO.OBBA.OBBA.OBCALL(&quot;&quot;;[.$B$12];&quot;getRandomNumber&quot;;INFO.OBBA.OBBA.OBMAKE(&quot;&quot;;&quot;int&quot;;[.H204])))" office:value-type="float" office:value="0.436907305947427" calcext:value-type="float">
            <text:p/>
          </table:table-cell>
          <table:table-cell table:style-name="ce1"/>
          <table:table-cell table:style-name="ce20" table:formula="of:=[.K203]+2" office:value-type="float" office:value="392" calcext:value-type="float">
            <text:p/>
          </table:table-cell>
          <table:table-cell table:style-name="ce20" table:formula="of:=[.L203]+2" office:value-type="float" office:value="3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04])))" office:value-type="float" office:value="0.74461524165419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04])))" office:value-type="float" office:value="0.71042674112699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7" calcext:value-type="float">
            <text:p>197</text:p>
          </table:table-cell>
          <table:table-cell table:style-name="ce24" table:formula="of:=INFO.OBBA.OBBA.OBGET(INFO.OBBA.OBBA.OBCALL(&quot;&quot;;[.$B$12];&quot;getRandomNumber&quot;;INFO.OBBA.OBBA.OBMAKE(&quot;&quot;;&quot;int&quot;;[.H205])))" office:value-type="float" office:value="0.998416216252839" calcext:value-type="float">
            <text:p/>
          </table:table-cell>
          <table:table-cell table:style-name="ce1"/>
          <table:table-cell table:style-name="ce20" table:formula="of:=[.K204]+2" office:value-type="float" office:value="394" calcext:value-type="float">
            <text:p/>
          </table:table-cell>
          <table:table-cell table:style-name="ce20" table:formula="of:=[.L204]+2" office:value-type="float" office:value="3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05])))" office:value-type="float" office:value="0.4704693330145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05])))" office:value-type="float" office:value="0.8142534121260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8" calcext:value-type="float">
            <text:p>198</text:p>
          </table:table-cell>
          <table:table-cell table:style-name="ce24" table:formula="of:=INFO.OBBA.OBBA.OBGET(INFO.OBBA.OBBA.OBCALL(&quot;&quot;;[.$B$12];&quot;getRandomNumber&quot;;INFO.OBBA.OBBA.OBMAKE(&quot;&quot;;&quot;int&quot;;[.H206])))" office:value-type="float" office:value="0.246030208111284" calcext:value-type="float">
            <text:p/>
          </table:table-cell>
          <table:table-cell table:style-name="ce1"/>
          <table:table-cell table:style-name="ce20" table:formula="of:=[.K205]+2" office:value-type="float" office:value="396" calcext:value-type="float">
            <text:p/>
          </table:table-cell>
          <table:table-cell table:style-name="ce20" table:formula="of:=[.L205]+2" office:value-type="float" office:value="3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06])))" office:value-type="float" office:value="0.968974994388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06])))" office:value-type="float" office:value="0.45136483946504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9" calcext:value-type="float">
            <text:p>199</text:p>
          </table:table-cell>
          <table:table-cell table:style-name="ce24" table:formula="of:=INFO.OBBA.OBBA.OBGET(INFO.OBBA.OBBA.OBCALL(&quot;&quot;;[.$B$12];&quot;getRandomNumber&quot;;INFO.OBBA.OBBA.OBMAKE(&quot;&quot;;&quot;int&quot;;[.H207])))" office:value-type="float" office:value="0.923633788126073" calcext:value-type="float">
            <text:p/>
          </table:table-cell>
          <table:table-cell table:style-name="ce1"/>
          <table:table-cell table:style-name="ce20" table:formula="of:=[.K206]+2" office:value-type="float" office:value="398" calcext:value-type="float">
            <text:p/>
          </table:table-cell>
          <table:table-cell table:style-name="ce20" table:formula="of:=[.L206]+2" office:value-type="float" office:value="3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07])))" office:value-type="float" office:value="0.35182805263914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07])))" office:value-type="float" office:value="0.51289926404395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0" calcext:value-type="float">
            <text:p>200</text:p>
          </table:table-cell>
          <table:table-cell table:style-name="ce24" table:formula="of:=INFO.OBBA.OBBA.OBGET(INFO.OBBA.OBBA.OBCALL(&quot;&quot;;[.$B$12];&quot;getRandomNumber&quot;;INFO.OBBA.OBBA.OBMAKE(&quot;&quot;;&quot;int&quot;;[.H208])))" office:value-type="float" office:value="0.105032604561904" calcext:value-type="float">
            <text:p/>
          </table:table-cell>
          <table:table-cell table:style-name="ce1"/>
          <table:table-cell table:style-name="ce20" table:formula="of:=[.K207]+2" office:value-type="float" office:value="400" calcext:value-type="float">
            <text:p/>
          </table:table-cell>
          <table:table-cell table:style-name="ce20" table:formula="of:=[.L207]+2" office:value-type="float" office:value="4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08])))" office:value-type="float" office:value="0.15912569725247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08])))" office:value-type="float" office:value="0.90843707768554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1" calcext:value-type="float">
            <text:p>201</text:p>
          </table:table-cell>
          <table:table-cell table:style-name="ce24" table:formula="of:=INFO.OBBA.OBBA.OBGET(INFO.OBBA.OBBA.OBCALL(&quot;&quot;;[.$B$12];&quot;getRandomNumber&quot;;INFO.OBBA.OBBA.OBMAKE(&quot;&quot;;&quot;int&quot;;[.H209])))" office:value-type="float" office:value="0.708761375696732" calcext:value-type="float">
            <text:p/>
          </table:table-cell>
          <table:table-cell table:style-name="ce1"/>
          <table:table-cell table:style-name="ce20" table:formula="of:=[.K208]+2" office:value-type="float" office:value="402" calcext:value-type="float">
            <text:p/>
          </table:table-cell>
          <table:table-cell table:style-name="ce20" table:formula="of:=[.L208]+2" office:value-type="float" office:value="4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09])))" office:value-type="float" office:value="0.046585337617609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09])))" office:value-type="float" office:value="0.46650571748918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2" calcext:value-type="float">
            <text:p>202</text:p>
          </table:table-cell>
          <table:table-cell table:style-name="ce24" table:formula="of:=INFO.OBBA.OBBA.OBGET(INFO.OBBA.OBBA.OBCALL(&quot;&quot;;[.$B$12];&quot;getRandomNumber&quot;;INFO.OBBA.OBBA.OBMAKE(&quot;&quot;;&quot;int&quot;;[.H210])))" office:value-type="float" office:value="0.468599842721866" calcext:value-type="float">
            <text:p/>
          </table:table-cell>
          <table:table-cell table:style-name="ce1"/>
          <table:table-cell table:style-name="ce20" table:formula="of:=[.K209]+2" office:value-type="float" office:value="404" calcext:value-type="float">
            <text:p/>
          </table:table-cell>
          <table:table-cell table:style-name="ce20" table:formula="of:=[.L209]+2" office:value-type="float" office:value="4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10])))" office:value-type="float" office:value="0.03684530719796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10])))" office:value-type="float" office:value="0.30361518663578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3" calcext:value-type="float">
            <text:p>203</text:p>
          </table:table-cell>
          <table:table-cell table:style-name="ce24" table:formula="of:=INFO.OBBA.OBBA.OBGET(INFO.OBBA.OBBA.OBCALL(&quot;&quot;;[.$B$12];&quot;getRandomNumber&quot;;INFO.OBBA.OBBA.OBMAKE(&quot;&quot;;&quot;int&quot;;[.H211])))" office:value-type="float" office:value="0.0620983808089973" calcext:value-type="float">
            <text:p/>
          </table:table-cell>
          <table:table-cell table:style-name="ce1"/>
          <table:table-cell table:style-name="ce20" table:formula="of:=[.K210]+2" office:value-type="float" office:value="406" calcext:value-type="float">
            <text:p/>
          </table:table-cell>
          <table:table-cell table:style-name="ce20" table:formula="of:=[.L210]+2" office:value-type="float" office:value="40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11])))" office:value-type="float" office:value="0.96207406808849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11])))" office:value-type="float" office:value="0.96671088911060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4" calcext:value-type="float">
            <text:p>204</text:p>
          </table:table-cell>
          <table:table-cell table:style-name="ce24" table:formula="of:=INFO.OBBA.OBBA.OBGET(INFO.OBBA.OBBA.OBCALL(&quot;&quot;;[.$B$12];&quot;getRandomNumber&quot;;INFO.OBBA.OBBA.OBMAKE(&quot;&quot;;&quot;int&quot;;[.H212])))" office:value-type="float" office:value="0.649495820634061" calcext:value-type="float">
            <text:p/>
          </table:table-cell>
          <table:table-cell table:style-name="ce1"/>
          <table:table-cell table:style-name="ce20" table:formula="of:=[.K211]+2" office:value-type="float" office:value="408" calcext:value-type="float">
            <text:p/>
          </table:table-cell>
          <table:table-cell table:style-name="ce20" table:formula="of:=[.L211]+2" office:value-type="float" office:value="40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12])))" office:value-type="float" office:value="0.10360059138909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12])))" office:value-type="float" office:value="0.51327393309335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5" calcext:value-type="float">
            <text:p>205</text:p>
          </table:table-cell>
          <table:table-cell table:style-name="ce24" table:formula="of:=INFO.OBBA.OBBA.OBGET(INFO.OBBA.OBBA.OBCALL(&quot;&quot;;[.$B$12];&quot;getRandomNumber&quot;;INFO.OBBA.OBBA.OBMAKE(&quot;&quot;;&quot;int&quot;;[.H213])))" office:value-type="float" office:value="0.334654445095199" calcext:value-type="float">
            <text:p/>
          </table:table-cell>
          <table:table-cell table:style-name="ce1"/>
          <table:table-cell table:style-name="ce20" table:formula="of:=[.K212]+2" office:value-type="float" office:value="410" calcext:value-type="float">
            <text:p/>
          </table:table-cell>
          <table:table-cell table:style-name="ce20" table:formula="of:=[.L212]+2" office:value-type="float" office:value="4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13])))" office:value-type="float" office:value="0.4660458553404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13])))" office:value-type="float" office:value="0.35728900381471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6" calcext:value-type="float">
            <text:p>206</text:p>
          </table:table-cell>
          <table:table-cell table:style-name="ce24" table:formula="of:=INFO.OBBA.OBBA.OBGET(INFO.OBBA.OBBA.OBCALL(&quot;&quot;;[.$B$12];&quot;getRandomNumber&quot;;INFO.OBBA.OBBA.OBMAKE(&quot;&quot;;&quot;int&quot;;[.H214])))" office:value-type="float" office:value="0.185435423463521" calcext:value-type="float">
            <text:p/>
          </table:table-cell>
          <table:table-cell table:style-name="ce1"/>
          <table:table-cell table:style-name="ce20" table:formula="of:=[.K213]+2" office:value-type="float" office:value="412" calcext:value-type="float">
            <text:p/>
          </table:table-cell>
          <table:table-cell table:style-name="ce20" table:formula="of:=[.L213]+2" office:value-type="float" office:value="4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14])))" office:value-type="float" office:value="0.9660791017846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14])))" office:value-type="float" office:value="0.50104213955348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7" calcext:value-type="float">
            <text:p>207</text:p>
          </table:table-cell>
          <table:table-cell table:style-name="ce24" table:formula="of:=INFO.OBBA.OBBA.OBGET(INFO.OBBA.OBBA.OBCALL(&quot;&quot;;[.$B$12];&quot;getRandomNumber&quot;;INFO.OBBA.OBBA.OBMAKE(&quot;&quot;;&quot;int&quot;;[.H215])))" office:value-type="float" office:value="0.857531608503006" calcext:value-type="float">
            <text:p/>
          </table:table-cell>
          <table:table-cell table:style-name="ce1"/>
          <table:table-cell table:style-name="ce20" table:formula="of:=[.K214]+2" office:value-type="float" office:value="414" calcext:value-type="float">
            <text:p/>
          </table:table-cell>
          <table:table-cell table:style-name="ce20" table:formula="of:=[.L214]+2" office:value-type="float" office:value="4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15])))" office:value-type="float" office:value="0.5182528579345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15])))" office:value-type="float" office:value="0.39543456450593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8" calcext:value-type="float">
            <text:p>208</text:p>
          </table:table-cell>
          <table:table-cell table:style-name="ce24" table:formula="of:=INFO.OBBA.OBBA.OBGET(INFO.OBBA.OBBA.OBCALL(&quot;&quot;;[.$B$12];&quot;getRandomNumber&quot;;INFO.OBBA.OBBA.OBMAKE(&quot;&quot;;&quot;int&quot;;[.H216])))" office:value-type="float" office:value="0.441795287054558" calcext:value-type="float">
            <text:p/>
          </table:table-cell>
          <table:table-cell table:style-name="ce1"/>
          <table:table-cell table:style-name="ce20" table:formula="of:=[.K215]+2" office:value-type="float" office:value="416" calcext:value-type="float">
            <text:p/>
          </table:table-cell>
          <table:table-cell table:style-name="ce20" table:formula="of:=[.L215]+2" office:value-type="float" office:value="4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16])))" office:value-type="float" office:value="0.3632322998476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16])))" office:value-type="float" office:value="0.73849579775957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9" calcext:value-type="float">
            <text:p>209</text:p>
          </table:table-cell>
          <table:table-cell table:style-name="ce24" table:formula="of:=INFO.OBBA.OBBA.OBGET(INFO.OBBA.OBBA.OBCALL(&quot;&quot;;[.$B$12];&quot;getRandomNumber&quot;;INFO.OBBA.OBBA.OBMAKE(&quot;&quot;;&quot;int&quot;;[.H217])))" office:value-type="float" office:value="0.273366509527656" calcext:value-type="float">
            <text:p/>
          </table:table-cell>
          <table:table-cell table:style-name="ce1"/>
          <table:table-cell table:style-name="ce20" table:formula="of:=[.K216]+2" office:value-type="float" office:value="418" calcext:value-type="float">
            <text:p/>
          </table:table-cell>
          <table:table-cell table:style-name="ce20" table:formula="of:=[.L216]+2" office:value-type="float" office:value="4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17])))" office:value-type="float" office:value="0.3323167564509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17])))" office:value-type="float" office:value="0.94955424534030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0" calcext:value-type="float">
            <text:p>210</text:p>
          </table:table-cell>
          <table:table-cell table:style-name="ce24" table:formula="of:=INFO.OBBA.OBBA.OBGET(INFO.OBBA.OBBA.OBCALL(&quot;&quot;;[.$B$12];&quot;getRandomNumber&quot;;INFO.OBBA.OBBA.OBMAKE(&quot;&quot;;&quot;int&quot;;[.H218])))" office:value-type="float" office:value="0.235437120306377" calcext:value-type="float">
            <text:p/>
          </table:table-cell>
          <table:table-cell table:style-name="ce1"/>
          <table:table-cell table:style-name="ce20" table:formula="of:=[.K217]+2" office:value-type="float" office:value="420" calcext:value-type="float">
            <text:p/>
          </table:table-cell>
          <table:table-cell table:style-name="ce20" table:formula="of:=[.L217]+2" office:value-type="float" office:value="4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18])))" office:value-type="float" office:value="0.89279490891567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18])))" office:value-type="float" office:value="0.3908495570684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1" calcext:value-type="float">
            <text:p>211</text:p>
          </table:table-cell>
          <table:table-cell table:style-name="ce24" table:formula="of:=INFO.OBBA.OBBA.OBGET(INFO.OBBA.OBBA.OBCALL(&quot;&quot;;[.$B$12];&quot;getRandomNumber&quot;;INFO.OBBA.OBBA.OBMAKE(&quot;&quot;;&quot;int&quot;;[.H219])))" office:value-type="float" office:value="0.723860465082364" calcext:value-type="float">
            <text:p/>
          </table:table-cell>
          <table:table-cell table:style-name="ce1"/>
          <table:table-cell table:style-name="ce20" table:formula="of:=[.K218]+2" office:value-type="float" office:value="422" calcext:value-type="float">
            <text:p/>
          </table:table-cell>
          <table:table-cell table:style-name="ce20" table:formula="of:=[.L218]+2" office:value-type="float" office:value="4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19])))" office:value-type="float" office:value="0.3470188259264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19])))" office:value-type="float" office:value="0.59080005108987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2" calcext:value-type="float">
            <text:p>212</text:p>
          </table:table-cell>
          <table:table-cell table:style-name="ce24" table:formula="of:=INFO.OBBA.OBBA.OBGET(INFO.OBBA.OBBA.OBCALL(&quot;&quot;;[.$B$12];&quot;getRandomNumber&quot;;INFO.OBBA.OBBA.OBMAKE(&quot;&quot;;&quot;int&quot;;[.H220])))" office:value-type="float" office:value="0.857193528620942" calcext:value-type="float">
            <text:p/>
          </table:table-cell>
          <table:table-cell table:style-name="ce1"/>
          <table:table-cell table:style-name="ce20" table:formula="of:=[.K219]+2" office:value-type="float" office:value="424" calcext:value-type="float">
            <text:p/>
          </table:table-cell>
          <table:table-cell table:style-name="ce20" table:formula="of:=[.L219]+2" office:value-type="float" office:value="4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20])))" office:value-type="float" office:value="0.77357830451848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20])))" office:value-type="float" office:value="0.40402732607432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3" calcext:value-type="float">
            <text:p>213</text:p>
          </table:table-cell>
          <table:table-cell table:style-name="ce24" table:formula="of:=INFO.OBBA.OBBA.OBGET(INFO.OBBA.OBBA.OBCALL(&quot;&quot;;[.$B$12];&quot;getRandomNumber&quot;;INFO.OBBA.OBBA.OBMAKE(&quot;&quot;;&quot;int&quot;;[.H221])))" office:value-type="float" office:value="0.17825568610225" calcext:value-type="float">
            <text:p/>
          </table:table-cell>
          <table:table-cell table:style-name="ce1"/>
          <table:table-cell table:style-name="ce20" table:formula="of:=[.K220]+2" office:value-type="float" office:value="426" calcext:value-type="float">
            <text:p/>
          </table:table-cell>
          <table:table-cell table:style-name="ce20" table:formula="of:=[.L220]+2" office:value-type="float" office:value="4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21])))" office:value-type="float" office:value="0.8008288099352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21])))" office:value-type="float" office:value="0.20471811410346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4" calcext:value-type="float">
            <text:p>214</text:p>
          </table:table-cell>
          <table:table-cell table:style-name="ce24" table:formula="of:=INFO.OBBA.OBBA.OBGET(INFO.OBBA.OBBA.OBCALL(&quot;&quot;;[.$B$12];&quot;getRandomNumber&quot;;INFO.OBBA.OBBA.OBMAKE(&quot;&quot;;&quot;int&quot;;[.H222])))" office:value-type="float" office:value="0.429218466286789" calcext:value-type="float">
            <text:p/>
          </table:table-cell>
          <table:table-cell table:style-name="ce1"/>
          <table:table-cell table:style-name="ce20" table:formula="of:=[.K221]+2" office:value-type="float" office:value="428" calcext:value-type="float">
            <text:p/>
          </table:table-cell>
          <table:table-cell table:style-name="ce20" table:formula="of:=[.L221]+2" office:value-type="float" office:value="4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22])))" office:value-type="float" office:value="0.534332517007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22])))" office:value-type="float" office:value="0.11605270356830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5" calcext:value-type="float">
            <text:p>215</text:p>
          </table:table-cell>
          <table:table-cell table:style-name="ce24" table:formula="of:=INFO.OBBA.OBBA.OBGET(INFO.OBBA.OBBA.OBCALL(&quot;&quot;;[.$B$12];&quot;getRandomNumber&quot;;INFO.OBBA.OBBA.OBMAKE(&quot;&quot;;&quot;int&quot;;[.H223])))" office:value-type="float" office:value="0.518062960170855" calcext:value-type="float">
            <text:p/>
          </table:table-cell>
          <table:table-cell table:style-name="ce1"/>
          <table:table-cell table:style-name="ce20" table:formula="of:=[.K222]+2" office:value-type="float" office:value="430" calcext:value-type="float">
            <text:p/>
          </table:table-cell>
          <table:table-cell table:style-name="ce20" table:formula="of:=[.L222]+2" office:value-type="float" office:value="4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23])))" office:value-type="float" office:value="0.96409951895269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23])))" office:value-type="float" office:value="0.88591883437904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6" calcext:value-type="float">
            <text:p>216</text:p>
          </table:table-cell>
          <table:table-cell table:style-name="ce24" table:formula="of:=INFO.OBBA.OBBA.OBGET(INFO.OBBA.OBBA.OBCALL(&quot;&quot;;[.$B$12];&quot;getRandomNumber&quot;;INFO.OBBA.OBBA.OBMAKE(&quot;&quot;;&quot;int&quot;;[.H224])))" office:value-type="float" office:value="0.27803582455119" calcext:value-type="float">
            <text:p/>
          </table:table-cell>
          <table:table-cell table:style-name="ce1"/>
          <table:table-cell table:style-name="ce20" table:formula="of:=[.K223]+2" office:value-type="float" office:value="432" calcext:value-type="float">
            <text:p/>
          </table:table-cell>
          <table:table-cell table:style-name="ce20" table:formula="of:=[.L223]+2" office:value-type="float" office:value="4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24])))" office:value-type="float" office:value="0.6778823807907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24])))" office:value-type="float" office:value="0.040152527029898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7" calcext:value-type="float">
            <text:p>217</text:p>
          </table:table-cell>
          <table:table-cell table:style-name="ce24" table:formula="of:=INFO.OBBA.OBBA.OBGET(INFO.OBBA.OBBA.OBCALL(&quot;&quot;;[.$B$12];&quot;getRandomNumber&quot;;INFO.OBBA.OBBA.OBMAKE(&quot;&quot;;&quot;int&quot;;[.H225])))" office:value-type="float" office:value="0.283387582666438" calcext:value-type="float">
            <text:p/>
          </table:table-cell>
          <table:table-cell table:style-name="ce1"/>
          <table:table-cell table:style-name="ce20" table:formula="of:=[.K224]+2" office:value-type="float" office:value="434" calcext:value-type="float">
            <text:p/>
          </table:table-cell>
          <table:table-cell table:style-name="ce20" table:formula="of:=[.L224]+2" office:value-type="float" office:value="4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25])))" office:value-type="float" office:value="0.47504780372350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25])))" office:value-type="float" office:value="0.71095043587699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8" calcext:value-type="float">
            <text:p>218</text:p>
          </table:table-cell>
          <table:table-cell table:style-name="ce24" table:formula="of:=INFO.OBBA.OBBA.OBGET(INFO.OBBA.OBBA.OBCALL(&quot;&quot;;[.$B$12];&quot;getRandomNumber&quot;;INFO.OBBA.OBBA.OBMAKE(&quot;&quot;;&quot;int&quot;;[.H226])))" office:value-type="float" office:value="0.230043620889996" calcext:value-type="float">
            <text:p/>
          </table:table-cell>
          <table:table-cell table:style-name="ce1"/>
          <table:table-cell table:style-name="ce20" table:formula="of:=[.K225]+2" office:value-type="float" office:value="436" calcext:value-type="float">
            <text:p/>
          </table:table-cell>
          <table:table-cell table:style-name="ce20" table:formula="of:=[.L225]+2" office:value-type="float" office:value="43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26])))" office:value-type="float" office:value="0.34220482642767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26])))" office:value-type="float" office:value="0.43677192876224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9" calcext:value-type="float">
            <text:p>219</text:p>
          </table:table-cell>
          <table:table-cell table:style-name="ce24" table:formula="of:=INFO.OBBA.OBBA.OBGET(INFO.OBBA.OBBA.OBCALL(&quot;&quot;;[.$B$12];&quot;getRandomNumber&quot;;INFO.OBBA.OBBA.OBMAKE(&quot;&quot;;&quot;int&quot;;[.H227])))" office:value-type="float" office:value="0.732544005290889" calcext:value-type="float">
            <text:p/>
          </table:table-cell>
          <table:table-cell table:style-name="ce1"/>
          <table:table-cell table:style-name="ce20" table:formula="of:=[.K226]+2" office:value-type="float" office:value="438" calcext:value-type="float">
            <text:p/>
          </table:table-cell>
          <table:table-cell table:style-name="ce20" table:formula="of:=[.L226]+2" office:value-type="float" office:value="43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27])))" office:value-type="float" office:value="0.26013740173379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27])))" office:value-type="float" office:value="0.37325189330162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0" calcext:value-type="float">
            <text:p>220</text:p>
          </table:table-cell>
          <table:table-cell table:style-name="ce24" table:formula="of:=INFO.OBBA.OBBA.OBGET(INFO.OBBA.OBBA.OBCALL(&quot;&quot;;[.$B$12];&quot;getRandomNumber&quot;;INFO.OBBA.OBBA.OBMAKE(&quot;&quot;;&quot;int&quot;;[.H228])))" office:value-type="float" office:value="0.270524997441983" calcext:value-type="float">
            <text:p/>
          </table:table-cell>
          <table:table-cell table:style-name="ce1"/>
          <table:table-cell table:style-name="ce20" table:formula="of:=[.K227]+2" office:value-type="float" office:value="440" calcext:value-type="float">
            <text:p/>
          </table:table-cell>
          <table:table-cell table:style-name="ce20" table:formula="of:=[.L227]+2" office:value-type="float" office:value="4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28])))" office:value-type="float" office:value="0.36944355172333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28])))" office:value-type="float" office:value="0.34609511598511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1" calcext:value-type="float">
            <text:p>221</text:p>
          </table:table-cell>
          <table:table-cell table:style-name="ce24" table:formula="of:=INFO.OBBA.OBBA.OBGET(INFO.OBBA.OBBA.OBCALL(&quot;&quot;;[.$B$12];&quot;getRandomNumber&quot;;INFO.OBBA.OBBA.OBMAKE(&quot;&quot;;&quot;int&quot;;[.H229])))" office:value-type="float" office:value="0.295496094646814" calcext:value-type="float">
            <text:p/>
          </table:table-cell>
          <table:table-cell table:style-name="ce1"/>
          <table:table-cell table:style-name="ce20" table:formula="of:=[.K228]+2" office:value-type="float" office:value="442" calcext:value-type="float">
            <text:p/>
          </table:table-cell>
          <table:table-cell table:style-name="ce20" table:formula="of:=[.L228]+2" office:value-type="float" office:value="4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29])))" office:value-type="float" office:value="0.23285632737856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29])))" office:value-type="float" office:value="0.20789833639423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2" calcext:value-type="float">
            <text:p>222</text:p>
          </table:table-cell>
          <table:table-cell table:style-name="ce24" table:formula="of:=INFO.OBBA.OBBA.OBGET(INFO.OBBA.OBBA.OBCALL(&quot;&quot;;[.$B$12];&quot;getRandomNumber&quot;;INFO.OBBA.OBBA.OBMAKE(&quot;&quot;;&quot;int&quot;;[.H230])))" office:value-type="float" office:value="0.59939229561625" calcext:value-type="float">
            <text:p/>
          </table:table-cell>
          <table:table-cell table:style-name="ce1"/>
          <table:table-cell table:style-name="ce20" table:formula="of:=[.K229]+2" office:value-type="float" office:value="444" calcext:value-type="float">
            <text:p/>
          </table:table-cell>
          <table:table-cell table:style-name="ce20" table:formula="of:=[.L229]+2" office:value-type="float" office:value="4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30])))" office:value-type="float" office:value="0.3577361612605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30])))" office:value-type="float" office:value="0.20033561646802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3" calcext:value-type="float">
            <text:p>223</text:p>
          </table:table-cell>
          <table:table-cell table:style-name="ce24" table:formula="of:=INFO.OBBA.OBBA.OBGET(INFO.OBBA.OBBA.OBCALL(&quot;&quot;;[.$B$12];&quot;getRandomNumber&quot;;INFO.OBBA.OBBA.OBMAKE(&quot;&quot;;&quot;int&quot;;[.H231])))" office:value-type="float" office:value="0.799977201533892" calcext:value-type="float">
            <text:p/>
          </table:table-cell>
          <table:table-cell table:style-name="ce1"/>
          <table:table-cell table:style-name="ce20" table:formula="of:=[.K230]+2" office:value-type="float" office:value="446" calcext:value-type="float">
            <text:p/>
          </table:table-cell>
          <table:table-cell table:style-name="ce20" table:formula="of:=[.L230]+2" office:value-type="float" office:value="4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31])))" office:value-type="float" office:value="0.2643099964626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31])))" office:value-type="float" office:value="0.68629150289801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4" calcext:value-type="float">
            <text:p>224</text:p>
          </table:table-cell>
          <table:table-cell table:style-name="ce24" table:formula="of:=INFO.OBBA.OBBA.OBGET(INFO.OBBA.OBBA.OBCALL(&quot;&quot;;[.$B$12];&quot;getRandomNumber&quot;;INFO.OBBA.OBBA.OBMAKE(&quot;&quot;;&quot;int&quot;;[.H232])))" office:value-type="float" office:value="0.00505557195339251" calcext:value-type="float">
            <text:p/>
          </table:table-cell>
          <table:table-cell table:style-name="ce1"/>
          <table:table-cell table:style-name="ce20" table:formula="of:=[.K231]+2" office:value-type="float" office:value="448" calcext:value-type="float">
            <text:p/>
          </table:table-cell>
          <table:table-cell table:style-name="ce20" table:formula="of:=[.L231]+2" office:value-type="float" office:value="44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32])))" office:value-type="float" office:value="0.01335823014101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32])))" office:value-type="float" office:value="0.98210815281737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5" calcext:value-type="float">
            <text:p>225</text:p>
          </table:table-cell>
          <table:table-cell table:style-name="ce24" table:formula="of:=INFO.OBBA.OBBA.OBGET(INFO.OBBA.OBBA.OBCALL(&quot;&quot;;[.$B$12];&quot;getRandomNumber&quot;;INFO.OBBA.OBBA.OBMAKE(&quot;&quot;;&quot;int&quot;;[.H233])))" office:value-type="float" office:value="0.417364511377586" calcext:value-type="float">
            <text:p/>
          </table:table-cell>
          <table:table-cell table:style-name="ce1"/>
          <table:table-cell table:style-name="ce20" table:formula="of:=[.K232]+2" office:value-type="float" office:value="450" calcext:value-type="float">
            <text:p/>
          </table:table-cell>
          <table:table-cell table:style-name="ce20" table:formula="of:=[.L232]+2" office:value-type="float" office:value="45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33])))" office:value-type="float" office:value="0.03272750261891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33])))" office:value-type="float" office:value="0.90869527114187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6" calcext:value-type="float">
            <text:p>226</text:p>
          </table:table-cell>
          <table:table-cell table:style-name="ce24" table:formula="of:=INFO.OBBA.OBBA.OBGET(INFO.OBBA.OBBA.OBCALL(&quot;&quot;;[.$B$12];&quot;getRandomNumber&quot;;INFO.OBBA.OBBA.OBMAKE(&quot;&quot;;&quot;int&quot;;[.H234])))" office:value-type="float" office:value="0.065677831100398" calcext:value-type="float">
            <text:p/>
          </table:table-cell>
          <table:table-cell table:style-name="ce1"/>
          <table:table-cell table:style-name="ce20" table:formula="of:=[.K233]+2" office:value-type="float" office:value="452" calcext:value-type="float">
            <text:p/>
          </table:table-cell>
          <table:table-cell table:style-name="ce20" table:formula="of:=[.L233]+2" office:value-type="float" office:value="45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34])))" office:value-type="float" office:value="0.9344119959489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34])))" office:value-type="float" office:value="0.13906907667453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7" calcext:value-type="float">
            <text:p>227</text:p>
          </table:table-cell>
          <table:table-cell table:style-name="ce24" table:formula="of:=INFO.OBBA.OBBA.OBGET(INFO.OBBA.OBBA.OBCALL(&quot;&quot;;[.$B$12];&quot;getRandomNumber&quot;;INFO.OBBA.OBBA.OBMAKE(&quot;&quot;;&quot;int&quot;;[.H235])))" office:value-type="float" office:value="0.868769318165264" calcext:value-type="float">
            <text:p/>
          </table:table-cell>
          <table:table-cell table:style-name="ce1"/>
          <table:table-cell table:style-name="ce20" table:formula="of:=[.K234]+2" office:value-type="float" office:value="454" calcext:value-type="float">
            <text:p/>
          </table:table-cell>
          <table:table-cell table:style-name="ce20" table:formula="of:=[.L234]+2" office:value-type="float" office:value="4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35])))" office:value-type="float" office:value="0.1591696759668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35])))" office:value-type="float" office:value="0.43334131050067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8" calcext:value-type="float">
            <text:p>228</text:p>
          </table:table-cell>
          <table:table-cell table:style-name="ce24" table:formula="of:=INFO.OBBA.OBBA.OBGET(INFO.OBBA.OBBA.OBCALL(&quot;&quot;;[.$B$12];&quot;getRandomNumber&quot;;INFO.OBBA.OBBA.OBMAKE(&quot;&quot;;&quot;int&quot;;[.H236])))" office:value-type="float" office:value="0.615199310737291" calcext:value-type="float">
            <text:p/>
          </table:table-cell>
          <table:table-cell table:style-name="ce1"/>
          <table:table-cell table:style-name="ce20" table:formula="of:=[.K235]+2" office:value-type="float" office:value="456" calcext:value-type="float">
            <text:p/>
          </table:table-cell>
          <table:table-cell table:style-name="ce20" table:formula="of:=[.L235]+2" office:value-type="float" office:value="45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36])))" office:value-type="float" office:value="0.8340268367534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36])))" office:value-type="float" office:value="0.24616407316051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9" calcext:value-type="float">
            <text:p>229</text:p>
          </table:table-cell>
          <table:table-cell table:style-name="ce24" table:formula="of:=INFO.OBBA.OBBA.OBGET(INFO.OBBA.OBBA.OBCALL(&quot;&quot;;[.$B$12];&quot;getRandomNumber&quot;;INFO.OBBA.OBBA.OBMAKE(&quot;&quot;;&quot;int&quot;;[.H237])))" office:value-type="float" office:value="0.501299026243549" calcext:value-type="float">
            <text:p/>
          </table:table-cell>
          <table:table-cell table:style-name="ce1"/>
          <table:table-cell table:style-name="ce20" table:formula="of:=[.K236]+2" office:value-type="float" office:value="458" calcext:value-type="float">
            <text:p/>
          </table:table-cell>
          <table:table-cell table:style-name="ce20" table:formula="of:=[.L236]+2" office:value-type="float" office:value="4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37])))" office:value-type="float" office:value="0.45592194389106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37])))" office:value-type="float" office:value="0.85819928854482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0" calcext:value-type="float">
            <text:p>230</text:p>
          </table:table-cell>
          <table:table-cell table:style-name="ce24" table:formula="of:=INFO.OBBA.OBBA.OBGET(INFO.OBBA.OBBA.OBCALL(&quot;&quot;;[.$B$12];&quot;getRandomNumber&quot;;INFO.OBBA.OBBA.OBMAKE(&quot;&quot;;&quot;int&quot;;[.H238])))" office:value-type="float" office:value="0.443721369435456" calcext:value-type="float">
            <text:p/>
          </table:table-cell>
          <table:table-cell table:style-name="ce1"/>
          <table:table-cell table:style-name="ce20" table:formula="of:=[.K237]+2" office:value-type="float" office:value="460" calcext:value-type="float">
            <text:p/>
          </table:table-cell>
          <table:table-cell table:style-name="ce20" table:formula="of:=[.L237]+2" office:value-type="float" office:value="4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38])))" office:value-type="float" office:value="0.8448480164211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38])))" office:value-type="float" office:value="0.89188047206375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1" calcext:value-type="float">
            <text:p>231</text:p>
          </table:table-cell>
          <table:table-cell table:style-name="ce24" table:formula="of:=INFO.OBBA.OBBA.OBGET(INFO.OBBA.OBBA.OBCALL(&quot;&quot;;[.$B$12];&quot;getRandomNumber&quot;;INFO.OBBA.OBBA.OBMAKE(&quot;&quot;;&quot;int&quot;;[.H239])))" office:value-type="float" office:value="0.206454436133222" calcext:value-type="float">
            <text:p/>
          </table:table-cell>
          <table:table-cell table:style-name="ce1"/>
          <table:table-cell table:style-name="ce20" table:formula="of:=[.K238]+2" office:value-type="float" office:value="462" calcext:value-type="float">
            <text:p/>
          </table:table-cell>
          <table:table-cell table:style-name="ce20" table:formula="of:=[.L238]+2" office:value-type="float" office:value="4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39])))" office:value-type="float" office:value="0.3143325110073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39])))" office:value-type="float" office:value="0.70811720027366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2" calcext:value-type="float">
            <text:p>232</text:p>
          </table:table-cell>
          <table:table-cell table:style-name="ce24" table:formula="of:=INFO.OBBA.OBBA.OBGET(INFO.OBBA.OBBA.OBCALL(&quot;&quot;;[.$B$12];&quot;getRandomNumber&quot;;INFO.OBBA.OBBA.OBMAKE(&quot;&quot;;&quot;int&quot;;[.H240])))" office:value-type="float" office:value="0.605310858994836" calcext:value-type="float">
            <text:p/>
          </table:table-cell>
          <table:table-cell table:style-name="ce1"/>
          <table:table-cell table:style-name="ce20" table:formula="of:=[.K239]+2" office:value-type="float" office:value="464" calcext:value-type="float">
            <text:p/>
          </table:table-cell>
          <table:table-cell table:style-name="ce20" table:formula="of:=[.L239]+2" office:value-type="float" office:value="46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40])))" office:value-type="float" office:value="0.21750601296834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40])))" office:value-type="float" office:value="0.80538508737656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3" calcext:value-type="float">
            <text:p>233</text:p>
          </table:table-cell>
          <table:table-cell table:style-name="ce24" table:formula="of:=INFO.OBBA.OBBA.OBGET(INFO.OBBA.OBBA.OBCALL(&quot;&quot;;[.$B$12];&quot;getRandomNumber&quot;;INFO.OBBA.OBBA.OBMAKE(&quot;&quot;;&quot;int&quot;;[.H241])))" office:value-type="float" office:value="0.239087720936877" calcext:value-type="float">
            <text:p/>
          </table:table-cell>
          <table:table-cell table:style-name="ce1"/>
          <table:table-cell table:style-name="ce20" table:formula="of:=[.K240]+2" office:value-type="float" office:value="466" calcext:value-type="float">
            <text:p/>
          </table:table-cell>
          <table:table-cell table:style-name="ce20" table:formula="of:=[.L240]+2" office:value-type="float" office:value="4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41])))" office:value-type="float" office:value="0.9413600523467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41])))" office:value-type="float" office:value="0.51548689969522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4" calcext:value-type="float">
            <text:p>234</text:p>
          </table:table-cell>
          <table:table-cell table:style-name="ce24" table:formula="of:=INFO.OBBA.OBBA.OBGET(INFO.OBBA.OBBA.OBCALL(&quot;&quot;;[.$B$12];&quot;getRandomNumber&quot;;INFO.OBBA.OBBA.OBMAKE(&quot;&quot;;&quot;int&quot;;[.H242])))" office:value-type="float" office:value="0.0911891709553832" calcext:value-type="float">
            <text:p/>
          </table:table-cell>
          <table:table-cell table:style-name="ce1"/>
          <table:table-cell table:style-name="ce20" table:formula="of:=[.K241]+2" office:value-type="float" office:value="468" calcext:value-type="float">
            <text:p/>
          </table:table-cell>
          <table:table-cell table:style-name="ce20" table:formula="of:=[.L241]+2" office:value-type="float" office:value="4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42])))" office:value-type="float" office:value="0.8344971600036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42])))" office:value-type="float" office:value="0.28247047909029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5" calcext:value-type="float">
            <text:p>235</text:p>
          </table:table-cell>
          <table:table-cell table:style-name="ce24" table:formula="of:=INFO.OBBA.OBBA.OBGET(INFO.OBBA.OBBA.OBCALL(&quot;&quot;;[.$B$12];&quot;getRandomNumber&quot;;INFO.OBBA.OBBA.OBMAKE(&quot;&quot;;&quot;int&quot;;[.H243])))" office:value-type="float" office:value="0.781372498184199" calcext:value-type="float">
            <text:p/>
          </table:table-cell>
          <table:table-cell table:style-name="ce1"/>
          <table:table-cell table:style-name="ce20" table:formula="of:=[.K242]+2" office:value-type="float" office:value="470" calcext:value-type="float">
            <text:p/>
          </table:table-cell>
          <table:table-cell table:style-name="ce20" table:formula="of:=[.L242]+2" office:value-type="float" office:value="4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43])))" office:value-type="float" office:value="0.4096476699243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43])))" office:value-type="float" office:value="0.48834864820257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6" calcext:value-type="float">
            <text:p>236</text:p>
          </table:table-cell>
          <table:table-cell table:style-name="ce24" table:formula="of:=INFO.OBBA.OBBA.OBGET(INFO.OBBA.OBBA.OBCALL(&quot;&quot;;[.$B$12];&quot;getRandomNumber&quot;;INFO.OBBA.OBBA.OBMAKE(&quot;&quot;;&quot;int&quot;;[.H244])))" office:value-type="float" office:value="0.214790059387134" calcext:value-type="float">
            <text:p/>
          </table:table-cell>
          <table:table-cell table:style-name="ce1"/>
          <table:table-cell table:style-name="ce20" table:formula="of:=[.K243]+2" office:value-type="float" office:value="472" calcext:value-type="float">
            <text:p/>
          </table:table-cell>
          <table:table-cell table:style-name="ce20" table:formula="of:=[.L243]+2" office:value-type="float" office:value="4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44])))" office:value-type="float" office:value="0.9615227934613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44])))" office:value-type="float" office:value="0.18085115509683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7" calcext:value-type="float">
            <text:p>237</text:p>
          </table:table-cell>
          <table:table-cell table:style-name="ce24" table:formula="of:=INFO.OBBA.OBBA.OBGET(INFO.OBBA.OBBA.OBCALL(&quot;&quot;;[.$B$12];&quot;getRandomNumber&quot;;INFO.OBBA.OBBA.OBMAKE(&quot;&quot;;&quot;int&quot;;[.H245])))" office:value-type="float" office:value="0.427732779308842" calcext:value-type="float">
            <text:p/>
          </table:table-cell>
          <table:table-cell table:style-name="ce1"/>
          <table:table-cell table:style-name="ce20" table:formula="of:=[.K244]+2" office:value-type="float" office:value="474" calcext:value-type="float">
            <text:p/>
          </table:table-cell>
          <table:table-cell table:style-name="ce20" table:formula="of:=[.L244]+2" office:value-type="float" office:value="4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45])))" office:value-type="float" office:value="0.86963957828029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45])))" office:value-type="float" office:value="0.72338228740054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8" calcext:value-type="float">
            <text:p>238</text:p>
          </table:table-cell>
          <table:table-cell table:style-name="ce24" table:formula="of:=INFO.OBBA.OBBA.OBGET(INFO.OBBA.OBBA.OBCALL(&quot;&quot;;[.$B$12];&quot;getRandomNumber&quot;;INFO.OBBA.OBBA.OBMAKE(&quot;&quot;;&quot;int&quot;;[.H246])))" office:value-type="float" office:value="0.910498430477794" calcext:value-type="float">
            <text:p/>
          </table:table-cell>
          <table:table-cell table:style-name="ce1"/>
          <table:table-cell table:style-name="ce20" table:formula="of:=[.K245]+2" office:value-type="float" office:value="476" calcext:value-type="float">
            <text:p/>
          </table:table-cell>
          <table:table-cell table:style-name="ce20" table:formula="of:=[.L245]+2" office:value-type="float" office:value="4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46])))" office:value-type="float" office:value="0.1324064025931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46])))" office:value-type="float" office:value="0.88984246573281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9" calcext:value-type="float">
            <text:p>239</text:p>
          </table:table-cell>
          <table:table-cell table:style-name="ce24" table:formula="of:=INFO.OBBA.OBBA.OBGET(INFO.OBBA.OBBA.OBCALL(&quot;&quot;;[.$B$12];&quot;getRandomNumber&quot;;INFO.OBBA.OBBA.OBMAKE(&quot;&quot;;&quot;int&quot;;[.H247])))" office:value-type="float" office:value="0.261240846258988" calcext:value-type="float">
            <text:p/>
          </table:table-cell>
          <table:table-cell table:style-name="ce1"/>
          <table:table-cell table:style-name="ce20" table:formula="of:=[.K246]+2" office:value-type="float" office:value="478" calcext:value-type="float">
            <text:p/>
          </table:table-cell>
          <table:table-cell table:style-name="ce20" table:formula="of:=[.L246]+2" office:value-type="float" office:value="4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47])))" office:value-type="float" office:value="0.4964304512612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47])))" office:value-type="float" office:value="0.18588809164240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0" calcext:value-type="float">
            <text:p>240</text:p>
          </table:table-cell>
          <table:table-cell table:style-name="ce24" table:formula="of:=INFO.OBBA.OBBA.OBGET(INFO.OBBA.OBBA.OBCALL(&quot;&quot;;[.$B$12];&quot;getRandomNumber&quot;;INFO.OBBA.OBBA.OBMAKE(&quot;&quot;;&quot;int&quot;;[.H248])))" office:value-type="float" office:value="0.959525551863615" calcext:value-type="float">
            <text:p/>
          </table:table-cell>
          <table:table-cell table:style-name="ce1"/>
          <table:table-cell table:style-name="ce20" table:formula="of:=[.K247]+2" office:value-type="float" office:value="480" calcext:value-type="float">
            <text:p/>
          </table:table-cell>
          <table:table-cell table:style-name="ce20" table:formula="of:=[.L247]+2" office:value-type="float" office:value="48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48])))" office:value-type="float" office:value="0.78309123616490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48])))" office:value-type="float" office:value="0.73682790840132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1" calcext:value-type="float">
            <text:p>241</text:p>
          </table:table-cell>
          <table:table-cell table:style-name="ce24" table:formula="of:=INFO.OBBA.OBBA.OBGET(INFO.OBBA.OBBA.OBCALL(&quot;&quot;;[.$B$12];&quot;getRandomNumber&quot;;INFO.OBBA.OBBA.OBMAKE(&quot;&quot;;&quot;int&quot;;[.H249])))" office:value-type="float" office:value="0.37279069437626" calcext:value-type="float">
            <text:p/>
          </table:table-cell>
          <table:table-cell table:style-name="ce1"/>
          <table:table-cell table:style-name="ce20" table:formula="of:=[.K248]+2" office:value-type="float" office:value="482" calcext:value-type="float">
            <text:p/>
          </table:table-cell>
          <table:table-cell table:style-name="ce20" table:formula="of:=[.L248]+2" office:value-type="float" office:value="4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49])))" office:value-type="float" office:value="0.5484703233109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49])))" office:value-type="float" office:value="0.22863064700244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2" calcext:value-type="float">
            <text:p>242</text:p>
          </table:table-cell>
          <table:table-cell table:style-name="ce24" table:formula="of:=INFO.OBBA.OBBA.OBGET(INFO.OBBA.OBBA.OBCALL(&quot;&quot;;[.$B$12];&quot;getRandomNumber&quot;;INFO.OBBA.OBBA.OBMAKE(&quot;&quot;;&quot;int&quot;;[.H250])))" office:value-type="float" office:value="0.926828376612623" calcext:value-type="float">
            <text:p/>
          </table:table-cell>
          <table:table-cell table:style-name="ce1"/>
          <table:table-cell table:style-name="ce20" table:formula="of:=[.K249]+2" office:value-type="float" office:value="484" calcext:value-type="float">
            <text:p/>
          </table:table-cell>
          <table:table-cell table:style-name="ce20" table:formula="of:=[.L249]+2" office:value-type="float" office:value="4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50])))" office:value-type="float" office:value="0.2944669591136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50])))" office:value-type="float" office:value="0.43213659296721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3" calcext:value-type="float">
            <text:p>243</text:p>
          </table:table-cell>
          <table:table-cell table:style-name="ce24" table:formula="of:=INFO.OBBA.OBBA.OBGET(INFO.OBBA.OBBA.OBCALL(&quot;&quot;;[.$B$12];&quot;getRandomNumber&quot;;INFO.OBBA.OBBA.OBMAKE(&quot;&quot;;&quot;int&quot;;[.H251])))" office:value-type="float" office:value="0.604090600442898" calcext:value-type="float">
            <text:p/>
          </table:table-cell>
          <table:table-cell table:style-name="ce1"/>
          <table:table-cell table:style-name="ce20" table:formula="of:=[.K250]+2" office:value-type="float" office:value="486" calcext:value-type="float">
            <text:p/>
          </table:table-cell>
          <table:table-cell table:style-name="ce20" table:formula="of:=[.L250]+2" office:value-type="float" office:value="48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51])))" office:value-type="float" office:value="0.2355130525863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51])))" office:value-type="float" office:value="0.055898164615745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4" calcext:value-type="float">
            <text:p>244</text:p>
          </table:table-cell>
          <table:table-cell table:style-name="ce24" table:formula="of:=INFO.OBBA.OBBA.OBGET(INFO.OBBA.OBBA.OBCALL(&quot;&quot;;[.$B$12];&quot;getRandomNumber&quot;;INFO.OBBA.OBBA.OBMAKE(&quot;&quot;;&quot;int&quot;;[.H252])))" office:value-type="float" office:value="0.0126318474547284" calcext:value-type="float">
            <text:p/>
          </table:table-cell>
          <table:table-cell table:style-name="ce1"/>
          <table:table-cell table:style-name="ce20" table:formula="of:=[.K251]+2" office:value-type="float" office:value="488" calcext:value-type="float">
            <text:p/>
          </table:table-cell>
          <table:table-cell table:style-name="ce20" table:formula="of:=[.L251]+2" office:value-type="float" office:value="4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52])))" office:value-type="float" office:value="0.5045518171415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52])))" office:value-type="float" office:value="0.44007168943198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5" calcext:value-type="float">
            <text:p>245</text:p>
          </table:table-cell>
          <table:table-cell table:style-name="ce24" table:formula="of:=INFO.OBBA.OBBA.OBGET(INFO.OBBA.OBBA.OBCALL(&quot;&quot;;[.$B$12];&quot;getRandomNumber&quot;;INFO.OBBA.OBBA.OBMAKE(&quot;&quot;;&quot;int&quot;;[.H253])))" office:value-type="float" office:value="0.789099185153814" calcext:value-type="float">
            <text:p/>
          </table:table-cell>
          <table:table-cell table:style-name="ce1"/>
          <table:table-cell table:style-name="ce20" table:formula="of:=[.K252]+2" office:value-type="float" office:value="490" calcext:value-type="float">
            <text:p/>
          </table:table-cell>
          <table:table-cell table:style-name="ce20" table:formula="of:=[.L252]+2" office:value-type="float" office:value="4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53])))" office:value-type="float" office:value="0.1546991429395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53])))" office:value-type="float" office:value="0.16728655459401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6" calcext:value-type="float">
            <text:p>246</text:p>
          </table:table-cell>
          <table:table-cell table:style-name="ce24" table:formula="of:=INFO.OBBA.OBBA.OBGET(INFO.OBBA.OBBA.OBCALL(&quot;&quot;;[.$B$12];&quot;getRandomNumber&quot;;INFO.OBBA.OBBA.OBMAKE(&quot;&quot;;&quot;int&quot;;[.H254])))" office:value-type="float" office:value="0.458108589116593" calcext:value-type="float">
            <text:p/>
          </table:table-cell>
          <table:table-cell table:style-name="ce1"/>
          <table:table-cell table:style-name="ce20" table:formula="of:=[.K253]+2" office:value-type="float" office:value="492" calcext:value-type="float">
            <text:p/>
          </table:table-cell>
          <table:table-cell table:style-name="ce20" table:formula="of:=[.L253]+2" office:value-type="float" office:value="4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54])))" office:value-type="float" office:value="0.1627807776953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54])))" office:value-type="float" office:value="0.30159228942661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7" calcext:value-type="float">
            <text:p>247</text:p>
          </table:table-cell>
          <table:table-cell table:style-name="ce24" table:formula="of:=INFO.OBBA.OBBA.OBGET(INFO.OBBA.OBBA.OBCALL(&quot;&quot;;[.$B$12];&quot;getRandomNumber&quot;;INFO.OBBA.OBBA.OBMAKE(&quot;&quot;;&quot;int&quot;;[.H255])))" office:value-type="float" office:value="0.824035138732843" calcext:value-type="float">
            <text:p/>
          </table:table-cell>
          <table:table-cell table:style-name="ce1"/>
          <table:table-cell table:style-name="ce20" table:formula="of:=[.K254]+2" office:value-type="float" office:value="494" calcext:value-type="float">
            <text:p/>
          </table:table-cell>
          <table:table-cell table:style-name="ce20" table:formula="of:=[.L254]+2" office:value-type="float" office:value="4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55])))" office:value-type="float" office:value="0.52686024469995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55])))" office:value-type="float" office:value="0.21204170036424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8" calcext:value-type="float">
            <text:p>248</text:p>
          </table:table-cell>
          <table:table-cell table:style-name="ce24" table:formula="of:=INFO.OBBA.OBBA.OBGET(INFO.OBBA.OBBA.OBCALL(&quot;&quot;;[.$B$12];&quot;getRandomNumber&quot;;INFO.OBBA.OBBA.OBMAKE(&quot;&quot;;&quot;int&quot;;[.H256])))" office:value-type="float" office:value="0.127963540078116" calcext:value-type="float">
            <text:p/>
          </table:table-cell>
          <table:table-cell table:style-name="ce1"/>
          <table:table-cell table:style-name="ce20" table:formula="of:=[.K255]+2" office:value-type="float" office:value="496" calcext:value-type="float">
            <text:p/>
          </table:table-cell>
          <table:table-cell table:style-name="ce20" table:formula="of:=[.L255]+2" office:value-type="float" office:value="4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56])))" office:value-type="float" office:value="0.9471878839466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56])))" office:value-type="float" office:value="0.094201929066469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9" calcext:value-type="float">
            <text:p>249</text:p>
          </table:table-cell>
          <table:table-cell table:style-name="ce24" table:formula="of:=INFO.OBBA.OBBA.OBGET(INFO.OBBA.OBBA.OBCALL(&quot;&quot;;[.$B$12];&quot;getRandomNumber&quot;;INFO.OBBA.OBBA.OBMAKE(&quot;&quot;;&quot;int&quot;;[.H257])))" office:value-type="float" office:value="0.484518716468852" calcext:value-type="float">
            <text:p/>
          </table:table-cell>
          <table:table-cell table:style-name="ce1"/>
          <table:table-cell table:style-name="ce20" table:formula="of:=[.K256]+2" office:value-type="float" office:value="498" calcext:value-type="float">
            <text:p/>
          </table:table-cell>
          <table:table-cell table:style-name="ce20" table:formula="of:=[.L256]+2" office:value-type="float" office:value="4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57])))" office:value-type="float" office:value="0.009480797027428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57])))" office:value-type="float" office:value="0.44484398106180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0" calcext:value-type="float">
            <text:p>250</text:p>
          </table:table-cell>
          <table:table-cell table:style-name="ce24" table:formula="of:=INFO.OBBA.OBBA.OBGET(INFO.OBBA.OBBA.OBCALL(&quot;&quot;;[.$B$12];&quot;getRandomNumber&quot;;INFO.OBBA.OBBA.OBMAKE(&quot;&quot;;&quot;int&quot;;[.H258])))" office:value-type="float" office:value="0.4513340365438" calcext:value-type="float">
            <text:p/>
          </table:table-cell>
          <table:table-cell table:style-name="ce1"/>
          <table:table-cell table:style-name="ce20" table:formula="of:=[.K257]+2" office:value-type="float" office:value="500" calcext:value-type="float">
            <text:p/>
          </table:table-cell>
          <table:table-cell table:style-name="ce20" table:formula="of:=[.L257]+2" office:value-type="float" office:value="5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58])))" office:value-type="float" office:value="0.1651190769408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58])))" office:value-type="float" office:value="0.35695369097381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1" calcext:value-type="float">
            <text:p>251</text:p>
          </table:table-cell>
          <table:table-cell table:style-name="ce24" table:formula="of:=INFO.OBBA.OBBA.OBGET(INFO.OBBA.OBBA.OBCALL(&quot;&quot;;[.$B$12];&quot;getRandomNumber&quot;;INFO.OBBA.OBBA.OBMAKE(&quot;&quot;;&quot;int&quot;;[.H259])))" office:value-type="float" office:value="0.33443804121941" calcext:value-type="float">
            <text:p/>
          </table:table-cell>
          <table:table-cell table:style-name="ce1"/>
          <table:table-cell table:style-name="ce20" table:formula="of:=[.K258]+2" office:value-type="float" office:value="502" calcext:value-type="float">
            <text:p/>
          </table:table-cell>
          <table:table-cell table:style-name="ce20" table:formula="of:=[.L258]+2" office:value-type="float" office:value="5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59])))" office:value-type="float" office:value="0.8684580965259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59])))" office:value-type="float" office:value="0.68389505475308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2" calcext:value-type="float">
            <text:p>252</text:p>
          </table:table-cell>
          <table:table-cell table:style-name="ce24" table:formula="of:=INFO.OBBA.OBBA.OBGET(INFO.OBBA.OBBA.OBCALL(&quot;&quot;;[.$B$12];&quot;getRandomNumber&quot;;INFO.OBBA.OBBA.OBMAKE(&quot;&quot;;&quot;int&quot;;[.H260])))" office:value-type="float" office:value="0.146868697270659" calcext:value-type="float">
            <text:p/>
          </table:table-cell>
          <table:table-cell table:style-name="ce1"/>
          <table:table-cell table:style-name="ce20" table:formula="of:=[.K259]+2" office:value-type="float" office:value="504" calcext:value-type="float">
            <text:p/>
          </table:table-cell>
          <table:table-cell table:style-name="ce20" table:formula="of:=[.L259]+2" office:value-type="float" office:value="5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60])))" office:value-type="float" office:value="0.5885937287225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60])))" office:value-type="float" office:value="0.18207507162842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3" calcext:value-type="float">
            <text:p>253</text:p>
          </table:table-cell>
          <table:table-cell table:style-name="ce24" table:formula="of:=INFO.OBBA.OBBA.OBGET(INFO.OBBA.OBBA.OBCALL(&quot;&quot;;[.$B$12];&quot;getRandomNumber&quot;;INFO.OBBA.OBBA.OBMAKE(&quot;&quot;;&quot;int&quot;;[.H261])))" office:value-type="float" office:value="0.239505015567584" calcext:value-type="float">
            <text:p/>
          </table:table-cell>
          <table:table-cell table:style-name="ce1"/>
          <table:table-cell table:style-name="ce20" table:formula="of:=[.K260]+2" office:value-type="float" office:value="506" calcext:value-type="float">
            <text:p/>
          </table:table-cell>
          <table:table-cell table:style-name="ce20" table:formula="of:=[.L260]+2" office:value-type="float" office:value="50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61])))" office:value-type="float" office:value="0.2837109965758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61])))" office:value-type="float" office:value="0.65098080042541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4" calcext:value-type="float">
            <text:p>254</text:p>
          </table:table-cell>
          <table:table-cell table:style-name="ce24" table:formula="of:=INFO.OBBA.OBBA.OBGET(INFO.OBBA.OBBA.OBCALL(&quot;&quot;;[.$B$12];&quot;getRandomNumber&quot;;INFO.OBBA.OBBA.OBMAKE(&quot;&quot;;&quot;int&quot;;[.H262])))" office:value-type="float" office:value="0.0030223308826654" calcext:value-type="float">
            <text:p/>
          </table:table-cell>
          <table:table-cell table:style-name="ce1"/>
          <table:table-cell table:style-name="ce20" table:formula="of:=[.K261]+2" office:value-type="float" office:value="508" calcext:value-type="float">
            <text:p/>
          </table:table-cell>
          <table:table-cell table:style-name="ce20" table:formula="of:=[.L261]+2" office:value-type="float" office:value="50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62])))" office:value-type="float" office:value="0.2257337212653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62])))" office:value-type="float" office:value="0.53660459918049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5" calcext:value-type="float">
            <text:p>255</text:p>
          </table:table-cell>
          <table:table-cell table:style-name="ce24" table:formula="of:=INFO.OBBA.OBBA.OBGET(INFO.OBBA.OBBA.OBCALL(&quot;&quot;;[.$B$12];&quot;getRandomNumber&quot;;INFO.OBBA.OBBA.OBMAKE(&quot;&quot;;&quot;int&quot;;[.H263])))" office:value-type="float" office:value="0.991335061530603" calcext:value-type="float">
            <text:p/>
          </table:table-cell>
          <table:table-cell table:style-name="ce1"/>
          <table:table-cell table:style-name="ce20" table:formula="of:=[.K262]+2" office:value-type="float" office:value="510" calcext:value-type="float">
            <text:p/>
          </table:table-cell>
          <table:table-cell table:style-name="ce20" table:formula="of:=[.L262]+2" office:value-type="float" office:value="5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63])))" office:value-type="float" office:value="0.3315333478558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63])))" office:value-type="float" office:value="0.35989692921929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6" calcext:value-type="float">
            <text:p>256</text:p>
          </table:table-cell>
          <table:table-cell table:style-name="ce24" table:formula="of:=INFO.OBBA.OBBA.OBGET(INFO.OBBA.OBBA.OBCALL(&quot;&quot;;[.$B$12];&quot;getRandomNumber&quot;;INFO.OBBA.OBBA.OBMAKE(&quot;&quot;;&quot;int&quot;;[.H264])))" office:value-type="float" office:value="0.193727111100634" calcext:value-type="float">
            <text:p/>
          </table:table-cell>
          <table:table-cell table:style-name="ce1"/>
          <table:table-cell table:style-name="ce20" table:formula="of:=[.K263]+2" office:value-type="float" office:value="512" calcext:value-type="float">
            <text:p/>
          </table:table-cell>
          <table:table-cell table:style-name="ce20" table:formula="of:=[.L263]+2" office:value-type="float" office:value="5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64])))" office:value-type="float" office:value="0.4736350303135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64])))" office:value-type="float" office:value="0.41345513958286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7" calcext:value-type="float">
            <text:p>257</text:p>
          </table:table-cell>
          <table:table-cell table:style-name="ce24" table:formula="of:=INFO.OBBA.OBBA.OBGET(INFO.OBBA.OBBA.OBCALL(&quot;&quot;;[.$B$12];&quot;getRandomNumber&quot;;INFO.OBBA.OBBA.OBMAKE(&quot;&quot;;&quot;int&quot;;[.H265])))" office:value-type="float" office:value="0.455571447180288" calcext:value-type="float">
            <text:p/>
          </table:table-cell>
          <table:table-cell table:style-name="ce1"/>
          <table:table-cell table:style-name="ce20" table:formula="of:=[.K264]+2" office:value-type="float" office:value="514" calcext:value-type="float">
            <text:p/>
          </table:table-cell>
          <table:table-cell table:style-name="ce20" table:formula="of:=[.L264]+2" office:value-type="float" office:value="5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65])))" office:value-type="float" office:value="0.60983325250396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65])))" office:value-type="float" office:value="0.18098532609182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8" calcext:value-type="float">
            <text:p>258</text:p>
          </table:table-cell>
          <table:table-cell table:style-name="ce24" table:formula="of:=INFO.OBBA.OBBA.OBGET(INFO.OBBA.OBBA.OBCALL(&quot;&quot;;[.$B$12];&quot;getRandomNumber&quot;;INFO.OBBA.OBBA.OBMAKE(&quot;&quot;;&quot;int&quot;;[.H266])))" office:value-type="float" office:value="0.715580362140276" calcext:value-type="float">
            <text:p/>
          </table:table-cell>
          <table:table-cell table:style-name="ce1"/>
          <table:table-cell table:style-name="ce20" table:formula="of:=[.K265]+2" office:value-type="float" office:value="516" calcext:value-type="float">
            <text:p/>
          </table:table-cell>
          <table:table-cell table:style-name="ce20" table:formula="of:=[.L265]+2" office:value-type="float" office:value="5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66])))" office:value-type="float" office:value="0.012620837052043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66])))" office:value-type="float" office:value="0.033511377513479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9" calcext:value-type="float">
            <text:p>259</text:p>
          </table:table-cell>
          <table:table-cell table:style-name="ce24" table:formula="of:=INFO.OBBA.OBBA.OBGET(INFO.OBBA.OBBA.OBCALL(&quot;&quot;;[.$B$12];&quot;getRandomNumber&quot;;INFO.OBBA.OBBA.OBMAKE(&quot;&quot;;&quot;int&quot;;[.H267])))" office:value-type="float" office:value="0.702239041907582" calcext:value-type="float">
            <text:p/>
          </table:table-cell>
          <table:table-cell table:style-name="ce1"/>
          <table:table-cell table:style-name="ce20" table:formula="of:=[.K266]+2" office:value-type="float" office:value="518" calcext:value-type="float">
            <text:p/>
          </table:table-cell>
          <table:table-cell table:style-name="ce20" table:formula="of:=[.L266]+2" office:value-type="float" office:value="5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67])))" office:value-type="float" office:value="0.7946667483605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67])))" office:value-type="float" office:value="0.38770026697305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0" calcext:value-type="float">
            <text:p>260</text:p>
          </table:table-cell>
          <table:table-cell table:style-name="ce24" table:formula="of:=INFO.OBBA.OBBA.OBGET(INFO.OBBA.OBBA.OBCALL(&quot;&quot;;[.$B$12];&quot;getRandomNumber&quot;;INFO.OBBA.OBBA.OBMAKE(&quot;&quot;;&quot;int&quot;;[.H268])))" office:value-type="float" office:value="0.286000649118599" calcext:value-type="float">
            <text:p/>
          </table:table-cell>
          <table:table-cell table:style-name="ce1"/>
          <table:table-cell table:style-name="ce20" table:formula="of:=[.K267]+2" office:value-type="float" office:value="520" calcext:value-type="float">
            <text:p/>
          </table:table-cell>
          <table:table-cell table:style-name="ce20" table:formula="of:=[.L267]+2" office:value-type="float" office:value="5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68])))" office:value-type="float" office:value="0.21491139395287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68])))" office:value-type="float" office:value="0.97986287709169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1" calcext:value-type="float">
            <text:p>261</text:p>
          </table:table-cell>
          <table:table-cell table:style-name="ce24" table:formula="of:=INFO.OBBA.OBBA.OBGET(INFO.OBBA.OBBA.OBCALL(&quot;&quot;;[.$B$12];&quot;getRandomNumber&quot;;INFO.OBBA.OBBA.OBMAKE(&quot;&quot;;&quot;int&quot;;[.H269])))" office:value-type="float" office:value="0.372118267683536" calcext:value-type="float">
            <text:p/>
          </table:table-cell>
          <table:table-cell table:style-name="ce1"/>
          <table:table-cell table:style-name="ce20" table:formula="of:=[.K268]+2" office:value-type="float" office:value="522" calcext:value-type="float">
            <text:p/>
          </table:table-cell>
          <table:table-cell table:style-name="ce20" table:formula="of:=[.L268]+2" office:value-type="float" office:value="5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69])))" office:value-type="float" office:value="0.5646766189458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69])))" office:value-type="float" office:value="0.17208830545241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2" calcext:value-type="float">
            <text:p>262</text:p>
          </table:table-cell>
          <table:table-cell table:style-name="ce24" table:formula="of:=INFO.OBBA.OBBA.OBGET(INFO.OBBA.OBBA.OBCALL(&quot;&quot;;[.$B$12];&quot;getRandomNumber&quot;;INFO.OBBA.OBBA.OBMAKE(&quot;&quot;;&quot;int&quot;;[.H270])))" office:value-type="float" office:value="0.290058594945404" calcext:value-type="float">
            <text:p/>
          </table:table-cell>
          <table:table-cell table:style-name="ce1"/>
          <table:table-cell table:style-name="ce20" table:formula="of:=[.K269]+2" office:value-type="float" office:value="524" calcext:value-type="float">
            <text:p/>
          </table:table-cell>
          <table:table-cell table:style-name="ce20" table:formula="of:=[.L269]+2" office:value-type="float" office:value="5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70])))" office:value-type="float" office:value="0.60950291154258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70])))" office:value-type="float" office:value="0.4543050877371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3" calcext:value-type="float">
            <text:p>263</text:p>
          </table:table-cell>
          <table:table-cell table:style-name="ce24" table:formula="of:=INFO.OBBA.OBBA.OBGET(INFO.OBBA.OBBA.OBCALL(&quot;&quot;;[.$B$12];&quot;getRandomNumber&quot;;INFO.OBBA.OBBA.OBMAKE(&quot;&quot;;&quot;int&quot;;[.H271])))" office:value-type="float" office:value="0.986227399706414" calcext:value-type="float">
            <text:p/>
          </table:table-cell>
          <table:table-cell table:style-name="ce1"/>
          <table:table-cell table:style-name="ce20" table:formula="of:=[.K270]+2" office:value-type="float" office:value="526" calcext:value-type="float">
            <text:p/>
          </table:table-cell>
          <table:table-cell table:style-name="ce20" table:formula="of:=[.L270]+2" office:value-type="float" office:value="5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71])))" office:value-type="float" office:value="0.3768770150352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71])))" office:value-type="float" office:value="0.25232443641504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4" calcext:value-type="float">
            <text:p>264</text:p>
          </table:table-cell>
          <table:table-cell table:style-name="ce24" table:formula="of:=INFO.OBBA.OBBA.OBGET(INFO.OBBA.OBBA.OBCALL(&quot;&quot;;[.$B$12];&quot;getRandomNumber&quot;;INFO.OBBA.OBBA.OBMAKE(&quot;&quot;;&quot;int&quot;;[.H272])))" office:value-type="float" office:value="0.554596702967493" calcext:value-type="float">
            <text:p/>
          </table:table-cell>
          <table:table-cell table:style-name="ce1"/>
          <table:table-cell table:style-name="ce20" table:formula="of:=[.K271]+2" office:value-type="float" office:value="528" calcext:value-type="float">
            <text:p/>
          </table:table-cell>
          <table:table-cell table:style-name="ce20" table:formula="of:=[.L271]+2" office:value-type="float" office:value="5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72])))" office:value-type="float" office:value="0.74987175860029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72])))" office:value-type="float" office:value="0.065132538742568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5" calcext:value-type="float">
            <text:p>265</text:p>
          </table:table-cell>
          <table:table-cell table:style-name="ce24" table:formula="of:=INFO.OBBA.OBBA.OBGET(INFO.OBBA.OBBA.OBCALL(&quot;&quot;;[.$B$12];&quot;getRandomNumber&quot;;INFO.OBBA.OBBA.OBMAKE(&quot;&quot;;&quot;int&quot;;[.H273])))" office:value-type="float" office:value="0.842135439709721" calcext:value-type="float">
            <text:p/>
          </table:table-cell>
          <table:table-cell table:style-name="ce1"/>
          <table:table-cell table:style-name="ce20" table:formula="of:=[.K272]+2" office:value-type="float" office:value="530" calcext:value-type="float">
            <text:p/>
          </table:table-cell>
          <table:table-cell table:style-name="ce20" table:formula="of:=[.L272]+2" office:value-type="float" office:value="5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73])))" office:value-type="float" office:value="0.44617230652079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73])))" office:value-type="float" office:value="0.72289663727786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6" calcext:value-type="float">
            <text:p>266</text:p>
          </table:table-cell>
          <table:table-cell table:style-name="ce24" table:formula="of:=INFO.OBBA.OBBA.OBGET(INFO.OBBA.OBBA.OBCALL(&quot;&quot;;[.$B$12];&quot;getRandomNumber&quot;;INFO.OBBA.OBBA.OBMAKE(&quot;&quot;;&quot;int&quot;;[.H274])))" office:value-type="float" office:value="0.635159460820318" calcext:value-type="float">
            <text:p/>
          </table:table-cell>
          <table:table-cell table:style-name="ce1"/>
          <table:table-cell table:style-name="ce20" table:formula="of:=[.K273]+2" office:value-type="float" office:value="532" calcext:value-type="float">
            <text:p/>
          </table:table-cell>
          <table:table-cell table:style-name="ce20" table:formula="of:=[.L273]+2" office:value-type="float" office:value="5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74])))" office:value-type="float" office:value="0.9400033042267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74])))" office:value-type="float" office:value="0.7408183880355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7" calcext:value-type="float">
            <text:p>267</text:p>
          </table:table-cell>
          <table:table-cell table:style-name="ce24" table:formula="of:=INFO.OBBA.OBBA.OBGET(INFO.OBBA.OBBA.OBCALL(&quot;&quot;;[.$B$12];&quot;getRandomNumber&quot;;INFO.OBBA.OBBA.OBMAKE(&quot;&quot;;&quot;int&quot;;[.H275])))" office:value-type="float" office:value="0.585252663210294" calcext:value-type="float">
            <text:p/>
          </table:table-cell>
          <table:table-cell table:style-name="ce1"/>
          <table:table-cell table:style-name="ce20" table:formula="of:=[.K274]+2" office:value-type="float" office:value="534" calcext:value-type="float">
            <text:p/>
          </table:table-cell>
          <table:table-cell table:style-name="ce20" table:formula="of:=[.L274]+2" office:value-type="float" office:value="5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75])))" office:value-type="float" office:value="0.051678838014554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75])))" office:value-type="float" office:value="0.87289976105532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8" calcext:value-type="float">
            <text:p>268</text:p>
          </table:table-cell>
          <table:table-cell table:style-name="ce24" table:formula="of:=INFO.OBBA.OBBA.OBGET(INFO.OBBA.OBBA.OBCALL(&quot;&quot;;[.$B$12];&quot;getRandomNumber&quot;;INFO.OBBA.OBBA.OBMAKE(&quot;&quot;;&quot;int&quot;;[.H276])))" office:value-type="float" office:value="0.553207792657785" calcext:value-type="float">
            <text:p/>
          </table:table-cell>
          <table:table-cell table:style-name="ce1"/>
          <table:table-cell table:style-name="ce20" table:formula="of:=[.K275]+2" office:value-type="float" office:value="536" calcext:value-type="float">
            <text:p/>
          </table:table-cell>
          <table:table-cell table:style-name="ce20" table:formula="of:=[.L275]+2" office:value-type="float" office:value="53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76])))" office:value-type="float" office:value="0.8900049145179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76])))" office:value-type="float" office:value="0.39973265249854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9" calcext:value-type="float">
            <text:p>269</text:p>
          </table:table-cell>
          <table:table-cell table:style-name="ce24" table:formula="of:=INFO.OBBA.OBBA.OBGET(INFO.OBBA.OBBA.OBCALL(&quot;&quot;;[.$B$12];&quot;getRandomNumber&quot;;INFO.OBBA.OBBA.OBMAKE(&quot;&quot;;&quot;int&quot;;[.H277])))" office:value-type="float" office:value="0.555090349277807" calcext:value-type="float">
            <text:p/>
          </table:table-cell>
          <table:table-cell table:style-name="ce1"/>
          <table:table-cell table:style-name="ce20" table:formula="of:=[.K276]+2" office:value-type="float" office:value="538" calcext:value-type="float">
            <text:p/>
          </table:table-cell>
          <table:table-cell table:style-name="ce20" table:formula="of:=[.L276]+2" office:value-type="float" office:value="53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77])))" office:value-type="float" office:value="0.75717167444413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77])))" office:value-type="float" office:value="0.42850504948945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0" calcext:value-type="float">
            <text:p>270</text:p>
          </table:table-cell>
          <table:table-cell table:style-name="ce24" table:formula="of:=INFO.OBBA.OBBA.OBGET(INFO.OBBA.OBBA.OBCALL(&quot;&quot;;[.$B$12];&quot;getRandomNumber&quot;;INFO.OBBA.OBBA.OBMAKE(&quot;&quot;;&quot;int&quot;;[.H278])))" office:value-type="float" office:value="0.795369959425648" calcext:value-type="float">
            <text:p/>
          </table:table-cell>
          <table:table-cell table:style-name="ce1"/>
          <table:table-cell table:style-name="ce20" table:formula="of:=[.K277]+2" office:value-type="float" office:value="540" calcext:value-type="float">
            <text:p/>
          </table:table-cell>
          <table:table-cell table:style-name="ce20" table:formula="of:=[.L277]+2" office:value-type="float" office:value="5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78])))" office:value-type="float" office:value="0.3173468933860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78])))" office:value-type="float" office:value="0.032821902635445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1" calcext:value-type="float">
            <text:p>271</text:p>
          </table:table-cell>
          <table:table-cell table:style-name="ce24" table:formula="of:=INFO.OBBA.OBBA.OBGET(INFO.OBBA.OBBA.OBCALL(&quot;&quot;;[.$B$12];&quot;getRandomNumber&quot;;INFO.OBBA.OBBA.OBMAKE(&quot;&quot;;&quot;int&quot;;[.H279])))" office:value-type="float" office:value="0.901071699066853" calcext:value-type="float">
            <text:p/>
          </table:table-cell>
          <table:table-cell table:style-name="ce1"/>
          <table:table-cell table:style-name="ce20" table:formula="of:=[.K278]+2" office:value-type="float" office:value="542" calcext:value-type="float">
            <text:p/>
          </table:table-cell>
          <table:table-cell table:style-name="ce20" table:formula="of:=[.L278]+2" office:value-type="float" office:value="5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79])))" office:value-type="float" office:value="0.1389474068723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79])))" office:value-type="float" office:value="0.72743697553952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2" calcext:value-type="float">
            <text:p>272</text:p>
          </table:table-cell>
          <table:table-cell table:style-name="ce24" table:formula="of:=INFO.OBBA.OBBA.OBGET(INFO.OBBA.OBBA.OBCALL(&quot;&quot;;[.$B$12];&quot;getRandomNumber&quot;;INFO.OBBA.OBBA.OBMAKE(&quot;&quot;;&quot;int&quot;;[.H280])))" office:value-type="float" office:value="0.0845059617399323" calcext:value-type="float">
            <text:p/>
          </table:table-cell>
          <table:table-cell table:style-name="ce1"/>
          <table:table-cell table:style-name="ce20" table:formula="of:=[.K279]+2" office:value-type="float" office:value="544" calcext:value-type="float">
            <text:p/>
          </table:table-cell>
          <table:table-cell table:style-name="ce20" table:formula="of:=[.L279]+2" office:value-type="float" office:value="5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80])))" office:value-type="float" office:value="0.773779244913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80])))" office:value-type="float" office:value="0.57779355254391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3" calcext:value-type="float">
            <text:p>273</text:p>
          </table:table-cell>
          <table:table-cell table:style-name="ce24" table:formula="of:=INFO.OBBA.OBBA.OBGET(INFO.OBBA.OBBA.OBCALL(&quot;&quot;;[.$B$12];&quot;getRandomNumber&quot;;INFO.OBBA.OBBA.OBMAKE(&quot;&quot;;&quot;int&quot;;[.H281])))" office:value-type="float" office:value="0.583829359273151" calcext:value-type="float">
            <text:p/>
          </table:table-cell>
          <table:table-cell table:style-name="ce1"/>
          <table:table-cell table:style-name="ce20" table:formula="of:=[.K280]+2" office:value-type="float" office:value="546" calcext:value-type="float">
            <text:p/>
          </table:table-cell>
          <table:table-cell table:style-name="ce20" table:formula="of:=[.L280]+2" office:value-type="float" office:value="5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81])))" office:value-type="float" office:value="0.7062184124293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81])))" office:value-type="float" office:value="0.10224427597954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4" calcext:value-type="float">
            <text:p>274</text:p>
          </table:table-cell>
          <table:table-cell table:style-name="ce24" table:formula="of:=INFO.OBBA.OBBA.OBGET(INFO.OBBA.OBBA.OBCALL(&quot;&quot;;[.$B$12];&quot;getRandomNumber&quot;;INFO.OBBA.OBBA.OBMAKE(&quot;&quot;;&quot;int&quot;;[.H282])))" office:value-type="float" office:value="0.230693082609085" calcext:value-type="float">
            <text:p/>
          </table:table-cell>
          <table:table-cell table:style-name="ce1"/>
          <table:table-cell table:style-name="ce20" table:formula="of:=[.K281]+2" office:value-type="float" office:value="548" calcext:value-type="float">
            <text:p/>
          </table:table-cell>
          <table:table-cell table:style-name="ce20" table:formula="of:=[.L281]+2" office:value-type="float" office:value="54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82])))" office:value-type="float" office:value="0.57129274412410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82])))" office:value-type="float" office:value="0.011037995354976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5" calcext:value-type="float">
            <text:p>275</text:p>
          </table:table-cell>
          <table:table-cell table:style-name="ce24" table:formula="of:=INFO.OBBA.OBBA.OBGET(INFO.OBBA.OBBA.OBCALL(&quot;&quot;;[.$B$12];&quot;getRandomNumber&quot;;INFO.OBBA.OBBA.OBMAKE(&quot;&quot;;&quot;int&quot;;[.H283])))" office:value-type="float" office:value="0.245167367158173" calcext:value-type="float">
            <text:p/>
          </table:table-cell>
          <table:table-cell table:style-name="ce1"/>
          <table:table-cell table:style-name="ce20" table:formula="of:=[.K282]+2" office:value-type="float" office:value="550" calcext:value-type="float">
            <text:p/>
          </table:table-cell>
          <table:table-cell table:style-name="ce20" table:formula="of:=[.L282]+2" office:value-type="float" office:value="55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83])))" office:value-type="float" office:value="0.16461234302176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83])))" office:value-type="float" office:value="0.61511427550456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6" calcext:value-type="float">
            <text:p>276</text:p>
          </table:table-cell>
          <table:table-cell table:style-name="ce24" table:formula="of:=INFO.OBBA.OBBA.OBGET(INFO.OBBA.OBBA.OBCALL(&quot;&quot;;[.$B$12];&quot;getRandomNumber&quot;;INFO.OBBA.OBBA.OBMAKE(&quot;&quot;;&quot;int&quot;;[.H284])))" office:value-type="float" office:value="0.18382826330806" calcext:value-type="float">
            <text:p/>
          </table:table-cell>
          <table:table-cell table:style-name="ce1"/>
          <table:table-cell table:style-name="ce20" table:formula="of:=[.K283]+2" office:value-type="float" office:value="552" calcext:value-type="float">
            <text:p/>
          </table:table-cell>
          <table:table-cell table:style-name="ce20" table:formula="of:=[.L283]+2" office:value-type="float" office:value="55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84])))" office:value-type="float" office:value="0.06099330084388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84])))" office:value-type="float" office:value="0.21737850552645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7" calcext:value-type="float">
            <text:p>277</text:p>
          </table:table-cell>
          <table:table-cell table:style-name="ce24" table:formula="of:=INFO.OBBA.OBBA.OBGET(INFO.OBBA.OBBA.OBCALL(&quot;&quot;;[.$B$12];&quot;getRandomNumber&quot;;INFO.OBBA.OBBA.OBMAKE(&quot;&quot;;&quot;int&quot;;[.H285])))" office:value-type="float" office:value="0.201959406117257" calcext:value-type="float">
            <text:p/>
          </table:table-cell>
          <table:table-cell table:style-name="ce1"/>
          <table:table-cell table:style-name="ce20" table:formula="of:=[.K284]+2" office:value-type="float" office:value="554" calcext:value-type="float">
            <text:p/>
          </table:table-cell>
          <table:table-cell table:style-name="ce20" table:formula="of:=[.L284]+2" office:value-type="float" office:value="5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85])))" office:value-type="float" office:value="0.5778095495127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85])))" office:value-type="float" office:value="0.32995511332284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8" calcext:value-type="float">
            <text:p>278</text:p>
          </table:table-cell>
          <table:table-cell table:style-name="ce24" table:formula="of:=INFO.OBBA.OBBA.OBGET(INFO.OBBA.OBBA.OBCALL(&quot;&quot;;[.$B$12];&quot;getRandomNumber&quot;;INFO.OBBA.OBBA.OBMAKE(&quot;&quot;;&quot;int&quot;;[.H286])))" office:value-type="float" office:value="0.380031585249226" calcext:value-type="float">
            <text:p/>
          </table:table-cell>
          <table:table-cell table:style-name="ce1"/>
          <table:table-cell table:style-name="ce20" table:formula="of:=[.K285]+2" office:value-type="float" office:value="556" calcext:value-type="float">
            <text:p/>
          </table:table-cell>
          <table:table-cell table:style-name="ce20" table:formula="of:=[.L285]+2" office:value-type="float" office:value="55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86])))" office:value-type="float" office:value="0.28440670819647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86])))" office:value-type="float" office:value="0.87500659060619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9" calcext:value-type="float">
            <text:p>279</text:p>
          </table:table-cell>
          <table:table-cell table:style-name="ce24" table:formula="of:=INFO.OBBA.OBBA.OBGET(INFO.OBBA.OBBA.OBCALL(&quot;&quot;;[.$B$12];&quot;getRandomNumber&quot;;INFO.OBBA.OBBA.OBMAKE(&quot;&quot;;&quot;int&quot;;[.H287])))" office:value-type="float" office:value="0.210031272899193" calcext:value-type="float">
            <text:p/>
          </table:table-cell>
          <table:table-cell table:style-name="ce1"/>
          <table:table-cell table:style-name="ce20" table:formula="of:=[.K286]+2" office:value-type="float" office:value="558" calcext:value-type="float">
            <text:p/>
          </table:table-cell>
          <table:table-cell table:style-name="ce20" table:formula="of:=[.L286]+2" office:value-type="float" office:value="5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87])))" office:value-type="float" office:value="0.54056009311886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87])))" office:value-type="float" office:value="0.79528105002476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0" calcext:value-type="float">
            <text:p>280</text:p>
          </table:table-cell>
          <table:table-cell table:style-name="ce24" table:formula="of:=INFO.OBBA.OBBA.OBGET(INFO.OBBA.OBBA.OBCALL(&quot;&quot;;[.$B$12];&quot;getRandomNumber&quot;;INFO.OBBA.OBBA.OBMAKE(&quot;&quot;;&quot;int&quot;;[.H288])))" office:value-type="float" office:value="0.586697066844613" calcext:value-type="float">
            <text:p/>
          </table:table-cell>
          <table:table-cell table:style-name="ce1"/>
          <table:table-cell table:style-name="ce20" table:formula="of:=[.K287]+2" office:value-type="float" office:value="560" calcext:value-type="float">
            <text:p/>
          </table:table-cell>
          <table:table-cell table:style-name="ce20" table:formula="of:=[.L287]+2" office:value-type="float" office:value="5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88])))" office:value-type="float" office:value="0.194096098301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88])))" office:value-type="float" office:value="0.50986111421351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1" calcext:value-type="float">
            <text:p>281</text:p>
          </table:table-cell>
          <table:table-cell table:style-name="ce24" table:formula="of:=INFO.OBBA.OBBA.OBGET(INFO.OBBA.OBBA.OBCALL(&quot;&quot;;[.$B$12];&quot;getRandomNumber&quot;;INFO.OBBA.OBBA.OBMAKE(&quot;&quot;;&quot;int&quot;;[.H289])))" office:value-type="float" office:value="0.449106196219126" calcext:value-type="float">
            <text:p/>
          </table:table-cell>
          <table:table-cell table:style-name="ce1"/>
          <table:table-cell table:style-name="ce20" table:formula="of:=[.K288]+2" office:value-type="float" office:value="562" calcext:value-type="float">
            <text:p/>
          </table:table-cell>
          <table:table-cell table:style-name="ce20" table:formula="of:=[.L288]+2" office:value-type="float" office:value="5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89])))" office:value-type="float" office:value="0.1859172358338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89])))" office:value-type="float" office:value="0.19143262267744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2" calcext:value-type="float">
            <text:p>282</text:p>
          </table:table-cell>
          <table:table-cell table:style-name="ce24" table:formula="of:=INFO.OBBA.OBBA.OBGET(INFO.OBBA.OBBA.OBCALL(&quot;&quot;;[.$B$12];&quot;getRandomNumber&quot;;INFO.OBBA.OBBA.OBMAKE(&quot;&quot;;&quot;int&quot;;[.H290])))" office:value-type="float" office:value="0.452031290046256" calcext:value-type="float">
            <text:p/>
          </table:table-cell>
          <table:table-cell table:style-name="ce1"/>
          <table:table-cell table:style-name="ce20" table:formula="of:=[.K289]+2" office:value-type="float" office:value="564" calcext:value-type="float">
            <text:p/>
          </table:table-cell>
          <table:table-cell table:style-name="ce20" table:formula="of:=[.L289]+2" office:value-type="float" office:value="56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90])))" office:value-type="float" office:value="0.09506579997790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90])))" office:value-type="float" office:value="0.54549097275390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3" calcext:value-type="float">
            <text:p>283</text:p>
          </table:table-cell>
          <table:table-cell table:style-name="ce24" table:formula="of:=INFO.OBBA.OBBA.OBGET(INFO.OBBA.OBBA.OBCALL(&quot;&quot;;[.$B$12];&quot;getRandomNumber&quot;;INFO.OBBA.OBBA.OBMAKE(&quot;&quot;;&quot;int&quot;;[.H291])))" office:value-type="float" office:value="0.331340278073393" calcext:value-type="float">
            <text:p/>
          </table:table-cell>
          <table:table-cell table:style-name="ce1"/>
          <table:table-cell table:style-name="ce20" table:formula="of:=[.K290]+2" office:value-type="float" office:value="566" calcext:value-type="float">
            <text:p/>
          </table:table-cell>
          <table:table-cell table:style-name="ce20" table:formula="of:=[.L290]+2" office:value-type="float" office:value="5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91])))" office:value-type="float" office:value="0.76177902022410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91])))" office:value-type="float" office:value="0.82504249200687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4" calcext:value-type="float">
            <text:p>284</text:p>
          </table:table-cell>
          <table:table-cell table:style-name="ce24" table:formula="of:=INFO.OBBA.OBBA.OBGET(INFO.OBBA.OBBA.OBCALL(&quot;&quot;;[.$B$12];&quot;getRandomNumber&quot;;INFO.OBBA.OBBA.OBMAKE(&quot;&quot;;&quot;int&quot;;[.H292])))" office:value-type="float" office:value="0.0701673072300231" calcext:value-type="float">
            <text:p/>
          </table:table-cell>
          <table:table-cell table:style-name="ce1"/>
          <table:table-cell table:style-name="ce20" table:formula="of:=[.K291]+2" office:value-type="float" office:value="568" calcext:value-type="float">
            <text:p/>
          </table:table-cell>
          <table:table-cell table:style-name="ce20" table:formula="of:=[.L291]+2" office:value-type="float" office:value="5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92])))" office:value-type="float" office:value="0.52673470874362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92])))" office:value-type="float" office:value="0.70857571119787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5" calcext:value-type="float">
            <text:p>285</text:p>
          </table:table-cell>
          <table:table-cell table:style-name="ce24" table:formula="of:=INFO.OBBA.OBBA.OBGET(INFO.OBBA.OBBA.OBCALL(&quot;&quot;;[.$B$12];&quot;getRandomNumber&quot;;INFO.OBBA.OBBA.OBMAKE(&quot;&quot;;&quot;int&quot;;[.H293])))" office:value-type="float" office:value="0.456201976954572" calcext:value-type="float">
            <text:p/>
          </table:table-cell>
          <table:table-cell table:style-name="ce1"/>
          <table:table-cell table:style-name="ce20" table:formula="of:=[.K292]+2" office:value-type="float" office:value="570" calcext:value-type="float">
            <text:p/>
          </table:table-cell>
          <table:table-cell table:style-name="ce20" table:formula="of:=[.L292]+2" office:value-type="float" office:value="5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93])))" office:value-type="float" office:value="0.76034230976323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93])))" office:value-type="float" office:value="0.27168001335652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6" calcext:value-type="float">
            <text:p>286</text:p>
          </table:table-cell>
          <table:table-cell table:style-name="ce24" table:formula="of:=INFO.OBBA.OBBA.OBGET(INFO.OBBA.OBBA.OBCALL(&quot;&quot;;[.$B$12];&quot;getRandomNumber&quot;;INFO.OBBA.OBBA.OBMAKE(&quot;&quot;;&quot;int&quot;;[.H294])))" office:value-type="float" office:value="0.532139333020549" calcext:value-type="float">
            <text:p/>
          </table:table-cell>
          <table:table-cell table:style-name="ce1"/>
          <table:table-cell table:style-name="ce20" table:formula="of:=[.K293]+2" office:value-type="float" office:value="572" calcext:value-type="float">
            <text:p/>
          </table:table-cell>
          <table:table-cell table:style-name="ce20" table:formula="of:=[.L293]+2" office:value-type="float" office:value="5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94])))" office:value-type="float" office:value="0.8793985621428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94])))" office:value-type="float" office:value="0.68162889134432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7" calcext:value-type="float">
            <text:p>287</text:p>
          </table:table-cell>
          <table:table-cell table:style-name="ce24" table:formula="of:=INFO.OBBA.OBBA.OBGET(INFO.OBBA.OBBA.OBCALL(&quot;&quot;;[.$B$12];&quot;getRandomNumber&quot;;INFO.OBBA.OBBA.OBMAKE(&quot;&quot;;&quot;int&quot;;[.H295])))" office:value-type="float" office:value="0.348418411354681" calcext:value-type="float">
            <text:p/>
          </table:table-cell>
          <table:table-cell table:style-name="ce1"/>
          <table:table-cell table:style-name="ce20" table:formula="of:=[.K294]+2" office:value-type="float" office:value="574" calcext:value-type="float">
            <text:p/>
          </table:table-cell>
          <table:table-cell table:style-name="ce20" table:formula="of:=[.L294]+2" office:value-type="float" office:value="5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95])))" office:value-type="float" office:value="0.71501312950859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95])))" office:value-type="float" office:value="0.68294015083976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8" calcext:value-type="float">
            <text:p>288</text:p>
          </table:table-cell>
          <table:table-cell table:style-name="ce24" table:formula="of:=INFO.OBBA.OBBA.OBGET(INFO.OBBA.OBBA.OBCALL(&quot;&quot;;[.$B$12];&quot;getRandomNumber&quot;;INFO.OBBA.OBBA.OBMAKE(&quot;&quot;;&quot;int&quot;;[.H296])))" office:value-type="float" office:value="0.199648690317733" calcext:value-type="float">
            <text:p/>
          </table:table-cell>
          <table:table-cell table:style-name="ce1"/>
          <table:table-cell table:style-name="ce20" table:formula="of:=[.K295]+2" office:value-type="float" office:value="576" calcext:value-type="float">
            <text:p/>
          </table:table-cell>
          <table:table-cell table:style-name="ce20" table:formula="of:=[.L295]+2" office:value-type="float" office:value="5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96])))" office:value-type="float" office:value="0.38659249360550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96])))" office:value-type="float" office:value="0.87702497788901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9" calcext:value-type="float">
            <text:p>289</text:p>
          </table:table-cell>
          <table:table-cell table:style-name="ce24" table:formula="of:=INFO.OBBA.OBBA.OBGET(INFO.OBBA.OBBA.OBCALL(&quot;&quot;;[.$B$12];&quot;getRandomNumber&quot;;INFO.OBBA.OBBA.OBMAKE(&quot;&quot;;&quot;int&quot;;[.H297])))" office:value-type="float" office:value="0.994690475794457" calcext:value-type="float">
            <text:p/>
          </table:table-cell>
          <table:table-cell table:style-name="ce1"/>
          <table:table-cell table:style-name="ce20" table:formula="of:=[.K296]+2" office:value-type="float" office:value="578" calcext:value-type="float">
            <text:p/>
          </table:table-cell>
          <table:table-cell table:style-name="ce20" table:formula="of:=[.L296]+2" office:value-type="float" office:value="5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97])))" office:value-type="float" office:value="0.2739546446685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97])))" office:value-type="float" office:value="0.57464788020967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0" calcext:value-type="float">
            <text:p>290</text:p>
          </table:table-cell>
          <table:table-cell table:style-name="ce24" table:formula="of:=INFO.OBBA.OBBA.OBGET(INFO.OBBA.OBBA.OBCALL(&quot;&quot;;[.$B$12];&quot;getRandomNumber&quot;;INFO.OBBA.OBBA.OBMAKE(&quot;&quot;;&quot;int&quot;;[.H298])))" office:value-type="float" office:value="0.857676412214018" calcext:value-type="float">
            <text:p/>
          </table:table-cell>
          <table:table-cell table:style-name="ce1"/>
          <table:table-cell table:style-name="ce20" table:formula="of:=[.K297]+2" office:value-type="float" office:value="580" calcext:value-type="float">
            <text:p/>
          </table:table-cell>
          <table:table-cell table:style-name="ce20" table:formula="of:=[.L297]+2" office:value-type="float" office:value="58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98])))" office:value-type="float" office:value="0.5543848158542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98])))" office:value-type="float" office:value="0.97069990267291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1" calcext:value-type="float">
            <text:p>291</text:p>
          </table:table-cell>
          <table:table-cell table:style-name="ce24" table:formula="of:=INFO.OBBA.OBBA.OBGET(INFO.OBBA.OBBA.OBCALL(&quot;&quot;;[.$B$12];&quot;getRandomNumber&quot;;INFO.OBBA.OBBA.OBMAKE(&quot;&quot;;&quot;int&quot;;[.H299])))" office:value-type="float" office:value="0.76299466126521" calcext:value-type="float">
            <text:p/>
          </table:table-cell>
          <table:table-cell table:style-name="ce1"/>
          <table:table-cell table:style-name="ce20" table:formula="of:=[.K298]+2" office:value-type="float" office:value="582" calcext:value-type="float">
            <text:p/>
          </table:table-cell>
          <table:table-cell table:style-name="ce20" table:formula="of:=[.L298]+2" office:value-type="float" office:value="5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299])))" office:value-type="float" office:value="0.39416272538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299])))" office:value-type="float" office:value="0.6951519717497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2" calcext:value-type="float">
            <text:p>292</text:p>
          </table:table-cell>
          <table:table-cell table:style-name="ce24" table:formula="of:=INFO.OBBA.OBBA.OBGET(INFO.OBBA.OBBA.OBCALL(&quot;&quot;;[.$B$12];&quot;getRandomNumber&quot;;INFO.OBBA.OBBA.OBMAKE(&quot;&quot;;&quot;int&quot;;[.H300])))" office:value-type="float" office:value="0.918779320536793" calcext:value-type="float">
            <text:p/>
          </table:table-cell>
          <table:table-cell table:style-name="ce1"/>
          <table:table-cell table:style-name="ce20" table:formula="of:=[.K299]+2" office:value-type="float" office:value="584" calcext:value-type="float">
            <text:p/>
          </table:table-cell>
          <table:table-cell table:style-name="ce20" table:formula="of:=[.L299]+2" office:value-type="float" office:value="5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00])))" office:value-type="float" office:value="0.3119018622597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00])))" office:value-type="float" office:value="0.59092019009300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3" calcext:value-type="float">
            <text:p>293</text:p>
          </table:table-cell>
          <table:table-cell table:style-name="ce24" table:formula="of:=INFO.OBBA.OBBA.OBGET(INFO.OBBA.OBBA.OBCALL(&quot;&quot;;[.$B$12];&quot;getRandomNumber&quot;;INFO.OBBA.OBBA.OBMAKE(&quot;&quot;;&quot;int&quot;;[.H301])))" office:value-type="float" office:value="0.850669599806577" calcext:value-type="float">
            <text:p/>
          </table:table-cell>
          <table:table-cell table:style-name="ce1"/>
          <table:table-cell table:style-name="ce20" table:formula="of:=[.K300]+2" office:value-type="float" office:value="586" calcext:value-type="float">
            <text:p/>
          </table:table-cell>
          <table:table-cell table:style-name="ce20" table:formula="of:=[.L300]+2" office:value-type="float" office:value="58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01])))" office:value-type="float" office:value="0.3005109245304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01])))" office:value-type="float" office:value="0.03449548353601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4" calcext:value-type="float">
            <text:p>294</text:p>
          </table:table-cell>
          <table:table-cell table:style-name="ce24" table:formula="of:=INFO.OBBA.OBBA.OBGET(INFO.OBBA.OBBA.OBCALL(&quot;&quot;;[.$B$12];&quot;getRandomNumber&quot;;INFO.OBBA.OBBA.OBMAKE(&quot;&quot;;&quot;int&quot;;[.H302])))" office:value-type="float" office:value="0.422909849894669" calcext:value-type="float">
            <text:p/>
          </table:table-cell>
          <table:table-cell table:style-name="ce1"/>
          <table:table-cell table:style-name="ce20" table:formula="of:=[.K301]+2" office:value-type="float" office:value="588" calcext:value-type="float">
            <text:p/>
          </table:table-cell>
          <table:table-cell table:style-name="ce20" table:formula="of:=[.L301]+2" office:value-type="float" office:value="5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02])))" office:value-type="float" office:value="0.7287296716598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02])))" office:value-type="float" office:value="0.53726782479890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5" calcext:value-type="float">
            <text:p>295</text:p>
          </table:table-cell>
          <table:table-cell table:style-name="ce24" table:formula="of:=INFO.OBBA.OBBA.OBGET(INFO.OBBA.OBBA.OBCALL(&quot;&quot;;[.$B$12];&quot;getRandomNumber&quot;;INFO.OBBA.OBBA.OBMAKE(&quot;&quot;;&quot;int&quot;;[.H303])))" office:value-type="float" office:value="0.304195079206321" calcext:value-type="float">
            <text:p/>
          </table:table-cell>
          <table:table-cell table:style-name="ce1"/>
          <table:table-cell table:style-name="ce20" table:formula="of:=[.K302]+2" office:value-type="float" office:value="590" calcext:value-type="float">
            <text:p/>
          </table:table-cell>
          <table:table-cell table:style-name="ce20" table:formula="of:=[.L302]+2" office:value-type="float" office:value="5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03])))" office:value-type="float" office:value="0.53373089806255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03])))" office:value-type="float" office:value="0.60903917742402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6" calcext:value-type="float">
            <text:p>296</text:p>
          </table:table-cell>
          <table:table-cell table:style-name="ce24" table:formula="of:=INFO.OBBA.OBBA.OBGET(INFO.OBBA.OBBA.OBCALL(&quot;&quot;;[.$B$12];&quot;getRandomNumber&quot;;INFO.OBBA.OBBA.OBMAKE(&quot;&quot;;&quot;int&quot;;[.H304])))" office:value-type="float" office:value="0.872472458724812" calcext:value-type="float">
            <text:p/>
          </table:table-cell>
          <table:table-cell table:style-name="ce1"/>
          <table:table-cell table:style-name="ce20" table:formula="of:=[.K303]+2" office:value-type="float" office:value="592" calcext:value-type="float">
            <text:p/>
          </table:table-cell>
          <table:table-cell table:style-name="ce20" table:formula="of:=[.L303]+2" office:value-type="float" office:value="5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04])))" office:value-type="float" office:value="0.42630816319305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04])))" office:value-type="float" office:value="0.15927523727411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7" calcext:value-type="float">
            <text:p>297</text:p>
          </table:table-cell>
          <table:table-cell table:style-name="ce24" table:formula="of:=INFO.OBBA.OBBA.OBGET(INFO.OBBA.OBBA.OBCALL(&quot;&quot;;[.$B$12];&quot;getRandomNumber&quot;;INFO.OBBA.OBBA.OBMAKE(&quot;&quot;;&quot;int&quot;;[.H305])))" office:value-type="float" office:value="0.752938493140684" calcext:value-type="float">
            <text:p/>
          </table:table-cell>
          <table:table-cell table:style-name="ce1"/>
          <table:table-cell table:style-name="ce20" table:formula="of:=[.K304]+2" office:value-type="float" office:value="594" calcext:value-type="float">
            <text:p/>
          </table:table-cell>
          <table:table-cell table:style-name="ce20" table:formula="of:=[.L304]+2" office:value-type="float" office:value="5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05])))" office:value-type="float" office:value="0.38786248437072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05])))" office:value-type="float" office:value="0.59542264929860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8" calcext:value-type="float">
            <text:p>298</text:p>
          </table:table-cell>
          <table:table-cell table:style-name="ce24" table:formula="of:=INFO.OBBA.OBBA.OBGET(INFO.OBBA.OBBA.OBCALL(&quot;&quot;;[.$B$12];&quot;getRandomNumber&quot;;INFO.OBBA.OBBA.OBMAKE(&quot;&quot;;&quot;int&quot;;[.H306])))" office:value-type="float" office:value="0.075034499336733" calcext:value-type="float">
            <text:p/>
          </table:table-cell>
          <table:table-cell table:style-name="ce1"/>
          <table:table-cell table:style-name="ce20" table:formula="of:=[.K305]+2" office:value-type="float" office:value="596" calcext:value-type="float">
            <text:p/>
          </table:table-cell>
          <table:table-cell table:style-name="ce20" table:formula="of:=[.L305]+2" office:value-type="float" office:value="5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06])))" office:value-type="float" office:value="0.095197452971030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06])))" office:value-type="float" office:value="0.52057866653974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9" calcext:value-type="float">
            <text:p>299</text:p>
          </table:table-cell>
          <table:table-cell table:style-name="ce24" table:formula="of:=INFO.OBBA.OBBA.OBGET(INFO.OBBA.OBBA.OBCALL(&quot;&quot;;[.$B$12];&quot;getRandomNumber&quot;;INFO.OBBA.OBBA.OBMAKE(&quot;&quot;;&quot;int&quot;;[.H307])))" office:value-type="float" office:value="0.267172250695718" calcext:value-type="float">
            <text:p/>
          </table:table-cell>
          <table:table-cell table:style-name="ce1"/>
          <table:table-cell table:style-name="ce20" table:formula="of:=[.K306]+2" office:value-type="float" office:value="598" calcext:value-type="float">
            <text:p/>
          </table:table-cell>
          <table:table-cell table:style-name="ce20" table:formula="of:=[.L306]+2" office:value-type="float" office:value="5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07])))" office:value-type="float" office:value="0.65055516693781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07])))" office:value-type="float" office:value="0.99758904221052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0" calcext:value-type="float">
            <text:p>300</text:p>
          </table:table-cell>
          <table:table-cell table:style-name="ce24" table:formula="of:=INFO.OBBA.OBBA.OBGET(INFO.OBBA.OBBA.OBCALL(&quot;&quot;;[.$B$12];&quot;getRandomNumber&quot;;INFO.OBBA.OBBA.OBMAKE(&quot;&quot;;&quot;int&quot;;[.H308])))" office:value-type="float" office:value="0.471794458037734" calcext:value-type="float">
            <text:p/>
          </table:table-cell>
          <table:table-cell table:style-name="ce1"/>
          <table:table-cell table:style-name="ce20" table:formula="of:=[.K307]+2" office:value-type="float" office:value="600" calcext:value-type="float">
            <text:p/>
          </table:table-cell>
          <table:table-cell table:style-name="ce20" table:formula="of:=[.L307]+2" office:value-type="float" office:value="6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08])))" office:value-type="float" office:value="0.63441375365923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08])))" office:value-type="float" office:value="0.9352607880796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1" calcext:value-type="float">
            <text:p>301</text:p>
          </table:table-cell>
          <table:table-cell table:style-name="ce24" table:formula="of:=INFO.OBBA.OBBA.OBGET(INFO.OBBA.OBBA.OBCALL(&quot;&quot;;[.$B$12];&quot;getRandomNumber&quot;;INFO.OBBA.OBBA.OBMAKE(&quot;&quot;;&quot;int&quot;;[.H309])))" office:value-type="float" office:value="0.1971637632728" calcext:value-type="float">
            <text:p/>
          </table:table-cell>
          <table:table-cell table:style-name="ce1"/>
          <table:table-cell table:style-name="ce20" table:formula="of:=[.K308]+2" office:value-type="float" office:value="602" calcext:value-type="float">
            <text:p/>
          </table:table-cell>
          <table:table-cell table:style-name="ce20" table:formula="of:=[.L308]+2" office:value-type="float" office:value="6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09])))" office:value-type="float" office:value="0.05770022034589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09])))" office:value-type="float" office:value="0.14537335492026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2" calcext:value-type="float">
            <text:p>302</text:p>
          </table:table-cell>
          <table:table-cell table:style-name="ce24" table:formula="of:=INFO.OBBA.OBBA.OBGET(INFO.OBBA.OBBA.OBCALL(&quot;&quot;;[.$B$12];&quot;getRandomNumber&quot;;INFO.OBBA.OBBA.OBMAKE(&quot;&quot;;&quot;int&quot;;[.H310])))" office:value-type="float" office:value="0.992996961208045" calcext:value-type="float">
            <text:p/>
          </table:table-cell>
          <table:table-cell table:style-name="ce1"/>
          <table:table-cell table:style-name="ce20" table:formula="of:=[.K309]+2" office:value-type="float" office:value="604" calcext:value-type="float">
            <text:p/>
          </table:table-cell>
          <table:table-cell table:style-name="ce20" table:formula="of:=[.L309]+2" office:value-type="float" office:value="6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10])))" office:value-type="float" office:value="0.7817233169201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10])))" office:value-type="float" office:value="0.92553603281054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3" calcext:value-type="float">
            <text:p>303</text:p>
          </table:table-cell>
          <table:table-cell table:style-name="ce24" table:formula="of:=INFO.OBBA.OBBA.OBGET(INFO.OBBA.OBBA.OBCALL(&quot;&quot;;[.$B$12];&quot;getRandomNumber&quot;;INFO.OBBA.OBBA.OBMAKE(&quot;&quot;;&quot;int&quot;;[.H311])))" office:value-type="float" office:value="0.872160003702141" calcext:value-type="float">
            <text:p/>
          </table:table-cell>
          <table:table-cell table:style-name="ce1"/>
          <table:table-cell table:style-name="ce20" table:formula="of:=[.K310]+2" office:value-type="float" office:value="606" calcext:value-type="float">
            <text:p/>
          </table:table-cell>
          <table:table-cell table:style-name="ce20" table:formula="of:=[.L310]+2" office:value-type="float" office:value="60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11])))" office:value-type="float" office:value="0.016218288339688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11])))" office:value-type="float" office:value="0.23535360152764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4" calcext:value-type="float">
            <text:p>304</text:p>
          </table:table-cell>
          <table:table-cell table:style-name="ce24" table:formula="of:=INFO.OBBA.OBBA.OBGET(INFO.OBBA.OBBA.OBCALL(&quot;&quot;;[.$B$12];&quot;getRandomNumber&quot;;INFO.OBBA.OBBA.OBMAKE(&quot;&quot;;&quot;int&quot;;[.H312])))" office:value-type="float" office:value="0.301684071431335" calcext:value-type="float">
            <text:p/>
          </table:table-cell>
          <table:table-cell table:style-name="ce1"/>
          <table:table-cell table:style-name="ce20" table:formula="of:=[.K311]+2" office:value-type="float" office:value="608" calcext:value-type="float">
            <text:p/>
          </table:table-cell>
          <table:table-cell table:style-name="ce20" table:formula="of:=[.L311]+2" office:value-type="float" office:value="60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12])))" office:value-type="float" office:value="0.79844286107436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12])))" office:value-type="float" office:value="0.55959775285902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5" calcext:value-type="float">
            <text:p>305</text:p>
          </table:table-cell>
          <table:table-cell table:style-name="ce24" table:formula="of:=INFO.OBBA.OBBA.OBGET(INFO.OBBA.OBBA.OBCALL(&quot;&quot;;[.$B$12];&quot;getRandomNumber&quot;;INFO.OBBA.OBBA.OBMAKE(&quot;&quot;;&quot;int&quot;;[.H313])))" office:value-type="float" office:value="0.449081201246203" calcext:value-type="float">
            <text:p/>
          </table:table-cell>
          <table:table-cell table:style-name="ce1"/>
          <table:table-cell table:style-name="ce20" table:formula="of:=[.K312]+2" office:value-type="float" office:value="610" calcext:value-type="float">
            <text:p/>
          </table:table-cell>
          <table:table-cell table:style-name="ce20" table:formula="of:=[.L312]+2" office:value-type="float" office:value="6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13])))" office:value-type="float" office:value="0.34579499172037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13])))" office:value-type="float" office:value="0.94250327172473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6" calcext:value-type="float">
            <text:p>306</text:p>
          </table:table-cell>
          <table:table-cell table:style-name="ce24" table:formula="of:=INFO.OBBA.OBBA.OBGET(INFO.OBBA.OBBA.OBCALL(&quot;&quot;;[.$B$12];&quot;getRandomNumber&quot;;INFO.OBBA.OBBA.OBMAKE(&quot;&quot;;&quot;int&quot;;[.H314])))" office:value-type="float" office:value="0.242133989006189" calcext:value-type="float">
            <text:p/>
          </table:table-cell>
          <table:table-cell table:style-name="ce1"/>
          <table:table-cell table:style-name="ce20" table:formula="of:=[.K313]+2" office:value-type="float" office:value="612" calcext:value-type="float">
            <text:p/>
          </table:table-cell>
          <table:table-cell table:style-name="ce20" table:formula="of:=[.L313]+2" office:value-type="float" office:value="6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14])))" office:value-type="float" office:value="0.59251787422170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14])))" office:value-type="float" office:value="0.043456239094094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7" calcext:value-type="float">
            <text:p>307</text:p>
          </table:table-cell>
          <table:table-cell table:style-name="ce24" table:formula="of:=INFO.OBBA.OBBA.OBGET(INFO.OBBA.OBBA.OBCALL(&quot;&quot;;[.$B$12];&quot;getRandomNumber&quot;;INFO.OBBA.OBBA.OBMAKE(&quot;&quot;;&quot;int&quot;;[.H315])))" office:value-type="float" office:value="0.486667090719779" calcext:value-type="float">
            <text:p/>
          </table:table-cell>
          <table:table-cell table:style-name="ce1"/>
          <table:table-cell table:style-name="ce20" table:formula="of:=[.K314]+2" office:value-type="float" office:value="614" calcext:value-type="float">
            <text:p/>
          </table:table-cell>
          <table:table-cell table:style-name="ce20" table:formula="of:=[.L314]+2" office:value-type="float" office:value="6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15])))" office:value-type="float" office:value="0.22236690416860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15])))" office:value-type="float" office:value="0.72939654598138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8" calcext:value-type="float">
            <text:p>308</text:p>
          </table:table-cell>
          <table:table-cell table:style-name="ce24" table:formula="of:=INFO.OBBA.OBBA.OBGET(INFO.OBBA.OBBA.OBCALL(&quot;&quot;;[.$B$12];&quot;getRandomNumber&quot;;INFO.OBBA.OBBA.OBMAKE(&quot;&quot;;&quot;int&quot;;[.H316])))" office:value-type="float" office:value="0.582854683469739" calcext:value-type="float">
            <text:p/>
          </table:table-cell>
          <table:table-cell table:style-name="ce1"/>
          <table:table-cell table:style-name="ce20" table:formula="of:=[.K315]+2" office:value-type="float" office:value="616" calcext:value-type="float">
            <text:p/>
          </table:table-cell>
          <table:table-cell table:style-name="ce20" table:formula="of:=[.L315]+2" office:value-type="float" office:value="6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16])))" office:value-type="float" office:value="0.1298493585113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16])))" office:value-type="float" office:value="0.049906634290040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9" calcext:value-type="float">
            <text:p>309</text:p>
          </table:table-cell>
          <table:table-cell table:style-name="ce24" table:formula="of:=INFO.OBBA.OBBA.OBGET(INFO.OBBA.OBBA.OBCALL(&quot;&quot;;[.$B$12];&quot;getRandomNumber&quot;;INFO.OBBA.OBBA.OBMAKE(&quot;&quot;;&quot;int&quot;;[.H317])))" office:value-type="float" office:value="0.52329766548105" calcext:value-type="float">
            <text:p/>
          </table:table-cell>
          <table:table-cell table:style-name="ce1"/>
          <table:table-cell table:style-name="ce20" table:formula="of:=[.K316]+2" office:value-type="float" office:value="618" calcext:value-type="float">
            <text:p/>
          </table:table-cell>
          <table:table-cell table:style-name="ce20" table:formula="of:=[.L316]+2" office:value-type="float" office:value="6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17])))" office:value-type="float" office:value="0.1197703252170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17])))" office:value-type="float" office:value="0.042106449329271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0" calcext:value-type="float">
            <text:p>310</text:p>
          </table:table-cell>
          <table:table-cell table:style-name="ce24" table:formula="of:=INFO.OBBA.OBBA.OBGET(INFO.OBBA.OBBA.OBCALL(&quot;&quot;;[.$B$12];&quot;getRandomNumber&quot;;INFO.OBBA.OBBA.OBMAKE(&quot;&quot;;&quot;int&quot;;[.H318])))" office:value-type="float" office:value="0.0690576375128842" calcext:value-type="float">
            <text:p/>
          </table:table-cell>
          <table:table-cell table:style-name="ce1"/>
          <table:table-cell table:style-name="ce20" table:formula="of:=[.K317]+2" office:value-type="float" office:value="620" calcext:value-type="float">
            <text:p/>
          </table:table-cell>
          <table:table-cell table:style-name="ce20" table:formula="of:=[.L317]+2" office:value-type="float" office:value="6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18])))" office:value-type="float" office:value="0.3359260473431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18])))" office:value-type="float" office:value="0.98966533574189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1" calcext:value-type="float">
            <text:p>311</text:p>
          </table:table-cell>
          <table:table-cell table:style-name="ce24" table:formula="of:=INFO.OBBA.OBBA.OBGET(INFO.OBBA.OBBA.OBCALL(&quot;&quot;;[.$B$12];&quot;getRandomNumber&quot;;INFO.OBBA.OBBA.OBMAKE(&quot;&quot;;&quot;int&quot;;[.H319])))" office:value-type="float" office:value="0.905120105160039" calcext:value-type="float">
            <text:p/>
          </table:table-cell>
          <table:table-cell table:style-name="ce1"/>
          <table:table-cell table:style-name="ce20" table:formula="of:=[.K318]+2" office:value-type="float" office:value="622" calcext:value-type="float">
            <text:p/>
          </table:table-cell>
          <table:table-cell table:style-name="ce20" table:formula="of:=[.L318]+2" office:value-type="float" office:value="6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19])))" office:value-type="float" office:value="0.34331676926549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19])))" office:value-type="float" office:value="0.40859517739784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2" calcext:value-type="float">
            <text:p>312</text:p>
          </table:table-cell>
          <table:table-cell table:style-name="ce24" table:formula="of:=INFO.OBBA.OBBA.OBGET(INFO.OBBA.OBBA.OBCALL(&quot;&quot;;[.$B$12];&quot;getRandomNumber&quot;;INFO.OBBA.OBBA.OBMAKE(&quot;&quot;;&quot;int&quot;;[.H320])))" office:value-type="float" office:value="0.468926963660018" calcext:value-type="float">
            <text:p/>
          </table:table-cell>
          <table:table-cell table:style-name="ce1"/>
          <table:table-cell table:style-name="ce20" table:formula="of:=[.K319]+2" office:value-type="float" office:value="624" calcext:value-type="float">
            <text:p/>
          </table:table-cell>
          <table:table-cell table:style-name="ce20" table:formula="of:=[.L319]+2" office:value-type="float" office:value="6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20])))" office:value-type="float" office:value="0.51780292740949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20])))" office:value-type="float" office:value="0.70559186903493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3" calcext:value-type="float">
            <text:p>313</text:p>
          </table:table-cell>
          <table:table-cell table:style-name="ce24" table:formula="of:=INFO.OBBA.OBBA.OBGET(INFO.OBBA.OBBA.OBCALL(&quot;&quot;;[.$B$12];&quot;getRandomNumber&quot;;INFO.OBBA.OBBA.OBMAKE(&quot;&quot;;&quot;int&quot;;[.H321])))" office:value-type="float" office:value="0.740101374007293" calcext:value-type="float">
            <text:p/>
          </table:table-cell>
          <table:table-cell table:style-name="ce1"/>
          <table:table-cell table:style-name="ce20" table:formula="of:=[.K320]+2" office:value-type="float" office:value="626" calcext:value-type="float">
            <text:p/>
          </table:table-cell>
          <table:table-cell table:style-name="ce20" table:formula="of:=[.L320]+2" office:value-type="float" office:value="6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21])))" office:value-type="float" office:value="0.2185167539080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21])))" office:value-type="float" office:value="0.52564258701400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4" calcext:value-type="float">
            <text:p>314</text:p>
          </table:table-cell>
          <table:table-cell table:style-name="ce24" table:formula="of:=INFO.OBBA.OBBA.OBGET(INFO.OBBA.OBBA.OBCALL(&quot;&quot;;[.$B$12];&quot;getRandomNumber&quot;;INFO.OBBA.OBBA.OBMAKE(&quot;&quot;;&quot;int&quot;;[.H322])))" office:value-type="float" office:value="0.269161106112613" calcext:value-type="float">
            <text:p/>
          </table:table-cell>
          <table:table-cell table:style-name="ce1"/>
          <table:table-cell table:style-name="ce20" table:formula="of:=[.K321]+2" office:value-type="float" office:value="628" calcext:value-type="float">
            <text:p/>
          </table:table-cell>
          <table:table-cell table:style-name="ce20" table:formula="of:=[.L321]+2" office:value-type="float" office:value="6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22])))" office:value-type="float" office:value="0.28650453713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22])))" office:value-type="float" office:value="0.97786925186475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5" calcext:value-type="float">
            <text:p>315</text:p>
          </table:table-cell>
          <table:table-cell table:style-name="ce24" table:formula="of:=INFO.OBBA.OBBA.OBGET(INFO.OBBA.OBBA.OBCALL(&quot;&quot;;[.$B$12];&quot;getRandomNumber&quot;;INFO.OBBA.OBBA.OBMAKE(&quot;&quot;;&quot;int&quot;;[.H323])))" office:value-type="float" office:value="0.312438424984667" calcext:value-type="float">
            <text:p/>
          </table:table-cell>
          <table:table-cell table:style-name="ce1"/>
          <table:table-cell table:style-name="ce20" table:formula="of:=[.K322]+2" office:value-type="float" office:value="630" calcext:value-type="float">
            <text:p/>
          </table:table-cell>
          <table:table-cell table:style-name="ce20" table:formula="of:=[.L322]+2" office:value-type="float" office:value="6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23])))" office:value-type="float" office:value="0.6642004487337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23])))" office:value-type="float" office:value="0.97784886475165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6" calcext:value-type="float">
            <text:p>316</text:p>
          </table:table-cell>
          <table:table-cell table:style-name="ce24" table:formula="of:=INFO.OBBA.OBBA.OBGET(INFO.OBBA.OBBA.OBCALL(&quot;&quot;;[.$B$12];&quot;getRandomNumber&quot;;INFO.OBBA.OBBA.OBMAKE(&quot;&quot;;&quot;int&quot;;[.H324])))" office:value-type="float" office:value="0.142738345139203" calcext:value-type="float">
            <text:p/>
          </table:table-cell>
          <table:table-cell table:style-name="ce1"/>
          <table:table-cell table:style-name="ce20" table:formula="of:=[.K323]+2" office:value-type="float" office:value="632" calcext:value-type="float">
            <text:p/>
          </table:table-cell>
          <table:table-cell table:style-name="ce20" table:formula="of:=[.L323]+2" office:value-type="float" office:value="6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24])))" office:value-type="float" office:value="0.084069882454578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24])))" office:value-type="float" office:value="0.92582253169694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7" calcext:value-type="float">
            <text:p>317</text:p>
          </table:table-cell>
          <table:table-cell table:style-name="ce24" table:formula="of:=INFO.OBBA.OBBA.OBGET(INFO.OBBA.OBBA.OBCALL(&quot;&quot;;[.$B$12];&quot;getRandomNumber&quot;;INFO.OBBA.OBBA.OBMAKE(&quot;&quot;;&quot;int&quot;;[.H325])))" office:value-type="float" office:value="0.92671972687305" calcext:value-type="float">
            <text:p/>
          </table:table-cell>
          <table:table-cell table:style-name="ce1"/>
          <table:table-cell table:style-name="ce20" table:formula="of:=[.K324]+2" office:value-type="float" office:value="634" calcext:value-type="float">
            <text:p/>
          </table:table-cell>
          <table:table-cell table:style-name="ce20" table:formula="of:=[.L324]+2" office:value-type="float" office:value="6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25])))" office:value-type="float" office:value="0.769368535248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25])))" office:value-type="float" office:value="0.95547422678707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8" calcext:value-type="float">
            <text:p>318</text:p>
          </table:table-cell>
          <table:table-cell table:style-name="ce24" table:formula="of:=INFO.OBBA.OBBA.OBGET(INFO.OBBA.OBBA.OBCALL(&quot;&quot;;[.$B$12];&quot;getRandomNumber&quot;;INFO.OBBA.OBBA.OBMAKE(&quot;&quot;;&quot;int&quot;;[.H326])))" office:value-type="float" office:value="0.871794369416076" calcext:value-type="float">
            <text:p/>
          </table:table-cell>
          <table:table-cell table:style-name="ce1"/>
          <table:table-cell table:style-name="ce20" table:formula="of:=[.K325]+2" office:value-type="float" office:value="636" calcext:value-type="float">
            <text:p/>
          </table:table-cell>
          <table:table-cell table:style-name="ce20" table:formula="of:=[.L325]+2" office:value-type="float" office:value="63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26])))" office:value-type="float" office:value="0.4357089610570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26])))" office:value-type="float" office:value="0.03632475524283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9" calcext:value-type="float">
            <text:p>319</text:p>
          </table:table-cell>
          <table:table-cell table:style-name="ce24" table:formula="of:=INFO.OBBA.OBBA.OBGET(INFO.OBBA.OBBA.OBCALL(&quot;&quot;;[.$B$12];&quot;getRandomNumber&quot;;INFO.OBBA.OBBA.OBMAKE(&quot;&quot;;&quot;int&quot;;[.H327])))" office:value-type="float" office:value="0.473308182643285" calcext:value-type="float">
            <text:p/>
          </table:table-cell>
          <table:table-cell table:style-name="ce1"/>
          <table:table-cell table:style-name="ce20" table:formula="of:=[.K326]+2" office:value-type="float" office:value="638" calcext:value-type="float">
            <text:p/>
          </table:table-cell>
          <table:table-cell table:style-name="ce20" table:formula="of:=[.L326]+2" office:value-type="float" office:value="63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27])))" office:value-type="float" office:value="0.95429617789212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27])))" office:value-type="float" office:value="0.69186321676086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0" calcext:value-type="float">
            <text:p>320</text:p>
          </table:table-cell>
          <table:table-cell table:style-name="ce24" table:formula="of:=INFO.OBBA.OBBA.OBGET(INFO.OBBA.OBBA.OBCALL(&quot;&quot;;[.$B$12];&quot;getRandomNumber&quot;;INFO.OBBA.OBBA.OBMAKE(&quot;&quot;;&quot;int&quot;;[.H328])))" office:value-type="float" office:value="0.0617101495441852" calcext:value-type="float">
            <text:p/>
          </table:table-cell>
          <table:table-cell table:style-name="ce1"/>
          <table:table-cell table:style-name="ce20" table:formula="of:=[.K327]+2" office:value-type="float" office:value="640" calcext:value-type="float">
            <text:p/>
          </table:table-cell>
          <table:table-cell table:style-name="ce20" table:formula="of:=[.L327]+2" office:value-type="float" office:value="6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28])))" office:value-type="float" office:value="0.40370680561462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28])))" office:value-type="float" office:value="0.20136004460754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1" calcext:value-type="float">
            <text:p>321</text:p>
          </table:table-cell>
          <table:table-cell table:style-name="ce24" table:formula="of:=INFO.OBBA.OBBA.OBGET(INFO.OBBA.OBBA.OBCALL(&quot;&quot;;[.$B$12];&quot;getRandomNumber&quot;;INFO.OBBA.OBBA.OBMAKE(&quot;&quot;;&quot;int&quot;;[.H329])))" office:value-type="float" office:value="0.3757035278276" calcext:value-type="float">
            <text:p/>
          </table:table-cell>
          <table:table-cell table:style-name="ce1"/>
          <table:table-cell table:style-name="ce20" table:formula="of:=[.K328]+2" office:value-type="float" office:value="642" calcext:value-type="float">
            <text:p/>
          </table:table-cell>
          <table:table-cell table:style-name="ce20" table:formula="of:=[.L328]+2" office:value-type="float" office:value="6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29])))" office:value-type="float" office:value="0.075825001764095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29])))" office:value-type="float" office:value="0.077965790339624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2" calcext:value-type="float">
            <text:p>322</text:p>
          </table:table-cell>
          <table:table-cell table:style-name="ce24" table:formula="of:=INFO.OBBA.OBBA.OBGET(INFO.OBBA.OBBA.OBCALL(&quot;&quot;;[.$B$12];&quot;getRandomNumber&quot;;INFO.OBBA.OBBA.OBMAKE(&quot;&quot;;&quot;int&quot;;[.H330])))" office:value-type="float" office:value="0.783094239687529" calcext:value-type="float">
            <text:p/>
          </table:table-cell>
          <table:table-cell table:style-name="ce1"/>
          <table:table-cell table:style-name="ce20" table:formula="of:=[.K329]+2" office:value-type="float" office:value="644" calcext:value-type="float">
            <text:p/>
          </table:table-cell>
          <table:table-cell table:style-name="ce20" table:formula="of:=[.L329]+2" office:value-type="float" office:value="6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30])))" office:value-type="float" office:value="0.6914872939401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30])))" office:value-type="float" office:value="0.26948350218244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3" calcext:value-type="float">
            <text:p>323</text:p>
          </table:table-cell>
          <table:table-cell table:style-name="ce24" table:formula="of:=INFO.OBBA.OBBA.OBGET(INFO.OBBA.OBBA.OBCALL(&quot;&quot;;[.$B$12];&quot;getRandomNumber&quot;;INFO.OBBA.OBBA.OBMAKE(&quot;&quot;;&quot;int&quot;;[.H331])))" office:value-type="float" office:value="0.255100757633609" calcext:value-type="float">
            <text:p/>
          </table:table-cell>
          <table:table-cell table:style-name="ce1"/>
          <table:table-cell table:style-name="ce20" table:formula="of:=[.K330]+2" office:value-type="float" office:value="646" calcext:value-type="float">
            <text:p/>
          </table:table-cell>
          <table:table-cell table:style-name="ce20" table:formula="of:=[.L330]+2" office:value-type="float" office:value="6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31])))" office:value-type="float" office:value="0.9800631754644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31])))" office:value-type="float" office:value="0.21962970753386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4" calcext:value-type="float">
            <text:p>324</text:p>
          </table:table-cell>
          <table:table-cell table:style-name="ce24" table:formula="of:=INFO.OBBA.OBBA.OBGET(INFO.OBBA.OBBA.OBCALL(&quot;&quot;;[.$B$12];&quot;getRandomNumber&quot;;INFO.OBBA.OBBA.OBMAKE(&quot;&quot;;&quot;int&quot;;[.H332])))" office:value-type="float" office:value="0.613820253351106" calcext:value-type="float">
            <text:p/>
          </table:table-cell>
          <table:table-cell table:style-name="ce1"/>
          <table:table-cell table:style-name="ce20" table:formula="of:=[.K331]+2" office:value-type="float" office:value="648" calcext:value-type="float">
            <text:p/>
          </table:table-cell>
          <table:table-cell table:style-name="ce20" table:formula="of:=[.L331]+2" office:value-type="float" office:value="64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32])))" office:value-type="float" office:value="0.6257990402484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32])))" office:value-type="float" office:value="0.2499942491012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5" calcext:value-type="float">
            <text:p>325</text:p>
          </table:table-cell>
          <table:table-cell table:style-name="ce24" table:formula="of:=INFO.OBBA.OBBA.OBGET(INFO.OBBA.OBBA.OBCALL(&quot;&quot;;[.$B$12];&quot;getRandomNumber&quot;;INFO.OBBA.OBBA.OBMAKE(&quot;&quot;;&quot;int&quot;;[.H333])))" office:value-type="float" office:value="0.460194660121356" calcext:value-type="float">
            <text:p/>
          </table:table-cell>
          <table:table-cell table:style-name="ce1"/>
          <table:table-cell table:style-name="ce20" table:formula="of:=[.K332]+2" office:value-type="float" office:value="650" calcext:value-type="float">
            <text:p/>
          </table:table-cell>
          <table:table-cell table:style-name="ce20" table:formula="of:=[.L332]+2" office:value-type="float" office:value="65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33])))" office:value-type="float" office:value="0.61390572569427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33])))" office:value-type="float" office:value="0.55368686799169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6" calcext:value-type="float">
            <text:p>326</text:p>
          </table:table-cell>
          <table:table-cell table:style-name="ce24" table:formula="of:=INFO.OBBA.OBBA.OBGET(INFO.OBBA.OBBA.OBCALL(&quot;&quot;;[.$B$12];&quot;getRandomNumber&quot;;INFO.OBBA.OBBA.OBMAKE(&quot;&quot;;&quot;int&quot;;[.H334])))" office:value-type="float" office:value="0.417685292887981" calcext:value-type="float">
            <text:p/>
          </table:table-cell>
          <table:table-cell table:style-name="ce1"/>
          <table:table-cell table:style-name="ce20" table:formula="of:=[.K333]+2" office:value-type="float" office:value="652" calcext:value-type="float">
            <text:p/>
          </table:table-cell>
          <table:table-cell table:style-name="ce20" table:formula="of:=[.L333]+2" office:value-type="float" office:value="65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34])))" office:value-type="float" office:value="0.81530807873291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34])))" office:value-type="float" office:value="0.90377868371176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7" calcext:value-type="float">
            <text:p>327</text:p>
          </table:table-cell>
          <table:table-cell table:style-name="ce24" table:formula="of:=INFO.OBBA.OBBA.OBGET(INFO.OBBA.OBBA.OBCALL(&quot;&quot;;[.$B$12];&quot;getRandomNumber&quot;;INFO.OBBA.OBBA.OBMAKE(&quot;&quot;;&quot;int&quot;;[.H335])))" office:value-type="float" office:value="0.607702723090367" calcext:value-type="float">
            <text:p/>
          </table:table-cell>
          <table:table-cell table:style-name="ce1"/>
          <table:table-cell table:style-name="ce20" table:formula="of:=[.K334]+2" office:value-type="float" office:value="654" calcext:value-type="float">
            <text:p/>
          </table:table-cell>
          <table:table-cell table:style-name="ce20" table:formula="of:=[.L334]+2" office:value-type="float" office:value="6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35])))" office:value-type="float" office:value="0.53180404979009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35])))" office:value-type="float" office:value="0.96313230492173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8" calcext:value-type="float">
            <text:p>328</text:p>
          </table:table-cell>
          <table:table-cell table:style-name="ce24" table:formula="of:=INFO.OBBA.OBBA.OBGET(INFO.OBBA.OBBA.OBCALL(&quot;&quot;;[.$B$12];&quot;getRandomNumber&quot;;INFO.OBBA.OBBA.OBMAKE(&quot;&quot;;&quot;int&quot;;[.H336])))" office:value-type="float" office:value="0.159292005450542" calcext:value-type="float">
            <text:p/>
          </table:table-cell>
          <table:table-cell table:style-name="ce1"/>
          <table:table-cell table:style-name="ce20" table:formula="of:=[.K335]+2" office:value-type="float" office:value="656" calcext:value-type="float">
            <text:p/>
          </table:table-cell>
          <table:table-cell table:style-name="ce20" table:formula="of:=[.L335]+2" office:value-type="float" office:value="65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36])))" office:value-type="float" office:value="0.08567721120831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36])))" office:value-type="float" office:value="0.4947634287962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9" calcext:value-type="float">
            <text:p>329</text:p>
          </table:table-cell>
          <table:table-cell table:style-name="ce24" table:formula="of:=INFO.OBBA.OBBA.OBGET(INFO.OBBA.OBBA.OBCALL(&quot;&quot;;[.$B$12];&quot;getRandomNumber&quot;;INFO.OBBA.OBBA.OBMAKE(&quot;&quot;;&quot;int&quot;;[.H337])))" office:value-type="float" office:value="0.537457145577058" calcext:value-type="float">
            <text:p/>
          </table:table-cell>
          <table:table-cell table:style-name="ce1"/>
          <table:table-cell table:style-name="ce20" table:formula="of:=[.K336]+2" office:value-type="float" office:value="658" calcext:value-type="float">
            <text:p/>
          </table:table-cell>
          <table:table-cell table:style-name="ce20" table:formula="of:=[.L336]+2" office:value-type="float" office:value="6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37])))" office:value-type="float" office:value="0.4150352671743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37])))" office:value-type="float" office:value="0.096182946166477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0" calcext:value-type="float">
            <text:p>330</text:p>
          </table:table-cell>
          <table:table-cell table:style-name="ce24" table:formula="of:=INFO.OBBA.OBBA.OBGET(INFO.OBBA.OBBA.OBCALL(&quot;&quot;;[.$B$12];&quot;getRandomNumber&quot;;INFO.OBBA.OBBA.OBMAKE(&quot;&quot;;&quot;int&quot;;[.H338])))" office:value-type="float" office:value="0.497405987446002" calcext:value-type="float">
            <text:p/>
          </table:table-cell>
          <table:table-cell table:style-name="ce1"/>
          <table:table-cell table:style-name="ce20" table:formula="of:=[.K337]+2" office:value-type="float" office:value="660" calcext:value-type="float">
            <text:p/>
          </table:table-cell>
          <table:table-cell table:style-name="ce20" table:formula="of:=[.L337]+2" office:value-type="float" office:value="6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38])))" office:value-type="float" office:value="0.6850114000883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38])))" office:value-type="float" office:value="0.033888626445843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1" calcext:value-type="float">
            <text:p>331</text:p>
          </table:table-cell>
          <table:table-cell table:style-name="ce24" table:formula="of:=INFO.OBBA.OBBA.OBGET(INFO.OBBA.OBBA.OBCALL(&quot;&quot;;[.$B$12];&quot;getRandomNumber&quot;;INFO.OBBA.OBBA.OBMAKE(&quot;&quot;;&quot;int&quot;;[.H339])))" office:value-type="float" office:value="0.758930182231331" calcext:value-type="float">
            <text:p/>
          </table:table-cell>
          <table:table-cell table:style-name="ce1"/>
          <table:table-cell table:style-name="ce20" table:formula="of:=[.K338]+2" office:value-type="float" office:value="662" calcext:value-type="float">
            <text:p/>
          </table:table-cell>
          <table:table-cell table:style-name="ce20" table:formula="of:=[.L338]+2" office:value-type="float" office:value="6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39])))" office:value-type="float" office:value="0.60591392624171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39])))" office:value-type="float" office:value="0.64118955969363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2" calcext:value-type="float">
            <text:p>332</text:p>
          </table:table-cell>
          <table:table-cell table:style-name="ce24" table:formula="of:=INFO.OBBA.OBBA.OBGET(INFO.OBBA.OBBA.OBCALL(&quot;&quot;;[.$B$12];&quot;getRandomNumber&quot;;INFO.OBBA.OBBA.OBMAKE(&quot;&quot;;&quot;int&quot;;[.H340])))" office:value-type="float" office:value="0.332462371794669" calcext:value-type="float">
            <text:p/>
          </table:table-cell>
          <table:table-cell table:style-name="ce1"/>
          <table:table-cell table:style-name="ce20" table:formula="of:=[.K339]+2" office:value-type="float" office:value="664" calcext:value-type="float">
            <text:p/>
          </table:table-cell>
          <table:table-cell table:style-name="ce20" table:formula="of:=[.L339]+2" office:value-type="float" office:value="66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40])))" office:value-type="float" office:value="0.81870162816148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40])))" office:value-type="float" office:value="0.64838923562761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3" calcext:value-type="float">
            <text:p>333</text:p>
          </table:table-cell>
          <table:table-cell table:style-name="ce24" table:formula="of:=INFO.OBBA.OBBA.OBGET(INFO.OBBA.OBBA.OBCALL(&quot;&quot;;[.$B$12];&quot;getRandomNumber&quot;;INFO.OBBA.OBBA.OBMAKE(&quot;&quot;;&quot;int&quot;;[.H341])))" office:value-type="float" office:value="0.493191276747541" calcext:value-type="float">
            <text:p/>
          </table:table-cell>
          <table:table-cell table:style-name="ce1"/>
          <table:table-cell table:style-name="ce20" table:formula="of:=[.K340]+2" office:value-type="float" office:value="666" calcext:value-type="float">
            <text:p/>
          </table:table-cell>
          <table:table-cell table:style-name="ce20" table:formula="of:=[.L340]+2" office:value-type="float" office:value="6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41])))" office:value-type="float" office:value="0.65611647917413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41])))" office:value-type="float" office:value="0.95341028129049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4" calcext:value-type="float">
            <text:p>334</text:p>
          </table:table-cell>
          <table:table-cell table:style-name="ce24" table:formula="of:=INFO.OBBA.OBBA.OBGET(INFO.OBBA.OBBA.OBCALL(&quot;&quot;;[.$B$12];&quot;getRandomNumber&quot;;INFO.OBBA.OBBA.OBMAKE(&quot;&quot;;&quot;int&quot;;[.H342])))" office:value-type="float" office:value="0.8701819863959" calcext:value-type="float">
            <text:p/>
          </table:table-cell>
          <table:table-cell table:style-name="ce1"/>
          <table:table-cell table:style-name="ce20" table:formula="of:=[.K341]+2" office:value-type="float" office:value="668" calcext:value-type="float">
            <text:p/>
          </table:table-cell>
          <table:table-cell table:style-name="ce20" table:formula="of:=[.L341]+2" office:value-type="float" office:value="6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42])))" office:value-type="float" office:value="0.4950828247227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42])))" office:value-type="float" office:value="0.18712944665439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5" calcext:value-type="float">
            <text:p>335</text:p>
          </table:table-cell>
          <table:table-cell table:style-name="ce24" table:formula="of:=INFO.OBBA.OBBA.OBGET(INFO.OBBA.OBBA.OBCALL(&quot;&quot;;[.$B$12];&quot;getRandomNumber&quot;;INFO.OBBA.OBBA.OBMAKE(&quot;&quot;;&quot;int&quot;;[.H343])))" office:value-type="float" office:value="0.693382876173066" calcext:value-type="float">
            <text:p/>
          </table:table-cell>
          <table:table-cell table:style-name="ce1"/>
          <table:table-cell table:style-name="ce20" table:formula="of:=[.K342]+2" office:value-type="float" office:value="670" calcext:value-type="float">
            <text:p/>
          </table:table-cell>
          <table:table-cell table:style-name="ce20" table:formula="of:=[.L342]+2" office:value-type="float" office:value="6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43])))" office:value-type="float" office:value="0.52633267007294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43])))" office:value-type="float" office:value="0.26171011757465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6" calcext:value-type="float">
            <text:p>336</text:p>
          </table:table-cell>
          <table:table-cell table:style-name="ce24" table:formula="of:=INFO.OBBA.OBBA.OBGET(INFO.OBBA.OBBA.OBCALL(&quot;&quot;;[.$B$12];&quot;getRandomNumber&quot;;INFO.OBBA.OBBA.OBMAKE(&quot;&quot;;&quot;int&quot;;[.H344])))" office:value-type="float" office:value="0.633947766051954" calcext:value-type="float">
            <text:p/>
          </table:table-cell>
          <table:table-cell table:style-name="ce1"/>
          <table:table-cell table:style-name="ce20" table:formula="of:=[.K343]+2" office:value-type="float" office:value="672" calcext:value-type="float">
            <text:p/>
          </table:table-cell>
          <table:table-cell table:style-name="ce20" table:formula="of:=[.L343]+2" office:value-type="float" office:value="6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44])))" office:value-type="float" office:value="0.2318117361093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44])))" office:value-type="float" office:value="0.59671914100057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7" calcext:value-type="float">
            <text:p>337</text:p>
          </table:table-cell>
          <table:table-cell table:style-name="ce24" table:formula="of:=INFO.OBBA.OBBA.OBGET(INFO.OBBA.OBBA.OBCALL(&quot;&quot;;[.$B$12];&quot;getRandomNumber&quot;;INFO.OBBA.OBBA.OBMAKE(&quot;&quot;;&quot;int&quot;;[.H345])))" office:value-type="float" office:value="0.0309937268481018" calcext:value-type="float">
            <text:p/>
          </table:table-cell>
          <table:table-cell table:style-name="ce1"/>
          <table:table-cell table:style-name="ce20" table:formula="of:=[.K344]+2" office:value-type="float" office:value="674" calcext:value-type="float">
            <text:p/>
          </table:table-cell>
          <table:table-cell table:style-name="ce20" table:formula="of:=[.L344]+2" office:value-type="float" office:value="6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45])))" office:value-type="float" office:value="0.1093256676478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45])))" office:value-type="float" office:value="0.13772154416923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8" calcext:value-type="float">
            <text:p>338</text:p>
          </table:table-cell>
          <table:table-cell table:style-name="ce24" table:formula="of:=INFO.OBBA.OBBA.OBGET(INFO.OBBA.OBBA.OBCALL(&quot;&quot;;[.$B$12];&quot;getRandomNumber&quot;;INFO.OBBA.OBBA.OBMAKE(&quot;&quot;;&quot;int&quot;;[.H346])))" office:value-type="float" office:value="0.348010819865204" calcext:value-type="float">
            <text:p/>
          </table:table-cell>
          <table:table-cell table:style-name="ce1"/>
          <table:table-cell table:style-name="ce20" table:formula="of:=[.K345]+2" office:value-type="float" office:value="676" calcext:value-type="float">
            <text:p/>
          </table:table-cell>
          <table:table-cell table:style-name="ce20" table:formula="of:=[.L345]+2" office:value-type="float" office:value="6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46])))" office:value-type="float" office:value="0.36858055201317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46])))" office:value-type="float" office:value="0.26188619194235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9" calcext:value-type="float">
            <text:p>339</text:p>
          </table:table-cell>
          <table:table-cell table:style-name="ce24" table:formula="of:=INFO.OBBA.OBBA.OBGET(INFO.OBBA.OBBA.OBCALL(&quot;&quot;;[.$B$12];&quot;getRandomNumber&quot;;INFO.OBBA.OBBA.OBMAKE(&quot;&quot;;&quot;int&quot;;[.H347])))" office:value-type="float" office:value="0.57246282499042" calcext:value-type="float">
            <text:p/>
          </table:table-cell>
          <table:table-cell table:style-name="ce1"/>
          <table:table-cell table:style-name="ce20" table:formula="of:=[.K346]+2" office:value-type="float" office:value="678" calcext:value-type="float">
            <text:p/>
          </table:table-cell>
          <table:table-cell table:style-name="ce20" table:formula="of:=[.L346]+2" office:value-type="float" office:value="6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47])))" office:value-type="float" office:value="0.037644020878340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47])))" office:value-type="float" office:value="0.49622888967527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0" calcext:value-type="float">
            <text:p>340</text:p>
          </table:table-cell>
          <table:table-cell table:style-name="ce24" table:formula="of:=INFO.OBBA.OBBA.OBGET(INFO.OBBA.OBBA.OBCALL(&quot;&quot;;[.$B$12];&quot;getRandomNumber&quot;;INFO.OBBA.OBBA.OBMAKE(&quot;&quot;;&quot;int&quot;;[.H348])))" office:value-type="float" office:value="0.197846782403236" calcext:value-type="float">
            <text:p/>
          </table:table-cell>
          <table:table-cell table:style-name="ce1"/>
          <table:table-cell table:style-name="ce20" table:formula="of:=[.K347]+2" office:value-type="float" office:value="680" calcext:value-type="float">
            <text:p/>
          </table:table-cell>
          <table:table-cell table:style-name="ce20" table:formula="of:=[.L347]+2" office:value-type="float" office:value="68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48])))" office:value-type="float" office:value="0.96065723959015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48])))" office:value-type="float" office:value="0.84875284452348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1" calcext:value-type="float">
            <text:p>341</text:p>
          </table:table-cell>
          <table:table-cell table:style-name="ce24" table:formula="of:=INFO.OBBA.OBBA.OBGET(INFO.OBBA.OBBA.OBCALL(&quot;&quot;;[.$B$12];&quot;getRandomNumber&quot;;INFO.OBBA.OBBA.OBMAKE(&quot;&quot;;&quot;int&quot;;[.H349])))" office:value-type="float" office:value="0.253663668979395" calcext:value-type="float">
            <text:p/>
          </table:table-cell>
          <table:table-cell table:style-name="ce1"/>
          <table:table-cell table:style-name="ce20" table:formula="of:=[.K348]+2" office:value-type="float" office:value="682" calcext:value-type="float">
            <text:p/>
          </table:table-cell>
          <table:table-cell table:style-name="ce20" table:formula="of:=[.L348]+2" office:value-type="float" office:value="6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49])))" office:value-type="float" office:value="0.905773419184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49])))" office:value-type="float" office:value="0.068509674129904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2" calcext:value-type="float">
            <text:p>342</text:p>
          </table:table-cell>
          <table:table-cell table:style-name="ce24" table:formula="of:=INFO.OBBA.OBBA.OBGET(INFO.OBBA.OBBA.OBCALL(&quot;&quot;;[.$B$12];&quot;getRandomNumber&quot;;INFO.OBBA.OBBA.OBMAKE(&quot;&quot;;&quot;int&quot;;[.H350])))" office:value-type="float" office:value="0.643153172528242" calcext:value-type="float">
            <text:p/>
          </table:table-cell>
          <table:table-cell table:style-name="ce1"/>
          <table:table-cell table:style-name="ce20" table:formula="of:=[.K349]+2" office:value-type="float" office:value="684" calcext:value-type="float">
            <text:p/>
          </table:table-cell>
          <table:table-cell table:style-name="ce20" table:formula="of:=[.L349]+2" office:value-type="float" office:value="6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50])))" office:value-type="float" office:value="0.54228391676834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50])))" office:value-type="float" office:value="0.1581271935499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3" calcext:value-type="float">
            <text:p>343</text:p>
          </table:table-cell>
          <table:table-cell table:style-name="ce24" table:formula="of:=INFO.OBBA.OBBA.OBGET(INFO.OBBA.OBBA.OBCALL(&quot;&quot;;[.$B$12];&quot;getRandomNumber&quot;;INFO.OBBA.OBBA.OBMAKE(&quot;&quot;;&quot;int&quot;;[.H351])))" office:value-type="float" office:value="0.332536913410088" calcext:value-type="float">
            <text:p/>
          </table:table-cell>
          <table:table-cell table:style-name="ce1"/>
          <table:table-cell table:style-name="ce20" table:formula="of:=[.K350]+2" office:value-type="float" office:value="686" calcext:value-type="float">
            <text:p/>
          </table:table-cell>
          <table:table-cell table:style-name="ce20" table:formula="of:=[.L350]+2" office:value-type="float" office:value="68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51])))" office:value-type="float" office:value="0.2123697261608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51])))" office:value-type="float" office:value="0.57089266591048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4" calcext:value-type="float">
            <text:p>344</text:p>
          </table:table-cell>
          <table:table-cell table:style-name="ce24" table:formula="of:=INFO.OBBA.OBBA.OBGET(INFO.OBBA.OBBA.OBCALL(&quot;&quot;;[.$B$12];&quot;getRandomNumber&quot;;INFO.OBBA.OBBA.OBMAKE(&quot;&quot;;&quot;int&quot;;[.H352])))" office:value-type="float" office:value="0.809600795907659" calcext:value-type="float">
            <text:p/>
          </table:table-cell>
          <table:table-cell table:style-name="ce1"/>
          <table:table-cell table:style-name="ce20" table:formula="of:=[.K351]+2" office:value-type="float" office:value="688" calcext:value-type="float">
            <text:p/>
          </table:table-cell>
          <table:table-cell table:style-name="ce20" table:formula="of:=[.L351]+2" office:value-type="float" office:value="6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52])))" office:value-type="float" office:value="0.43159964749229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52])))" office:value-type="float" office:value="0.097915647817163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5" calcext:value-type="float">
            <text:p>345</text:p>
          </table:table-cell>
          <table:table-cell table:style-name="ce24" table:formula="of:=INFO.OBBA.OBBA.OBGET(INFO.OBBA.OBBA.OBCALL(&quot;&quot;;[.$B$12];&quot;getRandomNumber&quot;;INFO.OBBA.OBBA.OBMAKE(&quot;&quot;;&quot;int&quot;;[.H353])))" office:value-type="float" office:value="0.303669349144982" calcext:value-type="float">
            <text:p/>
          </table:table-cell>
          <table:table-cell table:style-name="ce1"/>
          <table:table-cell table:style-name="ce20" table:formula="of:=[.K352]+2" office:value-type="float" office:value="690" calcext:value-type="float">
            <text:p/>
          </table:table-cell>
          <table:table-cell table:style-name="ce20" table:formula="of:=[.L352]+2" office:value-type="float" office:value="6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53])))" office:value-type="float" office:value="0.73533497430951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53])))" office:value-type="float" office:value="0.69722272642841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6" calcext:value-type="float">
            <text:p>346</text:p>
          </table:table-cell>
          <table:table-cell table:style-name="ce24" table:formula="of:=INFO.OBBA.OBBA.OBGET(INFO.OBBA.OBBA.OBCALL(&quot;&quot;;[.$B$12];&quot;getRandomNumber&quot;;INFO.OBBA.OBBA.OBMAKE(&quot;&quot;;&quot;int&quot;;[.H354])))" office:value-type="float" office:value="0.904174604419515" calcext:value-type="float">
            <text:p/>
          </table:table-cell>
          <table:table-cell table:style-name="ce1"/>
          <table:table-cell table:style-name="ce20" table:formula="of:=[.K353]+2" office:value-type="float" office:value="692" calcext:value-type="float">
            <text:p/>
          </table:table-cell>
          <table:table-cell table:style-name="ce20" table:formula="of:=[.L353]+2" office:value-type="float" office:value="6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54])))" office:value-type="float" office:value="0.9766565342907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54])))" office:value-type="float" office:value="0.70199708924698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7" calcext:value-type="float">
            <text:p>347</text:p>
          </table:table-cell>
          <table:table-cell table:style-name="ce24" table:formula="of:=INFO.OBBA.OBBA.OBGET(INFO.OBBA.OBBA.OBCALL(&quot;&quot;;[.$B$12];&quot;getRandomNumber&quot;;INFO.OBBA.OBBA.OBMAKE(&quot;&quot;;&quot;int&quot;;[.H355])))" office:value-type="float" office:value="0.634031122482842" calcext:value-type="float">
            <text:p/>
          </table:table-cell>
          <table:table-cell table:style-name="ce1"/>
          <table:table-cell table:style-name="ce20" table:formula="of:=[.K354]+2" office:value-type="float" office:value="694" calcext:value-type="float">
            <text:p/>
          </table:table-cell>
          <table:table-cell table:style-name="ce20" table:formula="of:=[.L354]+2" office:value-type="float" office:value="6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55])))" office:value-type="float" office:value="0.59548079849707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55])))" office:value-type="float" office:value="0.24767299574360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8" calcext:value-type="float">
            <text:p>348</text:p>
          </table:table-cell>
          <table:table-cell table:style-name="ce24" table:formula="of:=INFO.OBBA.OBBA.OBGET(INFO.OBBA.OBBA.OBCALL(&quot;&quot;;[.$B$12];&quot;getRandomNumber&quot;;INFO.OBBA.OBBA.OBMAKE(&quot;&quot;;&quot;int&quot;;[.H356])))" office:value-type="float" office:value="0.00748007766354752" calcext:value-type="float">
            <text:p/>
          </table:table-cell>
          <table:table-cell table:style-name="ce1"/>
          <table:table-cell table:style-name="ce20" table:formula="of:=[.K355]+2" office:value-type="float" office:value="696" calcext:value-type="float">
            <text:p/>
          </table:table-cell>
          <table:table-cell table:style-name="ce20" table:formula="of:=[.L355]+2" office:value-type="float" office:value="6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56])))" office:value-type="float" office:value="0.506990186273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56])))" office:value-type="float" office:value="0.78867309829072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9" calcext:value-type="float">
            <text:p>349</text:p>
          </table:table-cell>
          <table:table-cell table:style-name="ce24" table:formula="of:=INFO.OBBA.OBBA.OBGET(INFO.OBBA.OBBA.OBCALL(&quot;&quot;;[.$B$12];&quot;getRandomNumber&quot;;INFO.OBBA.OBBA.OBMAKE(&quot;&quot;;&quot;int&quot;;[.H357])))" office:value-type="float" office:value="0.785071161387937" calcext:value-type="float">
            <text:p/>
          </table:table-cell>
          <table:table-cell table:style-name="ce1"/>
          <table:table-cell table:style-name="ce20" table:formula="of:=[.K356]+2" office:value-type="float" office:value="698" calcext:value-type="float">
            <text:p/>
          </table:table-cell>
          <table:table-cell table:style-name="ce20" table:formula="of:=[.L356]+2" office:value-type="float" office:value="6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57])))" office:value-type="float" office:value="0.95415882348201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57])))" office:value-type="float" office:value="0.3616430052269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0" calcext:value-type="float">
            <text:p>350</text:p>
          </table:table-cell>
          <table:table-cell table:style-name="ce24" table:formula="of:=INFO.OBBA.OBBA.OBGET(INFO.OBBA.OBBA.OBCALL(&quot;&quot;;[.$B$12];&quot;getRandomNumber&quot;;INFO.OBBA.OBBA.OBMAKE(&quot;&quot;;&quot;int&quot;;[.H358])))" office:value-type="float" office:value="0.833090934702367" calcext:value-type="float">
            <text:p/>
          </table:table-cell>
          <table:table-cell table:style-name="ce1"/>
          <table:table-cell table:style-name="ce20" table:formula="of:=[.K357]+2" office:value-type="float" office:value="700" calcext:value-type="float">
            <text:p/>
          </table:table-cell>
          <table:table-cell table:style-name="ce20" table:formula="of:=[.L357]+2" office:value-type="float" office:value="7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58])))" office:value-type="float" office:value="0.18999133444505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58])))" office:value-type="float" office:value="0.75305345651932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1" calcext:value-type="float">
            <text:p>351</text:p>
          </table:table-cell>
          <table:table-cell table:style-name="ce24" table:formula="of:=INFO.OBBA.OBBA.OBGET(INFO.OBBA.OBBA.OBCALL(&quot;&quot;;[.$B$12];&quot;getRandomNumber&quot;;INFO.OBBA.OBBA.OBMAKE(&quot;&quot;;&quot;int&quot;;[.H359])))" office:value-type="float" office:value="0.397452397901428" calcext:value-type="float">
            <text:p/>
          </table:table-cell>
          <table:table-cell table:style-name="ce1"/>
          <table:table-cell table:style-name="ce20" table:formula="of:=[.K358]+2" office:value-type="float" office:value="702" calcext:value-type="float">
            <text:p/>
          </table:table-cell>
          <table:table-cell table:style-name="ce20" table:formula="of:=[.L358]+2" office:value-type="float" office:value="7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59])))" office:value-type="float" office:value="0.61126948123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59])))" office:value-type="float" office:value="0.58369198760317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2" calcext:value-type="float">
            <text:p>352</text:p>
          </table:table-cell>
          <table:table-cell table:style-name="ce24" table:formula="of:=INFO.OBBA.OBBA.OBGET(INFO.OBBA.OBBA.OBCALL(&quot;&quot;;[.$B$12];&quot;getRandomNumber&quot;;INFO.OBBA.OBBA.OBMAKE(&quot;&quot;;&quot;int&quot;;[.H360])))" office:value-type="float" office:value="0.423269671290821" calcext:value-type="float">
            <text:p/>
          </table:table-cell>
          <table:table-cell table:style-name="ce1"/>
          <table:table-cell table:style-name="ce20" table:formula="of:=[.K359]+2" office:value-type="float" office:value="704" calcext:value-type="float">
            <text:p/>
          </table:table-cell>
          <table:table-cell table:style-name="ce20" table:formula="of:=[.L359]+2" office:value-type="float" office:value="7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60])))" office:value-type="float" office:value="0.7416197915727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60])))" office:value-type="float" office:value="0.037359693620393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3" calcext:value-type="float">
            <text:p>353</text:p>
          </table:table-cell>
          <table:table-cell table:style-name="ce24" table:formula="of:=INFO.OBBA.OBBA.OBGET(INFO.OBBA.OBBA.OBCALL(&quot;&quot;;[.$B$12];&quot;getRandomNumber&quot;;INFO.OBBA.OBBA.OBMAKE(&quot;&quot;;&quot;int&quot;;[.H361])))" office:value-type="float" office:value="0.588614513875836" calcext:value-type="float">
            <text:p/>
          </table:table-cell>
          <table:table-cell table:style-name="ce1"/>
          <table:table-cell table:style-name="ce20" table:formula="of:=[.K360]+2" office:value-type="float" office:value="706" calcext:value-type="float">
            <text:p/>
          </table:table-cell>
          <table:table-cell table:style-name="ce20" table:formula="of:=[.L360]+2" office:value-type="float" office:value="70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61])))" office:value-type="float" office:value="0.6353991944611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61])))" office:value-type="float" office:value="0.1645865283119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4" calcext:value-type="float">
            <text:p>354</text:p>
          </table:table-cell>
          <table:table-cell table:style-name="ce24" table:formula="of:=INFO.OBBA.OBBA.OBGET(INFO.OBBA.OBBA.OBCALL(&quot;&quot;;[.$B$12];&quot;getRandomNumber&quot;;INFO.OBBA.OBBA.OBMAKE(&quot;&quot;;&quot;int&quot;;[.H362])))" office:value-type="float" office:value="0.156452601232576" calcext:value-type="float">
            <text:p/>
          </table:table-cell>
          <table:table-cell table:style-name="ce1"/>
          <table:table-cell table:style-name="ce20" table:formula="of:=[.K361]+2" office:value-type="float" office:value="708" calcext:value-type="float">
            <text:p/>
          </table:table-cell>
          <table:table-cell table:style-name="ce20" table:formula="of:=[.L361]+2" office:value-type="float" office:value="70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62])))" office:value-type="float" office:value="0.4213984823240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62])))" office:value-type="float" office:value="0.77235468979246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5" calcext:value-type="float">
            <text:p>355</text:p>
          </table:table-cell>
          <table:table-cell table:style-name="ce24" table:formula="of:=INFO.OBBA.OBBA.OBGET(INFO.OBBA.OBBA.OBCALL(&quot;&quot;;[.$B$12];&quot;getRandomNumber&quot;;INFO.OBBA.OBBA.OBMAKE(&quot;&quot;;&quot;int&quot;;[.H363])))" office:value-type="float" office:value="0.942882852326684" calcext:value-type="float">
            <text:p/>
          </table:table-cell>
          <table:table-cell table:style-name="ce1"/>
          <table:table-cell table:style-name="ce20" table:formula="of:=[.K362]+2" office:value-type="float" office:value="710" calcext:value-type="float">
            <text:p/>
          </table:table-cell>
          <table:table-cell table:style-name="ce20" table:formula="of:=[.L362]+2" office:value-type="float" office:value="7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63])))" office:value-type="float" office:value="0.2953462335133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63])))" office:value-type="float" office:value="0.057669059048848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6" calcext:value-type="float">
            <text:p>356</text:p>
          </table:table-cell>
          <table:table-cell table:style-name="ce24" table:formula="of:=INFO.OBBA.OBBA.OBGET(INFO.OBBA.OBBA.OBCALL(&quot;&quot;;[.$B$12];&quot;getRandomNumber&quot;;INFO.OBBA.OBBA.OBMAKE(&quot;&quot;;&quot;int&quot;;[.H364])))" office:value-type="float" office:value="0.611646064717711" calcext:value-type="float">
            <text:p/>
          </table:table-cell>
          <table:table-cell table:style-name="ce1"/>
          <table:table-cell table:style-name="ce20" table:formula="of:=[.K363]+2" office:value-type="float" office:value="712" calcext:value-type="float">
            <text:p/>
          </table:table-cell>
          <table:table-cell table:style-name="ce20" table:formula="of:=[.L363]+2" office:value-type="float" office:value="7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64])))" office:value-type="float" office:value="0.313843591087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64])))" office:value-type="float" office:value="0.65767749484247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7" calcext:value-type="float">
            <text:p>357</text:p>
          </table:table-cell>
          <table:table-cell table:style-name="ce24" table:formula="of:=INFO.OBBA.OBBA.OBGET(INFO.OBBA.OBBA.OBCALL(&quot;&quot;;[.$B$12];&quot;getRandomNumber&quot;;INFO.OBBA.OBBA.OBMAKE(&quot;&quot;;&quot;int&quot;;[.H365])))" office:value-type="float" office:value="0.459587123024961" calcext:value-type="float">
            <text:p/>
          </table:table-cell>
          <table:table-cell table:style-name="ce1"/>
          <table:table-cell table:style-name="ce20" table:formula="of:=[.K364]+2" office:value-type="float" office:value="714" calcext:value-type="float">
            <text:p/>
          </table:table-cell>
          <table:table-cell table:style-name="ce20" table:formula="of:=[.L364]+2" office:value-type="float" office:value="7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65])))" office:value-type="float" office:value="0.5361451324898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65])))" office:value-type="float" office:value="0.92774490311390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8" calcext:value-type="float">
            <text:p>358</text:p>
          </table:table-cell>
          <table:table-cell table:style-name="ce24" table:formula="of:=INFO.OBBA.OBBA.OBGET(INFO.OBBA.OBBA.OBCALL(&quot;&quot;;[.$B$12];&quot;getRandomNumber&quot;;INFO.OBBA.OBBA.OBMAKE(&quot;&quot;;&quot;int&quot;;[.H366])))" office:value-type="float" office:value="0.0766872237815115" calcext:value-type="float">
            <text:p/>
          </table:table-cell>
          <table:table-cell table:style-name="ce1"/>
          <table:table-cell table:style-name="ce20" table:formula="of:=[.K365]+2" office:value-type="float" office:value="716" calcext:value-type="float">
            <text:p/>
          </table:table-cell>
          <table:table-cell table:style-name="ce20" table:formula="of:=[.L365]+2" office:value-type="float" office:value="7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66])))" office:value-type="float" office:value="0.90203546217820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66])))" office:value-type="float" office:value="0.63405969832781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9" calcext:value-type="float">
            <text:p>359</text:p>
          </table:table-cell>
          <table:table-cell table:style-name="ce24" table:formula="of:=INFO.OBBA.OBBA.OBGET(INFO.OBBA.OBBA.OBCALL(&quot;&quot;;[.$B$12];&quot;getRandomNumber&quot;;INFO.OBBA.OBBA.OBMAKE(&quot;&quot;;&quot;int&quot;;[.H367])))" office:value-type="float" office:value="0.8040692126371" calcext:value-type="float">
            <text:p/>
          </table:table-cell>
          <table:table-cell table:style-name="ce1"/>
          <table:table-cell table:style-name="ce20" table:formula="of:=[.K366]+2" office:value-type="float" office:value="718" calcext:value-type="float">
            <text:p/>
          </table:table-cell>
          <table:table-cell table:style-name="ce20" table:formula="of:=[.L366]+2" office:value-type="float" office:value="7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67])))" office:value-type="float" office:value="0.37493791337530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67])))" office:value-type="float" office:value="0.65042272944236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0" calcext:value-type="float">
            <text:p>360</text:p>
          </table:table-cell>
          <table:table-cell table:style-name="ce24" table:formula="of:=INFO.OBBA.OBBA.OBGET(INFO.OBBA.OBBA.OBCALL(&quot;&quot;;[.$B$12];&quot;getRandomNumber&quot;;INFO.OBBA.OBBA.OBMAKE(&quot;&quot;;&quot;int&quot;;[.H368])))" office:value-type="float" office:value="0.620270912696858" calcext:value-type="float">
            <text:p/>
          </table:table-cell>
          <table:table-cell table:style-name="ce1"/>
          <table:table-cell table:style-name="ce20" table:formula="of:=[.K367]+2" office:value-type="float" office:value="720" calcext:value-type="float">
            <text:p/>
          </table:table-cell>
          <table:table-cell table:style-name="ce20" table:formula="of:=[.L367]+2" office:value-type="float" office:value="7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68])))" office:value-type="float" office:value="0.7039449104070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68])))" office:value-type="float" office:value="0.95046413747375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1" calcext:value-type="float">
            <text:p>361</text:p>
          </table:table-cell>
          <table:table-cell table:style-name="ce24" table:formula="of:=INFO.OBBA.OBBA.OBGET(INFO.OBBA.OBBA.OBCALL(&quot;&quot;;[.$B$12];&quot;getRandomNumber&quot;;INFO.OBBA.OBBA.OBMAKE(&quot;&quot;;&quot;int&quot;;[.H369])))" office:value-type="float" office:value="0.386654760701868" calcext:value-type="float">
            <text:p/>
          </table:table-cell>
          <table:table-cell table:style-name="ce1"/>
          <table:table-cell table:style-name="ce20" table:formula="of:=[.K368]+2" office:value-type="float" office:value="722" calcext:value-type="float">
            <text:p/>
          </table:table-cell>
          <table:table-cell table:style-name="ce20" table:formula="of:=[.L368]+2" office:value-type="float" office:value="7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69])))" office:value-type="float" office:value="0.32182460081882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69])))" office:value-type="float" office:value="0.96219673411075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2" calcext:value-type="float">
            <text:p>362</text:p>
          </table:table-cell>
          <table:table-cell table:style-name="ce24" table:formula="of:=INFO.OBBA.OBBA.OBGET(INFO.OBBA.OBBA.OBCALL(&quot;&quot;;[.$B$12];&quot;getRandomNumber&quot;;INFO.OBBA.OBBA.OBMAKE(&quot;&quot;;&quot;int&quot;;[.H370])))" office:value-type="float" office:value="0.987633471110405" calcext:value-type="float">
            <text:p/>
          </table:table-cell>
          <table:table-cell table:style-name="ce1"/>
          <table:table-cell table:style-name="ce20" table:formula="of:=[.K369]+2" office:value-type="float" office:value="724" calcext:value-type="float">
            <text:p/>
          </table:table-cell>
          <table:table-cell table:style-name="ce20" table:formula="of:=[.L369]+2" office:value-type="float" office:value="7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70])))" office:value-type="float" office:value="0.3086820311611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70])))" office:value-type="float" office:value="0.7075147278432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3" calcext:value-type="float">
            <text:p>363</text:p>
          </table:table-cell>
          <table:table-cell table:style-name="ce24" table:formula="of:=INFO.OBBA.OBBA.OBGET(INFO.OBBA.OBBA.OBCALL(&quot;&quot;;[.$B$12];&quot;getRandomNumber&quot;;INFO.OBBA.OBBA.OBMAKE(&quot;&quot;;&quot;int&quot;;[.H371])))" office:value-type="float" office:value="0.136868473632283" calcext:value-type="float">
            <text:p/>
          </table:table-cell>
          <table:table-cell table:style-name="ce1"/>
          <table:table-cell table:style-name="ce20" table:formula="of:=[.K370]+2" office:value-type="float" office:value="726" calcext:value-type="float">
            <text:p/>
          </table:table-cell>
          <table:table-cell table:style-name="ce20" table:formula="of:=[.L370]+2" office:value-type="float" office:value="7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71])))" office:value-type="float" office:value="0.57169597573972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71])))" office:value-type="float" office:value="0.45608733662062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4" calcext:value-type="float">
            <text:p>364</text:p>
          </table:table-cell>
          <table:table-cell table:style-name="ce24" table:formula="of:=INFO.OBBA.OBBA.OBGET(INFO.OBBA.OBBA.OBCALL(&quot;&quot;;[.$B$12];&quot;getRandomNumber&quot;;INFO.OBBA.OBBA.OBMAKE(&quot;&quot;;&quot;int&quot;;[.H372])))" office:value-type="float" office:value="0.519848691275478" calcext:value-type="float">
            <text:p/>
          </table:table-cell>
          <table:table-cell table:style-name="ce1"/>
          <table:table-cell table:style-name="ce20" table:formula="of:=[.K371]+2" office:value-type="float" office:value="728" calcext:value-type="float">
            <text:p/>
          </table:table-cell>
          <table:table-cell table:style-name="ce20" table:formula="of:=[.L371]+2" office:value-type="float" office:value="7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72])))" office:value-type="float" office:value="0.3501160815404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72])))" office:value-type="float" office:value="0.61679670695513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5" calcext:value-type="float">
            <text:p>365</text:p>
          </table:table-cell>
          <table:table-cell table:style-name="ce24" table:formula="of:=INFO.OBBA.OBBA.OBGET(INFO.OBBA.OBBA.OBCALL(&quot;&quot;;[.$B$12];&quot;getRandomNumber&quot;;INFO.OBBA.OBBA.OBMAKE(&quot;&quot;;&quot;int&quot;;[.H373])))" office:value-type="float" office:value="0.553494385158245" calcext:value-type="float">
            <text:p/>
          </table:table-cell>
          <table:table-cell table:style-name="ce1"/>
          <table:table-cell table:style-name="ce20" table:formula="of:=[.K372]+2" office:value-type="float" office:value="730" calcext:value-type="float">
            <text:p/>
          </table:table-cell>
          <table:table-cell table:style-name="ce20" table:formula="of:=[.L372]+2" office:value-type="float" office:value="7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73])))" office:value-type="float" office:value="0.5343910926926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73])))" office:value-type="float" office:value="0.01630050144283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6" calcext:value-type="float">
            <text:p>366</text:p>
          </table:table-cell>
          <table:table-cell table:style-name="ce24" table:formula="of:=INFO.OBBA.OBBA.OBGET(INFO.OBBA.OBBA.OBCALL(&quot;&quot;;[.$B$12];&quot;getRandomNumber&quot;;INFO.OBBA.OBBA.OBMAKE(&quot;&quot;;&quot;int&quot;;[.H374])))" office:value-type="float" office:value="0.625835989293514" calcext:value-type="float">
            <text:p/>
          </table:table-cell>
          <table:table-cell table:style-name="ce1"/>
          <table:table-cell table:style-name="ce20" table:formula="of:=[.K373]+2" office:value-type="float" office:value="732" calcext:value-type="float">
            <text:p/>
          </table:table-cell>
          <table:table-cell table:style-name="ce20" table:formula="of:=[.L373]+2" office:value-type="float" office:value="7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74])))" office:value-type="float" office:value="0.49152407353603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74])))" office:value-type="float" office:value="0.28821668182008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7" calcext:value-type="float">
            <text:p>367</text:p>
          </table:table-cell>
          <table:table-cell table:style-name="ce24" table:formula="of:=INFO.OBBA.OBBA.OBGET(INFO.OBBA.OBBA.OBCALL(&quot;&quot;;[.$B$12];&quot;getRandomNumber&quot;;INFO.OBBA.OBBA.OBMAKE(&quot;&quot;;&quot;int&quot;;[.H375])))" office:value-type="float" office:value="0.558229394232968" calcext:value-type="float">
            <text:p/>
          </table:table-cell>
          <table:table-cell table:style-name="ce1"/>
          <table:table-cell table:style-name="ce20" table:formula="of:=[.K374]+2" office:value-type="float" office:value="734" calcext:value-type="float">
            <text:p/>
          </table:table-cell>
          <table:table-cell table:style-name="ce20" table:formula="of:=[.L374]+2" office:value-type="float" office:value="7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75])))" office:value-type="float" office:value="0.4426067827180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75])))" office:value-type="float" office:value="0.64222909731582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8" calcext:value-type="float">
            <text:p>368</text:p>
          </table:table-cell>
          <table:table-cell table:style-name="ce24" table:formula="of:=INFO.OBBA.OBBA.OBGET(INFO.OBBA.OBBA.OBCALL(&quot;&quot;;[.$B$12];&quot;getRandomNumber&quot;;INFO.OBBA.OBBA.OBMAKE(&quot;&quot;;&quot;int&quot;;[.H376])))" office:value-type="float" office:value="0.477466684807929" calcext:value-type="float">
            <text:p/>
          </table:table-cell>
          <table:table-cell table:style-name="ce1"/>
          <table:table-cell table:style-name="ce20" table:formula="of:=[.K375]+2" office:value-type="float" office:value="736" calcext:value-type="float">
            <text:p/>
          </table:table-cell>
          <table:table-cell table:style-name="ce20" table:formula="of:=[.L375]+2" office:value-type="float" office:value="73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76])))" office:value-type="float" office:value="0.56352177882716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76])))" office:value-type="float" office:value="0.82827647582301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9" calcext:value-type="float">
            <text:p>369</text:p>
          </table:table-cell>
          <table:table-cell table:style-name="ce24" table:formula="of:=INFO.OBBA.OBBA.OBGET(INFO.OBBA.OBBA.OBCALL(&quot;&quot;;[.$B$12];&quot;getRandomNumber&quot;;INFO.OBBA.OBBA.OBMAKE(&quot;&quot;;&quot;int&quot;;[.H377])))" office:value-type="float" office:value="0.280222530549308" calcext:value-type="float">
            <text:p/>
          </table:table-cell>
          <table:table-cell table:style-name="ce1"/>
          <table:table-cell table:style-name="ce20" table:formula="of:=[.K376]+2" office:value-type="float" office:value="738" calcext:value-type="float">
            <text:p/>
          </table:table-cell>
          <table:table-cell table:style-name="ce20" table:formula="of:=[.L376]+2" office:value-type="float" office:value="73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77])))" office:value-type="float" office:value="0.36179308237239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77])))" office:value-type="float" office:value="0.56169950219944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0" calcext:value-type="float">
            <text:p>370</text:p>
          </table:table-cell>
          <table:table-cell table:style-name="ce24" table:formula="of:=INFO.OBBA.OBBA.OBGET(INFO.OBBA.OBBA.OBCALL(&quot;&quot;;[.$B$12];&quot;getRandomNumber&quot;;INFO.OBBA.OBBA.OBMAKE(&quot;&quot;;&quot;int&quot;;[.H378])))" office:value-type="float" office:value="0.765300628454974" calcext:value-type="float">
            <text:p/>
          </table:table-cell>
          <table:table-cell table:style-name="ce1"/>
          <table:table-cell table:style-name="ce20" table:formula="of:=[.K377]+2" office:value-type="float" office:value="740" calcext:value-type="float">
            <text:p/>
          </table:table-cell>
          <table:table-cell table:style-name="ce20" table:formula="of:=[.L377]+2" office:value-type="float" office:value="7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78])))" office:value-type="float" office:value="0.06331063514939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78])))" office:value-type="float" office:value="0.27718153342005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1" calcext:value-type="float">
            <text:p>371</text:p>
          </table:table-cell>
          <table:table-cell table:style-name="ce24" table:formula="of:=INFO.OBBA.OBBA.OBGET(INFO.OBBA.OBBA.OBCALL(&quot;&quot;;[.$B$12];&quot;getRandomNumber&quot;;INFO.OBBA.OBBA.OBMAKE(&quot;&quot;;&quot;int&quot;;[.H379])))" office:value-type="float" office:value="0.345130871711027" calcext:value-type="float">
            <text:p/>
          </table:table-cell>
          <table:table-cell table:style-name="ce1"/>
          <table:table-cell table:style-name="ce20" table:formula="of:=[.K378]+2" office:value-type="float" office:value="742" calcext:value-type="float">
            <text:p/>
          </table:table-cell>
          <table:table-cell table:style-name="ce20" table:formula="of:=[.L378]+2" office:value-type="float" office:value="7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79])))" office:value-type="float" office:value="0.6877235615928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79])))" office:value-type="float" office:value="0.40376688139005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2" calcext:value-type="float">
            <text:p>372</text:p>
          </table:table-cell>
          <table:table-cell table:style-name="ce24" table:formula="of:=INFO.OBBA.OBBA.OBGET(INFO.OBBA.OBBA.OBCALL(&quot;&quot;;[.$B$12];&quot;getRandomNumber&quot;;INFO.OBBA.OBBA.OBMAKE(&quot;&quot;;&quot;int&quot;;[.H380])))" office:value-type="float" office:value="0.248457866687697" calcext:value-type="float">
            <text:p/>
          </table:table-cell>
          <table:table-cell table:style-name="ce1"/>
          <table:table-cell table:style-name="ce20" table:formula="of:=[.K379]+2" office:value-type="float" office:value="744" calcext:value-type="float">
            <text:p/>
          </table:table-cell>
          <table:table-cell table:style-name="ce20" table:formula="of:=[.L379]+2" office:value-type="float" office:value="7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80])))" office:value-type="float" office:value="0.67951794239722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80])))" office:value-type="float" office:value="0.83803412362752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3" calcext:value-type="float">
            <text:p>373</text:p>
          </table:table-cell>
          <table:table-cell table:style-name="ce24" table:formula="of:=INFO.OBBA.OBBA.OBGET(INFO.OBBA.OBBA.OBCALL(&quot;&quot;;[.$B$12];&quot;getRandomNumber&quot;;INFO.OBBA.OBBA.OBMAKE(&quot;&quot;;&quot;int&quot;;[.H381])))" office:value-type="float" office:value="0.567438347352861" calcext:value-type="float">
            <text:p/>
          </table:table-cell>
          <table:table-cell table:style-name="ce1"/>
          <table:table-cell table:style-name="ce20" table:formula="of:=[.K380]+2" office:value-type="float" office:value="746" calcext:value-type="float">
            <text:p/>
          </table:table-cell>
          <table:table-cell table:style-name="ce20" table:formula="of:=[.L380]+2" office:value-type="float" office:value="7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81])))" office:value-type="float" office:value="0.1550509400443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81])))" office:value-type="float" office:value="0.85984096067447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4" calcext:value-type="float">
            <text:p>374</text:p>
          </table:table-cell>
          <table:table-cell table:style-name="ce24" table:formula="of:=INFO.OBBA.OBBA.OBGET(INFO.OBBA.OBBA.OBCALL(&quot;&quot;;[.$B$12];&quot;getRandomNumber&quot;;INFO.OBBA.OBBA.OBMAKE(&quot;&quot;;&quot;int&quot;;[.H382])))" office:value-type="float" office:value="0.803290401725943" calcext:value-type="float">
            <text:p/>
          </table:table-cell>
          <table:table-cell table:style-name="ce1"/>
          <table:table-cell table:style-name="ce20" table:formula="of:=[.K381]+2" office:value-type="float" office:value="748" calcext:value-type="float">
            <text:p/>
          </table:table-cell>
          <table:table-cell table:style-name="ce20" table:formula="of:=[.L381]+2" office:value-type="float" office:value="74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82])))" office:value-type="float" office:value="0.40812347053040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82])))" office:value-type="float" office:value="0.773349058914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5" calcext:value-type="float">
            <text:p>375</text:p>
          </table:table-cell>
          <table:table-cell table:style-name="ce24" table:formula="of:=INFO.OBBA.OBBA.OBGET(INFO.OBBA.OBBA.OBCALL(&quot;&quot;;[.$B$12];&quot;getRandomNumber&quot;;INFO.OBBA.OBBA.OBMAKE(&quot;&quot;;&quot;int&quot;;[.H383])))" office:value-type="float" office:value="0.578677321310702" calcext:value-type="float">
            <text:p/>
          </table:table-cell>
          <table:table-cell table:style-name="ce1"/>
          <table:table-cell table:style-name="ce20" table:formula="of:=[.K382]+2" office:value-type="float" office:value="750" calcext:value-type="float">
            <text:p/>
          </table:table-cell>
          <table:table-cell table:style-name="ce20" table:formula="of:=[.L382]+2" office:value-type="float" office:value="75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83])))" office:value-type="float" office:value="0.2099238309260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83])))" office:value-type="float" office:value="0.44351042713657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6" calcext:value-type="float">
            <text:p>376</text:p>
          </table:table-cell>
          <table:table-cell table:style-name="ce24" table:formula="of:=INFO.OBBA.OBBA.OBGET(INFO.OBBA.OBBA.OBCALL(&quot;&quot;;[.$B$12];&quot;getRandomNumber&quot;;INFO.OBBA.OBBA.OBMAKE(&quot;&quot;;&quot;int&quot;;[.H384])))" office:value-type="float" office:value="0.859331732809303" calcext:value-type="float">
            <text:p/>
          </table:table-cell>
          <table:table-cell table:style-name="ce1"/>
          <table:table-cell table:style-name="ce20" table:formula="of:=[.K383]+2" office:value-type="float" office:value="752" calcext:value-type="float">
            <text:p/>
          </table:table-cell>
          <table:table-cell table:style-name="ce20" table:formula="of:=[.L383]+2" office:value-type="float" office:value="75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84])))" office:value-type="float" office:value="0.009874986826243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84])))" office:value-type="float" office:value="0.82699512395356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7" calcext:value-type="float">
            <text:p>377</text:p>
          </table:table-cell>
          <table:table-cell table:style-name="ce24" table:formula="of:=INFO.OBBA.OBBA.OBGET(INFO.OBBA.OBBA.OBCALL(&quot;&quot;;[.$B$12];&quot;getRandomNumber&quot;;INFO.OBBA.OBBA.OBMAKE(&quot;&quot;;&quot;int&quot;;[.H385])))" office:value-type="float" office:value="0.35341459746776" calcext:value-type="float">
            <text:p/>
          </table:table-cell>
          <table:table-cell table:style-name="ce1"/>
          <table:table-cell table:style-name="ce20" table:formula="of:=[.K384]+2" office:value-type="float" office:value="754" calcext:value-type="float">
            <text:p/>
          </table:table-cell>
          <table:table-cell table:style-name="ce20" table:formula="of:=[.L384]+2" office:value-type="float" office:value="7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85])))" office:value-type="float" office:value="0.1193120604586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85])))" office:value-type="float" office:value="0.053252276219708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8" calcext:value-type="float">
            <text:p>378</text:p>
          </table:table-cell>
          <table:table-cell table:style-name="ce24" table:formula="of:=INFO.OBBA.OBBA.OBGET(INFO.OBBA.OBBA.OBCALL(&quot;&quot;;[.$B$12];&quot;getRandomNumber&quot;;INFO.OBBA.OBBA.OBMAKE(&quot;&quot;;&quot;int&quot;;[.H386])))" office:value-type="float" office:value="0.0647419085842176" calcext:value-type="float">
            <text:p/>
          </table:table-cell>
          <table:table-cell table:style-name="ce1"/>
          <table:table-cell table:style-name="ce20" table:formula="of:=[.K385]+2" office:value-type="float" office:value="756" calcext:value-type="float">
            <text:p/>
          </table:table-cell>
          <table:table-cell table:style-name="ce20" table:formula="of:=[.L385]+2" office:value-type="float" office:value="75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86])))" office:value-type="float" office:value="0.9334883615321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86])))" office:value-type="float" office:value="0.99388902825001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9" calcext:value-type="float">
            <text:p>379</text:p>
          </table:table-cell>
          <table:table-cell table:style-name="ce24" table:formula="of:=INFO.OBBA.OBBA.OBGET(INFO.OBBA.OBBA.OBCALL(&quot;&quot;;[.$B$12];&quot;getRandomNumber&quot;;INFO.OBBA.OBBA.OBMAKE(&quot;&quot;;&quot;int&quot;;[.H387])))" office:value-type="float" office:value="0.431636471896409" calcext:value-type="float">
            <text:p/>
          </table:table-cell>
          <table:table-cell table:style-name="ce1"/>
          <table:table-cell table:style-name="ce20" table:formula="of:=[.K386]+2" office:value-type="float" office:value="758" calcext:value-type="float">
            <text:p/>
          </table:table-cell>
          <table:table-cell table:style-name="ce20" table:formula="of:=[.L386]+2" office:value-type="float" office:value="7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87])))" office:value-type="float" office:value="0.9257392688060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87])))" office:value-type="float" office:value="0.24969916490916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0" calcext:value-type="float">
            <text:p>380</text:p>
          </table:table-cell>
          <table:table-cell table:style-name="ce24" table:formula="of:=INFO.OBBA.OBBA.OBGET(INFO.OBBA.OBBA.OBCALL(&quot;&quot;;[.$B$12];&quot;getRandomNumber&quot;;INFO.OBBA.OBBA.OBMAKE(&quot;&quot;;&quot;int&quot;;[.H388])))" office:value-type="float" office:value="0.785254847437661" calcext:value-type="float">
            <text:p/>
          </table:table-cell>
          <table:table-cell table:style-name="ce1"/>
          <table:table-cell table:style-name="ce20" table:formula="of:=[.K387]+2" office:value-type="float" office:value="760" calcext:value-type="float">
            <text:p/>
          </table:table-cell>
          <table:table-cell table:style-name="ce20" table:formula="of:=[.L387]+2" office:value-type="float" office:value="7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88])))" office:value-type="float" office:value="0.60287184884583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88])))" office:value-type="float" office:value="0.84229692721339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1" calcext:value-type="float">
            <text:p>381</text:p>
          </table:table-cell>
          <table:table-cell table:style-name="ce24" table:formula="of:=INFO.OBBA.OBBA.OBGET(INFO.OBBA.OBBA.OBCALL(&quot;&quot;;[.$B$12];&quot;getRandomNumber&quot;;INFO.OBBA.OBBA.OBMAKE(&quot;&quot;;&quot;int&quot;;[.H389])))" office:value-type="float" office:value="0.881421903931589" calcext:value-type="float">
            <text:p/>
          </table:table-cell>
          <table:table-cell table:style-name="ce1"/>
          <table:table-cell table:style-name="ce20" table:formula="of:=[.K388]+2" office:value-type="float" office:value="762" calcext:value-type="float">
            <text:p/>
          </table:table-cell>
          <table:table-cell table:style-name="ce20" table:formula="of:=[.L388]+2" office:value-type="float" office:value="7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89])))" office:value-type="float" office:value="0.65751463541462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89])))" office:value-type="float" office:value="0.1621527501637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2" calcext:value-type="float">
            <text:p>382</text:p>
          </table:table-cell>
          <table:table-cell table:style-name="ce24" table:formula="of:=INFO.OBBA.OBBA.OBGET(INFO.OBBA.OBBA.OBCALL(&quot;&quot;;[.$B$12];&quot;getRandomNumber&quot;;INFO.OBBA.OBBA.OBMAKE(&quot;&quot;;&quot;int&quot;;[.H390])))" office:value-type="float" office:value="0.602889570553108" calcext:value-type="float">
            <text:p/>
          </table:table-cell>
          <table:table-cell table:style-name="ce1"/>
          <table:table-cell table:style-name="ce20" table:formula="of:=[.K389]+2" office:value-type="float" office:value="764" calcext:value-type="float">
            <text:p/>
          </table:table-cell>
          <table:table-cell table:style-name="ce20" table:formula="of:=[.L389]+2" office:value-type="float" office:value="76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90])))" office:value-type="float" office:value="0.3999734668861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90])))" office:value-type="float" office:value="0.84899432320319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3" calcext:value-type="float">
            <text:p>383</text:p>
          </table:table-cell>
          <table:table-cell table:style-name="ce24" table:formula="of:=INFO.OBBA.OBBA.OBGET(INFO.OBBA.OBBA.OBCALL(&quot;&quot;;[.$B$12];&quot;getRandomNumber&quot;;INFO.OBBA.OBBA.OBMAKE(&quot;&quot;;&quot;int&quot;;[.H391])))" office:value-type="float" office:value="0.783560723895" calcext:value-type="float">
            <text:p/>
          </table:table-cell>
          <table:table-cell table:style-name="ce1"/>
          <table:table-cell table:style-name="ce20" table:formula="of:=[.K390]+2" office:value-type="float" office:value="766" calcext:value-type="float">
            <text:p/>
          </table:table-cell>
          <table:table-cell table:style-name="ce20" table:formula="of:=[.L390]+2" office:value-type="float" office:value="7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91])))" office:value-type="float" office:value="0.45660957705829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91])))" office:value-type="float" office:value="0.039706928034374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4" calcext:value-type="float">
            <text:p>384</text:p>
          </table:table-cell>
          <table:table-cell table:style-name="ce24" table:formula="of:=INFO.OBBA.OBBA.OBGET(INFO.OBBA.OBBA.OBCALL(&quot;&quot;;[.$B$12];&quot;getRandomNumber&quot;;INFO.OBBA.OBBA.OBMAKE(&quot;&quot;;&quot;int&quot;;[.H392])))" office:value-type="float" office:value="0.353837600387878" calcext:value-type="float">
            <text:p/>
          </table:table-cell>
          <table:table-cell table:style-name="ce1"/>
          <table:table-cell table:style-name="ce20" table:formula="of:=[.K391]+2" office:value-type="float" office:value="768" calcext:value-type="float">
            <text:p/>
          </table:table-cell>
          <table:table-cell table:style-name="ce20" table:formula="of:=[.L391]+2" office:value-type="float" office:value="7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92])))" office:value-type="float" office:value="0.5856303021177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92])))" office:value-type="float" office:value="0.15503560269305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5" calcext:value-type="float">
            <text:p>385</text:p>
          </table:table-cell>
          <table:table-cell table:style-name="ce24" table:formula="of:=INFO.OBBA.OBBA.OBGET(INFO.OBBA.OBBA.OBCALL(&quot;&quot;;[.$B$12];&quot;getRandomNumber&quot;;INFO.OBBA.OBBA.OBMAKE(&quot;&quot;;&quot;int&quot;;[.H393])))" office:value-type="float" office:value="0.270647166131659" calcext:value-type="float">
            <text:p/>
          </table:table-cell>
          <table:table-cell table:style-name="ce1"/>
          <table:table-cell table:style-name="ce20" table:formula="of:=[.K392]+2" office:value-type="float" office:value="770" calcext:value-type="float">
            <text:p/>
          </table:table-cell>
          <table:table-cell table:style-name="ce20" table:formula="of:=[.L392]+2" office:value-type="float" office:value="7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93])))" office:value-type="float" office:value="0.92638717305116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93])))" office:value-type="float" office:value="0.31517428032029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6" calcext:value-type="float">
            <text:p>386</text:p>
          </table:table-cell>
          <table:table-cell table:style-name="ce24" table:formula="of:=INFO.OBBA.OBBA.OBGET(INFO.OBBA.OBBA.OBCALL(&quot;&quot;;[.$B$12];&quot;getRandomNumber&quot;;INFO.OBBA.OBBA.OBMAKE(&quot;&quot;;&quot;int&quot;;[.H394])))" office:value-type="float" office:value="0.79643099267288" calcext:value-type="float">
            <text:p/>
          </table:table-cell>
          <table:table-cell table:style-name="ce1"/>
          <table:table-cell table:style-name="ce20" table:formula="of:=[.K393]+2" office:value-type="float" office:value="772" calcext:value-type="float">
            <text:p/>
          </table:table-cell>
          <table:table-cell table:style-name="ce20" table:formula="of:=[.L393]+2" office:value-type="float" office:value="7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94])))" office:value-type="float" office:value="0.78492262205680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94])))" office:value-type="float" office:value="0.081863639545555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7" calcext:value-type="float">
            <text:p>387</text:p>
          </table:table-cell>
          <table:table-cell table:style-name="ce24" table:formula="of:=INFO.OBBA.OBBA.OBGET(INFO.OBBA.OBBA.OBCALL(&quot;&quot;;[.$B$12];&quot;getRandomNumber&quot;;INFO.OBBA.OBBA.OBMAKE(&quot;&quot;;&quot;int&quot;;[.H395])))" office:value-type="float" office:value="0.158199562973535" calcext:value-type="float">
            <text:p/>
          </table:table-cell>
          <table:table-cell table:style-name="ce1"/>
          <table:table-cell table:style-name="ce20" table:formula="of:=[.K394]+2" office:value-type="float" office:value="774" calcext:value-type="float">
            <text:p/>
          </table:table-cell>
          <table:table-cell table:style-name="ce20" table:formula="of:=[.L394]+2" office:value-type="float" office:value="7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95])))" office:value-type="float" office:value="0.98125899897479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95])))" office:value-type="float" office:value="0.91571847396448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8" calcext:value-type="float">
            <text:p>388</text:p>
          </table:table-cell>
          <table:table-cell table:style-name="ce24" table:formula="of:=INFO.OBBA.OBBA.OBGET(INFO.OBBA.OBBA.OBCALL(&quot;&quot;;[.$B$12];&quot;getRandomNumber&quot;;INFO.OBBA.OBBA.OBMAKE(&quot;&quot;;&quot;int&quot;;[.H396])))" office:value-type="float" office:value="0.932559612305573" calcext:value-type="float">
            <text:p/>
          </table:table-cell>
          <table:table-cell table:style-name="ce1"/>
          <table:table-cell table:style-name="ce20" table:formula="of:=[.K395]+2" office:value-type="float" office:value="776" calcext:value-type="float">
            <text:p/>
          </table:table-cell>
          <table:table-cell table:style-name="ce20" table:formula="of:=[.L395]+2" office:value-type="float" office:value="7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96])))" office:value-type="float" office:value="0.37872797616143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96])))" office:value-type="float" office:value="0.44749803003504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9" calcext:value-type="float">
            <text:p>389</text:p>
          </table:table-cell>
          <table:table-cell table:style-name="ce24" table:formula="of:=INFO.OBBA.OBBA.OBGET(INFO.OBBA.OBBA.OBCALL(&quot;&quot;;[.$B$12];&quot;getRandomNumber&quot;;INFO.OBBA.OBBA.OBMAKE(&quot;&quot;;&quot;int&quot;;[.H397])))" office:value-type="float" office:value="0.316413308085608" calcext:value-type="float">
            <text:p/>
          </table:table-cell>
          <table:table-cell table:style-name="ce1"/>
          <table:table-cell table:style-name="ce20" table:formula="of:=[.K396]+2" office:value-type="float" office:value="778" calcext:value-type="float">
            <text:p/>
          </table:table-cell>
          <table:table-cell table:style-name="ce20" table:formula="of:=[.L396]+2" office:value-type="float" office:value="7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97])))" office:value-type="float" office:value="0.40341808206700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97])))" office:value-type="float" office:value="0.32064045488262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0" calcext:value-type="float">
            <text:p>390</text:p>
          </table:table-cell>
          <table:table-cell table:style-name="ce24" table:formula="of:=INFO.OBBA.OBBA.OBGET(INFO.OBBA.OBBA.OBCALL(&quot;&quot;;[.$B$12];&quot;getRandomNumber&quot;;INFO.OBBA.OBBA.OBMAKE(&quot;&quot;;&quot;int&quot;;[.H398])))" office:value-type="float" office:value="0.089810330101085" calcext:value-type="float">
            <text:p/>
          </table:table-cell>
          <table:table-cell table:style-name="ce1"/>
          <table:table-cell table:style-name="ce20" table:formula="of:=[.K397]+2" office:value-type="float" office:value="780" calcext:value-type="float">
            <text:p/>
          </table:table-cell>
          <table:table-cell table:style-name="ce20" table:formula="of:=[.L397]+2" office:value-type="float" office:value="78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98])))" office:value-type="float" office:value="0.4290554113302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98])))" office:value-type="float" office:value="0.18269300205581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1" calcext:value-type="float">
            <text:p>391</text:p>
          </table:table-cell>
          <table:table-cell table:style-name="ce24" table:formula="of:=INFO.OBBA.OBBA.OBGET(INFO.OBBA.OBBA.OBCALL(&quot;&quot;;[.$B$12];&quot;getRandomNumber&quot;;INFO.OBBA.OBBA.OBMAKE(&quot;&quot;;&quot;int&quot;;[.H399])))" office:value-type="float" office:value="0.871440713254242" calcext:value-type="float">
            <text:p/>
          </table:table-cell>
          <table:table-cell table:style-name="ce1"/>
          <table:table-cell table:style-name="ce20" table:formula="of:=[.K398]+2" office:value-type="float" office:value="782" calcext:value-type="float">
            <text:p/>
          </table:table-cell>
          <table:table-cell table:style-name="ce20" table:formula="of:=[.L398]+2" office:value-type="float" office:value="7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399])))" office:value-type="float" office:value="0.1639098896492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399])))" office:value-type="float" office:value="0.33696866060627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2" calcext:value-type="float">
            <text:p>392</text:p>
          </table:table-cell>
          <table:table-cell table:style-name="ce24" table:formula="of:=INFO.OBBA.OBBA.OBGET(INFO.OBBA.OBBA.OBCALL(&quot;&quot;;[.$B$12];&quot;getRandomNumber&quot;;INFO.OBBA.OBBA.OBMAKE(&quot;&quot;;&quot;int&quot;;[.H400])))" office:value-type="float" office:value="0.744615241654196" calcext:value-type="float">
            <text:p/>
          </table:table-cell>
          <table:table-cell table:style-name="ce1"/>
          <table:table-cell table:style-name="ce20" table:formula="of:=[.K399]+2" office:value-type="float" office:value="784" calcext:value-type="float">
            <text:p/>
          </table:table-cell>
          <table:table-cell table:style-name="ce20" table:formula="of:=[.L399]+2" office:value-type="float" office:value="7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00])))" office:value-type="float" office:value="0.35414305749600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00])))" office:value-type="float" office:value="0.90345622988072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3" calcext:value-type="float">
            <text:p>393</text:p>
          </table:table-cell>
          <table:table-cell table:style-name="ce24" table:formula="of:=INFO.OBBA.OBBA.OBGET(INFO.OBBA.OBBA.OBCALL(&quot;&quot;;[.$B$12];&quot;getRandomNumber&quot;;INFO.OBBA.OBBA.OBMAKE(&quot;&quot;;&quot;int&quot;;[.H401])))" office:value-type="float" office:value="0.710426741126995" calcext:value-type="float">
            <text:p/>
          </table:table-cell>
          <table:table-cell table:style-name="ce1"/>
          <table:table-cell table:style-name="ce20" table:formula="of:=[.K400]+2" office:value-type="float" office:value="786" calcext:value-type="float">
            <text:p/>
          </table:table-cell>
          <table:table-cell table:style-name="ce20" table:formula="of:=[.L400]+2" office:value-type="float" office:value="78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01])))" office:value-type="float" office:value="0.6672432693679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01])))" office:value-type="float" office:value="0.74834082103207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4" calcext:value-type="float">
            <text:p>394</text:p>
          </table:table-cell>
          <table:table-cell table:style-name="ce24" table:formula="of:=INFO.OBBA.OBBA.OBGET(INFO.OBBA.OBBA.OBCALL(&quot;&quot;;[.$B$12];&quot;getRandomNumber&quot;;INFO.OBBA.OBBA.OBMAKE(&quot;&quot;;&quot;int&quot;;[.H402])))" office:value-type="float" office:value="0.470469333014519" calcext:value-type="float">
            <text:p/>
          </table:table-cell>
          <table:table-cell table:style-name="ce1"/>
          <table:table-cell table:style-name="ce20" table:formula="of:=[.K401]+2" office:value-type="float" office:value="788" calcext:value-type="float">
            <text:p/>
          </table:table-cell>
          <table:table-cell table:style-name="ce20" table:formula="of:=[.L401]+2" office:value-type="float" office:value="7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02])))" office:value-type="float" office:value="0.80299607891075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02])))" office:value-type="float" office:value="0.253976839778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5" calcext:value-type="float">
            <text:p>395</text:p>
          </table:table-cell>
          <table:table-cell table:style-name="ce24" table:formula="of:=INFO.OBBA.OBBA.OBGET(INFO.OBBA.OBBA.OBCALL(&quot;&quot;;[.$B$12];&quot;getRandomNumber&quot;;INFO.OBBA.OBBA.OBMAKE(&quot;&quot;;&quot;int&quot;;[.H403])))" office:value-type="float" office:value="0.81425341212602" calcext:value-type="float">
            <text:p/>
          </table:table-cell>
          <table:table-cell table:style-name="ce1"/>
          <table:table-cell table:style-name="ce20" table:formula="of:=[.K402]+2" office:value-type="float" office:value="790" calcext:value-type="float">
            <text:p/>
          </table:table-cell>
          <table:table-cell table:style-name="ce20" table:formula="of:=[.L402]+2" office:value-type="float" office:value="7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03])))" office:value-type="float" office:value="0.013814742004425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03])))" office:value-type="float" office:value="0.42157520404167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6" calcext:value-type="float">
            <text:p>396</text:p>
          </table:table-cell>
          <table:table-cell table:style-name="ce24" table:formula="of:=INFO.OBBA.OBBA.OBGET(INFO.OBBA.OBBA.OBCALL(&quot;&quot;;[.$B$12];&quot;getRandomNumber&quot;;INFO.OBBA.OBBA.OBMAKE(&quot;&quot;;&quot;int&quot;;[.H404])))" office:value-type="float" office:value="0.96897499438821" calcext:value-type="float">
            <text:p/>
          </table:table-cell>
          <table:table-cell table:style-name="ce1"/>
          <table:table-cell table:style-name="ce20" table:formula="of:=[.K403]+2" office:value-type="float" office:value="792" calcext:value-type="float">
            <text:p/>
          </table:table-cell>
          <table:table-cell table:style-name="ce20" table:formula="of:=[.L403]+2" office:value-type="float" office:value="7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04])))" office:value-type="float" office:value="0.044564570988630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04])))" office:value-type="float" office:value="0.2335164823700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7" calcext:value-type="float">
            <text:p>397</text:p>
          </table:table-cell>
          <table:table-cell table:style-name="ce24" table:formula="of:=INFO.OBBA.OBBA.OBGET(INFO.OBBA.OBBA.OBCALL(&quot;&quot;;[.$B$12];&quot;getRandomNumber&quot;;INFO.OBBA.OBBA.OBMAKE(&quot;&quot;;&quot;int&quot;;[.H405])))" office:value-type="float" office:value="0.451364839465048" calcext:value-type="float">
            <text:p/>
          </table:table-cell>
          <table:table-cell table:style-name="ce1"/>
          <table:table-cell table:style-name="ce20" table:formula="of:=[.K404]+2" office:value-type="float" office:value="794" calcext:value-type="float">
            <text:p/>
          </table:table-cell>
          <table:table-cell table:style-name="ce20" table:formula="of:=[.L404]+2" office:value-type="float" office:value="7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05])))" office:value-type="float" office:value="0.23579067514120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05])))" office:value-type="float" office:value="0.10498998146076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8" calcext:value-type="float">
            <text:p>398</text:p>
          </table:table-cell>
          <table:table-cell table:style-name="ce24" table:formula="of:=INFO.OBBA.OBBA.OBGET(INFO.OBBA.OBBA.OBCALL(&quot;&quot;;[.$B$12];&quot;getRandomNumber&quot;;INFO.OBBA.OBBA.OBMAKE(&quot;&quot;;&quot;int&quot;;[.H406])))" office:value-type="float" office:value="0.351828052639144" calcext:value-type="float">
            <text:p/>
          </table:table-cell>
          <table:table-cell table:style-name="ce1"/>
          <table:table-cell table:style-name="ce20" table:formula="of:=[.K405]+2" office:value-type="float" office:value="796" calcext:value-type="float">
            <text:p/>
          </table:table-cell>
          <table:table-cell table:style-name="ce20" table:formula="of:=[.L405]+2" office:value-type="float" office:value="7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06])))" office:value-type="float" office:value="0.13039997690805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06])))" office:value-type="float" office:value="0.18994047737244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9" calcext:value-type="float">
            <text:p>399</text:p>
          </table:table-cell>
          <table:table-cell table:style-name="ce24" table:formula="of:=INFO.OBBA.OBBA.OBGET(INFO.OBBA.OBBA.OBCALL(&quot;&quot;;[.$B$12];&quot;getRandomNumber&quot;;INFO.OBBA.OBBA.OBMAKE(&quot;&quot;;&quot;int&quot;;[.H407])))" office:value-type="float" office:value="0.512899264043952" calcext:value-type="float">
            <text:p/>
          </table:table-cell>
          <table:table-cell table:style-name="ce1"/>
          <table:table-cell table:style-name="ce20" table:formula="of:=[.K406]+2" office:value-type="float" office:value="798" calcext:value-type="float">
            <text:p/>
          </table:table-cell>
          <table:table-cell table:style-name="ce20" table:formula="of:=[.L406]+2" office:value-type="float" office:value="7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07])))" office:value-type="float" office:value="0.6164019605845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07])))" office:value-type="float" office:value="0.0033829428799983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0" calcext:value-type="float">
            <text:p>400</text:p>
          </table:table-cell>
          <table:table-cell table:style-name="ce24" table:formula="of:=INFO.OBBA.OBBA.OBGET(INFO.OBBA.OBBA.OBCALL(&quot;&quot;;[.$B$12];&quot;getRandomNumber&quot;;INFO.OBBA.OBBA.OBMAKE(&quot;&quot;;&quot;int&quot;;[.H408])))" office:value-type="float" office:value="0.159125697252472" calcext:value-type="float">
            <text:p/>
          </table:table-cell>
          <table:table-cell table:style-name="ce1"/>
          <table:table-cell table:style-name="ce20" table:formula="of:=[.K407]+2" office:value-type="float" office:value="800" calcext:value-type="float">
            <text:p/>
          </table:table-cell>
          <table:table-cell table:style-name="ce20" table:formula="of:=[.L407]+2" office:value-type="float" office:value="8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08])))" office:value-type="float" office:value="0.1199598054254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08])))" office:value-type="float" office:value="0.66127711976395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1" calcext:value-type="float">
            <text:p>401</text:p>
          </table:table-cell>
          <table:table-cell table:style-name="ce24" table:formula="of:=INFO.OBBA.OBBA.OBGET(INFO.OBBA.OBBA.OBCALL(&quot;&quot;;[.$B$12];&quot;getRandomNumber&quot;;INFO.OBBA.OBBA.OBMAKE(&quot;&quot;;&quot;int&quot;;[.H409])))" office:value-type="float" office:value="0.908437077685542" calcext:value-type="float">
            <text:p/>
          </table:table-cell>
          <table:table-cell table:style-name="ce1"/>
          <table:table-cell table:style-name="ce20" table:formula="of:=[.K408]+2" office:value-type="float" office:value="802" calcext:value-type="float">
            <text:p/>
          </table:table-cell>
          <table:table-cell table:style-name="ce20" table:formula="of:=[.L408]+2" office:value-type="float" office:value="8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09])))" office:value-type="float" office:value="0.36517721438211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09])))" office:value-type="float" office:value="0.19280429315922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2" calcext:value-type="float">
            <text:p>402</text:p>
          </table:table-cell>
          <table:table-cell table:style-name="ce24" table:formula="of:=INFO.OBBA.OBBA.OBGET(INFO.OBBA.OBBA.OBCALL(&quot;&quot;;[.$B$12];&quot;getRandomNumber&quot;;INFO.OBBA.OBBA.OBMAKE(&quot;&quot;;&quot;int&quot;;[.H410])))" office:value-type="float" office:value="0.0465853376176098" calcext:value-type="float">
            <text:p/>
          </table:table-cell>
          <table:table-cell table:style-name="ce1"/>
          <table:table-cell table:style-name="ce20" table:formula="of:=[.K409]+2" office:value-type="float" office:value="804" calcext:value-type="float">
            <text:p/>
          </table:table-cell>
          <table:table-cell table:style-name="ce20" table:formula="of:=[.L409]+2" office:value-type="float" office:value="8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10])))" office:value-type="float" office:value="0.83083760799219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10])))" office:value-type="float" office:value="0.95039298613148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3" calcext:value-type="float">
            <text:p>403</text:p>
          </table:table-cell>
          <table:table-cell table:style-name="ce24" table:formula="of:=INFO.OBBA.OBBA.OBGET(INFO.OBBA.OBBA.OBCALL(&quot;&quot;;[.$B$12];&quot;getRandomNumber&quot;;INFO.OBBA.OBBA.OBMAKE(&quot;&quot;;&quot;int&quot;;[.H411])))" office:value-type="float" office:value="0.466505717489185" calcext:value-type="float">
            <text:p/>
          </table:table-cell>
          <table:table-cell table:style-name="ce1"/>
          <table:table-cell table:style-name="ce20" table:formula="of:=[.K410]+2" office:value-type="float" office:value="806" calcext:value-type="float">
            <text:p/>
          </table:table-cell>
          <table:table-cell table:style-name="ce20" table:formula="of:=[.L410]+2" office:value-type="float" office:value="80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11])))" office:value-type="float" office:value="0.6455209182404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11])))" office:value-type="float" office:value="0.79214469262910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4" calcext:value-type="float">
            <text:p>404</text:p>
          </table:table-cell>
          <table:table-cell table:style-name="ce24" table:formula="of:=INFO.OBBA.OBBA.OBGET(INFO.OBBA.OBBA.OBCALL(&quot;&quot;;[.$B$12];&quot;getRandomNumber&quot;;INFO.OBBA.OBBA.OBMAKE(&quot;&quot;;&quot;int&quot;;[.H412])))" office:value-type="float" office:value="0.0368453071979619" calcext:value-type="float">
            <text:p/>
          </table:table-cell>
          <table:table-cell table:style-name="ce1"/>
          <table:table-cell table:style-name="ce20" table:formula="of:=[.K411]+2" office:value-type="float" office:value="808" calcext:value-type="float">
            <text:p/>
          </table:table-cell>
          <table:table-cell table:style-name="ce20" table:formula="of:=[.L411]+2" office:value-type="float" office:value="80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12])))" office:value-type="float" office:value="0.90010914112653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12])))" office:value-type="float" office:value="0.52518440514228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5" calcext:value-type="float">
            <text:p>405</text:p>
          </table:table-cell>
          <table:table-cell table:style-name="ce24" table:formula="of:=INFO.OBBA.OBBA.OBGET(INFO.OBBA.OBBA.OBCALL(&quot;&quot;;[.$B$12];&quot;getRandomNumber&quot;;INFO.OBBA.OBBA.OBMAKE(&quot;&quot;;&quot;int&quot;;[.H413])))" office:value-type="float" office:value="0.303615186635789" calcext:value-type="float">
            <text:p/>
          </table:table-cell>
          <table:table-cell table:style-name="ce1"/>
          <table:table-cell table:style-name="ce20" table:formula="of:=[.K412]+2" office:value-type="float" office:value="810" calcext:value-type="float">
            <text:p/>
          </table:table-cell>
          <table:table-cell table:style-name="ce20" table:formula="of:=[.L412]+2" office:value-type="float" office:value="8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13])))" office:value-type="float" office:value="0.79857194377423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13])))" office:value-type="float" office:value="0.85016249292958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6" calcext:value-type="float">
            <text:p>406</text:p>
          </table:table-cell>
          <table:table-cell table:style-name="ce24" table:formula="of:=INFO.OBBA.OBBA.OBGET(INFO.OBBA.OBBA.OBCALL(&quot;&quot;;[.$B$12];&quot;getRandomNumber&quot;;INFO.OBBA.OBBA.OBMAKE(&quot;&quot;;&quot;int&quot;;[.H414])))" office:value-type="float" office:value="0.962074068088498" calcext:value-type="float">
            <text:p/>
          </table:table-cell>
          <table:table-cell table:style-name="ce1"/>
          <table:table-cell table:style-name="ce20" table:formula="of:=[.K413]+2" office:value-type="float" office:value="812" calcext:value-type="float">
            <text:p/>
          </table:table-cell>
          <table:table-cell table:style-name="ce20" table:formula="of:=[.L413]+2" office:value-type="float" office:value="8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14])))" office:value-type="float" office:value="0.995022737422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14])))" office:value-type="float" office:value="0.95754573215653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7" calcext:value-type="float">
            <text:p>407</text:p>
          </table:table-cell>
          <table:table-cell table:style-name="ce24" table:formula="of:=INFO.OBBA.OBBA.OBGET(INFO.OBBA.OBBA.OBCALL(&quot;&quot;;[.$B$12];&quot;getRandomNumber&quot;;INFO.OBBA.OBBA.OBMAKE(&quot;&quot;;&quot;int&quot;;[.H415])))" office:value-type="float" office:value="0.966710889110604" calcext:value-type="float">
            <text:p/>
          </table:table-cell>
          <table:table-cell table:style-name="ce1"/>
          <table:table-cell table:style-name="ce20" table:formula="of:=[.K414]+2" office:value-type="float" office:value="814" calcext:value-type="float">
            <text:p/>
          </table:table-cell>
          <table:table-cell table:style-name="ce20" table:formula="of:=[.L414]+2" office:value-type="float" office:value="8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15])))" office:value-type="float" office:value="0.71904622565309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15])))" office:value-type="float" office:value="0.25601577225461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8" calcext:value-type="float">
            <text:p>408</text:p>
          </table:table-cell>
          <table:table-cell table:style-name="ce24" table:formula="of:=INFO.OBBA.OBBA.OBGET(INFO.OBBA.OBBA.OBCALL(&quot;&quot;;[.$B$12];&quot;getRandomNumber&quot;;INFO.OBBA.OBBA.OBMAKE(&quot;&quot;;&quot;int&quot;;[.H416])))" office:value-type="float" office:value="0.103600591389094" calcext:value-type="float">
            <text:p/>
          </table:table-cell>
          <table:table-cell table:style-name="ce1"/>
          <table:table-cell table:style-name="ce20" table:formula="of:=[.K415]+2" office:value-type="float" office:value="816" calcext:value-type="float">
            <text:p/>
          </table:table-cell>
          <table:table-cell table:style-name="ce20" table:formula="of:=[.L415]+2" office:value-type="float" office:value="8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16])))" office:value-type="float" office:value="0.2062335175603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16])))" office:value-type="float" office:value="0.32738695454864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9" calcext:value-type="float">
            <text:p>409</text:p>
          </table:table-cell>
          <table:table-cell table:style-name="ce24" table:formula="of:=INFO.OBBA.OBBA.OBGET(INFO.OBBA.OBBA.OBCALL(&quot;&quot;;[.$B$12];&quot;getRandomNumber&quot;;INFO.OBBA.OBBA.OBMAKE(&quot;&quot;;&quot;int&quot;;[.H417])))" office:value-type="float" office:value="0.513273933093358" calcext:value-type="float">
            <text:p/>
          </table:table-cell>
          <table:table-cell table:style-name="ce1"/>
          <table:table-cell table:style-name="ce20" table:formula="of:=[.K416]+2" office:value-type="float" office:value="818" calcext:value-type="float">
            <text:p/>
          </table:table-cell>
          <table:table-cell table:style-name="ce20" table:formula="of:=[.L416]+2" office:value-type="float" office:value="8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17])))" office:value-type="float" office:value="0.25166188009727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17])))" office:value-type="float" office:value="0.54224213333600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0" calcext:value-type="float">
            <text:p>410</text:p>
          </table:table-cell>
          <table:table-cell table:style-name="ce24" table:formula="of:=INFO.OBBA.OBBA.OBGET(INFO.OBBA.OBBA.OBCALL(&quot;&quot;;[.$B$12];&quot;getRandomNumber&quot;;INFO.OBBA.OBBA.OBMAKE(&quot;&quot;;&quot;int&quot;;[.H418])))" office:value-type="float" office:value="0.466045855340459" calcext:value-type="float">
            <text:p/>
          </table:table-cell>
          <table:table-cell table:style-name="ce1"/>
          <table:table-cell table:style-name="ce20" table:formula="of:=[.K417]+2" office:value-type="float" office:value="820" calcext:value-type="float">
            <text:p/>
          </table:table-cell>
          <table:table-cell table:style-name="ce20" table:formula="of:=[.L417]+2" office:value-type="float" office:value="8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18])))" office:value-type="float" office:value="0.7909468910592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18])))" office:value-type="float" office:value="0.78023104543648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1" calcext:value-type="float">
            <text:p>411</text:p>
          </table:table-cell>
          <table:table-cell table:style-name="ce24" table:formula="of:=INFO.OBBA.OBBA.OBGET(INFO.OBBA.OBBA.OBCALL(&quot;&quot;;[.$B$12];&quot;getRandomNumber&quot;;INFO.OBBA.OBBA.OBMAKE(&quot;&quot;;&quot;int&quot;;[.H419])))" office:value-type="float" office:value="0.357289003814713" calcext:value-type="float">
            <text:p/>
          </table:table-cell>
          <table:table-cell table:style-name="ce1"/>
          <table:table-cell table:style-name="ce20" table:formula="of:=[.K418]+2" office:value-type="float" office:value="822" calcext:value-type="float">
            <text:p/>
          </table:table-cell>
          <table:table-cell table:style-name="ce20" table:formula="of:=[.L418]+2" office:value-type="float" office:value="8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19])))" office:value-type="float" office:value="0.7318165827642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19])))" office:value-type="float" office:value="0.39028227718222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2" calcext:value-type="float">
            <text:p>412</text:p>
          </table:table-cell>
          <table:table-cell table:style-name="ce24" table:formula="of:=INFO.OBBA.OBBA.OBGET(INFO.OBBA.OBBA.OBCALL(&quot;&quot;;[.$B$12];&quot;getRandomNumber&quot;;INFO.OBBA.OBBA.OBMAKE(&quot;&quot;;&quot;int&quot;;[.H420])))" office:value-type="float" office:value="0.966079101784659" calcext:value-type="float">
            <text:p/>
          </table:table-cell>
          <table:table-cell table:style-name="ce1"/>
          <table:table-cell table:style-name="ce20" table:formula="of:=[.K419]+2" office:value-type="float" office:value="824" calcext:value-type="float">
            <text:p/>
          </table:table-cell>
          <table:table-cell table:style-name="ce20" table:formula="of:=[.L419]+2" office:value-type="float" office:value="8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20])))" office:value-type="float" office:value="0.49527362079800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20])))" office:value-type="float" office:value="0.95898061100731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3" calcext:value-type="float">
            <text:p>413</text:p>
          </table:table-cell>
          <table:table-cell table:style-name="ce24" table:formula="of:=INFO.OBBA.OBBA.OBGET(INFO.OBBA.OBBA.OBCALL(&quot;&quot;;[.$B$12];&quot;getRandomNumber&quot;;INFO.OBBA.OBBA.OBMAKE(&quot;&quot;;&quot;int&quot;;[.H421])))" office:value-type="float" office:value="0.501042139553482" calcext:value-type="float">
            <text:p/>
          </table:table-cell>
          <table:table-cell table:style-name="ce1"/>
          <table:table-cell table:style-name="ce20" table:formula="of:=[.K420]+2" office:value-type="float" office:value="826" calcext:value-type="float">
            <text:p/>
          </table:table-cell>
          <table:table-cell table:style-name="ce20" table:formula="of:=[.L420]+2" office:value-type="float" office:value="8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21])))" office:value-type="float" office:value="0.1845803151185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21])))" office:value-type="float" office:value="0.14877355958996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4" calcext:value-type="float">
            <text:p>414</text:p>
          </table:table-cell>
          <table:table-cell table:style-name="ce24" table:formula="of:=INFO.OBBA.OBBA.OBGET(INFO.OBBA.OBBA.OBCALL(&quot;&quot;;[.$B$12];&quot;getRandomNumber&quot;;INFO.OBBA.OBBA.OBMAKE(&quot;&quot;;&quot;int&quot;;[.H422])))" office:value-type="float" office:value="0.518252857934583" calcext:value-type="float">
            <text:p/>
          </table:table-cell>
          <table:table-cell table:style-name="ce1"/>
          <table:table-cell table:style-name="ce20" table:formula="of:=[.K421]+2" office:value-type="float" office:value="828" calcext:value-type="float">
            <text:p/>
          </table:table-cell>
          <table:table-cell table:style-name="ce20" table:formula="of:=[.L421]+2" office:value-type="float" office:value="8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22])))" office:value-type="float" office:value="0.5922729732370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22])))" office:value-type="float" office:value="0.34470490519410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5" calcext:value-type="float">
            <text:p>415</text:p>
          </table:table-cell>
          <table:table-cell table:style-name="ce24" table:formula="of:=INFO.OBBA.OBBA.OBGET(INFO.OBBA.OBBA.OBCALL(&quot;&quot;;[.$B$12];&quot;getRandomNumber&quot;;INFO.OBBA.OBBA.OBMAKE(&quot;&quot;;&quot;int&quot;;[.H423])))" office:value-type="float" office:value="0.395434564505935" calcext:value-type="float">
            <text:p/>
          </table:table-cell>
          <table:table-cell table:style-name="ce1"/>
          <table:table-cell table:style-name="ce20" table:formula="of:=[.K422]+2" office:value-type="float" office:value="830" calcext:value-type="float">
            <text:p/>
          </table:table-cell>
          <table:table-cell table:style-name="ce20" table:formula="of:=[.L422]+2" office:value-type="float" office:value="8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23])))" office:value-type="float" office:value="0.60223084481871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23])))" office:value-type="float" office:value="0.73194948672419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6" calcext:value-type="float">
            <text:p>416</text:p>
          </table:table-cell>
          <table:table-cell table:style-name="ce24" table:formula="of:=INFO.OBBA.OBBA.OBGET(INFO.OBBA.OBBA.OBCALL(&quot;&quot;;[.$B$12];&quot;getRandomNumber&quot;;INFO.OBBA.OBBA.OBMAKE(&quot;&quot;;&quot;int&quot;;[.H424])))" office:value-type="float" office:value="0.363232299847691" calcext:value-type="float">
            <text:p/>
          </table:table-cell>
          <table:table-cell table:style-name="ce1"/>
          <table:table-cell table:style-name="ce20" table:formula="of:=[.K423]+2" office:value-type="float" office:value="832" calcext:value-type="float">
            <text:p/>
          </table:table-cell>
          <table:table-cell table:style-name="ce20" table:formula="of:=[.L423]+2" office:value-type="float" office:value="8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24])))" office:value-type="float" office:value="0.8942982095971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24])))" office:value-type="float" office:value="0.20115808170200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7" calcext:value-type="float">
            <text:p>417</text:p>
          </table:table-cell>
          <table:table-cell table:style-name="ce24" table:formula="of:=INFO.OBBA.OBBA.OBGET(INFO.OBBA.OBBA.OBCALL(&quot;&quot;;[.$B$12];&quot;getRandomNumber&quot;;INFO.OBBA.OBBA.OBMAKE(&quot;&quot;;&quot;int&quot;;[.H425])))" office:value-type="float" office:value="0.738495797759572" calcext:value-type="float">
            <text:p/>
          </table:table-cell>
          <table:table-cell table:style-name="ce1"/>
          <table:table-cell table:style-name="ce20" table:formula="of:=[.K424]+2" office:value-type="float" office:value="834" calcext:value-type="float">
            <text:p/>
          </table:table-cell>
          <table:table-cell table:style-name="ce20" table:formula="of:=[.L424]+2" office:value-type="float" office:value="8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25])))" office:value-type="float" office:value="0.007389275820745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25])))" office:value-type="float" office:value="0.44233240271507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8" calcext:value-type="float">
            <text:p>418</text:p>
          </table:table-cell>
          <table:table-cell table:style-name="ce24" table:formula="of:=INFO.OBBA.OBBA.OBGET(INFO.OBBA.OBBA.OBCALL(&quot;&quot;;[.$B$12];&quot;getRandomNumber&quot;;INFO.OBBA.OBBA.OBMAKE(&quot;&quot;;&quot;int&quot;;[.H426])))" office:value-type="float" office:value="0.332316756450995" calcext:value-type="float">
            <text:p/>
          </table:table-cell>
          <table:table-cell table:style-name="ce1"/>
          <table:table-cell table:style-name="ce20" table:formula="of:=[.K425]+2" office:value-type="float" office:value="836" calcext:value-type="float">
            <text:p/>
          </table:table-cell>
          <table:table-cell table:style-name="ce20" table:formula="of:=[.L425]+2" office:value-type="float" office:value="83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26])))" office:value-type="float" office:value="0.3520420237785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26])))" office:value-type="float" office:value="0.13634154760047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9" calcext:value-type="float">
            <text:p>419</text:p>
          </table:table-cell>
          <table:table-cell table:style-name="ce24" table:formula="of:=INFO.OBBA.OBBA.OBGET(INFO.OBBA.OBBA.OBCALL(&quot;&quot;;[.$B$12];&quot;getRandomNumber&quot;;INFO.OBBA.OBBA.OBMAKE(&quot;&quot;;&quot;int&quot;;[.H427])))" office:value-type="float" office:value="0.949554245340301" calcext:value-type="float">
            <text:p/>
          </table:table-cell>
          <table:table-cell table:style-name="ce1"/>
          <table:table-cell table:style-name="ce20" table:formula="of:=[.K426]+2" office:value-type="float" office:value="838" calcext:value-type="float">
            <text:p/>
          </table:table-cell>
          <table:table-cell table:style-name="ce20" table:formula="of:=[.L426]+2" office:value-type="float" office:value="83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27])))" office:value-type="float" office:value="0.7760215852812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27])))" office:value-type="float" office:value="0.31655103246106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0" calcext:value-type="float">
            <text:p>420</text:p>
          </table:table-cell>
          <table:table-cell table:style-name="ce24" table:formula="of:=INFO.OBBA.OBBA.OBGET(INFO.OBBA.OBBA.OBCALL(&quot;&quot;;[.$B$12];&quot;getRandomNumber&quot;;INFO.OBBA.OBBA.OBMAKE(&quot;&quot;;&quot;int&quot;;[.H428])))" office:value-type="float" office:value="0.892794908915678" calcext:value-type="float">
            <text:p/>
          </table:table-cell>
          <table:table-cell table:style-name="ce1"/>
          <table:table-cell table:style-name="ce20" table:formula="of:=[.K427]+2" office:value-type="float" office:value="840" calcext:value-type="float">
            <text:p/>
          </table:table-cell>
          <table:table-cell table:style-name="ce20" table:formula="of:=[.L427]+2" office:value-type="float" office:value="8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28])))" office:value-type="float" office:value="0.015848381063803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28])))" office:value-type="float" office:value="0.47801612013999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1" calcext:value-type="float">
            <text:p>421</text:p>
          </table:table-cell>
          <table:table-cell table:style-name="ce24" table:formula="of:=INFO.OBBA.OBBA.OBGET(INFO.OBBA.OBBA.OBCALL(&quot;&quot;;[.$B$12];&quot;getRandomNumber&quot;;INFO.OBBA.OBBA.OBMAKE(&quot;&quot;;&quot;int&quot;;[.H429])))" office:value-type="float" office:value="0.39084955706842" calcext:value-type="float">
            <text:p/>
          </table:table-cell>
          <table:table-cell table:style-name="ce1"/>
          <table:table-cell table:style-name="ce20" table:formula="of:=[.K428]+2" office:value-type="float" office:value="842" calcext:value-type="float">
            <text:p/>
          </table:table-cell>
          <table:table-cell table:style-name="ce20" table:formula="of:=[.L428]+2" office:value-type="float" office:value="8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29])))" office:value-type="float" office:value="0.9025974556036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29])))" office:value-type="float" office:value="0.44958221056511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2" calcext:value-type="float">
            <text:p>422</text:p>
          </table:table-cell>
          <table:table-cell table:style-name="ce24" table:formula="of:=INFO.OBBA.OBBA.OBGET(INFO.OBBA.OBBA.OBCALL(&quot;&quot;;[.$B$12];&quot;getRandomNumber&quot;;INFO.OBBA.OBBA.OBMAKE(&quot;&quot;;&quot;int&quot;;[.H430])))" office:value-type="float" office:value="0.347018825926455" calcext:value-type="float">
            <text:p/>
          </table:table-cell>
          <table:table-cell table:style-name="ce1"/>
          <table:table-cell table:style-name="ce20" table:formula="of:=[.K429]+2" office:value-type="float" office:value="844" calcext:value-type="float">
            <text:p/>
          </table:table-cell>
          <table:table-cell table:style-name="ce20" table:formula="of:=[.L429]+2" office:value-type="float" office:value="8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30])))" office:value-type="float" office:value="0.4199949353701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30])))" office:value-type="float" office:value="0.11525167002445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3" calcext:value-type="float">
            <text:p>423</text:p>
          </table:table-cell>
          <table:table-cell table:style-name="ce24" table:formula="of:=INFO.OBBA.OBBA.OBGET(INFO.OBBA.OBBA.OBCALL(&quot;&quot;;[.$B$12];&quot;getRandomNumber&quot;;INFO.OBBA.OBBA.OBMAKE(&quot;&quot;;&quot;int&quot;;[.H431])))" office:value-type="float" office:value="0.590800051089876" calcext:value-type="float">
            <text:p/>
          </table:table-cell>
          <table:table-cell table:style-name="ce1"/>
          <table:table-cell table:style-name="ce20" table:formula="of:=[.K430]+2" office:value-type="float" office:value="846" calcext:value-type="float">
            <text:p/>
          </table:table-cell>
          <table:table-cell table:style-name="ce20" table:formula="of:=[.L430]+2" office:value-type="float" office:value="8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31])))" office:value-type="float" office:value="0.5643204482886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31])))" office:value-type="float" office:value="0.99178795294541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4" calcext:value-type="float">
            <text:p>424</text:p>
          </table:table-cell>
          <table:table-cell table:style-name="ce24" table:formula="of:=INFO.OBBA.OBBA.OBGET(INFO.OBBA.OBBA.OBCALL(&quot;&quot;;[.$B$12];&quot;getRandomNumber&quot;;INFO.OBBA.OBBA.OBMAKE(&quot;&quot;;&quot;int&quot;;[.H432])))" office:value-type="float" office:value="0.773578304518487" calcext:value-type="float">
            <text:p/>
          </table:table-cell>
          <table:table-cell table:style-name="ce1"/>
          <table:table-cell table:style-name="ce20" table:formula="of:=[.K431]+2" office:value-type="float" office:value="848" calcext:value-type="float">
            <text:p/>
          </table:table-cell>
          <table:table-cell table:style-name="ce20" table:formula="of:=[.L431]+2" office:value-type="float" office:value="84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32])))" office:value-type="float" office:value="0.01161645101894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32])))" office:value-type="float" office:value="0.90344827441578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5" calcext:value-type="float">
            <text:p>425</text:p>
          </table:table-cell>
          <table:table-cell table:style-name="ce24" table:formula="of:=INFO.OBBA.OBBA.OBGET(INFO.OBBA.OBBA.OBCALL(&quot;&quot;;[.$B$12];&quot;getRandomNumber&quot;;INFO.OBBA.OBBA.OBMAKE(&quot;&quot;;&quot;int&quot;;[.H433])))" office:value-type="float" office:value="0.404027326074322" calcext:value-type="float">
            <text:p/>
          </table:table-cell>
          <table:table-cell table:style-name="ce1"/>
          <table:table-cell table:style-name="ce20" table:formula="of:=[.K432]+2" office:value-type="float" office:value="850" calcext:value-type="float">
            <text:p/>
          </table:table-cell>
          <table:table-cell table:style-name="ce20" table:formula="of:=[.L432]+2" office:value-type="float" office:value="85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33])))" office:value-type="float" office:value="0.3390552027310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33])))" office:value-type="float" office:value="0.93863780864639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6" calcext:value-type="float">
            <text:p>426</text:p>
          </table:table-cell>
          <table:table-cell table:style-name="ce24" table:formula="of:=INFO.OBBA.OBBA.OBGET(INFO.OBBA.OBBA.OBCALL(&quot;&quot;;[.$B$12];&quot;getRandomNumber&quot;;INFO.OBBA.OBBA.OBMAKE(&quot;&quot;;&quot;int&quot;;[.H434])))" office:value-type="float" office:value="0.800828809935259" calcext:value-type="float">
            <text:p/>
          </table:table-cell>
          <table:table-cell table:style-name="ce1"/>
          <table:table-cell table:style-name="ce20" table:formula="of:=[.K433]+2" office:value-type="float" office:value="852" calcext:value-type="float">
            <text:p/>
          </table:table-cell>
          <table:table-cell table:style-name="ce20" table:formula="of:=[.L433]+2" office:value-type="float" office:value="85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34])))" office:value-type="float" office:value="0.37006764616593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34])))" office:value-type="float" office:value="0.38647158549109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7" calcext:value-type="float">
            <text:p>427</text:p>
          </table:table-cell>
          <table:table-cell table:style-name="ce24" table:formula="of:=INFO.OBBA.OBBA.OBGET(INFO.OBBA.OBBA.OBCALL(&quot;&quot;;[.$B$12];&quot;getRandomNumber&quot;;INFO.OBBA.OBBA.OBMAKE(&quot;&quot;;&quot;int&quot;;[.H435])))" office:value-type="float" office:value="0.204718114103466" calcext:value-type="float">
            <text:p/>
          </table:table-cell>
          <table:table-cell table:style-name="ce1"/>
          <table:table-cell table:style-name="ce20" table:formula="of:=[.K434]+2" office:value-type="float" office:value="854" calcext:value-type="float">
            <text:p/>
          </table:table-cell>
          <table:table-cell table:style-name="ce20" table:formula="of:=[.L434]+2" office:value-type="float" office:value="8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35])))" office:value-type="float" office:value="0.33797304045660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35])))" office:value-type="float" office:value="0.61126724788561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8" calcext:value-type="float">
            <text:p>428</text:p>
          </table:table-cell>
          <table:table-cell table:style-name="ce24" table:formula="of:=INFO.OBBA.OBBA.OBGET(INFO.OBBA.OBBA.OBCALL(&quot;&quot;;[.$B$12];&quot;getRandomNumber&quot;;INFO.OBBA.OBBA.OBMAKE(&quot;&quot;;&quot;int&quot;;[.H436])))" office:value-type="float" office:value="0.53433251700773" calcext:value-type="float">
            <text:p/>
          </table:table-cell>
          <table:table-cell table:style-name="ce1"/>
          <table:table-cell table:style-name="ce20" table:formula="of:=[.K435]+2" office:value-type="float" office:value="856" calcext:value-type="float">
            <text:p/>
          </table:table-cell>
          <table:table-cell table:style-name="ce20" table:formula="of:=[.L435]+2" office:value-type="float" office:value="85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36])))" office:value-type="float" office:value="0.4661581763214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36])))" office:value-type="float" office:value="0.59435699180067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9" calcext:value-type="float">
            <text:p>429</text:p>
          </table:table-cell>
          <table:table-cell table:style-name="ce24" table:formula="of:=INFO.OBBA.OBBA.OBGET(INFO.OBBA.OBBA.OBCALL(&quot;&quot;;[.$B$12];&quot;getRandomNumber&quot;;INFO.OBBA.OBBA.OBMAKE(&quot;&quot;;&quot;int&quot;;[.H437])))" office:value-type="float" office:value="0.116052703568302" calcext:value-type="float">
            <text:p/>
          </table:table-cell>
          <table:table-cell table:style-name="ce1"/>
          <table:table-cell table:style-name="ce20" table:formula="of:=[.K436]+2" office:value-type="float" office:value="858" calcext:value-type="float">
            <text:p/>
          </table:table-cell>
          <table:table-cell table:style-name="ce20" table:formula="of:=[.L436]+2" office:value-type="float" office:value="8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37])))" office:value-type="float" office:value="0.76488925470563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37])))" office:value-type="float" office:value="0.54516139367444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0" calcext:value-type="float">
            <text:p>430</text:p>
          </table:table-cell>
          <table:table-cell table:style-name="ce24" table:formula="of:=INFO.OBBA.OBBA.OBGET(INFO.OBBA.OBBA.OBCALL(&quot;&quot;;[.$B$12];&quot;getRandomNumber&quot;;INFO.OBBA.OBBA.OBMAKE(&quot;&quot;;&quot;int&quot;;[.H438])))" office:value-type="float" office:value="0.964099518952692" calcext:value-type="float">
            <text:p/>
          </table:table-cell>
          <table:table-cell table:style-name="ce1"/>
          <table:table-cell table:style-name="ce20" table:formula="of:=[.K437]+2" office:value-type="float" office:value="860" calcext:value-type="float">
            <text:p/>
          </table:table-cell>
          <table:table-cell table:style-name="ce20" table:formula="of:=[.L437]+2" office:value-type="float" office:value="8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38])))" office:value-type="float" office:value="0.32435053612058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38])))" office:value-type="float" office:value="0.43754949531230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1" calcext:value-type="float">
            <text:p>431</text:p>
          </table:table-cell>
          <table:table-cell table:style-name="ce24" table:formula="of:=INFO.OBBA.OBBA.OBGET(INFO.OBBA.OBBA.OBCALL(&quot;&quot;;[.$B$12];&quot;getRandomNumber&quot;;INFO.OBBA.OBBA.OBMAKE(&quot;&quot;;&quot;int&quot;;[.H439])))" office:value-type="float" office:value="0.885918834379048" calcext:value-type="float">
            <text:p/>
          </table:table-cell>
          <table:table-cell table:style-name="ce1"/>
          <table:table-cell table:style-name="ce20" table:formula="of:=[.K438]+2" office:value-type="float" office:value="862" calcext:value-type="float">
            <text:p/>
          </table:table-cell>
          <table:table-cell table:style-name="ce20" table:formula="of:=[.L438]+2" office:value-type="float" office:value="8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39])))" office:value-type="float" office:value="0.7664279266960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39])))" office:value-type="float" office:value="0.51140829183048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2" calcext:value-type="float">
            <text:p>432</text:p>
          </table:table-cell>
          <table:table-cell table:style-name="ce24" table:formula="of:=INFO.OBBA.OBBA.OBGET(INFO.OBBA.OBBA.OBCALL(&quot;&quot;;[.$B$12];&quot;getRandomNumber&quot;;INFO.OBBA.OBBA.OBMAKE(&quot;&quot;;&quot;int&quot;;[.H440])))" office:value-type="float" office:value="0.677882380790777" calcext:value-type="float">
            <text:p/>
          </table:table-cell>
          <table:table-cell table:style-name="ce1"/>
          <table:table-cell table:style-name="ce20" table:formula="of:=[.K439]+2" office:value-type="float" office:value="864" calcext:value-type="float">
            <text:p/>
          </table:table-cell>
          <table:table-cell table:style-name="ce20" table:formula="of:=[.L439]+2" office:value-type="float" office:value="86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40])))" office:value-type="float" office:value="0.07898139333427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40])))" office:value-type="float" office:value="0.86791523665259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3" calcext:value-type="float">
            <text:p>433</text:p>
          </table:table-cell>
          <table:table-cell table:style-name="ce24" table:formula="of:=INFO.OBBA.OBBA.OBGET(INFO.OBBA.OBBA.OBCALL(&quot;&quot;;[.$B$12];&quot;getRandomNumber&quot;;INFO.OBBA.OBBA.OBMAKE(&quot;&quot;;&quot;int&quot;;[.H441])))" office:value-type="float" office:value="0.0401525270298984" calcext:value-type="float">
            <text:p/>
          </table:table-cell>
          <table:table-cell table:style-name="ce1"/>
          <table:table-cell table:style-name="ce20" table:formula="of:=[.K440]+2" office:value-type="float" office:value="866" calcext:value-type="float">
            <text:p/>
          </table:table-cell>
          <table:table-cell table:style-name="ce20" table:formula="of:=[.L440]+2" office:value-type="float" office:value="8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41])))" office:value-type="float" office:value="0.7309686464970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41])))" office:value-type="float" office:value="0.21122613575235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4" calcext:value-type="float">
            <text:p>434</text:p>
          </table:table-cell>
          <table:table-cell table:style-name="ce24" table:formula="of:=INFO.OBBA.OBBA.OBGET(INFO.OBBA.OBBA.OBCALL(&quot;&quot;;[.$B$12];&quot;getRandomNumber&quot;;INFO.OBBA.OBBA.OBMAKE(&quot;&quot;;&quot;int&quot;;[.H442])))" office:value-type="float" office:value="0.475047803723508" calcext:value-type="float">
            <text:p/>
          </table:table-cell>
          <table:table-cell table:style-name="ce1"/>
          <table:table-cell table:style-name="ce20" table:formula="of:=[.K441]+2" office:value-type="float" office:value="868" calcext:value-type="float">
            <text:p/>
          </table:table-cell>
          <table:table-cell table:style-name="ce20" table:formula="of:=[.L441]+2" office:value-type="float" office:value="8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42])))" office:value-type="float" office:value="0.13440105896672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42])))" office:value-type="float" office:value="0.80714429832641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5" calcext:value-type="float">
            <text:p>435</text:p>
          </table:table-cell>
          <table:table-cell table:style-name="ce24" table:formula="of:=INFO.OBBA.OBBA.OBGET(INFO.OBBA.OBBA.OBCALL(&quot;&quot;;[.$B$12];&quot;getRandomNumber&quot;;INFO.OBBA.OBBA.OBMAKE(&quot;&quot;;&quot;int&quot;;[.H443])))" office:value-type="float" office:value="0.710950435876996" calcext:value-type="float">
            <text:p/>
          </table:table-cell>
          <table:table-cell table:style-name="ce1"/>
          <table:table-cell table:style-name="ce20" table:formula="of:=[.K442]+2" office:value-type="float" office:value="870" calcext:value-type="float">
            <text:p/>
          </table:table-cell>
          <table:table-cell table:style-name="ce20" table:formula="of:=[.L442]+2" office:value-type="float" office:value="8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43])))" office:value-type="float" office:value="0.2218152153064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43])))" office:value-type="float" office:value="0.11442014257814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6" calcext:value-type="float">
            <text:p>436</text:p>
          </table:table-cell>
          <table:table-cell table:style-name="ce24" table:formula="of:=INFO.OBBA.OBBA.OBGET(INFO.OBBA.OBBA.OBCALL(&quot;&quot;;[.$B$12];&quot;getRandomNumber&quot;;INFO.OBBA.OBBA.OBMAKE(&quot;&quot;;&quot;int&quot;;[.H444])))" office:value-type="float" office:value="0.342204826427678" calcext:value-type="float">
            <text:p/>
          </table:table-cell>
          <table:table-cell table:style-name="ce1"/>
          <table:table-cell table:style-name="ce20" table:formula="of:=[.K443]+2" office:value-type="float" office:value="872" calcext:value-type="float">
            <text:p/>
          </table:table-cell>
          <table:table-cell table:style-name="ce20" table:formula="of:=[.L443]+2" office:value-type="float" office:value="8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44])))" office:value-type="float" office:value="0.10443161108455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44])))" office:value-type="float" office:value="0.15000357044809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7" calcext:value-type="float">
            <text:p>437</text:p>
          </table:table-cell>
          <table:table-cell table:style-name="ce24" table:formula="of:=INFO.OBBA.OBBA.OBGET(INFO.OBBA.OBBA.OBCALL(&quot;&quot;;[.$B$12];&quot;getRandomNumber&quot;;INFO.OBBA.OBBA.OBMAKE(&quot;&quot;;&quot;int&quot;;[.H445])))" office:value-type="float" office:value="0.436771928762241" calcext:value-type="float">
            <text:p/>
          </table:table-cell>
          <table:table-cell table:style-name="ce1"/>
          <table:table-cell table:style-name="ce20" table:formula="of:=[.K444]+2" office:value-type="float" office:value="874" calcext:value-type="float">
            <text:p/>
          </table:table-cell>
          <table:table-cell table:style-name="ce20" table:formula="of:=[.L444]+2" office:value-type="float" office:value="8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45])))" office:value-type="float" office:value="0.6830289286913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45])))" office:value-type="float" office:value="0.82280752088352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8" calcext:value-type="float">
            <text:p>438</text:p>
          </table:table-cell>
          <table:table-cell table:style-name="ce24" table:formula="of:=INFO.OBBA.OBBA.OBGET(INFO.OBBA.OBBA.OBCALL(&quot;&quot;;[.$B$12];&quot;getRandomNumber&quot;;INFO.OBBA.OBBA.OBMAKE(&quot;&quot;;&quot;int&quot;;[.H446])))" office:value-type="float" office:value="0.260137401733796" calcext:value-type="float">
            <text:p/>
          </table:table-cell>
          <table:table-cell table:style-name="ce1"/>
          <table:table-cell table:style-name="ce20" table:formula="of:=[.K445]+2" office:value-type="float" office:value="876" calcext:value-type="float">
            <text:p/>
          </table:table-cell>
          <table:table-cell table:style-name="ce20" table:formula="of:=[.L445]+2" office:value-type="float" office:value="8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46])))" office:value-type="float" office:value="0.5022007746386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46])))" office:value-type="float" office:value="0.36732523331984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9" calcext:value-type="float">
            <text:p>439</text:p>
          </table:table-cell>
          <table:table-cell table:style-name="ce24" table:formula="of:=INFO.OBBA.OBBA.OBGET(INFO.OBBA.OBBA.OBCALL(&quot;&quot;;[.$B$12];&quot;getRandomNumber&quot;;INFO.OBBA.OBBA.OBMAKE(&quot;&quot;;&quot;int&quot;;[.H447])))" office:value-type="float" office:value="0.373251893301623" calcext:value-type="float">
            <text:p/>
          </table:table-cell>
          <table:table-cell table:style-name="ce1"/>
          <table:table-cell table:style-name="ce20" table:formula="of:=[.K446]+2" office:value-type="float" office:value="878" calcext:value-type="float">
            <text:p/>
          </table:table-cell>
          <table:table-cell table:style-name="ce20" table:formula="of:=[.L446]+2" office:value-type="float" office:value="8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47])))" office:value-type="float" office:value="0.2290581857198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47])))" office:value-type="float" office:value="0.42420055889903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0" calcext:value-type="float">
            <text:p>440</text:p>
          </table:table-cell>
          <table:table-cell table:style-name="ce24" table:formula="of:=INFO.OBBA.OBBA.OBGET(INFO.OBBA.OBBA.OBCALL(&quot;&quot;;[.$B$12];&quot;getRandomNumber&quot;;INFO.OBBA.OBBA.OBMAKE(&quot;&quot;;&quot;int&quot;;[.H448])))" office:value-type="float" office:value="0.369443551723332" calcext:value-type="float">
            <text:p/>
          </table:table-cell>
          <table:table-cell table:style-name="ce1"/>
          <table:table-cell table:style-name="ce20" table:formula="of:=[.K447]+2" office:value-type="float" office:value="880" calcext:value-type="float">
            <text:p/>
          </table:table-cell>
          <table:table-cell table:style-name="ce20" table:formula="of:=[.L447]+2" office:value-type="float" office:value="88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48])))" office:value-type="float" office:value="0.3428687736395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48])))" office:value-type="float" office:value="0.86814229456327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1" calcext:value-type="float">
            <text:p>441</text:p>
          </table:table-cell>
          <table:table-cell table:style-name="ce24" table:formula="of:=INFO.OBBA.OBBA.OBGET(INFO.OBBA.OBBA.OBCALL(&quot;&quot;;[.$B$12];&quot;getRandomNumber&quot;;INFO.OBBA.OBBA.OBMAKE(&quot;&quot;;&quot;int&quot;;[.H449])))" office:value-type="float" office:value="0.346095115985111" calcext:value-type="float">
            <text:p/>
          </table:table-cell>
          <table:table-cell table:style-name="ce1"/>
          <table:table-cell table:style-name="ce20" table:formula="of:=[.K448]+2" office:value-type="float" office:value="882" calcext:value-type="float">
            <text:p/>
          </table:table-cell>
          <table:table-cell table:style-name="ce20" table:formula="of:=[.L448]+2" office:value-type="float" office:value="8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49])))" office:value-type="float" office:value="0.35167327820684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49])))" office:value-type="float" office:value="0.16238254732672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2" calcext:value-type="float">
            <text:p>442</text:p>
          </table:table-cell>
          <table:table-cell table:style-name="ce24" table:formula="of:=INFO.OBBA.OBBA.OBGET(INFO.OBBA.OBBA.OBCALL(&quot;&quot;;[.$B$12];&quot;getRandomNumber&quot;;INFO.OBBA.OBBA.OBMAKE(&quot;&quot;;&quot;int&quot;;[.H450])))" office:value-type="float" office:value="0.232856327378562" calcext:value-type="float">
            <text:p/>
          </table:table-cell>
          <table:table-cell table:style-name="ce1"/>
          <table:table-cell table:style-name="ce20" table:formula="of:=[.K449]+2" office:value-type="float" office:value="884" calcext:value-type="float">
            <text:p/>
          </table:table-cell>
          <table:table-cell table:style-name="ce20" table:formula="of:=[.L449]+2" office:value-type="float" office:value="8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50])))" office:value-type="float" office:value="0.8163106763876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50])))" office:value-type="float" office:value="0.12749574255349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3" calcext:value-type="float">
            <text:p>443</text:p>
          </table:table-cell>
          <table:table-cell table:style-name="ce24" table:formula="of:=INFO.OBBA.OBBA.OBGET(INFO.OBBA.OBBA.OBCALL(&quot;&quot;;[.$B$12];&quot;getRandomNumber&quot;;INFO.OBBA.OBBA.OBMAKE(&quot;&quot;;&quot;int&quot;;[.H451])))" office:value-type="float" office:value="0.207898336394235" calcext:value-type="float">
            <text:p/>
          </table:table-cell>
          <table:table-cell table:style-name="ce1"/>
          <table:table-cell table:style-name="ce20" table:formula="of:=[.K450]+2" office:value-type="float" office:value="886" calcext:value-type="float">
            <text:p/>
          </table:table-cell>
          <table:table-cell table:style-name="ce20" table:formula="of:=[.L450]+2" office:value-type="float" office:value="88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51])))" office:value-type="float" office:value="0.1371150000187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51])))" office:value-type="float" office:value="0.46012556563708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4" calcext:value-type="float">
            <text:p>444</text:p>
          </table:table-cell>
          <table:table-cell table:style-name="ce24" table:formula="of:=INFO.OBBA.OBBA.OBGET(INFO.OBBA.OBBA.OBCALL(&quot;&quot;;[.$B$12];&quot;getRandomNumber&quot;;INFO.OBBA.OBBA.OBMAKE(&quot;&quot;;&quot;int&quot;;[.H452])))" office:value-type="float" office:value="0.35773616126051" calcext:value-type="float">
            <text:p/>
          </table:table-cell>
          <table:table-cell table:style-name="ce1"/>
          <table:table-cell table:style-name="ce20" table:formula="of:=[.K451]+2" office:value-type="float" office:value="888" calcext:value-type="float">
            <text:p/>
          </table:table-cell>
          <table:table-cell table:style-name="ce20" table:formula="of:=[.L451]+2" office:value-type="float" office:value="8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52])))" office:value-type="float" office:value="0.95203175244716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52])))" office:value-type="float" office:value="0.29933422294718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5" calcext:value-type="float">
            <text:p>445</text:p>
          </table:table-cell>
          <table:table-cell table:style-name="ce24" table:formula="of:=INFO.OBBA.OBBA.OBGET(INFO.OBBA.OBBA.OBCALL(&quot;&quot;;[.$B$12];&quot;getRandomNumber&quot;;INFO.OBBA.OBBA.OBMAKE(&quot;&quot;;&quot;int&quot;;[.H453])))" office:value-type="float" office:value="0.200335616468024" calcext:value-type="float">
            <text:p/>
          </table:table-cell>
          <table:table-cell table:style-name="ce1"/>
          <table:table-cell table:style-name="ce20" table:formula="of:=[.K452]+2" office:value-type="float" office:value="890" calcext:value-type="float">
            <text:p/>
          </table:table-cell>
          <table:table-cell table:style-name="ce20" table:formula="of:=[.L452]+2" office:value-type="float" office:value="8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53])))" office:value-type="float" office:value="0.9369608480668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53])))" office:value-type="float" office:value="0.72276209290552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6" calcext:value-type="float">
            <text:p>446</text:p>
          </table:table-cell>
          <table:table-cell table:style-name="ce24" table:formula="of:=INFO.OBBA.OBBA.OBGET(INFO.OBBA.OBBA.OBCALL(&quot;&quot;;[.$B$12];&quot;getRandomNumber&quot;;INFO.OBBA.OBBA.OBMAKE(&quot;&quot;;&quot;int&quot;;[.H454])))" office:value-type="float" office:value="0.264309996462623" calcext:value-type="float">
            <text:p/>
          </table:table-cell>
          <table:table-cell table:style-name="ce1"/>
          <table:table-cell table:style-name="ce20" table:formula="of:=[.K453]+2" office:value-type="float" office:value="892" calcext:value-type="float">
            <text:p/>
          </table:table-cell>
          <table:table-cell table:style-name="ce20" table:formula="of:=[.L453]+2" office:value-type="float" office:value="8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54])))" office:value-type="float" office:value="0.54591869042850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54])))" office:value-type="float" office:value="0.45012288833484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7" calcext:value-type="float">
            <text:p>447</text:p>
          </table:table-cell>
          <table:table-cell table:style-name="ce24" table:formula="of:=INFO.OBBA.OBBA.OBGET(INFO.OBBA.OBBA.OBCALL(&quot;&quot;;[.$B$12];&quot;getRandomNumber&quot;;INFO.OBBA.OBBA.OBMAKE(&quot;&quot;;&quot;int&quot;;[.H455])))" office:value-type="float" office:value="0.686291502898018" calcext:value-type="float">
            <text:p/>
          </table:table-cell>
          <table:table-cell table:style-name="ce1"/>
          <table:table-cell table:style-name="ce20" table:formula="of:=[.K454]+2" office:value-type="float" office:value="894" calcext:value-type="float">
            <text:p/>
          </table:table-cell>
          <table:table-cell table:style-name="ce20" table:formula="of:=[.L454]+2" office:value-type="float" office:value="8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55])))" office:value-type="float" office:value="0.9895190900020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55])))" office:value-type="float" office:value="0.072269282502820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8" calcext:value-type="float">
            <text:p>448</text:p>
          </table:table-cell>
          <table:table-cell table:style-name="ce24" table:formula="of:=INFO.OBBA.OBBA.OBGET(INFO.OBBA.OBBA.OBCALL(&quot;&quot;;[.$B$12];&quot;getRandomNumber&quot;;INFO.OBBA.OBBA.OBMAKE(&quot;&quot;;&quot;int&quot;;[.H456])))" office:value-type="float" office:value="0.0133582301410197" calcext:value-type="float">
            <text:p/>
          </table:table-cell>
          <table:table-cell table:style-name="ce1"/>
          <table:table-cell table:style-name="ce20" table:formula="of:=[.K455]+2" office:value-type="float" office:value="896" calcext:value-type="float">
            <text:p/>
          </table:table-cell>
          <table:table-cell table:style-name="ce20" table:formula="of:=[.L455]+2" office:value-type="float" office:value="8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56])))" office:value-type="float" office:value="0.66998987335913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56])))" office:value-type="float" office:value="0.21744879126085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9" calcext:value-type="float">
            <text:p>449</text:p>
          </table:table-cell>
          <table:table-cell table:style-name="ce24" table:formula="of:=INFO.OBBA.OBBA.OBGET(INFO.OBBA.OBBA.OBCALL(&quot;&quot;;[.$B$12];&quot;getRandomNumber&quot;;INFO.OBBA.OBBA.OBMAKE(&quot;&quot;;&quot;int&quot;;[.H457])))" office:value-type="float" office:value="0.982108152817378" calcext:value-type="float">
            <text:p/>
          </table:table-cell>
          <table:table-cell table:style-name="ce1"/>
          <table:table-cell table:style-name="ce20" table:formula="of:=[.K456]+2" office:value-type="float" office:value="898" calcext:value-type="float">
            <text:p/>
          </table:table-cell>
          <table:table-cell table:style-name="ce20" table:formula="of:=[.L456]+2" office:value-type="float" office:value="8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57])))" office:value-type="float" office:value="0.2947979412361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57])))" office:value-type="float" office:value="0.70262400602235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0" calcext:value-type="float">
            <text:p>450</text:p>
          </table:table-cell>
          <table:table-cell table:style-name="ce24" table:formula="of:=INFO.OBBA.OBBA.OBGET(INFO.OBBA.OBBA.OBCALL(&quot;&quot;;[.$B$12];&quot;getRandomNumber&quot;;INFO.OBBA.OBBA.OBMAKE(&quot;&quot;;&quot;int&quot;;[.H458])))" office:value-type="float" office:value="0.0327275026189195" calcext:value-type="float">
            <text:p/>
          </table:table-cell>
          <table:table-cell table:style-name="ce1"/>
          <table:table-cell table:style-name="ce20" table:formula="of:=[.K457]+2" office:value-type="float" office:value="900" calcext:value-type="float">
            <text:p/>
          </table:table-cell>
          <table:table-cell table:style-name="ce20" table:formula="of:=[.L457]+2" office:value-type="float" office:value="90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58])))" office:value-type="float" office:value="0.55216472471196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58])))" office:value-type="float" office:value="0.5290682091479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1" calcext:value-type="float">
            <text:p>451</text:p>
          </table:table-cell>
          <table:table-cell table:style-name="ce24" table:formula="of:=INFO.OBBA.OBBA.OBGET(INFO.OBBA.OBBA.OBCALL(&quot;&quot;;[.$B$12];&quot;getRandomNumber&quot;;INFO.OBBA.OBBA.OBMAKE(&quot;&quot;;&quot;int&quot;;[.H459])))" office:value-type="float" office:value="0.908695271141876" calcext:value-type="float">
            <text:p/>
          </table:table-cell>
          <table:table-cell table:style-name="ce1"/>
          <table:table-cell table:style-name="ce20" table:formula="of:=[.K458]+2" office:value-type="float" office:value="902" calcext:value-type="float">
            <text:p/>
          </table:table-cell>
          <table:table-cell table:style-name="ce20" table:formula="of:=[.L458]+2" office:value-type="float" office:value="90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59])))" office:value-type="float" office:value="0.842280049193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59])))" office:value-type="float" office:value="0.24545173325253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2" calcext:value-type="float">
            <text:p>452</text:p>
          </table:table-cell>
          <table:table-cell table:style-name="ce24" table:formula="of:=INFO.OBBA.OBBA.OBGET(INFO.OBBA.OBBA.OBCALL(&quot;&quot;;[.$B$12];&quot;getRandomNumber&quot;;INFO.OBBA.OBBA.OBMAKE(&quot;&quot;;&quot;int&quot;;[.H460])))" office:value-type="float" office:value="0.934411995948967" calcext:value-type="float">
            <text:p/>
          </table:table-cell>
          <table:table-cell table:style-name="ce1"/>
          <table:table-cell table:style-name="ce20" table:formula="of:=[.K459]+2" office:value-type="float" office:value="904" calcext:value-type="float">
            <text:p/>
          </table:table-cell>
          <table:table-cell table:style-name="ce20" table:formula="of:=[.L459]+2" office:value-type="float" office:value="90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60])))" office:value-type="float" office:value="0.368248092609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60])))" office:value-type="float" office:value="0.77644936578754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3" calcext:value-type="float">
            <text:p>453</text:p>
          </table:table-cell>
          <table:table-cell table:style-name="ce24" table:formula="of:=INFO.OBBA.OBBA.OBGET(INFO.OBBA.OBBA.OBCALL(&quot;&quot;;[.$B$12];&quot;getRandomNumber&quot;;INFO.OBBA.OBBA.OBMAKE(&quot;&quot;;&quot;int&quot;;[.H461])))" office:value-type="float" office:value="0.139069076674531" calcext:value-type="float">
            <text:p/>
          </table:table-cell>
          <table:table-cell table:style-name="ce1"/>
          <table:table-cell table:style-name="ce20" table:formula="of:=[.K460]+2" office:value-type="float" office:value="906" calcext:value-type="float">
            <text:p/>
          </table:table-cell>
          <table:table-cell table:style-name="ce20" table:formula="of:=[.L460]+2" office:value-type="float" office:value="90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61])))" office:value-type="float" office:value="0.22960889655616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61])))" office:value-type="float" office:value="0.44352729845539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4" calcext:value-type="float">
            <text:p>454</text:p>
          </table:table-cell>
          <table:table-cell table:style-name="ce24" table:formula="of:=INFO.OBBA.OBBA.OBGET(INFO.OBBA.OBBA.OBCALL(&quot;&quot;;[.$B$12];&quot;getRandomNumber&quot;;INFO.OBBA.OBBA.OBMAKE(&quot;&quot;;&quot;int&quot;;[.H462])))" office:value-type="float" office:value="0.159169675966875" calcext:value-type="float">
            <text:p/>
          </table:table-cell>
          <table:table-cell table:style-name="ce1"/>
          <table:table-cell table:style-name="ce20" table:formula="of:=[.K461]+2" office:value-type="float" office:value="908" calcext:value-type="float">
            <text:p/>
          </table:table-cell>
          <table:table-cell table:style-name="ce20" table:formula="of:=[.L461]+2" office:value-type="float" office:value="90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62])))" office:value-type="float" office:value="0.7861082919935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62])))" office:value-type="float" office:value="0.56805598899480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5" calcext:value-type="float">
            <text:p>455</text:p>
          </table:table-cell>
          <table:table-cell table:style-name="ce24" table:formula="of:=INFO.OBBA.OBBA.OBGET(INFO.OBBA.OBBA.OBCALL(&quot;&quot;;[.$B$12];&quot;getRandomNumber&quot;;INFO.OBBA.OBBA.OBMAKE(&quot;&quot;;&quot;int&quot;;[.H463])))" office:value-type="float" office:value="0.433341310500672" calcext:value-type="float">
            <text:p/>
          </table:table-cell>
          <table:table-cell table:style-name="ce1"/>
          <table:table-cell table:style-name="ce20" table:formula="of:=[.K462]+2" office:value-type="float" office:value="910" calcext:value-type="float">
            <text:p/>
          </table:table-cell>
          <table:table-cell table:style-name="ce20" table:formula="of:=[.L462]+2" office:value-type="float" office:value="91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63])))" office:value-type="float" office:value="0.028444389785642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63])))" office:value-type="float" office:value="0.14887574408253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6" calcext:value-type="float">
            <text:p>456</text:p>
          </table:table-cell>
          <table:table-cell table:style-name="ce24" table:formula="of:=INFO.OBBA.OBBA.OBGET(INFO.OBBA.OBBA.OBCALL(&quot;&quot;;[.$B$12];&quot;getRandomNumber&quot;;INFO.OBBA.OBBA.OBMAKE(&quot;&quot;;&quot;int&quot;;[.H464])))" office:value-type="float" office:value="0.834026836753459" calcext:value-type="float">
            <text:p/>
          </table:table-cell>
          <table:table-cell table:style-name="ce1"/>
          <table:table-cell table:style-name="ce20" table:formula="of:=[.K463]+2" office:value-type="float" office:value="912" calcext:value-type="float">
            <text:p/>
          </table:table-cell>
          <table:table-cell table:style-name="ce20" table:formula="of:=[.L463]+2" office:value-type="float" office:value="9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64])))" office:value-type="float" office:value="0.19622077496054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64])))" office:value-type="float" office:value="0.19280610485265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7" calcext:value-type="float">
            <text:p>457</text:p>
          </table:table-cell>
          <table:table-cell table:style-name="ce24" table:formula="of:=INFO.OBBA.OBBA.OBGET(INFO.OBBA.OBBA.OBCALL(&quot;&quot;;[.$B$12];&quot;getRandomNumber&quot;;INFO.OBBA.OBBA.OBMAKE(&quot;&quot;;&quot;int&quot;;[.H465])))" office:value-type="float" office:value="0.246164073160514" calcext:value-type="float">
            <text:p/>
          </table:table-cell>
          <table:table-cell table:style-name="ce1"/>
          <table:table-cell table:style-name="ce20" table:formula="of:=[.K464]+2" office:value-type="float" office:value="914" calcext:value-type="float">
            <text:p/>
          </table:table-cell>
          <table:table-cell table:style-name="ce20" table:formula="of:=[.L464]+2" office:value-type="float" office:value="91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65])))" office:value-type="float" office:value="0.2914927258223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65])))" office:value-type="float" office:value="0.29018402824712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8" calcext:value-type="float">
            <text:p>458</text:p>
          </table:table-cell>
          <table:table-cell table:style-name="ce24" table:formula="of:=INFO.OBBA.OBBA.OBGET(INFO.OBBA.OBBA.OBCALL(&quot;&quot;;[.$B$12];&quot;getRandomNumber&quot;;INFO.OBBA.OBBA.OBMAKE(&quot;&quot;;&quot;int&quot;;[.H466])))" office:value-type="float" office:value="0.455921943891064" calcext:value-type="float">
            <text:p/>
          </table:table-cell>
          <table:table-cell table:style-name="ce1"/>
          <table:table-cell table:style-name="ce20" table:formula="of:=[.K465]+2" office:value-type="float" office:value="916" calcext:value-type="float">
            <text:p/>
          </table:table-cell>
          <table:table-cell table:style-name="ce20" table:formula="of:=[.L465]+2" office:value-type="float" office:value="91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66])))" office:value-type="float" office:value="0.68645143699306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66])))" office:value-type="float" office:value="0.91174006196478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9" calcext:value-type="float">
            <text:p>459</text:p>
          </table:table-cell>
          <table:table-cell table:style-name="ce24" table:formula="of:=INFO.OBBA.OBBA.OBGET(INFO.OBBA.OBBA.OBCALL(&quot;&quot;;[.$B$12];&quot;getRandomNumber&quot;;INFO.OBBA.OBBA.OBMAKE(&quot;&quot;;&quot;int&quot;;[.H467])))" office:value-type="float" office:value="0.858199288544827" calcext:value-type="float">
            <text:p/>
          </table:table-cell>
          <table:table-cell table:style-name="ce1"/>
          <table:table-cell table:style-name="ce20" table:formula="of:=[.K466]+2" office:value-type="float" office:value="918" calcext:value-type="float">
            <text:p/>
          </table:table-cell>
          <table:table-cell table:style-name="ce20" table:formula="of:=[.L466]+2" office:value-type="float" office:value="91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67])))" office:value-type="float" office:value="0.3237138536395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67])))" office:value-type="float" office:value="0.78177459134242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0" calcext:value-type="float">
            <text:p>460</text:p>
          </table:table-cell>
          <table:table-cell table:style-name="ce24" table:formula="of:=INFO.OBBA.OBBA.OBGET(INFO.OBBA.OBBA.OBCALL(&quot;&quot;;[.$B$12];&quot;getRandomNumber&quot;;INFO.OBBA.OBBA.OBMAKE(&quot;&quot;;&quot;int&quot;;[.H468])))" office:value-type="float" office:value="0.844848016421101" calcext:value-type="float">
            <text:p/>
          </table:table-cell>
          <table:table-cell table:style-name="ce1"/>
          <table:table-cell table:style-name="ce20" table:formula="of:=[.K467]+2" office:value-type="float" office:value="920" calcext:value-type="float">
            <text:p/>
          </table:table-cell>
          <table:table-cell table:style-name="ce20" table:formula="of:=[.L467]+2" office:value-type="float" office:value="92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68])))" office:value-type="float" office:value="0.94856260408162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68])))" office:value-type="float" office:value="0.65955168261021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1" calcext:value-type="float">
            <text:p>461</text:p>
          </table:table-cell>
          <table:table-cell table:style-name="ce24" table:formula="of:=INFO.OBBA.OBBA.OBGET(INFO.OBBA.OBBA.OBCALL(&quot;&quot;;[.$B$12];&quot;getRandomNumber&quot;;INFO.OBBA.OBBA.OBMAKE(&quot;&quot;;&quot;int&quot;;[.H469])))" office:value-type="float" office:value="0.891880472063755" calcext:value-type="float">
            <text:p/>
          </table:table-cell>
          <table:table-cell table:style-name="ce1"/>
          <table:table-cell table:style-name="ce20" table:formula="of:=[.K468]+2" office:value-type="float" office:value="922" calcext:value-type="float">
            <text:p/>
          </table:table-cell>
          <table:table-cell table:style-name="ce20" table:formula="of:=[.L468]+2" office:value-type="float" office:value="92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69])))" office:value-type="float" office:value="0.0067969716394731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69])))" office:value-type="float" office:value="0.55865373611256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2" calcext:value-type="float">
            <text:p>462</text:p>
          </table:table-cell>
          <table:table-cell table:style-name="ce24" table:formula="of:=INFO.OBBA.OBBA.OBGET(INFO.OBBA.OBBA.OBCALL(&quot;&quot;;[.$B$12];&quot;getRandomNumber&quot;;INFO.OBBA.OBBA.OBMAKE(&quot;&quot;;&quot;int&quot;;[.H470])))" office:value-type="float" office:value="0.314332511007383" calcext:value-type="float">
            <text:p/>
          </table:table-cell>
          <table:table-cell table:style-name="ce1"/>
          <table:table-cell table:style-name="ce20" table:formula="of:=[.K469]+2" office:value-type="float" office:value="924" calcext:value-type="float">
            <text:p/>
          </table:table-cell>
          <table:table-cell table:style-name="ce20" table:formula="of:=[.L469]+2" office:value-type="float" office:value="9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70])))" office:value-type="float" office:value="0.6960102234205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70])))" office:value-type="float" office:value="0.98835797516104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3" calcext:value-type="float">
            <text:p>463</text:p>
          </table:table-cell>
          <table:table-cell table:style-name="ce24" table:formula="of:=INFO.OBBA.OBBA.OBGET(INFO.OBBA.OBBA.OBCALL(&quot;&quot;;[.$B$12];&quot;getRandomNumber&quot;;INFO.OBBA.OBBA.OBMAKE(&quot;&quot;;&quot;int&quot;;[.H471])))" office:value-type="float" office:value="0.708117200273661" calcext:value-type="float">
            <text:p/>
          </table:table-cell>
          <table:table-cell table:style-name="ce1"/>
          <table:table-cell table:style-name="ce20" table:formula="of:=[.K470]+2" office:value-type="float" office:value="926" calcext:value-type="float">
            <text:p/>
          </table:table-cell>
          <table:table-cell table:style-name="ce20" table:formula="of:=[.L470]+2" office:value-type="float" office:value="9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71])))" office:value-type="float" office:value="0.64845869332925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71])))" office:value-type="float" office:value="0.52609968463349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4" calcext:value-type="float">
            <text:p>464</text:p>
          </table:table-cell>
          <table:table-cell table:style-name="ce24" table:formula="of:=INFO.OBBA.OBBA.OBGET(INFO.OBBA.OBBA.OBCALL(&quot;&quot;;[.$B$12];&quot;getRandomNumber&quot;;INFO.OBBA.OBBA.OBMAKE(&quot;&quot;;&quot;int&quot;;[.H472])))" office:value-type="float" office:value="0.217506012968346" calcext:value-type="float">
            <text:p/>
          </table:table-cell>
          <table:table-cell table:style-name="ce1"/>
          <table:table-cell table:style-name="ce20" table:formula="of:=[.K471]+2" office:value-type="float" office:value="928" calcext:value-type="float">
            <text:p/>
          </table:table-cell>
          <table:table-cell table:style-name="ce20" table:formula="of:=[.L471]+2" office:value-type="float" office:value="9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72])))" office:value-type="float" office:value="0.3811957011962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72])))" office:value-type="float" office:value="0.86390949674684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5" calcext:value-type="float">
            <text:p>465</text:p>
          </table:table-cell>
          <table:table-cell table:style-name="ce24" table:formula="of:=INFO.OBBA.OBBA.OBGET(INFO.OBBA.OBBA.OBCALL(&quot;&quot;;[.$B$12];&quot;getRandomNumber&quot;;INFO.OBBA.OBBA.OBMAKE(&quot;&quot;;&quot;int&quot;;[.H473])))" office:value-type="float" office:value="0.805385087376561" calcext:value-type="float">
            <text:p/>
          </table:table-cell>
          <table:table-cell table:style-name="ce1"/>
          <table:table-cell table:style-name="ce20" table:formula="of:=[.K472]+2" office:value-type="float" office:value="930" calcext:value-type="float">
            <text:p/>
          </table:table-cell>
          <table:table-cell table:style-name="ce20" table:formula="of:=[.L472]+2" office:value-type="float" office:value="93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73])))" office:value-type="float" office:value="0.0072619365855389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73])))" office:value-type="float" office:value="0.91289408139775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6" calcext:value-type="float">
            <text:p>466</text:p>
          </table:table-cell>
          <table:table-cell table:style-name="ce24" table:formula="of:=INFO.OBBA.OBBA.OBGET(INFO.OBBA.OBBA.OBCALL(&quot;&quot;;[.$B$12];&quot;getRandomNumber&quot;;INFO.OBBA.OBBA.OBMAKE(&quot;&quot;;&quot;int&quot;;[.H474])))" office:value-type="float" office:value="0.941360052346745" calcext:value-type="float">
            <text:p/>
          </table:table-cell>
          <table:table-cell table:style-name="ce1"/>
          <table:table-cell table:style-name="ce20" table:formula="of:=[.K473]+2" office:value-type="float" office:value="932" calcext:value-type="float">
            <text:p/>
          </table:table-cell>
          <table:table-cell table:style-name="ce20" table:formula="of:=[.L473]+2" office:value-type="float" office:value="93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74])))" office:value-type="float" office:value="0.9399600330242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74])))" office:value-type="float" office:value="0.70563779810814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7" calcext:value-type="float">
            <text:p>467</text:p>
          </table:table-cell>
          <table:table-cell table:style-name="ce24" table:formula="of:=INFO.OBBA.OBBA.OBGET(INFO.OBBA.OBBA.OBCALL(&quot;&quot;;[.$B$12];&quot;getRandomNumber&quot;;INFO.OBBA.OBBA.OBMAKE(&quot;&quot;;&quot;int&quot;;[.H475])))" office:value-type="float" office:value="0.515486899695228" calcext:value-type="float">
            <text:p/>
          </table:table-cell>
          <table:table-cell table:style-name="ce1"/>
          <table:table-cell table:style-name="ce20" table:formula="of:=[.K474]+2" office:value-type="float" office:value="934" calcext:value-type="float">
            <text:p/>
          </table:table-cell>
          <table:table-cell table:style-name="ce20" table:formula="of:=[.L474]+2" office:value-type="float" office:value="9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75])))" office:value-type="float" office:value="0.81137467432169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75])))" office:value-type="float" office:value="0.28452527822450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8" calcext:value-type="float">
            <text:p>468</text:p>
          </table:table-cell>
          <table:table-cell table:style-name="ce24" table:formula="of:=INFO.OBBA.OBBA.OBGET(INFO.OBBA.OBBA.OBCALL(&quot;&quot;;[.$B$12];&quot;getRandomNumber&quot;;INFO.OBBA.OBBA.OBMAKE(&quot;&quot;;&quot;int&quot;;[.H476])))" office:value-type="float" office:value="0.834497160003663" calcext:value-type="float">
            <text:p/>
          </table:table-cell>
          <table:table-cell table:style-name="ce1"/>
          <table:table-cell table:style-name="ce20" table:formula="of:=[.K475]+2" office:value-type="float" office:value="936" calcext:value-type="float">
            <text:p/>
          </table:table-cell>
          <table:table-cell table:style-name="ce20" table:formula="of:=[.L475]+2" office:value-type="float" office:value="93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76])))" office:value-type="float" office:value="0.0085370637935491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76])))" office:value-type="float" office:value="0.6357583890038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9" calcext:value-type="float">
            <text:p>469</text:p>
          </table:table-cell>
          <table:table-cell table:style-name="ce24" table:formula="of:=INFO.OBBA.OBBA.OBGET(INFO.OBBA.OBBA.OBCALL(&quot;&quot;;[.$B$12];&quot;getRandomNumber&quot;;INFO.OBBA.OBBA.OBMAKE(&quot;&quot;;&quot;int&quot;;[.H477])))" office:value-type="float" office:value="0.282470479090295" calcext:value-type="float">
            <text:p/>
          </table:table-cell>
          <table:table-cell table:style-name="ce1"/>
          <table:table-cell table:style-name="ce20" table:formula="of:=[.K476]+2" office:value-type="float" office:value="938" calcext:value-type="float">
            <text:p/>
          </table:table-cell>
          <table:table-cell table:style-name="ce20" table:formula="of:=[.L476]+2" office:value-type="float" office:value="93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77])))" office:value-type="float" office:value="0.47338286498753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77])))" office:value-type="float" office:value="0.21344285798347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0" calcext:value-type="float">
            <text:p>470</text:p>
          </table:table-cell>
          <table:table-cell table:style-name="ce24" table:formula="of:=INFO.OBBA.OBBA.OBGET(INFO.OBBA.OBBA.OBCALL(&quot;&quot;;[.$B$12];&quot;getRandomNumber&quot;;INFO.OBBA.OBBA.OBMAKE(&quot;&quot;;&quot;int&quot;;[.H478])))" office:value-type="float" office:value="0.40964766992436" calcext:value-type="float">
            <text:p/>
          </table:table-cell>
          <table:table-cell table:style-name="ce1"/>
          <table:table-cell table:style-name="ce20" table:formula="of:=[.K477]+2" office:value-type="float" office:value="940" calcext:value-type="float">
            <text:p/>
          </table:table-cell>
          <table:table-cell table:style-name="ce20" table:formula="of:=[.L477]+2" office:value-type="float" office:value="9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78])))" office:value-type="float" office:value="0.87632954676392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78])))" office:value-type="float" office:value="0.84017403665255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1" calcext:value-type="float">
            <text:p>471</text:p>
          </table:table-cell>
          <table:table-cell table:style-name="ce24" table:formula="of:=INFO.OBBA.OBBA.OBGET(INFO.OBBA.OBBA.OBCALL(&quot;&quot;;[.$B$12];&quot;getRandomNumber&quot;;INFO.OBBA.OBBA.OBMAKE(&quot;&quot;;&quot;int&quot;;[.H479])))" office:value-type="float" office:value="0.488348648202575" calcext:value-type="float">
            <text:p/>
          </table:table-cell>
          <table:table-cell table:style-name="ce1"/>
          <table:table-cell table:style-name="ce20" table:formula="of:=[.K478]+2" office:value-type="float" office:value="942" calcext:value-type="float">
            <text:p/>
          </table:table-cell>
          <table:table-cell table:style-name="ce20" table:formula="of:=[.L478]+2" office:value-type="float" office:value="94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79])))" office:value-type="float" office:value="0.3553580441578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79])))" office:value-type="float" office:value="0.45043784045514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2" calcext:value-type="float">
            <text:p>472</text:p>
          </table:table-cell>
          <table:table-cell table:style-name="ce24" table:formula="of:=INFO.OBBA.OBBA.OBGET(INFO.OBBA.OBBA.OBCALL(&quot;&quot;;[.$B$12];&quot;getRandomNumber&quot;;INFO.OBBA.OBBA.OBMAKE(&quot;&quot;;&quot;int&quot;;[.H480])))" office:value-type="float" office:value="0.961522793461399" calcext:value-type="float">
            <text:p/>
          </table:table-cell>
          <table:table-cell table:style-name="ce1"/>
          <table:table-cell table:style-name="ce20" table:formula="of:=[.K479]+2" office:value-type="float" office:value="944" calcext:value-type="float">
            <text:p/>
          </table:table-cell>
          <table:table-cell table:style-name="ce20" table:formula="of:=[.L479]+2" office:value-type="float" office:value="94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80])))" office:value-type="float" office:value="0.94496869627684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80])))" office:value-type="float" office:value="0.26037603659917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3" calcext:value-type="float">
            <text:p>473</text:p>
          </table:table-cell>
          <table:table-cell table:style-name="ce24" table:formula="of:=INFO.OBBA.OBBA.OBGET(INFO.OBBA.OBBA.OBCALL(&quot;&quot;;[.$B$12];&quot;getRandomNumber&quot;;INFO.OBBA.OBBA.OBMAKE(&quot;&quot;;&quot;int&quot;;[.H481])))" office:value-type="float" office:value="0.180851155096839" calcext:value-type="float">
            <text:p/>
          </table:table-cell>
          <table:table-cell table:style-name="ce1"/>
          <table:table-cell table:style-name="ce20" table:formula="of:=[.K480]+2" office:value-type="float" office:value="946" calcext:value-type="float">
            <text:p/>
          </table:table-cell>
          <table:table-cell table:style-name="ce20" table:formula="of:=[.L480]+2" office:value-type="float" office:value="94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81])))" office:value-type="float" office:value="0.5718851960589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81])))" office:value-type="float" office:value="0.5810042600125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4" calcext:value-type="float">
            <text:p>474</text:p>
          </table:table-cell>
          <table:table-cell table:style-name="ce24" table:formula="of:=INFO.OBBA.OBBA.OBGET(INFO.OBBA.OBBA.OBCALL(&quot;&quot;;[.$B$12];&quot;getRandomNumber&quot;;INFO.OBBA.OBBA.OBMAKE(&quot;&quot;;&quot;int&quot;;[.H482])))" office:value-type="float" office:value="0.869639578280296" calcext:value-type="float">
            <text:p/>
          </table:table-cell>
          <table:table-cell table:style-name="ce1"/>
          <table:table-cell table:style-name="ce20" table:formula="of:=[.K481]+2" office:value-type="float" office:value="948" calcext:value-type="float">
            <text:p/>
          </table:table-cell>
          <table:table-cell table:style-name="ce20" table:formula="of:=[.L481]+2" office:value-type="float" office:value="94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82])))" office:value-type="float" office:value="0.78363600596290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82])))" office:value-type="float" office:value="0.72086609151621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5" calcext:value-type="float">
            <text:p>475</text:p>
          </table:table-cell>
          <table:table-cell table:style-name="ce24" table:formula="of:=INFO.OBBA.OBBA.OBGET(INFO.OBBA.OBBA.OBCALL(&quot;&quot;;[.$B$12];&quot;getRandomNumber&quot;;INFO.OBBA.OBBA.OBMAKE(&quot;&quot;;&quot;int&quot;;[.H483])))" office:value-type="float" office:value="0.723382287400549" calcext:value-type="float">
            <text:p/>
          </table:table-cell>
          <table:table-cell table:style-name="ce1"/>
          <table:table-cell table:style-name="ce20" table:formula="of:=[.K482]+2" office:value-type="float" office:value="950" calcext:value-type="float">
            <text:p/>
          </table:table-cell>
          <table:table-cell table:style-name="ce20" table:formula="of:=[.L482]+2" office:value-type="float" office:value="95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83])))" office:value-type="float" office:value="0.3241032847946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83])))" office:value-type="float" office:value="0.15289325576689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6" calcext:value-type="float">
            <text:p>476</text:p>
          </table:table-cell>
          <table:table-cell table:style-name="ce24" table:formula="of:=INFO.OBBA.OBBA.OBGET(INFO.OBBA.OBBA.OBCALL(&quot;&quot;;[.$B$12];&quot;getRandomNumber&quot;;INFO.OBBA.OBBA.OBMAKE(&quot;&quot;;&quot;int&quot;;[.H484])))" office:value-type="float" office:value="0.132406402593143" calcext:value-type="float">
            <text:p/>
          </table:table-cell>
          <table:table-cell table:style-name="ce1"/>
          <table:table-cell table:style-name="ce20" table:formula="of:=[.K483]+2" office:value-type="float" office:value="952" calcext:value-type="float">
            <text:p/>
          </table:table-cell>
          <table:table-cell table:style-name="ce20" table:formula="of:=[.L483]+2" office:value-type="float" office:value="95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84])))" office:value-type="float" office:value="0.7741980454509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84])))" office:value-type="float" office:value="0.92759420835099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7" calcext:value-type="float">
            <text:p>477</text:p>
          </table:table-cell>
          <table:table-cell table:style-name="ce24" table:formula="of:=INFO.OBBA.OBBA.OBGET(INFO.OBBA.OBBA.OBCALL(&quot;&quot;;[.$B$12];&quot;getRandomNumber&quot;;INFO.OBBA.OBBA.OBMAKE(&quot;&quot;;&quot;int&quot;;[.H485])))" office:value-type="float" office:value="0.889842465732817" calcext:value-type="float">
            <text:p/>
          </table:table-cell>
          <table:table-cell table:style-name="ce1"/>
          <table:table-cell table:style-name="ce20" table:formula="of:=[.K484]+2" office:value-type="float" office:value="954" calcext:value-type="float">
            <text:p/>
          </table:table-cell>
          <table:table-cell table:style-name="ce20" table:formula="of:=[.L484]+2" office:value-type="float" office:value="95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85])))" office:value-type="float" office:value="0.23773545197158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85])))" office:value-type="float" office:value="0.54302253496655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8" calcext:value-type="float">
            <text:p>478</text:p>
          </table:table-cell>
          <table:table-cell table:style-name="ce24" table:formula="of:=INFO.OBBA.OBBA.OBGET(INFO.OBBA.OBBA.OBCALL(&quot;&quot;;[.$B$12];&quot;getRandomNumber&quot;;INFO.OBBA.OBBA.OBMAKE(&quot;&quot;;&quot;int&quot;;[.H486])))" office:value-type="float" office:value="0.496430451261283" calcext:value-type="float">
            <text:p/>
          </table:table-cell>
          <table:table-cell table:style-name="ce1"/>
          <table:table-cell table:style-name="ce20" table:formula="of:=[.K485]+2" office:value-type="float" office:value="956" calcext:value-type="float">
            <text:p/>
          </table:table-cell>
          <table:table-cell table:style-name="ce20" table:formula="of:=[.L485]+2" office:value-type="float" office:value="95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86])))" office:value-type="float" office:value="0.8174554594745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86])))" office:value-type="float" office:value="0.17109112702996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9" calcext:value-type="float">
            <text:p>479</text:p>
          </table:table-cell>
          <table:table-cell table:style-name="ce24" table:formula="of:=INFO.OBBA.OBBA.OBGET(INFO.OBBA.OBBA.OBCALL(&quot;&quot;;[.$B$12];&quot;getRandomNumber&quot;;INFO.OBBA.OBBA.OBMAKE(&quot;&quot;;&quot;int&quot;;[.H487])))" office:value-type="float" office:value="0.185888091642406" calcext:value-type="float">
            <text:p/>
          </table:table-cell>
          <table:table-cell table:style-name="ce1"/>
          <table:table-cell table:style-name="ce20" table:formula="of:=[.K486]+2" office:value-type="float" office:value="958" calcext:value-type="float">
            <text:p/>
          </table:table-cell>
          <table:table-cell table:style-name="ce20" table:formula="of:=[.L486]+2" office:value-type="float" office:value="95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87])))" office:value-type="float" office:value="0.42534635614964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87])))" office:value-type="float" office:value="0.36539215422418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0" calcext:value-type="float">
            <text:p>480</text:p>
          </table:table-cell>
          <table:table-cell table:style-name="ce24" table:formula="of:=INFO.OBBA.OBBA.OBGET(INFO.OBBA.OBBA.OBCALL(&quot;&quot;;[.$B$12];&quot;getRandomNumber&quot;;INFO.OBBA.OBBA.OBMAKE(&quot;&quot;;&quot;int&quot;;[.H488])))" office:value-type="float" office:value="0.783091236164907" calcext:value-type="float">
            <text:p/>
          </table:table-cell>
          <table:table-cell table:style-name="ce1"/>
          <table:table-cell table:style-name="ce20" table:formula="of:=[.K487]+2" office:value-type="float" office:value="960" calcext:value-type="float">
            <text:p/>
          </table:table-cell>
          <table:table-cell table:style-name="ce20" table:formula="of:=[.L487]+2" office:value-type="float" office:value="96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88])))" office:value-type="float" office:value="0.3377613579422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88])))" office:value-type="float" office:value="0.69789174691542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1" calcext:value-type="float">
            <text:p>481</text:p>
          </table:table-cell>
          <table:table-cell table:style-name="ce24" table:formula="of:=INFO.OBBA.OBBA.OBGET(INFO.OBBA.OBBA.OBCALL(&quot;&quot;;[.$B$12];&quot;getRandomNumber&quot;;INFO.OBBA.OBBA.OBMAKE(&quot;&quot;;&quot;int&quot;;[.H489])))" office:value-type="float" office:value="0.736827908401322" calcext:value-type="float">
            <text:p/>
          </table:table-cell>
          <table:table-cell table:style-name="ce1"/>
          <table:table-cell table:style-name="ce20" table:formula="of:=[.K488]+2" office:value-type="float" office:value="962" calcext:value-type="float">
            <text:p/>
          </table:table-cell>
          <table:table-cell table:style-name="ce20" table:formula="of:=[.L488]+2" office:value-type="float" office:value="96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89])))" office:value-type="float" office:value="0.074373300437504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89])))" office:value-type="float" office:value="0.47661674772665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2" calcext:value-type="float">
            <text:p>482</text:p>
          </table:table-cell>
          <table:table-cell table:style-name="ce24" table:formula="of:=INFO.OBBA.OBBA.OBGET(INFO.OBBA.OBBA.OBCALL(&quot;&quot;;[.$B$12];&quot;getRandomNumber&quot;;INFO.OBBA.OBBA.OBMAKE(&quot;&quot;;&quot;int&quot;;[.H490])))" office:value-type="float" office:value="0.548470323310931" calcext:value-type="float">
            <text:p/>
          </table:table-cell>
          <table:table-cell table:style-name="ce1"/>
          <table:table-cell table:style-name="ce20" table:formula="of:=[.K489]+2" office:value-type="float" office:value="964" calcext:value-type="float">
            <text:p/>
          </table:table-cell>
          <table:table-cell table:style-name="ce20" table:formula="of:=[.L489]+2" office:value-type="float" office:value="96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90])))" office:value-type="float" office:value="0.6072763236989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90])))" office:value-type="float" office:value="0.96881837039306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3" calcext:value-type="float">
            <text:p>483</text:p>
          </table:table-cell>
          <table:table-cell table:style-name="ce24" table:formula="of:=INFO.OBBA.OBBA.OBGET(INFO.OBBA.OBBA.OBCALL(&quot;&quot;;[.$B$12];&quot;getRandomNumber&quot;;INFO.OBBA.OBBA.OBMAKE(&quot;&quot;;&quot;int&quot;;[.H491])))" office:value-type="float" office:value="0.228630647002444" calcext:value-type="float">
            <text:p/>
          </table:table-cell>
          <table:table-cell table:style-name="ce1"/>
          <table:table-cell table:style-name="ce20" table:formula="of:=[.K490]+2" office:value-type="float" office:value="966" calcext:value-type="float">
            <text:p/>
          </table:table-cell>
          <table:table-cell table:style-name="ce20" table:formula="of:=[.L490]+2" office:value-type="float" office:value="96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91])))" office:value-type="float" office:value="0.59367802589577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91])))" office:value-type="float" office:value="0.15829869198806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4" calcext:value-type="float">
            <text:p>484</text:p>
          </table:table-cell>
          <table:table-cell table:style-name="ce24" table:formula="of:=INFO.OBBA.OBBA.OBGET(INFO.OBBA.OBBA.OBCALL(&quot;&quot;;[.$B$12];&quot;getRandomNumber&quot;;INFO.OBBA.OBBA.OBMAKE(&quot;&quot;;&quot;int&quot;;[.H492])))" office:value-type="float" office:value="0.294466959113671" calcext:value-type="float">
            <text:p/>
          </table:table-cell>
          <table:table-cell table:style-name="ce1"/>
          <table:table-cell table:style-name="ce20" table:formula="of:=[.K491]+2" office:value-type="float" office:value="968" calcext:value-type="float">
            <text:p/>
          </table:table-cell>
          <table:table-cell table:style-name="ce20" table:formula="of:=[.L491]+2" office:value-type="float" office:value="9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92])))" office:value-type="float" office:value="0.2006816463692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92])))" office:value-type="float" office:value="0.13954370725496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5" calcext:value-type="float">
            <text:p>485</text:p>
          </table:table-cell>
          <table:table-cell table:style-name="ce24" table:formula="of:=INFO.OBBA.OBBA.OBGET(INFO.OBBA.OBBA.OBCALL(&quot;&quot;;[.$B$12];&quot;getRandomNumber&quot;;INFO.OBBA.OBBA.OBMAKE(&quot;&quot;;&quot;int&quot;;[.H493])))" office:value-type="float" office:value="0.432136592967211" calcext:value-type="float">
            <text:p/>
          </table:table-cell>
          <table:table-cell table:style-name="ce1"/>
          <table:table-cell table:style-name="ce20" table:formula="of:=[.K492]+2" office:value-type="float" office:value="970" calcext:value-type="float">
            <text:p/>
          </table:table-cell>
          <table:table-cell table:style-name="ce20" table:formula="of:=[.L492]+2" office:value-type="float" office:value="97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93])))" office:value-type="float" office:value="0.81195613351813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93])))" office:value-type="float" office:value="0.635878766794715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6" calcext:value-type="float">
            <text:p>486</text:p>
          </table:table-cell>
          <table:table-cell table:style-name="ce24" table:formula="of:=INFO.OBBA.OBBA.OBGET(INFO.OBBA.OBBA.OBCALL(&quot;&quot;;[.$B$12];&quot;getRandomNumber&quot;;INFO.OBBA.OBBA.OBMAKE(&quot;&quot;;&quot;int&quot;;[.H494])))" office:value-type="float" office:value="0.235513052586399" calcext:value-type="float">
            <text:p/>
          </table:table-cell>
          <table:table-cell table:style-name="ce1"/>
          <table:table-cell table:style-name="ce20" table:formula="of:=[.K493]+2" office:value-type="float" office:value="972" calcext:value-type="float">
            <text:p/>
          </table:table-cell>
          <table:table-cell table:style-name="ce20" table:formula="of:=[.L493]+2" office:value-type="float" office:value="97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94])))" office:value-type="float" office:value="0.395524646560592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94])))" office:value-type="float" office:value="0.77819119630688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7" calcext:value-type="float">
            <text:p>487</text:p>
          </table:table-cell>
          <table:table-cell table:style-name="ce24" table:formula="of:=INFO.OBBA.OBBA.OBGET(INFO.OBBA.OBBA.OBCALL(&quot;&quot;;[.$B$12];&quot;getRandomNumber&quot;;INFO.OBBA.OBBA.OBMAKE(&quot;&quot;;&quot;int&quot;;[.H495])))" office:value-type="float" office:value="0.0558981646157451" calcext:value-type="float">
            <text:p/>
          </table:table-cell>
          <table:table-cell table:style-name="ce1"/>
          <table:table-cell table:style-name="ce20" table:formula="of:=[.K494]+2" office:value-type="float" office:value="974" calcext:value-type="float">
            <text:p/>
          </table:table-cell>
          <table:table-cell table:style-name="ce20" table:formula="of:=[.L494]+2" office:value-type="float" office:value="9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95])))" office:value-type="float" office:value="0.31675656124526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95])))" office:value-type="float" office:value="0.85898074361576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8" calcext:value-type="float">
            <text:p>488</text:p>
          </table:table-cell>
          <table:table-cell table:style-name="ce24" table:formula="of:=INFO.OBBA.OBBA.OBGET(INFO.OBBA.OBBA.OBCALL(&quot;&quot;;[.$B$12];&quot;getRandomNumber&quot;;INFO.OBBA.OBBA.OBMAKE(&quot;&quot;;&quot;int&quot;;[.H496])))" office:value-type="float" office:value="0.504551817141547" calcext:value-type="float">
            <text:p/>
          </table:table-cell>
          <table:table-cell table:style-name="ce1"/>
          <table:table-cell table:style-name="ce20" table:formula="of:=[.K495]+2" office:value-type="float" office:value="976" calcext:value-type="float">
            <text:p/>
          </table:table-cell>
          <table:table-cell table:style-name="ce20" table:formula="of:=[.L495]+2" office:value-type="float" office:value="9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96])))" office:value-type="float" office:value="0.8977376449726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96])))" office:value-type="float" office:value="0.334127400390001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9" calcext:value-type="float">
            <text:p>489</text:p>
          </table:table-cell>
          <table:table-cell table:style-name="ce24" table:formula="of:=INFO.OBBA.OBBA.OBGET(INFO.OBBA.OBBA.OBCALL(&quot;&quot;;[.$B$12];&quot;getRandomNumber&quot;;INFO.OBBA.OBBA.OBMAKE(&quot;&quot;;&quot;int&quot;;[.H497])))" office:value-type="float" office:value="0.440071689431982" calcext:value-type="float">
            <text:p/>
          </table:table-cell>
          <table:table-cell table:style-name="ce1"/>
          <table:table-cell table:style-name="ce20" table:formula="of:=[.K496]+2" office:value-type="float" office:value="978" calcext:value-type="float">
            <text:p/>
          </table:table-cell>
          <table:table-cell table:style-name="ce20" table:formula="of:=[.L496]+2" office:value-type="float" office:value="97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97])))" office:value-type="float" office:value="0.85404855002034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97])))" office:value-type="float" office:value="0.0719528474994398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0" calcext:value-type="float">
            <text:p>490</text:p>
          </table:table-cell>
          <table:table-cell table:style-name="ce24" table:formula="of:=INFO.OBBA.OBBA.OBGET(INFO.OBBA.OBBA.OBCALL(&quot;&quot;;[.$B$12];&quot;getRandomNumber&quot;;INFO.OBBA.OBBA.OBMAKE(&quot;&quot;;&quot;int&quot;;[.H498])))" office:value-type="float" office:value="0.154699142939573" calcext:value-type="float">
            <text:p/>
          </table:table-cell>
          <table:table-cell table:style-name="ce1"/>
          <table:table-cell table:style-name="ce20" table:formula="of:=[.K497]+2" office:value-type="float" office:value="980" calcext:value-type="float">
            <text:p/>
          </table:table-cell>
          <table:table-cell table:style-name="ce20" table:formula="of:=[.L497]+2" office:value-type="float" office:value="98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98])))" office:value-type="float" office:value="0.39715187067023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98])))" office:value-type="float" office:value="0.214665797422913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1" calcext:value-type="float">
            <text:p>491</text:p>
          </table:table-cell>
          <table:table-cell table:style-name="ce24" table:formula="of:=INFO.OBBA.OBBA.OBGET(INFO.OBBA.OBBA.OBCALL(&quot;&quot;;[.$B$12];&quot;getRandomNumber&quot;;INFO.OBBA.OBBA.OBMAKE(&quot;&quot;;&quot;int&quot;;[.H499])))" office:value-type="float" office:value="0.167286554594017" calcext:value-type="float">
            <text:p/>
          </table:table-cell>
          <table:table-cell table:style-name="ce1"/>
          <table:table-cell table:style-name="ce20" table:formula="of:=[.K498]+2" office:value-type="float" office:value="982" calcext:value-type="float">
            <text:p/>
          </table:table-cell>
          <table:table-cell table:style-name="ce20" table:formula="of:=[.L498]+2" office:value-type="float" office:value="98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499])))" office:value-type="float" office:value="0.38761517792332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499])))" office:value-type="float" office:value="0.61461342077802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2" calcext:value-type="float">
            <text:p>492</text:p>
          </table:table-cell>
          <table:table-cell table:style-name="ce24" table:formula="of:=INFO.OBBA.OBBA.OBGET(INFO.OBBA.OBBA.OBCALL(&quot;&quot;;[.$B$12];&quot;getRandomNumber&quot;;INFO.OBBA.OBBA.OBMAKE(&quot;&quot;;&quot;int&quot;;[.H500])))" office:value-type="float" office:value="0.162780777695343" calcext:value-type="float">
            <text:p/>
          </table:table-cell>
          <table:table-cell table:style-name="ce1"/>
          <table:table-cell table:style-name="ce20" table:formula="of:=[.K499]+2" office:value-type="float" office:value="984" calcext:value-type="float">
            <text:p/>
          </table:table-cell>
          <table:table-cell table:style-name="ce20" table:formula="of:=[.L499]+2" office:value-type="float" office:value="98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00])))" office:value-type="float" office:value="0.620867920521478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00])))" office:value-type="float" office:value="0.46531921352588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3" calcext:value-type="float">
            <text:p>493</text:p>
          </table:table-cell>
          <table:table-cell table:style-name="ce24" table:formula="of:=INFO.OBBA.OBBA.OBGET(INFO.OBBA.OBBA.OBCALL(&quot;&quot;;[.$B$12];&quot;getRandomNumber&quot;;INFO.OBBA.OBBA.OBMAKE(&quot;&quot;;&quot;int&quot;;[.H501])))" office:value-type="float" office:value="0.301592289426611" calcext:value-type="float">
            <text:p/>
          </table:table-cell>
          <table:table-cell table:style-name="ce1"/>
          <table:table-cell table:style-name="ce20" table:formula="of:=[.K500]+2" office:value-type="float" office:value="986" calcext:value-type="float">
            <text:p/>
          </table:table-cell>
          <table:table-cell table:style-name="ce20" table:formula="of:=[.L500]+2" office:value-type="float" office:value="98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01])))" office:value-type="float" office:value="0.336462582571466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01])))" office:value-type="float" office:value="0.49832249480744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4" calcext:value-type="float">
            <text:p>494</text:p>
          </table:table-cell>
          <table:table-cell table:style-name="ce24" table:formula="of:=INFO.OBBA.OBBA.OBGET(INFO.OBBA.OBBA.OBCALL(&quot;&quot;;[.$B$12];&quot;getRandomNumber&quot;;INFO.OBBA.OBBA.OBMAKE(&quot;&quot;;&quot;int&quot;;[.H502])))" office:value-type="float" office:value="0.526860244699958" calcext:value-type="float">
            <text:p/>
          </table:table-cell>
          <table:table-cell table:style-name="ce1"/>
          <table:table-cell table:style-name="ce20" table:formula="of:=[.K501]+2" office:value-type="float" office:value="988" calcext:value-type="float">
            <text:p/>
          </table:table-cell>
          <table:table-cell table:style-name="ce20" table:formula="of:=[.L501]+2" office:value-type="float" office:value="98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02])))" office:value-type="float" office:value="0.56099522705192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02])))" office:value-type="float" office:value="0.5465790423274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5" calcext:value-type="float">
            <text:p>495</text:p>
          </table:table-cell>
          <table:table-cell table:style-name="ce24" table:formula="of:=INFO.OBBA.OBBA.OBGET(INFO.OBBA.OBBA.OBCALL(&quot;&quot;;[.$B$12];&quot;getRandomNumber&quot;;INFO.OBBA.OBBA.OBMAKE(&quot;&quot;;&quot;int&quot;;[.H503])))" office:value-type="float" office:value="0.212041700364248" calcext:value-type="float">
            <text:p/>
          </table:table-cell>
          <table:table-cell table:style-name="ce1"/>
          <table:table-cell table:style-name="ce20" table:formula="of:=[.K502]+2" office:value-type="float" office:value="990" calcext:value-type="float">
            <text:p/>
          </table:table-cell>
          <table:table-cell table:style-name="ce20" table:formula="of:=[.L502]+2" office:value-type="float" office:value="991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03])))" office:value-type="float" office:value="0.87876842440287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03])))" office:value-type="float" office:value="0.0639099969521229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6" calcext:value-type="float">
            <text:p>496</text:p>
          </table:table-cell>
          <table:table-cell table:style-name="ce24" table:formula="of:=INFO.OBBA.OBBA.OBGET(INFO.OBBA.OBBA.OBCALL(&quot;&quot;;[.$B$12];&quot;getRandomNumber&quot;;INFO.OBBA.OBBA.OBMAKE(&quot;&quot;;&quot;int&quot;;[.H504])))" office:value-type="float" office:value="0.947187883946619" calcext:value-type="float">
            <text:p/>
          </table:table-cell>
          <table:table-cell table:style-name="ce1"/>
          <table:table-cell table:style-name="ce20" table:formula="of:=[.K503]+2" office:value-type="float" office:value="992" calcext:value-type="float">
            <text:p/>
          </table:table-cell>
          <table:table-cell table:style-name="ce20" table:formula="of:=[.L503]+2" office:value-type="float" office:value="993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04])))" office:value-type="float" office:value="0.078742091090287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04])))" office:value-type="float" office:value="0.48808227663692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7" calcext:value-type="float">
            <text:p>497</text:p>
          </table:table-cell>
          <table:table-cell table:style-name="ce24" table:formula="of:=INFO.OBBA.OBBA.OBGET(INFO.OBBA.OBBA.OBCALL(&quot;&quot;;[.$B$12];&quot;getRandomNumber&quot;;INFO.OBBA.OBBA.OBMAKE(&quot;&quot;;&quot;int&quot;;[.H505])))" office:value-type="float" office:value="0.0942019290664697" calcext:value-type="float">
            <text:p/>
          </table:table-cell>
          <table:table-cell table:style-name="ce1"/>
          <table:table-cell table:style-name="ce20" table:formula="of:=[.K504]+2" office:value-type="float" office:value="994" calcext:value-type="float">
            <text:p/>
          </table:table-cell>
          <table:table-cell table:style-name="ce20" table:formula="of:=[.L504]+2" office:value-type="float" office:value="99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05])))" office:value-type="float" office:value="0.639961273420525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05])))" office:value-type="float" office:value="0.689859763739637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8" calcext:value-type="float">
            <text:p>498</text:p>
          </table:table-cell>
          <table:table-cell table:style-name="ce24" table:formula="of:=INFO.OBBA.OBBA.OBGET(INFO.OBBA.OBBA.OBCALL(&quot;&quot;;[.$B$12];&quot;getRandomNumber&quot;;INFO.OBBA.OBBA.OBMAKE(&quot;&quot;;&quot;int&quot;;[.H506])))" office:value-type="float" office:value="0.0094807970274286" calcext:value-type="float">
            <text:p/>
          </table:table-cell>
          <table:table-cell table:style-name="ce1"/>
          <table:table-cell table:style-name="ce20" table:formula="of:=[.K505]+2" office:value-type="float" office:value="996" calcext:value-type="float">
            <text:p/>
          </table:table-cell>
          <table:table-cell table:style-name="ce20" table:formula="of:=[.L505]+2" office:value-type="float" office:value="997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06])))" office:value-type="float" office:value="0.40313440977791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06])))" office:value-type="float" office:value="0.301465222532652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9" calcext:value-type="float">
            <text:p>499</text:p>
          </table:table-cell>
          <table:table-cell table:style-name="ce24" table:formula="of:=INFO.OBBA.OBBA.OBGET(INFO.OBBA.OBBA.OBCALL(&quot;&quot;;[.$B$12];&quot;getRandomNumber&quot;;INFO.OBBA.OBBA.OBMAKE(&quot;&quot;;&quot;int&quot;;[.H507])))" office:value-type="float" office:value="0.444843981061806" calcext:value-type="float">
            <text:p/>
          </table:table-cell>
          <table:table-cell table:style-name="ce1"/>
          <table:table-cell table:style-name="ce20" table:formula="of:=[.K506]+2" office:value-type="float" office:value="998" calcext:value-type="float">
            <text:p/>
          </table:table-cell>
          <table:table-cell table:style-name="ce20" table:formula="of:=[.L506]+2" office:value-type="float" office:value="999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K507])))" office:value-type="float" office:value="0.621428103549294" calcext:value-type="float">
            <text:p/>
          </table:table-cell>
          <table:table-cell table:style-name="ce24" table:formula="of:=INFO.OBBA.OBBA.OBGET(INFO.OBBA.OBBA.OBCALL(&quot;&quot;;[.$B$12];&quot;getRandomNumber&quot;;INFO.OBBA.OBBA.OBMAKE(&quot;&quot;;&quot;int&quot;;[.L507])))" office:value-type="float" office:value="0.658174955522326" calcext:value-type="float">
            <text:p/>
          </table:table-cell>
          <table:table-cell table:style-name="ce1" table:number-columns-repeated="243"/>
          <table:table-cell table:number-columns-repeated="767"/>
        </table:table-row>
        <table:table-row table:style-name="ro4" table:number-rows-repeated="65029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3"/>
          <table:table-cell table:number-columns-repeated="767"/>
        </table:table-row>
        <table:table-row table:style-name="ro4">
          <table:table-cell/>
          <table:table-cell table:style-name="ce1" table:number-columns-repeated="5"/>
          <table:table-cell table:number-columns-repeated="1018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Classes'.$E$14" table:cell-range-address="$'Load Classes'.$E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3" number:min-integer-digits="1"/>
    </number:number-style>
    <number:number-style style:name="N161">
      <number:number number:decimal-places="4" number:min-integer-digits="1"/>
    </number:number-style>
    <number:number-style style:name="N163P0" style:volatile="true">
      <number:number number:decimal-places="0" number:min-integer-digits="1" number:grouping="true"/>
      <number:text> DM</number:text>
    </number:number-style>
    <number:number-style style:name="N163">
      <number:text>-</number:text>
      <number:number number:decimal-places="0" number:min-integer-digits="1" number:grouping="true"/>
      <number:text> DM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DM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DM</number:text>
    </number:number-style>
    <number:number-style style:name="N166">
      <number:text>-</number:text>
      <number:number number:decimal-places="2" number:min-integer-digits="1" number:grouping="true"/>
      <number:text> DM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DM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DM </number:text>
    </number:number-style>
    <number:number-style style:name="N171P1" style:volatile="true">
      <number:text>-</number:text>
      <number:number number:decimal-places="0" number:min-integer-digits="1" number:grouping="true"/>
      <number:text> DM </number:text>
    </number:number-style>
    <number:number-style style:name="N171P2" style:volatile="true">
      <number:text> - DM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  </number:text>
    </number:number-style>
    <number:number-style style:name="N175P1" style:volatile="true">
      <number:text>-</number:text>
      <number:number number:decimal-places="0" number:min-integer-digits="1" number:grouping="true"/>
      <number:text>       </number:text>
    </number:number-style>
    <number:number-style style:name="N175P2" style:volatile="true">
      <number:text> -  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DM </number:text>
    </number:number-style>
    <number:number-style style:name="N179P1" style:volatile="true">
      <number:text>-</number:text>
      <number:number number:decimal-places="2" number:min-integer-digits="1" number:grouping="true"/>
      <number:text> DM </number:text>
    </number:number-style>
    <number:number-style style:name="N179P2" style:volatile="true">
      <number:text> -</number:text>
      <number:number number:decimal-places="0" number:min-integer-digits="0"/>
      <number:text> DM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  </number:text>
    </number:number-style>
    <number:number-style style:name="N183P1" style:volatile="true">
      <number:text>-</number:text>
      <number:number number:decimal-places="2" number:min-integer-digits="1" number:grouping="true"/>
      <number:text>       </number:text>
    </number:number-style>
    <number:number-style style:name="N183P2" style:volatile="true">
      <number:text> -</number:text>
      <number:number number:decimal-places="0" number:min-integer-digits="0"/>
      <number:text>  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9" number:min-integer-digits="1"/>
    </number:number-style>
    <number:number-style style:name="N185">
      <number:number number:decimal-places="8" number:min-integer-digits="1"/>
    </number:number-style>
    <number:number-style style:name="N186">
      <number:number number:decimal-places="7" number:min-integer-digits="1"/>
    </number:number-style>
    <number:number-style style:name="N187">
      <number:number number:decimal-places="6" number:min-integer-digits="1"/>
    </number:number-style>
    <number:number-style style:name="N188">
      <number:number number:decimal-places="5" number:min-integer-digits="1"/>
    </number:number-style>
    <number:percentage-style style:name="N189">
      <number:number number:decimal-places="1" number:min-integer-digits="1"/>
      <number:text>%</number:text>
    </number:percentage-style>
    <number:percentage-style style:name="N190">
      <number:number number:decimal-places="3" number:min-integer-digits="1"/>
      <number:text>%</number:text>
    </number:percentage-style>
    <number:number-style style:name="N191">
      <number:number number:decimal-places="10" number:min-integer-digits="1"/>
    </number:number-style>
    <number:number-style style:name="N192">
      <number:number number:decimal-places="11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3" number:min-integer-digits="1"/>
    </number:number-style>
    <number:number-style style:name="N195">
      <number:number number:decimal-places="0" number:min-integer-digits="4" number:grouping="true"/>
    </number:number-style>
    <number:percentage-style style:name="N196">
      <number:number number:decimal-places="15" number:min-integer-digits="1"/>
      <number:text>%</number:text>
    </number:percentage-style>
    <number:number-style style:name="N197">
      <number:number number:decimal-places="0" number:min-integer-digits="5"/>
    </number:number-style>
    <number:number-style style:name="N198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23:22:48.593432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Fries</meta:initial-creator>
    <meta:creation-date>2012-10-24T16:06:32</meta:creation-date>
    <dc:date>2014-05-01T23:23:49.090659000</dc:date>
    <meta:editing-duration>PT15H59M35S</meta:editing-duration>
    <meta:editing-cycles>26</meta:editing-cycles>
    <meta:generator>LibreOffice/4.2.0.4$MacOSX_X86_64 LibreOffice_project/05dceb5d363845f2cf968344d7adab8dcfb2ba71</meta:generator>
    <meta:document-statistic meta:table-count="2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60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chart:symbol-type="automatic" chart:treat-empty-cells="ignore"/>
    </style:style>
    <style:style style:name="ch3" style:family="chart" style:data-style-name="N160">
      <style:chart-properties chart:display-label="true" chart:logarithmic="false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4" style:family="chart" style:data-style-name="N160">
      <style:chart-properties chart:symbol-type="named-symbol" chart:symbol-name="diamond" chart:symbol-width="0.1cm" chart:symbol-height="0.1cm"/>
      <style:graphic-properties draw:stroke="none" svg:stroke-width="0.035cm" svg:stroke-color="#000080" draw:fill-color="#000080"/>
      <style:text-properties fo:font-size="6pt" style:font-size-asian="6pt" style:font-size-complex="6pt"/>
    </style:style>
    <style:style style:name="ch5" style:family="chart">
      <style:graphic-properties draw:stroke="solid" svg:stroke-width="0.035cm" svg:stroke-color="#808080"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1.019cm" svg:height="7.444cm" xlink:href=".." xlink:type="simple" chart:class="chart:scatter" chart:style-name="ch1">
        <chart:plot-area chart:style-name="ch2" table:cell-range-address="'Monte Carlo Sequence'.M8:'Monte Carlo Sequence'.N507" svg:x="0.414cm" svg:y="0.14cm" svg:width="10.378cm" svg:height="7.192cm">
          <chartooo:coordinate-region svg:x="1.45cm" svg:y="0.314cm" svg:width="8.948cm" svg:height="6.422cm"/>
          <chart:axis chart:dimension="x" chart:name="primary-x" chart:style-name="ch3"/>
          <chart:axis chart:dimension="y" chart:name="primary-y" chart:style-name="ch3">
            <chart:grid chart:class="major"/>
          </chart:axis>
          <chart:series chart:style-name="ch4" chart:values-cell-range-address="'Monte Carlo Sequence'.N8:'Monte Carlo Sequence'.N507" chart:class="chart:scatter">
            <chart:domain table:cell-range-address="'Monte Carlo Sequence'.M8:'Monte Carlo Sequence'.M507"/>
            <chart:data-point chart:repeated="500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1266787041796">
                <text:p>0.491266787041796</text:p>
                <draw:g>
                  <svg:desc>'Monte Carlo Sequence'.M8:'Monte Carlo Sequence'.M507</svg:desc>
                </draw:g>
              </table:table-cell>
              <table:table-cell office:value-type="float" office:value="0.319959716378707">
                <text:p>0.319959716378707</text:p>
                <draw:g>
                  <svg:desc>'Monte Carlo Sequence'.N8:'Monte Carlo Sequence'.N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2761712262768">
                <text:p>0.862761712262768</text:p>
              </table:table-cell>
              <table:table-cell office:value-type="float" office:value="0.152408127678771">
                <text:p>0.152408127678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3554868775577">
                <text:p>0.483554868775577</text:p>
              </table:table-cell>
              <table:table-cell office:value-type="float" office:value="0.195723697013806">
                <text:p>0.195723697013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0331867616665">
                <text:p>0.900331867616665</text:p>
              </table:table-cell>
              <table:table-cell office:value-type="float" office:value="0.691717788948182">
                <text:p>0.69171778894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2798977810858">
                <text:p>0.412798977810858</text:p>
              </table:table-cell>
              <table:table-cell office:value-type="float" office:value="0.311580323425579">
                <text:p>0.311580323425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926740950651">
                <text:p>0.137926740950651</text:p>
              </table:table-cell>
              <table:table-cell office:value-type="float" office:value="0.576877784020538">
                <text:p>0.576877784020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2206094016582">
                <text:p>0.332206094016582</text:p>
              </table:table-cell>
              <table:table-cell office:value-type="float" office:value="0.890922290687735">
                <text:p>0.890922290687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4858204329473">
                <text:p>0.444858204329473</text:p>
              </table:table-cell>
              <table:table-cell office:value-type="float" office:value="0.345015513634154">
                <text:p>0.345015513634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5668937555207">
                <text:p>0.105668937555207</text:p>
              </table:table-cell>
              <table:table-cell office:value-type="float" office:value="0.684963177841517">
                <text:p>0.684963177841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9535147953779">
                <text:p>0.319535147953779</text:p>
              </table:table-cell>
              <table:table-cell office:value-type="float" office:value="0.69428491211106">
                <text:p>0.69428491211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0277615352075">
                <text:p>0.170277615352075</text:p>
              </table:table-cell>
              <table:table-cell office:value-type="float" office:value="0.66853828298524">
                <text:p>0.66853828298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5224288144085">
                <text:p>0.845224288144085</text:p>
              </table:table-cell>
              <table:table-cell office:value-type="float" office:value="0.565938779787297">
                <text:p>0.565938779787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175577525502">
                <text:p>0.32175577525502</text:p>
              </table:table-cell>
              <table:table-cell office:value-type="float" office:value="0.998857210674226">
                <text:p>0.998857210674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3090995731385">
                <text:p>0.113090995731385</text:p>
              </table:table-cell>
              <table:table-cell office:value-type="float" office:value="0.289203586283748">
                <text:p>0.289203586283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3730362812233">
                <text:p>0.503730362812233</text:p>
              </table:table-cell>
              <table:table-cell office:value-type="float" office:value="0.425838503254859">
                <text:p>0.425838503254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0672580147404">
                <text:p>0.250672580147404</text:p>
              </table:table-cell>
              <table:table-cell office:value-type="float" office:value="0.936282550911169">
                <text:p>0.936282550911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9359970424186">
                <text:p>0.169359970424186</text:p>
              </table:table-cell>
              <table:table-cell office:value-type="float" office:value="0.342317069013126">
                <text:p>0.342317069013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6053540392132">
                <text:p>0.656053540392132</text:p>
              </table:table-cell>
              <table:table-cell office:value-type="float" office:value="0.281368679451911">
                <text:p>0.281368679451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7387398565359">
                <text:p>0.637387398565359</text:p>
              </table:table-cell>
              <table:table-cell office:value-type="float" office:value="0.453501713142253">
                <text:p>0.453501713142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9605441675764">
                <text:p>0.389605441675764</text:p>
              </table:table-cell>
              <table:table-cell office:value-type="float" office:value="0.862348303287929">
                <text:p>0.862348303287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6462041854534">
                <text:p>0.206462041854534</text:p>
              </table:table-cell>
              <table:table-cell office:value-type="float" office:value="0.442802357835815">
                <text:p>0.442802357835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1555642557828">
                <text:p>0.271555642557828</text:p>
              </table:table-cell>
              <table:table-cell office:value-type="float" office:value="0.25327681776857">
                <text:p>0.25327681776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9797706488562">
                <text:p>0.429797706488562</text:p>
              </table:table-cell>
              <table:table-cell office:value-type="float" office:value="0.793264278360531">
                <text:p>0.793264278360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5280234297958">
                <text:p>0.955280234297958</text:p>
              </table:table-cell>
              <table:table-cell office:value-type="float" office:value="0.254059303270686">
                <text:p>0.254059303270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5524617316856">
                <text:p>0.195524617316856</text:p>
              </table:table-cell>
              <table:table-cell office:value-type="float" office:value="0.587962107421348">
                <text:p>0.587962107421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9219772772476">
                <text:p>0.129219772772476</text:p>
              </table:table-cell>
              <table:table-cell office:value-type="float" office:value="0.310467630276009">
                <text:p>0.310467630276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2369873269862">
                <text:p>0.282369873269862</text:p>
              </table:table-cell>
              <table:table-cell office:value-type="float" office:value="0.960271993639459">
                <text:p>0.960271993639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4650341030656">
                <text:p>0.474650341030656</text:p>
              </table:table-cell>
              <table:table-cell office:value-type="float" office:value="0.273950084420188">
                <text:p>0.273950084420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0106189266396">
                <text:p>0.410106189266396</text:p>
              </table:table-cell>
              <table:table-cell office:value-type="float" office:value="0.391023139376141">
                <text:p>0.391023139376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6739386153443">
                <text:p>0.456739386153443</text:p>
              </table:table-cell>
              <table:table-cell office:value-type="float" office:value="0.891967959467788">
                <text:p>0.89196795946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8549160366524">
                <text:p>0.358549160366524</text:p>
              </table:table-cell>
              <table:table-cell office:value-type="float" office:value="0.141295052354573">
                <text:p>0.141295052354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0924006109247">
                <text:p>0.130924006109247</text:p>
              </table:table-cell>
              <table:table-cell office:value-type="float" office:value="0.427130400392279">
                <text:p>0.427130400392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7614055828475">
                <text:p>0.447614055828475</text:p>
              </table:table-cell>
              <table:table-cell office:value-type="float" office:value="0.418760125159711">
                <text:p>0.418760125159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8630134929669">
                <text:p>0.378630134929669</text:p>
              </table:table-cell>
              <table:table-cell office:value-type="float" office:value="0.514989733775082">
                <text:p>0.514989733775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5021092319093">
                <text:p>0.185021092319093</text:p>
              </table:table-cell>
              <table:table-cell office:value-type="float" office:value="0.843903291131052">
                <text:p>0.843903291131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6236462733698">
                <text:p>0.806236462733698</text:p>
              </table:table-cell>
              <table:table-cell office:value-type="float" office:value="0.976151808061484">
                <text:p>0.976151808061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0366290440483">
                <text:p>0.670366290440483</text:p>
              </table:table-cell>
              <table:table-cell office:value-type="float" office:value="0.681738559585933">
                <text:p>0.681738559585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8565421256328">
                <text:p>0.988565421256328</text:p>
              </table:table-cell>
              <table:table-cell office:value-type="float" office:value="0.975134355189875">
                <text:p>0.975134355189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2595834315766">
                <text:p>0.372595834315766</text:p>
              </table:table-cell>
              <table:table-cell office:value-type="float" office:value="0.952959008317628">
                <text:p>0.952959008317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9859940494469">
                <text:p>0.969859940494469</text:p>
              </table:table-cell>
              <table:table-cell office:value-type="float" office:value="0.898269290595008">
                <text:p>0.898269290595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06780783555355">
                <text:p>0.806780783555355</text:p>
              </table:table-cell>
              <table:table-cell office:value-type="float" office:value="0.854060889254196">
                <text:p>0.854060889254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2316054421811">
                <text:p>0.562316054421811</text:p>
              </table:table-cell>
              <table:table-cell office:value-type="float" office:value="0.0990719429564013">
                <text:p>0.0990719429564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5726301481846">
                <text:p>0.915726301481846</text:p>
              </table:table-cell>
              <table:table-cell office:value-type="float" office:value="0.500564570252312">
                <text:p>0.5005645702523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5965736735122">
                <text:p>0.595965736735122</text:p>
              </table:table-cell>
              <table:table-cell office:value-type="float" office:value="0.663106773389548">
                <text:p>0.663106773389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5874179562523">
                <text:p>0.285874179562523</text:p>
              </table:table-cell>
              <table:table-cell office:value-type="float" office:value="0.547912861366432">
                <text:p>0.5479128613664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0637751873356">
                <text:p>0.140637751873356</text:p>
              </table:table-cell>
              <table:table-cell office:value-type="float" office:value="0.352004001127325">
                <text:p>0.352004001127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3604780610569">
                <text:p>0.133604780610569</text:p>
              </table:table-cell>
              <table:table-cell office:value-type="float" office:value="0.25513896598899">
                <text:p>0.255138965988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11623783107008">
                <text:p>0.611623783107008</text:p>
              </table:table-cell>
              <table:table-cell office:value-type="float" office:value="0.839716373085253">
                <text:p>0.8397163730852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8526497097741">
                <text:p>0.428526497097741</text:p>
              </table:table-cell>
              <table:table-cell office:value-type="float" office:value="0.648723013119825">
                <text:p>0.648723013119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4438727478741">
                <text:p>0.94438727478741</text:p>
              </table:table-cell>
              <table:table-cell office:value-type="float" office:value="0.832280734343007">
                <text:p>0.8322807343430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2871425553641">
                <text:p>0.322871425553641</text:p>
              </table:table-cell>
              <table:table-cell office:value-type="float" office:value="0.170274483056426">
                <text:p>0.170274483056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83249462162866">
                <text:p>0.483249462162866</text:p>
              </table:table-cell>
              <table:table-cell office:value-type="float" office:value="0.885271545935874">
                <text:p>0.885271545935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2512420327919">
                <text:p>0.132512420327919</text:p>
              </table:table-cell>
              <table:table-cell office:value-type="float" office:value="0.0550469905851424">
                <text:p>0.0550469905851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84501872806452">
                <text:p>0.684501872806452</text:p>
              </table:table-cell>
              <table:table-cell office:value-type="float" office:value="0.968533195630013">
                <text:p>0.968533195630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992794096955">
                <text:p>0.552992794096955</text:p>
              </table:table-cell>
              <table:table-cell office:value-type="float" office:value="0.616128421520225">
                <text:p>0.616128421520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30830220824308">
                <text:p>0.0430830220824308</text:p>
              </table:table-cell>
              <table:table-cell office:value-type="float" office:value="0.0539236649359544">
                <text:p>0.0539236649359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120258598313">
                <text:p>0.44120258598313</text:p>
              </table:table-cell>
              <table:table-cell office:value-type="float" office:value="0.361302940605926">
                <text:p>0.3613029406059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2453532006794">
                <text:p>0.962453532006794</text:p>
              </table:table-cell>
              <table:table-cell office:value-type="float" office:value="0.414816703749175">
                <text:p>0.414816703749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61068155854541">
                <text:p>0.561068155854541</text:p>
              </table:table-cell>
              <table:table-cell office:value-type="float" office:value="0.447636848510664">
                <text:p>0.447636848510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5220851597543">
                <text:p>0.465220851597543</text:p>
              </table:table-cell>
              <table:table-cell office:value-type="float" office:value="0.607834331165607">
                <text:p>0.607834331165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984640288084">
                <text:p>0.7984640288084</text:p>
              </table:table-cell>
              <table:table-cell office:value-type="float" office:value="0.515529390191277">
                <text:p>0.515529390191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8349775399511">
                <text:p>0.668349775399511</text:p>
              </table:table-cell>
              <table:table-cell office:value-type="float" office:value="0.904797674437416">
                <text:p>0.904797674437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95748740557811">
                <text:p>0.0895748740557811</text:p>
              </table:table-cell>
              <table:table-cell office:value-type="float" office:value="0.363186496335463">
                <text:p>0.3631864963354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908721778359">
                <text:p>0.74908721778359</text:p>
              </table:table-cell>
              <table:table-cell office:value-type="float" office:value="0.333323579010524">
                <text:p>0.3333235790105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0224246913608">
                <text:p>0.170224246913608</text:p>
              </table:table-cell>
              <table:table-cell office:value-type="float" office:value="0.808831987587184">
                <text:p>0.808831987587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07433106458745">
                <text:p>0.0707433106458745</text:p>
              </table:table-cell>
              <table:table-cell office:value-type="float" office:value="0.756511286719199">
                <text:p>0.756511286719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7000187385894">
                <text:p>0.17000187385894</text:p>
              </table:table-cell>
              <table:table-cell office:value-type="float" office:value="0.324292831330839">
                <text:p>0.324292831330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84514124474141">
                <text:p>0.0584514124474141</text:p>
              </table:table-cell>
              <table:table-cell office:value-type="float" office:value="0.195357102572043">
                <text:p>0.1953571025720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8118370554164">
                <text:p>0.218118370554164</text:p>
              </table:table-cell>
              <table:table-cell office:value-type="float" office:value="0.465567560794013">
                <text:p>0.4655675607940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0054848754996">
                <text:p>0.760054848754996</text:p>
              </table:table-cell>
              <table:table-cell office:value-type="float" office:value="0.278714061926186">
                <text:p>0.278714061926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3573108873664">
                <text:p>0.103573108873664</text:p>
              </table:table-cell>
              <table:table-cell office:value-type="float" office:value="0.927938595131532">
                <text:p>0.927938595131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5900599580019">
                <text:p>0.985900599580019</text:p>
              </table:table-cell>
              <table:table-cell office:value-type="float" office:value="0.372604980447667">
                <text:p>0.372604980447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8202453491998">
                <text:p>0.578202453491998</text:p>
              </table:table-cell>
              <table:table-cell office:value-type="float" office:value="0.667231011536823">
                <text:p>0.6672310115368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36587493874488">
                <text:p>0.0336587493874488</text:p>
              </table:table-cell>
              <table:table-cell office:value-type="float" office:value="0.638621836901724">
                <text:p>0.6386218369017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7456596182957">
                <text:p>0.97456596182957</text:p>
              </table:table-cell>
              <table:table-cell office:value-type="float" office:value="0.0709533532411997">
                <text:p>0.0709533532411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4067129368326">
                <text:p>0.134067129368326</text:p>
              </table:table-cell>
              <table:table-cell office:value-type="float" office:value="0.974643191575533">
                <text:p>0.974643191575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61699790820727">
                <text:p>0.461699790820727</text:p>
              </table:table-cell>
              <table:table-cell office:value-type="float" office:value="0.046703190754844">
                <text:p>0.046703190754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0009660381101">
                <text:p>0.970009660381101</text:p>
              </table:table-cell>
              <table:table-cell office:value-type="float" office:value="0.106869409555224">
                <text:p>0.106869409555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27962109640663">
                <text:p>0.927962109640663</text:p>
              </table:table-cell>
              <table:table-cell office:value-type="float" office:value="0.049974649687296">
                <text:p>0.0499746496872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8778923135695">
                <text:p>0.898778923135695</text:p>
              </table:table-cell>
              <table:table-cell office:value-type="float" office:value="0.924657584114594">
                <text:p>0.9246575841145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7975522427749">
                <text:p>0.147975522427749</text:p>
              </table:table-cell>
              <table:table-cell office:value-type="float" office:value="0.91882617827019">
                <text:p>0.91882617827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2725615198763">
                <text:p>0.242725615198763</text:p>
              </table:table-cell>
              <table:table-cell office:value-type="float" office:value="0.342193068263791">
                <text:p>0.3421930682637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2580050830331">
                <text:p>0.942580050830331</text:p>
              </table:table-cell>
              <table:table-cell office:value-type="float" office:value="0.567970328489008">
                <text:p>0.567970328489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5763409713982">
                <text:p>0.585763409713982</text:p>
              </table:table-cell>
              <table:table-cell office:value-type="float" office:value="0.841076984939657">
                <text:p>0.8410769849396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81823508797017">
                <text:p>0.681823508797017</text:p>
              </table:table-cell>
              <table:table-cell office:value-type="float" office:value="0.0265781444641058">
                <text:p>0.0265781444641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7653878987764">
                <text:p>0.67653878987764</text:p>
              </table:table-cell>
              <table:table-cell office:value-type="float" office:value="0.73166501923371">
                <text:p>0.73166501923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59003673728113">
                <text:p>0.559003673728113</text:p>
              </table:table-cell>
              <table:table-cell office:value-type="float" office:value="0.276364461833399">
                <text:p>0.276364461833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63213808041243">
                <text:p>0.463213808041243</text:p>
              </table:table-cell>
              <table:table-cell office:value-type="float" office:value="0.133789013799982">
                <text:p>0.133789013799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6758928264589">
                <text:p>0.956758928264589</text:p>
              </table:table-cell>
              <table:table-cell office:value-type="float" office:value="0.874216841800604">
                <text:p>0.874216841800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5589182728677">
                <text:p>0.995589182728677</text:p>
              </table:table-cell>
              <table:table-cell office:value-type="float" office:value="0.566534096551673">
                <text:p>0.566534096551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9510074270377">
                <text:p>0.859510074270377</text:p>
              </table:table-cell>
              <table:table-cell office:value-type="float" office:value="0.666472877760977">
                <text:p>0.6664728777609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70463681406771">
                <text:p>0.0370463681406771</text:p>
              </table:table-cell>
              <table:table-cell office:value-type="float" office:value="0.128332616919877">
                <text:p>0.1283326169198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61283126512794">
                <text:p>0.0561283126512794</text:p>
              </table:table-cell>
              <table:table-cell office:value-type="float" office:value="0.12141524601541">
                <text:p>0.1214152460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1887924643503">
                <text:p>0.931887924643503</text:p>
              </table:table-cell>
              <table:table-cell office:value-type="float" office:value="0.555072919788922">
                <text:p>0.555072919788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8668657986997">
                <text:p>0.478668657986997</text:p>
              </table:table-cell>
              <table:table-cell office:value-type="float" office:value="0.0273949519752977">
                <text:p>0.0273949519752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481391428466">
                <text:p>0.19481391428466</text:p>
              </table:table-cell>
              <table:table-cell office:value-type="float" office:value="0.261391164297566">
                <text:p>0.261391164297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513305650412">
                <text:p>0.39513305650412</text:p>
              </table:table-cell>
              <table:table-cell office:value-type="float" office:value="0.628552768208528">
                <text:p>0.628552768208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0004295158384">
                <text:p>0.670004295158384</text:p>
              </table:table-cell>
              <table:table-cell office:value-type="float" office:value="0.233377124133964">
                <text:p>0.233377124133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6907305947427">
                <text:p>0.436907305947427</text:p>
              </table:table-cell>
              <table:table-cell office:value-type="float" office:value="0.998416216252839">
                <text:p>0.998416216252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6030208111284">
                <text:p>0.246030208111284</text:p>
              </table:table-cell>
              <table:table-cell office:value-type="float" office:value="0.923633788126073">
                <text:p>0.9236337881260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5032604561904">
                <text:p>0.105032604561904</text:p>
              </table:table-cell>
              <table:table-cell office:value-type="float" office:value="0.708761375696732">
                <text:p>0.7087613756967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68599842721866">
                <text:p>0.468599842721866</text:p>
              </table:table-cell>
              <table:table-cell office:value-type="float" office:value="0.0620983808089973">
                <text:p>0.06209838080899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49495820634061">
                <text:p>0.649495820634061</text:p>
              </table:table-cell>
              <table:table-cell office:value-type="float" office:value="0.334654445095199">
                <text:p>0.334654445095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5435423463521">
                <text:p>0.185435423463521</text:p>
              </table:table-cell>
              <table:table-cell office:value-type="float" office:value="0.857531608503006">
                <text:p>0.8575316085030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41795287054558">
                <text:p>0.441795287054558</text:p>
              </table:table-cell>
              <table:table-cell office:value-type="float" office:value="0.273366509527656">
                <text:p>0.2733665095276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35437120306377">
                <text:p>0.235437120306377</text:p>
              </table:table-cell>
              <table:table-cell office:value-type="float" office:value="0.723860465082364">
                <text:p>0.7238604650823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57193528620942">
                <text:p>0.857193528620942</text:p>
              </table:table-cell>
              <table:table-cell office:value-type="float" office:value="0.17825568610225">
                <text:p>0.17825568610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29218466286789">
                <text:p>0.429218466286789</text:p>
              </table:table-cell>
              <table:table-cell office:value-type="float" office:value="0.518062960170855">
                <text:p>0.518062960170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803582455119">
                <text:p>0.27803582455119</text:p>
              </table:table-cell>
              <table:table-cell office:value-type="float" office:value="0.283387582666438">
                <text:p>0.2833875826664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30043620889996">
                <text:p>0.230043620889996</text:p>
              </table:table-cell>
              <table:table-cell office:value-type="float" office:value="0.732544005290889">
                <text:p>0.7325440052908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0524997441983">
                <text:p>0.270524997441983</text:p>
              </table:table-cell>
              <table:table-cell office:value-type="float" office:value="0.295496094646814">
                <text:p>0.2954960946468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939229561625">
                <text:p>0.59939229561625</text:p>
              </table:table-cell>
              <table:table-cell office:value-type="float" office:value="0.799977201533892">
                <text:p>0.7999772015338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505557195339251">
                <text:p>0.00505557195339251</text:p>
              </table:table-cell>
              <table:table-cell office:value-type="float" office:value="0.417364511377586">
                <text:p>0.417364511377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5677831100398">
                <text:p>0.065677831100398</text:p>
              </table:table-cell>
              <table:table-cell office:value-type="float" office:value="0.868769318165264">
                <text:p>0.868769318165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15199310737291">
                <text:p>0.615199310737291</text:p>
              </table:table-cell>
              <table:table-cell office:value-type="float" office:value="0.501299026243549">
                <text:p>0.5012990262435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43721369435456">
                <text:p>0.443721369435456</text:p>
              </table:table-cell>
              <table:table-cell office:value-type="float" office:value="0.206454436133222">
                <text:p>0.206454436133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05310858994836">
                <text:p>0.605310858994836</text:p>
              </table:table-cell>
              <table:table-cell office:value-type="float" office:value="0.239087720936877">
                <text:p>0.239087720936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11891709553832">
                <text:p>0.0911891709553832</text:p>
              </table:table-cell>
              <table:table-cell office:value-type="float" office:value="0.781372498184199">
                <text:p>0.781372498184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14790059387134">
                <text:p>0.214790059387134</text:p>
              </table:table-cell>
              <table:table-cell office:value-type="float" office:value="0.427732779308842">
                <text:p>0.427732779308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0498430477794">
                <text:p>0.910498430477794</text:p>
              </table:table-cell>
              <table:table-cell office:value-type="float" office:value="0.261240846258988">
                <text:p>0.2612408462589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59525551863615">
                <text:p>0.959525551863615</text:p>
              </table:table-cell>
              <table:table-cell office:value-type="float" office:value="0.37279069437626">
                <text:p>0.37279069437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26828376612623">
                <text:p>0.926828376612623</text:p>
              </table:table-cell>
              <table:table-cell office:value-type="float" office:value="0.604090600442898">
                <text:p>0.6040906004428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6318474547284">
                <text:p>0.0126318474547284</text:p>
              </table:table-cell>
              <table:table-cell office:value-type="float" office:value="0.789099185153814">
                <text:p>0.7890991851538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8108589116593">
                <text:p>0.458108589116593</text:p>
              </table:table-cell>
              <table:table-cell office:value-type="float" office:value="0.824035138732843">
                <text:p>0.8240351387328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7963540078116">
                <text:p>0.127963540078116</text:p>
              </table:table-cell>
              <table:table-cell office:value-type="float" office:value="0.484518716468852">
                <text:p>0.484518716468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13340365438">
                <text:p>0.4513340365438</text:p>
              </table:table-cell>
              <table:table-cell office:value-type="float" office:value="0.33443804121941">
                <text:p>0.334438041219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6868697270659">
                <text:p>0.146868697270659</text:p>
              </table:table-cell>
              <table:table-cell office:value-type="float" office:value="0.239505015567584">
                <text:p>0.239505015567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0223308826654">
                <text:p>0.0030223308826654</text:p>
              </table:table-cell>
              <table:table-cell office:value-type="float" office:value="0.991335061530603">
                <text:p>0.991335061530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3727111100634">
                <text:p>0.193727111100634</text:p>
              </table:table-cell>
              <table:table-cell office:value-type="float" office:value="0.455571447180288">
                <text:p>0.4555714471802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15580362140276">
                <text:p>0.715580362140276</text:p>
              </table:table-cell>
              <table:table-cell office:value-type="float" office:value="0.702239041907582">
                <text:p>0.702239041907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86000649118599">
                <text:p>0.286000649118599</text:p>
              </table:table-cell>
              <table:table-cell office:value-type="float" office:value="0.372118267683536">
                <text:p>0.3721182676835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90058594945404">
                <text:p>0.290058594945404</text:p>
              </table:table-cell>
              <table:table-cell office:value-type="float" office:value="0.986227399706414">
                <text:p>0.9862273997064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596702967493">
                <text:p>0.554596702967493</text:p>
              </table:table-cell>
              <table:table-cell office:value-type="float" office:value="0.842135439709721">
                <text:p>0.8421354397097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35159460820318">
                <text:p>0.635159460820318</text:p>
              </table:table-cell>
              <table:table-cell office:value-type="float" office:value="0.585252663210294">
                <text:p>0.5852526632102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3207792657785">
                <text:p>0.553207792657785</text:p>
              </table:table-cell>
              <table:table-cell office:value-type="float" office:value="0.555090349277807">
                <text:p>0.5550903492778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95369959425648">
                <text:p>0.795369959425648</text:p>
              </table:table-cell>
              <table:table-cell office:value-type="float" office:value="0.901071699066853">
                <text:p>0.9010716990668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845059617399323">
                <text:p>0.0845059617399323</text:p>
              </table:table-cell>
              <table:table-cell office:value-type="float" office:value="0.583829359273151">
                <text:p>0.5838293592731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30693082609085">
                <text:p>0.230693082609085</text:p>
              </table:table-cell>
              <table:table-cell office:value-type="float" office:value="0.245167367158173">
                <text:p>0.2451673671581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8382826330806">
                <text:p>0.18382826330806</text:p>
              </table:table-cell>
              <table:table-cell office:value-type="float" office:value="0.201959406117257">
                <text:p>0.2019594061172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0031585249226">
                <text:p>0.380031585249226</text:p>
              </table:table-cell>
              <table:table-cell office:value-type="float" office:value="0.210031272899193">
                <text:p>0.2100312728991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6697066844613">
                <text:p>0.586697066844613</text:p>
              </table:table-cell>
              <table:table-cell office:value-type="float" office:value="0.449106196219126">
                <text:p>0.449106196219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2031290046256">
                <text:p>0.452031290046256</text:p>
              </table:table-cell>
              <table:table-cell office:value-type="float" office:value="0.331340278073393">
                <text:p>0.3313402780733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01673072300231">
                <text:p>0.0701673072300231</text:p>
              </table:table-cell>
              <table:table-cell office:value-type="float" office:value="0.456201976954572">
                <text:p>0.4562019769545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2139333020549">
                <text:p>0.532139333020549</text:p>
              </table:table-cell>
              <table:table-cell office:value-type="float" office:value="0.348418411354681">
                <text:p>0.3484184113546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9648690317733">
                <text:p>0.199648690317733</text:p>
              </table:table-cell>
              <table:table-cell office:value-type="float" office:value="0.994690475794457">
                <text:p>0.9946904757944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57676412214018">
                <text:p>0.857676412214018</text:p>
              </table:table-cell>
              <table:table-cell office:value-type="float" office:value="0.76299466126521">
                <text:p>0.762994661265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8779320536793">
                <text:p>0.918779320536793</text:p>
              </table:table-cell>
              <table:table-cell office:value-type="float" office:value="0.850669599806577">
                <text:p>0.8506695998065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22909849894669">
                <text:p>0.422909849894669</text:p>
              </table:table-cell>
              <table:table-cell office:value-type="float" office:value="0.304195079206321">
                <text:p>0.3041950792063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72472458724812">
                <text:p>0.872472458724812</text:p>
              </table:table-cell>
              <table:table-cell office:value-type="float" office:value="0.752938493140684">
                <text:p>0.752938493140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5034499336733">
                <text:p>0.075034499336733</text:p>
              </table:table-cell>
              <table:table-cell office:value-type="float" office:value="0.267172250695718">
                <text:p>0.2671722506957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1794458037734">
                <text:p>0.471794458037734</text:p>
              </table:table-cell>
              <table:table-cell office:value-type="float" office:value="0.1971637632728">
                <text:p>0.1971637632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2996961208045">
                <text:p>0.992996961208045</text:p>
              </table:table-cell>
              <table:table-cell office:value-type="float" office:value="0.872160003702141">
                <text:p>0.8721600037021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1684071431335">
                <text:p>0.301684071431335</text:p>
              </table:table-cell>
              <table:table-cell office:value-type="float" office:value="0.449081201246203">
                <text:p>0.4490812012462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2133989006189">
                <text:p>0.242133989006189</text:p>
              </table:table-cell>
              <table:table-cell office:value-type="float" office:value="0.486667090719779">
                <text:p>0.4866670907197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82854683469739">
                <text:p>0.582854683469739</text:p>
              </table:table-cell>
              <table:table-cell office:value-type="float" office:value="0.52329766548105">
                <text:p>0.52329766548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76375128842">
                <text:p>0.0690576375128842</text:p>
              </table:table-cell>
              <table:table-cell office:value-type="float" office:value="0.905120105160039">
                <text:p>0.9051201051600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68926963660018">
                <text:p>0.468926963660018</text:p>
              </table:table-cell>
              <table:table-cell office:value-type="float" office:value="0.740101374007293">
                <text:p>0.7401013740072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9161106112613">
                <text:p>0.269161106112613</text:p>
              </table:table-cell>
              <table:table-cell office:value-type="float" office:value="0.312438424984667">
                <text:p>0.312438424984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42738345139203">
                <text:p>0.142738345139203</text:p>
              </table:table-cell>
              <table:table-cell office:value-type="float" office:value="0.92671972687305">
                <text:p>0.92671972687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71794369416076">
                <text:p>0.871794369416076</text:p>
              </table:table-cell>
              <table:table-cell office:value-type="float" office:value="0.473308182643285">
                <text:p>0.4733081826432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17101495441852">
                <text:p>0.0617101495441852</text:p>
              </table:table-cell>
              <table:table-cell office:value-type="float" office:value="0.3757035278276">
                <text:p>0.37570352782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83094239687529">
                <text:p>0.783094239687529</text:p>
              </table:table-cell>
              <table:table-cell office:value-type="float" office:value="0.255100757633609">
                <text:p>0.2551007576336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3820253351106">
                <text:p>0.613820253351106</text:p>
              </table:table-cell>
              <table:table-cell office:value-type="float" office:value="0.460194660121356">
                <text:p>0.4601946601213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17685292887981">
                <text:p>0.417685292887981</text:p>
              </table:table-cell>
              <table:table-cell office:value-type="float" office:value="0.607702723090367">
                <text:p>0.6077027230903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9292005450542">
                <text:p>0.159292005450542</text:p>
              </table:table-cell>
              <table:table-cell office:value-type="float" office:value="0.537457145577058">
                <text:p>0.537457145577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97405987446002">
                <text:p>0.497405987446002</text:p>
              </table:table-cell>
              <table:table-cell office:value-type="float" office:value="0.758930182231331">
                <text:p>0.758930182231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2462371794669">
                <text:p>0.332462371794669</text:p>
              </table:table-cell>
              <table:table-cell office:value-type="float" office:value="0.493191276747541">
                <text:p>0.4931912767475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701819863959">
                <text:p>0.8701819863959</text:p>
              </table:table-cell>
              <table:table-cell office:value-type="float" office:value="0.693382876173066">
                <text:p>0.693382876173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33947766051954">
                <text:p>0.633947766051954</text:p>
              </table:table-cell>
              <table:table-cell office:value-type="float" office:value="0.0309937268481018">
                <text:p>0.03099372684810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48010819865204">
                <text:p>0.348010819865204</text:p>
              </table:table-cell>
              <table:table-cell office:value-type="float" office:value="0.57246282499042">
                <text:p>0.572462824990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7846782403236">
                <text:p>0.197846782403236</text:p>
              </table:table-cell>
              <table:table-cell office:value-type="float" office:value="0.253663668979395">
                <text:p>0.2536636689793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43153172528242">
                <text:p>0.643153172528242</text:p>
              </table:table-cell>
              <table:table-cell office:value-type="float" office:value="0.332536913410088">
                <text:p>0.3325369134100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09600795907659">
                <text:p>0.809600795907659</text:p>
              </table:table-cell>
              <table:table-cell office:value-type="float" office:value="0.303669349144982">
                <text:p>0.3036693491449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04174604419515">
                <text:p>0.904174604419515</text:p>
              </table:table-cell>
              <table:table-cell office:value-type="float" office:value="0.634031122482842">
                <text:p>0.6340311224828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748007766354752">
                <text:p>0.00748007766354752</text:p>
              </table:table-cell>
              <table:table-cell office:value-type="float" office:value="0.785071161387937">
                <text:p>0.7850711613879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33090934702367">
                <text:p>0.833090934702367</text:p>
              </table:table-cell>
              <table:table-cell office:value-type="float" office:value="0.397452397901428">
                <text:p>0.3974523979014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23269671290821">
                <text:p>0.423269671290821</text:p>
              </table:table-cell>
              <table:table-cell office:value-type="float" office:value="0.588614513875836">
                <text:p>0.5886145138758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6452601232576">
                <text:p>0.156452601232576</text:p>
              </table:table-cell>
              <table:table-cell office:value-type="float" office:value="0.942882852326684">
                <text:p>0.942882852326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11646064717711">
                <text:p>0.611646064717711</text:p>
              </table:table-cell>
              <table:table-cell office:value-type="float" office:value="0.459587123024961">
                <text:p>0.4595871230249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66872237815115">
                <text:p>0.0766872237815115</text:p>
              </table:table-cell>
              <table:table-cell office:value-type="float" office:value="0.8040692126371">
                <text:p>0.80406921263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20270912696858">
                <text:p>0.620270912696858</text:p>
              </table:table-cell>
              <table:table-cell office:value-type="float" office:value="0.386654760701868">
                <text:p>0.3866547607018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87633471110405">
                <text:p>0.987633471110405</text:p>
              </table:table-cell>
              <table:table-cell office:value-type="float" office:value="0.136868473632283">
                <text:p>0.1368684736322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19848691275478">
                <text:p>0.519848691275478</text:p>
              </table:table-cell>
              <table:table-cell office:value-type="float" office:value="0.553494385158245">
                <text:p>0.5534943851582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25835989293514">
                <text:p>0.625835989293514</text:p>
              </table:table-cell>
              <table:table-cell office:value-type="float" office:value="0.558229394232968">
                <text:p>0.5582293942329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77466684807929">
                <text:p>0.477466684807929</text:p>
              </table:table-cell>
              <table:table-cell office:value-type="float" office:value="0.280222530549308">
                <text:p>0.2802225305493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65300628454974">
                <text:p>0.765300628454974</text:p>
              </table:table-cell>
              <table:table-cell office:value-type="float" office:value="0.345130871711027">
                <text:p>0.3451308717110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48457866687697">
                <text:p>0.248457866687697</text:p>
              </table:table-cell>
              <table:table-cell office:value-type="float" office:value="0.567438347352861">
                <text:p>0.5674383473528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03290401725943">
                <text:p>0.803290401725943</text:p>
              </table:table-cell>
              <table:table-cell office:value-type="float" office:value="0.578677321310702">
                <text:p>0.5786773213107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59331732809303">
                <text:p>0.859331732809303</text:p>
              </table:table-cell>
              <table:table-cell office:value-type="float" office:value="0.35341459746776">
                <text:p>0.353414597467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47419085842176">
                <text:p>0.0647419085842176</text:p>
              </table:table-cell>
              <table:table-cell office:value-type="float" office:value="0.431636471896409">
                <text:p>0.4316364718964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85254847437661">
                <text:p>0.785254847437661</text:p>
              </table:table-cell>
              <table:table-cell office:value-type="float" office:value="0.881421903931589">
                <text:p>0.881421903931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02889570553108">
                <text:p>0.602889570553108</text:p>
              </table:table-cell>
              <table:table-cell office:value-type="float" office:value="0.783560723895">
                <text:p>0.783560723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53837600387878">
                <text:p>0.353837600387878</text:p>
              </table:table-cell>
              <table:table-cell office:value-type="float" office:value="0.270647166131659">
                <text:p>0.2706471661316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643099267288">
                <text:p>0.79643099267288</text:p>
              </table:table-cell>
              <table:table-cell office:value-type="float" office:value="0.158199562973535">
                <text:p>0.1581995629735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32559612305573">
                <text:p>0.932559612305573</text:p>
              </table:table-cell>
              <table:table-cell office:value-type="float" office:value="0.316413308085608">
                <text:p>0.3164133080856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9810330101085">
                <text:p>0.089810330101085</text:p>
              </table:table-cell>
              <table:table-cell office:value-type="float" office:value="0.871440713254242">
                <text:p>0.8714407132542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4615241654196">
                <text:p>0.744615241654196</text:p>
              </table:table-cell>
              <table:table-cell office:value-type="float" office:value="0.710426741126995">
                <text:p>0.710426741126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0469333014519">
                <text:p>0.470469333014519</text:p>
              </table:table-cell>
              <table:table-cell office:value-type="float" office:value="0.81425341212602">
                <text:p>0.814253412126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6897499438821">
                <text:p>0.96897499438821</text:p>
              </table:table-cell>
              <table:table-cell office:value-type="float" office:value="0.451364839465048">
                <text:p>0.4513648394650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51828052639144">
                <text:p>0.351828052639144</text:p>
              </table:table-cell>
              <table:table-cell office:value-type="float" office:value="0.512899264043952">
                <text:p>0.5128992640439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59125697252472">
                <text:p>0.159125697252472</text:p>
              </table:table-cell>
              <table:table-cell office:value-type="float" office:value="0.908437077685542">
                <text:p>0.9084370776855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65853376176098">
                <text:p>0.0465853376176098</text:p>
              </table:table-cell>
              <table:table-cell office:value-type="float" office:value="0.466505717489185">
                <text:p>0.4665057174891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68453071979619">
                <text:p>0.0368453071979619</text:p>
              </table:table-cell>
              <table:table-cell office:value-type="float" office:value="0.303615186635789">
                <text:p>0.3036151866357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62074068088498">
                <text:p>0.962074068088498</text:p>
              </table:table-cell>
              <table:table-cell office:value-type="float" office:value="0.966710889110604">
                <text:p>0.9667108891106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03600591389094">
                <text:p>0.103600591389094</text:p>
              </table:table-cell>
              <table:table-cell office:value-type="float" office:value="0.513273933093358">
                <text:p>0.5132739330933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66045855340459">
                <text:p>0.466045855340459</text:p>
              </table:table-cell>
              <table:table-cell office:value-type="float" office:value="0.357289003814713">
                <text:p>0.3572890038147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66079101784659">
                <text:p>0.966079101784659</text:p>
              </table:table-cell>
              <table:table-cell office:value-type="float" office:value="0.501042139553482">
                <text:p>0.5010421395534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18252857934583">
                <text:p>0.518252857934583</text:p>
              </table:table-cell>
              <table:table-cell office:value-type="float" office:value="0.395434564505935">
                <text:p>0.3954345645059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3232299847691">
                <text:p>0.363232299847691</text:p>
              </table:table-cell>
              <table:table-cell office:value-type="float" office:value="0.738495797759572">
                <text:p>0.7384957977595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32316756450995">
                <text:p>0.332316756450995</text:p>
              </table:table-cell>
              <table:table-cell office:value-type="float" office:value="0.949554245340301">
                <text:p>0.9495542453403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92794908915678">
                <text:p>0.892794908915678</text:p>
              </table:table-cell>
              <table:table-cell office:value-type="float" office:value="0.39084955706842">
                <text:p>0.390849557068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47018825926455">
                <text:p>0.347018825926455</text:p>
              </table:table-cell>
              <table:table-cell office:value-type="float" office:value="0.590800051089876">
                <text:p>0.5908000510898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73578304518487">
                <text:p>0.773578304518487</text:p>
              </table:table-cell>
              <table:table-cell office:value-type="float" office:value="0.404027326074322">
                <text:p>0.4040273260743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00828809935259">
                <text:p>0.800828809935259</text:p>
              </table:table-cell>
              <table:table-cell office:value-type="float" office:value="0.204718114103466">
                <text:p>0.2047181141034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3433251700773">
                <text:p>0.53433251700773</text:p>
              </table:table-cell>
              <table:table-cell office:value-type="float" office:value="0.116052703568302">
                <text:p>0.1160527035683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4099518952692">
                <text:p>0.964099518952692</text:p>
              </table:table-cell>
              <table:table-cell office:value-type="float" office:value="0.885918834379048">
                <text:p>0.8859188343790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77882380790777">
                <text:p>0.677882380790777</text:p>
              </table:table-cell>
              <table:table-cell office:value-type="float" office:value="0.0401525270298984">
                <text:p>0.04015252702989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75047803723508">
                <text:p>0.475047803723508</text:p>
              </table:table-cell>
              <table:table-cell office:value-type="float" office:value="0.710950435876996">
                <text:p>0.7109504358769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42204826427678">
                <text:p>0.342204826427678</text:p>
              </table:table-cell>
              <table:table-cell office:value-type="float" office:value="0.436771928762241">
                <text:p>0.4367719287622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60137401733796">
                <text:p>0.260137401733796</text:p>
              </table:table-cell>
              <table:table-cell office:value-type="float" office:value="0.373251893301623">
                <text:p>0.3732518933016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9443551723332">
                <text:p>0.369443551723332</text:p>
              </table:table-cell>
              <table:table-cell office:value-type="float" office:value="0.346095115985111">
                <text:p>0.3460951159851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32856327378562">
                <text:p>0.232856327378562</text:p>
              </table:table-cell>
              <table:table-cell office:value-type="float" office:value="0.207898336394235">
                <text:p>0.2078983363942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5773616126051">
                <text:p>0.35773616126051</text:p>
              </table:table-cell>
              <table:table-cell office:value-type="float" office:value="0.200335616468024">
                <text:p>0.2003356164680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64309996462623">
                <text:p>0.264309996462623</text:p>
              </table:table-cell>
              <table:table-cell office:value-type="float" office:value="0.686291502898018">
                <text:p>0.6862915028980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33582301410197">
                <text:p>0.0133582301410197</text:p>
              </table:table-cell>
              <table:table-cell office:value-type="float" office:value="0.982108152817378">
                <text:p>0.9821081528173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27275026189195">
                <text:p>0.0327275026189195</text:p>
              </table:table-cell>
              <table:table-cell office:value-type="float" office:value="0.908695271141876">
                <text:p>0.9086952711418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34411995948967">
                <text:p>0.934411995948967</text:p>
              </table:table-cell>
              <table:table-cell office:value-type="float" office:value="0.139069076674531">
                <text:p>0.1390690766745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59169675966875">
                <text:p>0.159169675966875</text:p>
              </table:table-cell>
              <table:table-cell office:value-type="float" office:value="0.433341310500672">
                <text:p>0.4333413105006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34026836753459">
                <text:p>0.834026836753459</text:p>
              </table:table-cell>
              <table:table-cell office:value-type="float" office:value="0.246164073160514">
                <text:p>0.2461640731605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5921943891064">
                <text:p>0.455921943891064</text:p>
              </table:table-cell>
              <table:table-cell office:value-type="float" office:value="0.858199288544827">
                <text:p>0.8581992885448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44848016421101">
                <text:p>0.844848016421101</text:p>
              </table:table-cell>
              <table:table-cell office:value-type="float" office:value="0.891880472063755">
                <text:p>0.8918804720637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14332511007383">
                <text:p>0.314332511007383</text:p>
              </table:table-cell>
              <table:table-cell office:value-type="float" office:value="0.708117200273661">
                <text:p>0.7081172002736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17506012968346">
                <text:p>0.217506012968346</text:p>
              </table:table-cell>
              <table:table-cell office:value-type="float" office:value="0.805385087376561">
                <text:p>0.8053850873765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41360052346745">
                <text:p>0.941360052346745</text:p>
              </table:table-cell>
              <table:table-cell office:value-type="float" office:value="0.515486899695228">
                <text:p>0.5154868996952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34497160003663">
                <text:p>0.834497160003663</text:p>
              </table:table-cell>
              <table:table-cell office:value-type="float" office:value="0.282470479090295">
                <text:p>0.2824704790902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0964766992436">
                <text:p>0.40964766992436</text:p>
              </table:table-cell>
              <table:table-cell office:value-type="float" office:value="0.488348648202575">
                <text:p>0.4883486482025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1522793461399">
                <text:p>0.961522793461399</text:p>
              </table:table-cell>
              <table:table-cell office:value-type="float" office:value="0.180851155096839">
                <text:p>0.1808511550968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69639578280296">
                <text:p>0.869639578280296</text:p>
              </table:table-cell>
              <table:table-cell office:value-type="float" office:value="0.723382287400549">
                <text:p>0.7233822874005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32406402593143">
                <text:p>0.132406402593143</text:p>
              </table:table-cell>
              <table:table-cell office:value-type="float" office:value="0.889842465732817">
                <text:p>0.8898424657328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96430451261283">
                <text:p>0.496430451261283</text:p>
              </table:table-cell>
              <table:table-cell office:value-type="float" office:value="0.185888091642406">
                <text:p>0.1858880916424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3091236164907">
                <text:p>0.783091236164907</text:p>
              </table:table-cell>
              <table:table-cell office:value-type="float" office:value="0.736827908401322">
                <text:p>0.7368279084013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48470323310931">
                <text:p>0.548470323310931</text:p>
              </table:table-cell>
              <table:table-cell office:value-type="float" office:value="0.228630647002444">
                <text:p>0.2286306470024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4466959113671">
                <text:p>0.294466959113671</text:p>
              </table:table-cell>
              <table:table-cell office:value-type="float" office:value="0.432136592967211">
                <text:p>0.4321365929672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5513052586399">
                <text:p>0.235513052586399</text:p>
              </table:table-cell>
              <table:table-cell office:value-type="float" office:value="0.0558981646157451">
                <text:p>0.05589816461574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04551817141547">
                <text:p>0.504551817141547</text:p>
              </table:table-cell>
              <table:table-cell office:value-type="float" office:value="0.440071689431982">
                <text:p>0.4400716894319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54699142939573">
                <text:p>0.154699142939573</text:p>
              </table:table-cell>
              <table:table-cell office:value-type="float" office:value="0.167286554594017">
                <text:p>0.1672865545940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62780777695343">
                <text:p>0.162780777695343</text:p>
              </table:table-cell>
              <table:table-cell office:value-type="float" office:value="0.301592289426611">
                <text:p>0.3015922894266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26860244699958">
                <text:p>0.526860244699958</text:p>
              </table:table-cell>
              <table:table-cell office:value-type="float" office:value="0.212041700364248">
                <text:p>0.212041700364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47187883946619">
                <text:p>0.947187883946619</text:p>
              </table:table-cell>
              <table:table-cell office:value-type="float" office:value="0.0942019290664697">
                <text:p>0.09420192906646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94807970274286">
                <text:p>0.0094807970274286</text:p>
              </table:table-cell>
              <table:table-cell office:value-type="float" office:value="0.444843981061806">
                <text:p>0.4448439810618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65119076940831">
                <text:p>0.165119076940831</text:p>
              </table:table-cell>
              <table:table-cell office:value-type="float" office:value="0.356953690973818">
                <text:p>0.3569536909738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68458096525919">
                <text:p>0.868458096525919</text:p>
              </table:table-cell>
              <table:table-cell office:value-type="float" office:value="0.683895054753081">
                <text:p>0.6838950547530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88593728722563">
                <text:p>0.588593728722563</text:p>
              </table:table-cell>
              <table:table-cell office:value-type="float" office:value="0.182075071628423">
                <text:p>0.1820750716284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83710996575845">
                <text:p>0.283710996575845</text:p>
              </table:table-cell>
              <table:table-cell office:value-type="float" office:value="0.650980800425417">
                <text:p>0.6509808004254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25733721265369">
                <text:p>0.225733721265369</text:p>
              </table:table-cell>
              <table:table-cell office:value-type="float" office:value="0.536604599180491">
                <text:p>0.5366045991804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31533347855889">
                <text:p>0.331533347855889</text:p>
              </table:table-cell>
              <table:table-cell office:value-type="float" office:value="0.359896929219293">
                <text:p>0.3598969292192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73635030313569">
                <text:p>0.473635030313569</text:p>
              </table:table-cell>
              <table:table-cell office:value-type="float" office:value="0.413455139582869">
                <text:p>0.4134551395828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09833252503962">
                <text:p>0.609833252503962</text:p>
              </table:table-cell>
              <table:table-cell office:value-type="float" office:value="0.180985326091824">
                <text:p>0.1809853260918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26208370520436">
                <text:p>0.0126208370520436</text:p>
              </table:table-cell>
              <table:table-cell office:value-type="float" office:value="0.0335113775134794">
                <text:p>0.03351137751347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94666748360543">
                <text:p>0.794666748360543</text:p>
              </table:table-cell>
              <table:table-cell office:value-type="float" office:value="0.387700266973052">
                <text:p>0.3877002669730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4911393952872">
                <text:p>0.214911393952872</text:p>
              </table:table-cell>
              <table:table-cell office:value-type="float" office:value="0.979862877091693">
                <text:p>0.9798628770916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64676618945835">
                <text:p>0.564676618945835</text:p>
              </table:table-cell>
              <table:table-cell office:value-type="float" office:value="0.172088305452415">
                <text:p>0.1720883054524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09502911542588">
                <text:p>0.609502911542588</text:p>
              </table:table-cell>
              <table:table-cell office:value-type="float" office:value="0.45430508773719">
                <text:p>0.454305087737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6877015035219">
                <text:p>0.376877015035219</text:p>
              </table:table-cell>
              <table:table-cell office:value-type="float" office:value="0.252324436415043">
                <text:p>0.2523244364150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49871758600292">
                <text:p>0.749871758600292</text:p>
              </table:table-cell>
              <table:table-cell office:value-type="float" office:value="0.0651325387425687">
                <text:p>0.06513253874256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46172306520792">
                <text:p>0.446172306520792</text:p>
              </table:table-cell>
              <table:table-cell office:value-type="float" office:value="0.722896637277861">
                <text:p>0.7228966372778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40003304226741">
                <text:p>0.940003304226741</text:p>
              </table:table-cell>
              <table:table-cell office:value-type="float" office:value="0.74081838803552">
                <text:p>0.740818388035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16788380145544">
                <text:p>0.0516788380145544</text:p>
              </table:table-cell>
              <table:table-cell office:value-type="float" office:value="0.872899761055327">
                <text:p>0.8728997610553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90004914517975">
                <text:p>0.890004914517975</text:p>
              </table:table-cell>
              <table:table-cell office:value-type="float" office:value="0.399732652498541">
                <text:p>0.3997326524985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57171674444137">
                <text:p>0.757171674444137</text:p>
              </table:table-cell>
              <table:table-cell office:value-type="float" office:value="0.428505049489456">
                <text:p>0.4285050494894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17346893386059">
                <text:p>0.317346893386059</text:p>
              </table:table-cell>
              <table:table-cell office:value-type="float" office:value="0.0328219026354453">
                <text:p>0.03282190263544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38947406872347">
                <text:p>0.138947406872347</text:p>
              </table:table-cell>
              <table:table-cell office:value-type="float" office:value="0.727436975539524">
                <text:p>0.7274369755395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7377924491399">
                <text:p>0.77377924491399</text:p>
              </table:table-cell>
              <table:table-cell office:value-type="float" office:value="0.577793552543919">
                <text:p>0.5777935525439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06218412429301">
                <text:p>0.706218412429301</text:p>
              </table:table-cell>
              <table:table-cell office:value-type="float" office:value="0.102244275979545">
                <text:p>0.1022442759795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71292744124107">
                <text:p>0.571292744124107</text:p>
              </table:table-cell>
              <table:table-cell office:value-type="float" office:value="0.0110379953549763">
                <text:p>0.01103799535497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64612343021766">
                <text:p>0.164612343021766</text:p>
              </table:table-cell>
              <table:table-cell office:value-type="float" office:value="0.615114275504568">
                <text:p>0.6151142755045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09933008438803">
                <text:p>0.0609933008438803</text:p>
              </table:table-cell>
              <table:table-cell office:value-type="float" office:value="0.217378505526453">
                <text:p>0.2173785055264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77809549512791">
                <text:p>0.577809549512791</text:p>
              </table:table-cell>
              <table:table-cell office:value-type="float" office:value="0.329955113322842">
                <text:p>0.3299551133228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84406708196476">
                <text:p>0.284406708196476</text:p>
              </table:table-cell>
              <table:table-cell office:value-type="float" office:value="0.875006590606192">
                <text:p>0.875006590606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40560093118862">
                <text:p>0.540560093118862</text:p>
              </table:table-cell>
              <table:table-cell office:value-type="float" office:value="0.795281050024764">
                <text:p>0.7952810500247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9409609830147">
                <text:p>0.19409609830147</text:p>
              </table:table-cell>
              <table:table-cell office:value-type="float" office:value="0.509861114213517">
                <text:p>0.5098611142135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85917235833875">
                <text:p>0.185917235833875</text:p>
              </table:table-cell>
              <table:table-cell office:value-type="float" office:value="0.191432622677444">
                <text:p>0.1914326226774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50657999779047">
                <text:p>0.0950657999779047</text:p>
              </table:table-cell>
              <table:table-cell office:value-type="float" office:value="0.545490972753909">
                <text:p>0.5454909727539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61779020224102">
                <text:p>0.761779020224102</text:p>
              </table:table-cell>
              <table:table-cell office:value-type="float" office:value="0.825042492006876">
                <text:p>0.8250424920068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26734708743622">
                <text:p>0.526734708743622</text:p>
              </table:table-cell>
              <table:table-cell office:value-type="float" office:value="0.708575711197879">
                <text:p>0.7085757111978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60342309763237">
                <text:p>0.760342309763237</text:p>
              </table:table-cell>
              <table:table-cell office:value-type="float" office:value="0.271680013356522">
                <text:p>0.2716800133565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9398562142819">
                <text:p>0.879398562142819</text:p>
              </table:table-cell>
              <table:table-cell office:value-type="float" office:value="0.681628891344329">
                <text:p>0.6816288913443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15013129508594">
                <text:p>0.715013129508594</text:p>
              </table:table-cell>
              <table:table-cell office:value-type="float" office:value="0.682940150839767">
                <text:p>0.6829401508397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86592493605506">
                <text:p>0.386592493605506</text:p>
              </table:table-cell>
              <table:table-cell office:value-type="float" office:value="0.877024977889018">
                <text:p>0.8770249778890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73954644668519">
                <text:p>0.273954644668519</text:p>
              </table:table-cell>
              <table:table-cell office:value-type="float" office:value="0.574647880209674">
                <text:p>0.5746478802096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54384815854229">
                <text:p>0.554384815854229</text:p>
              </table:table-cell>
              <table:table-cell office:value-type="float" office:value="0.970699902672918">
                <text:p>0.9706999026729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941627253845">
                <text:p>0.3941627253845</text:p>
              </table:table-cell>
              <table:table-cell office:value-type="float" office:value="0.69515197174972">
                <text:p>0.695151971749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11901862259769">
                <text:p>0.311901862259769</text:p>
              </table:table-cell>
              <table:table-cell office:value-type="float" office:value="0.590920190093008">
                <text:p>0.5909201900930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00510924530431">
                <text:p>0.300510924530431</text:p>
              </table:table-cell>
              <table:table-cell office:value-type="float" office:value="0.034495483536018">
                <text:p>0.0344954835360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28729671659815">
                <text:p>0.728729671659815</text:p>
              </table:table-cell>
              <table:table-cell office:value-type="float" office:value="0.537267824798906">
                <text:p>0.5372678247989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33730898062553">
                <text:p>0.533730898062553</text:p>
              </table:table-cell>
              <table:table-cell office:value-type="float" office:value="0.609039177424024">
                <text:p>0.609039177424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26308163193054">
                <text:p>0.426308163193054</text:p>
              </table:table-cell>
              <table:table-cell office:value-type="float" office:value="0.159275237274111">
                <text:p>0.1592752372741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7862484370726">
                <text:p>0.387862484370726</text:p>
              </table:table-cell>
              <table:table-cell office:value-type="float" office:value="0.595422649298601">
                <text:p>0.5954226492986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951974529710306">
                <text:p>0.0951974529710306</text:p>
              </table:table-cell>
              <table:table-cell office:value-type="float" office:value="0.520578666539749">
                <text:p>0.5205786665397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50555166937816">
                <text:p>0.650555166937816</text:p>
              </table:table-cell>
              <table:table-cell office:value-type="float" office:value="0.997589042210528">
                <text:p>0.9975890422105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34413753659232">
                <text:p>0.634413753659232</text:p>
              </table:table-cell>
              <table:table-cell office:value-type="float" office:value="0.93526078807963">
                <text:p>0.93526078807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77002203458913">
                <text:p>0.0577002203458913</text:p>
              </table:table-cell>
              <table:table-cell office:value-type="float" office:value="0.145373354920264">
                <text:p>0.1453733549202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81723316920117">
                <text:p>0.781723316920117</text:p>
              </table:table-cell>
              <table:table-cell office:value-type="float" office:value="0.925536032810546">
                <text:p>0.9255360328105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62182883396886">
                <text:p>0.0162182883396886</text:p>
              </table:table-cell>
              <table:table-cell office:value-type="float" office:value="0.235353601527646">
                <text:p>0.2353536015276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98442861074362">
                <text:p>0.798442861074362</text:p>
              </table:table-cell>
              <table:table-cell office:value-type="float" office:value="0.559597752859025">
                <text:p>0.559597752859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45794991720376">
                <text:p>0.345794991720376</text:p>
              </table:table-cell>
              <table:table-cell office:value-type="float" office:value="0.942503271724739">
                <text:p>0.9425032717247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92517874221708">
                <text:p>0.592517874221708</text:p>
              </table:table-cell>
              <table:table-cell office:value-type="float" office:value="0.0434562390940945">
                <text:p>0.04345623909409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22366904168606">
                <text:p>0.222366904168606</text:p>
              </table:table-cell>
              <table:table-cell office:value-type="float" office:value="0.729396545981389">
                <text:p>0.7293965459813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29849358511301">
                <text:p>0.129849358511301</text:p>
              </table:table-cell>
              <table:table-cell office:value-type="float" office:value="0.0499066342900401">
                <text:p>0.04990663429004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19770325217029">
                <text:p>0.119770325217029</text:p>
              </table:table-cell>
              <table:table-cell office:value-type="float" office:value="0.0421064493292713">
                <text:p>0.04210644932927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35926047343143">
                <text:p>0.335926047343143</text:p>
              </table:table-cell>
              <table:table-cell office:value-type="float" office:value="0.989665335741898">
                <text:p>0.9896653357418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43316769265496">
                <text:p>0.343316769265496</text:p>
              </table:table-cell>
              <table:table-cell office:value-type="float" office:value="0.408595177397841">
                <text:p>0.4085951773978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17802927409498">
                <text:p>0.517802927409498</text:p>
              </table:table-cell>
              <table:table-cell office:value-type="float" office:value="0.705591869034931">
                <text:p>0.7055918690349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18516753908079">
                <text:p>0.218516753908079</text:p>
              </table:table-cell>
              <table:table-cell office:value-type="float" office:value="0.525642587014004">
                <text:p>0.5256425870140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865045371395">
                <text:p>0.2865045371395</text:p>
              </table:table-cell>
              <table:table-cell office:value-type="float" office:value="0.977869251864759">
                <text:p>0.9778692518647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64200448733723">
                <text:p>0.664200448733723</text:p>
              </table:table-cell>
              <table:table-cell office:value-type="float" office:value="0.977848864751653">
                <text:p>0.9778488647516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40698824545786">
                <text:p>0.0840698824545786</text:p>
              </table:table-cell>
              <table:table-cell office:value-type="float" office:value="0.925822531696944">
                <text:p>0.9258225316969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693685352481">
                <text:p>0.7693685352481</text:p>
              </table:table-cell>
              <table:table-cell office:value-type="float" office:value="0.955474226787072">
                <text:p>0.9554742267870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35708961057093">
                <text:p>0.435708961057093</text:p>
              </table:table-cell>
              <table:table-cell office:value-type="float" office:value="0.036324755242835">
                <text:p>0.0363247552428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54296177892128">
                <text:p>0.954296177892128</text:p>
              </table:table-cell>
              <table:table-cell office:value-type="float" office:value="0.691863216760862">
                <text:p>0.6918632167608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03706805614622">
                <text:p>0.403706805614622</text:p>
              </table:table-cell>
              <table:table-cell office:value-type="float" office:value="0.201360044607541">
                <text:p>0.2013600446075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58250017640957">
                <text:p>0.0758250017640957</text:p>
              </table:table-cell>
              <table:table-cell office:value-type="float" office:value="0.0779657903396241">
                <text:p>0.07796579033962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91487293940105">
                <text:p>0.691487293940105</text:p>
              </table:table-cell>
              <table:table-cell office:value-type="float" office:value="0.269483502182449">
                <text:p>0.2694835021824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80063175464489">
                <text:p>0.980063175464489</text:p>
              </table:table-cell>
              <table:table-cell office:value-type="float" office:value="0.219629707533861">
                <text:p>0.2196297075338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25799040248415">
                <text:p>0.625799040248415</text:p>
              </table:table-cell>
              <table:table-cell office:value-type="float" office:value="0.24999424910122">
                <text:p>0.249994249101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13905725694272">
                <text:p>0.613905725694272</text:p>
              </table:table-cell>
              <table:table-cell office:value-type="float" office:value="0.553686867991693">
                <text:p>0.5536868679916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15308078732918">
                <text:p>0.815308078732918</text:p>
              </table:table-cell>
              <table:table-cell office:value-type="float" office:value="0.903778683711761">
                <text:p>0.9037786837117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31804049790092">
                <text:p>0.531804049790092</text:p>
              </table:table-cell>
              <table:table-cell office:value-type="float" office:value="0.963132304921735">
                <text:p>0.9631323049217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856772112083161">
                <text:p>0.0856772112083161</text:p>
              </table:table-cell>
              <table:table-cell office:value-type="float" office:value="0.49476342879623">
                <text:p>0.494763428796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15035267174335">
                <text:p>0.415035267174335</text:p>
              </table:table-cell>
              <table:table-cell office:value-type="float" office:value="0.0961829461664777">
                <text:p>0.09618294616647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85011400088361">
                <text:p>0.685011400088361</text:p>
              </table:table-cell>
              <table:table-cell office:value-type="float" office:value="0.0338886264458435">
                <text:p>0.03388862644584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05913926241714">
                <text:p>0.605913926241714</text:p>
              </table:table-cell>
              <table:table-cell office:value-type="float" office:value="0.641189559693639">
                <text:p>0.6411895596936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18701628161487">
                <text:p>0.818701628161487</text:p>
              </table:table-cell>
              <table:table-cell office:value-type="float" office:value="0.648389235627616">
                <text:p>0.6483892356276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56116479174134">
                <text:p>0.656116479174134</text:p>
              </table:table-cell>
              <table:table-cell office:value-type="float" office:value="0.953410281290497">
                <text:p>0.9534102812904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95082824722717">
                <text:p>0.495082824722717</text:p>
              </table:table-cell>
              <table:table-cell office:value-type="float" office:value="0.187129446654399">
                <text:p>0.1871294466543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26332670072944">
                <text:p>0.526332670072944</text:p>
              </table:table-cell>
              <table:table-cell office:value-type="float" office:value="0.261710117574658">
                <text:p>0.2617101175746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31811736109319">
                <text:p>0.231811736109319</text:p>
              </table:table-cell>
              <table:table-cell office:value-type="float" office:value="0.596719141000576">
                <text:p>0.5967191410005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09325667647877">
                <text:p>0.109325667647877</text:p>
              </table:table-cell>
              <table:table-cell office:value-type="float" office:value="0.137721544169239">
                <text:p>0.1377215441692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68580552013178">
                <text:p>0.368580552013178</text:p>
              </table:table-cell>
              <table:table-cell office:value-type="float" office:value="0.261886191942353">
                <text:p>0.2618861919423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76440208783408">
                <text:p>0.0376440208783408</text:p>
              </table:table-cell>
              <table:table-cell office:value-type="float" office:value="0.496228889675279">
                <text:p>0.4962288896752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60657239590154">
                <text:p>0.960657239590154</text:p>
              </table:table-cell>
              <table:table-cell office:value-type="float" office:value="0.848752844523485">
                <text:p>0.8487528445234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0577341918455">
                <text:p>0.90577341918455</text:p>
              </table:table-cell>
              <table:table-cell office:value-type="float" office:value="0.0685096741299046">
                <text:p>0.06850967412990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42283916768346">
                <text:p>0.542283916768346</text:p>
              </table:table-cell>
              <table:table-cell office:value-type="float" office:value="0.15812719354997">
                <text:p>0.158127193549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1236972616082">
                <text:p>0.21236972616082</text:p>
              </table:table-cell>
              <table:table-cell office:value-type="float" office:value="0.570892665910487">
                <text:p>0.5708926659104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1599647492294">
                <text:p>0.431599647492294</text:p>
              </table:table-cell>
              <table:table-cell office:value-type="float" office:value="0.0979156478171633">
                <text:p>0.09791564781716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35334974309516">
                <text:p>0.735334974309516</text:p>
              </table:table-cell>
              <table:table-cell office:value-type="float" office:value="0.697222726428411">
                <text:p>0.6972227264284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665653429076">
                <text:p>0.97665653429076</text:p>
              </table:table-cell>
              <table:table-cell office:value-type="float" office:value="0.701997089246982">
                <text:p>0.7019970892469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95480798497076">
                <text:p>0.595480798497076</text:p>
              </table:table-cell>
              <table:table-cell office:value-type="float" office:value="0.247672995743606">
                <text:p>0.2476729957436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0699018627341">
                <text:p>0.50699018627341</text:p>
              </table:table-cell>
              <table:table-cell office:value-type="float" office:value="0.788673098290721">
                <text:p>0.7886730982907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54158823482016">
                <text:p>0.954158823482016</text:p>
              </table:table-cell>
              <table:table-cell office:value-type="float" office:value="0.36164300522691">
                <text:p>0.361643005226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89991334445056">
                <text:p>0.189991334445056</text:p>
              </table:table-cell>
              <table:table-cell office:value-type="float" office:value="0.753053456519321">
                <text:p>0.7530534565193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112694812335">
                <text:p>0.6112694812335</text:p>
              </table:table-cell>
              <table:table-cell office:value-type="float" office:value="0.583691987603179">
                <text:p>0.5836919876031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41619791572725">
                <text:p>0.741619791572725</text:p>
              </table:table-cell>
              <table:table-cell office:value-type="float" office:value="0.0373596936203934">
                <text:p>0.03735969362039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35399194461125">
                <text:p>0.635399194461125</text:p>
              </table:table-cell>
              <table:table-cell office:value-type="float" office:value="0.16458652831197">
                <text:p>0.164586528311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21398482324059">
                <text:p>0.421398482324059</text:p>
              </table:table-cell>
              <table:table-cell office:value-type="float" office:value="0.772354689792462">
                <text:p>0.7723546897924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95346233513305">
                <text:p>0.295346233513305</text:p>
              </table:table-cell>
              <table:table-cell office:value-type="float" office:value="0.0576690590488486">
                <text:p>0.05766905904884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1384359108705">
                <text:p>0.31384359108705</text:p>
              </table:table-cell>
              <table:table-cell office:value-type="float" office:value="0.657677494842472">
                <text:p>0.6576774948424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36145132489867">
                <text:p>0.536145132489867</text:p>
              </table:table-cell>
              <table:table-cell office:value-type="float" office:value="0.927744903113902">
                <text:p>0.9277449031139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02035462178202">
                <text:p>0.902035462178202</text:p>
              </table:table-cell>
              <table:table-cell office:value-type="float" office:value="0.634059698327812">
                <text:p>0.6340596983278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74937913375309">
                <text:p>0.374937913375309</text:p>
              </table:table-cell>
              <table:table-cell office:value-type="float" office:value="0.650422729442364">
                <text:p>0.6504227294423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03944910407025">
                <text:p>0.703944910407025</text:p>
              </table:table-cell>
              <table:table-cell office:value-type="float" office:value="0.950464137473758">
                <text:p>0.9504641374737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21824600818824">
                <text:p>0.321824600818824</text:p>
              </table:table-cell>
              <table:table-cell office:value-type="float" office:value="0.962196734110757">
                <text:p>0.9621967341107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08682031161197">
                <text:p>0.308682031161197</text:p>
              </table:table-cell>
              <table:table-cell office:value-type="float" office:value="0.70751472784325">
                <text:p>0.707514727843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71695975739724">
                <text:p>0.571695975739724</text:p>
              </table:table-cell>
              <table:table-cell office:value-type="float" office:value="0.456087336620627">
                <text:p>0.4560873366206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50116081540425">
                <text:p>0.350116081540425</text:p>
              </table:table-cell>
              <table:table-cell office:value-type="float" office:value="0.616796706955135">
                <text:p>0.6167967069551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34391092692617">
                <text:p>0.534391092692617</text:p>
              </table:table-cell>
              <table:table-cell office:value-type="float" office:value="0.016300501442837">
                <text:p>0.0163005014428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91524073536034">
                <text:p>0.491524073536034</text:p>
              </table:table-cell>
              <table:table-cell office:value-type="float" office:value="0.288216681820083">
                <text:p>0.2882166818200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42606782718097">
                <text:p>0.442606782718097</text:p>
              </table:table-cell>
              <table:table-cell office:value-type="float" office:value="0.642229097315821">
                <text:p>0.6422290973158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63521778827164">
                <text:p>0.563521778827164</text:p>
              </table:table-cell>
              <table:table-cell office:value-type="float" office:value="0.828276475823018">
                <text:p>0.8282764758230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1793082372398">
                <text:p>0.361793082372398</text:p>
              </table:table-cell>
              <table:table-cell office:value-type="float" office:value="0.561699502199448">
                <text:p>0.5616995021994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633106351493979">
                <text:p>0.0633106351493979</text:p>
              </table:table-cell>
              <table:table-cell office:value-type="float" office:value="0.277181533420053">
                <text:p>0.2771815334200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87723561592829">
                <text:p>0.687723561592829</text:p>
              </table:table-cell>
              <table:table-cell office:value-type="float" office:value="0.403766881390056">
                <text:p>0.4037668813900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79517942397224">
                <text:p>0.679517942397224</text:p>
              </table:table-cell>
              <table:table-cell office:value-type="float" office:value="0.838034123627524">
                <text:p>0.838034123627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55050940044319">
                <text:p>0.155050940044319</text:p>
              </table:table-cell>
              <table:table-cell office:value-type="float" office:value="0.859840960674473">
                <text:p>0.8598409606744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08123470530404">
                <text:p>0.408123470530404</text:p>
              </table:table-cell>
              <table:table-cell office:value-type="float" office:value="0.7733490589141">
                <text:p>0.77334905891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09923830926073">
                <text:p>0.209923830926073</text:p>
              </table:table-cell>
              <table:table-cell office:value-type="float" office:value="0.443510427136571">
                <text:p>0.4435104271365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987498682624327">
                <text:p>0.00987498682624327</text:p>
              </table:table-cell>
              <table:table-cell office:value-type="float" office:value="0.826995123953568">
                <text:p>0.8269951239535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19312060458679">
                <text:p>0.119312060458679</text:p>
              </table:table-cell>
              <table:table-cell office:value-type="float" office:value="0.0532522762197085">
                <text:p>0.05325227621970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33488361532111">
                <text:p>0.933488361532111</text:p>
              </table:table-cell>
              <table:table-cell office:value-type="float" office:value="0.993889028250013">
                <text:p>0.9938890282500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25739268806033">
                <text:p>0.925739268806033</text:p>
              </table:table-cell>
              <table:table-cell office:value-type="float" office:value="0.249699164909162">
                <text:p>0.2496991649091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02871848845839">
                <text:p>0.602871848845839</text:p>
              </table:table-cell>
              <table:table-cell office:value-type="float" office:value="0.842296927213397">
                <text:p>0.8422969272133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57514635414626">
                <text:p>0.657514635414626</text:p>
              </table:table-cell>
              <table:table-cell office:value-type="float" office:value="0.16215275016371">
                <text:p>0.162152750163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9973466886123">
                <text:p>0.399973466886123</text:p>
              </table:table-cell>
              <table:table-cell office:value-type="float" office:value="0.848994323203192">
                <text:p>0.8489943232031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56609577058292">
                <text:p>0.456609577058292</text:p>
              </table:table-cell>
              <table:table-cell office:value-type="float" office:value="0.0397069280343748">
                <text:p>0.03970692803437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85630302117727">
                <text:p>0.585630302117727</text:p>
              </table:table-cell>
              <table:table-cell office:value-type="float" office:value="0.155035602693052">
                <text:p>0.1550356026930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26387173051162">
                <text:p>0.926387173051162</text:p>
              </table:table-cell>
              <table:table-cell office:value-type="float" office:value="0.315174280320291">
                <text:p>0.3151742803202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84922622056807">
                <text:p>0.784922622056807</text:p>
              </table:table-cell>
              <table:table-cell office:value-type="float" office:value="0.0818636395455556">
                <text:p>0.08186363954555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81258998974792">
                <text:p>0.981258998974792</text:p>
              </table:table-cell>
              <table:table-cell office:value-type="float" office:value="0.915718473964486">
                <text:p>0.9157184739644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78727976161436">
                <text:p>0.378727976161436</text:p>
              </table:table-cell>
              <table:table-cell office:value-type="float" office:value="0.447498030035049">
                <text:p>0.4474980300350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03418082067006">
                <text:p>0.403418082067006</text:p>
              </table:table-cell>
              <table:table-cell office:value-type="float" office:value="0.320640454882629">
                <text:p>0.3206404548826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29055411330205">
                <text:p>0.429055411330205</text:p>
              </table:table-cell>
              <table:table-cell office:value-type="float" office:value="0.182693002055815">
                <text:p>0.1826930020558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63909889649269">
                <text:p>0.163909889649269</text:p>
              </table:table-cell>
              <table:table-cell office:value-type="float" office:value="0.336968660606279">
                <text:p>0.3369686606062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54143057496009">
                <text:p>0.354143057496009</text:p>
              </table:table-cell>
              <table:table-cell office:value-type="float" office:value="0.903456229880727">
                <text:p>0.9034562298807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67243269367903">
                <text:p>0.667243269367903</text:p>
              </table:table-cell>
              <table:table-cell office:value-type="float" office:value="0.748340821032075">
                <text:p>0.7483408210320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02996078910758">
                <text:p>0.802996078910758</text:p>
              </table:table-cell>
              <table:table-cell office:value-type="float" office:value="0.2539768397785">
                <text:p>0.25397683977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38147420044252">
                <text:p>0.0138147420044252</text:p>
              </table:table-cell>
              <table:table-cell office:value-type="float" office:value="0.421575204041675">
                <text:p>0.4215752040416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445645709886309">
                <text:p>0.0445645709886309</text:p>
              </table:table-cell>
              <table:table-cell office:value-type="float" office:value="0.23351648237004">
                <text:p>0.233516482370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35790675141208">
                <text:p>0.235790675141208</text:p>
              </table:table-cell>
              <table:table-cell office:value-type="float" office:value="0.104989981460766">
                <text:p>0.1049899814607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30399976908056">
                <text:p>0.130399976908056</text:p>
              </table:table-cell>
              <table:table-cell office:value-type="float" office:value="0.189940477372447">
                <text:p>0.1899404773724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16401960584503">
                <text:p>0.616401960584503</text:p>
              </table:table-cell>
              <table:table-cell office:value-type="float" office:value="0.00338294287999835">
                <text:p>0.003382942879998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19959805425417">
                <text:p>0.119959805425417</text:p>
              </table:table-cell>
              <table:table-cell office:value-type="float" office:value="0.661277119763951">
                <text:p>0.6612771197639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65177214382116">
                <text:p>0.365177214382116</text:p>
              </table:table-cell>
              <table:table-cell office:value-type="float" office:value="0.192804293159227">
                <text:p>0.1928042931592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30837607992198">
                <text:p>0.830837607992198</text:p>
              </table:table-cell>
              <table:table-cell office:value-type="float" office:value="0.950392986131484">
                <text:p>0.9503929861314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45520918240401">
                <text:p>0.645520918240401</text:p>
              </table:table-cell>
              <table:table-cell office:value-type="float" office:value="0.792144692629107">
                <text:p>0.7921446926291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00109141126534">
                <text:p>0.900109141126534</text:p>
              </table:table-cell>
              <table:table-cell office:value-type="float" office:value="0.525184405142286">
                <text:p>0.525184405142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98571943774234">
                <text:p>0.798571943774234</text:p>
              </table:table-cell>
              <table:table-cell office:value-type="float" office:value="0.850162492929589">
                <text:p>0.8501624929295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502273742201">
                <text:p>0.99502273742201</text:p>
              </table:table-cell>
              <table:table-cell office:value-type="float" office:value="0.957545732156532">
                <text:p>0.9575457321565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19046225653096">
                <text:p>0.719046225653096</text:p>
              </table:table-cell>
              <table:table-cell office:value-type="float" office:value="0.256015772254619">
                <text:p>0.2560157722546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06233517560311">
                <text:p>0.206233517560311</text:p>
              </table:table-cell>
              <table:table-cell office:value-type="float" office:value="0.327386954548642">
                <text:p>0.3273869545486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51661880097276">
                <text:p>0.251661880097276</text:p>
              </table:table-cell>
              <table:table-cell office:value-type="float" office:value="0.542242133336003">
                <text:p>0.5422421333360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9094689105928">
                <text:p>0.79094689105928</text:p>
              </table:table-cell>
              <table:table-cell office:value-type="float" office:value="0.780231045436484">
                <text:p>0.7802310454364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31816582764219">
                <text:p>0.731816582764219</text:p>
              </table:table-cell>
              <table:table-cell office:value-type="float" office:value="0.390282277182221">
                <text:p>0.3902822771822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95273620798008">
                <text:p>0.495273620798008</text:p>
              </table:table-cell>
              <table:table-cell office:value-type="float" office:value="0.958980611007318">
                <text:p>0.9589806110073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4580315118559">
                <text:p>0.184580315118559</text:p>
              </table:table-cell>
              <table:table-cell office:value-type="float" office:value="0.148773559589961">
                <text:p>0.1487735595899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92272973237097">
                <text:p>0.592272973237097</text:p>
              </table:table-cell>
              <table:table-cell office:value-type="float" office:value="0.344704905194102">
                <text:p>0.3447049051941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02230844818716">
                <text:p>0.602230844818716</text:p>
              </table:table-cell>
              <table:table-cell office:value-type="float" office:value="0.731949486724199">
                <text:p>0.7319494867241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94298209597127">
                <text:p>0.894298209597127</text:p>
              </table:table-cell>
              <table:table-cell office:value-type="float" office:value="0.201158081702009">
                <text:p>0.2011580817020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738927582074533">
                <text:p>0.00738927582074533</text:p>
              </table:table-cell>
              <table:table-cell office:value-type="float" office:value="0.442332402715075">
                <text:p>0.4423324027150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52042023778521">
                <text:p>0.352042023778521</text:p>
              </table:table-cell>
              <table:table-cell office:value-type="float" office:value="0.136341547600474">
                <text:p>0.1363415476004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7602158528126">
                <text:p>0.77602158528126</text:p>
              </table:table-cell>
              <table:table-cell office:value-type="float" office:value="0.316551032461068">
                <text:p>0.3165510324610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58483810638034">
                <text:p>0.0158483810638034</text:p>
              </table:table-cell>
              <table:table-cell office:value-type="float" office:value="0.478016120139997">
                <text:p>0.4780161201399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02597455603673">
                <text:p>0.902597455603673</text:p>
              </table:table-cell>
              <table:table-cell office:value-type="float" office:value="0.449582210565111">
                <text:p>0.4495822105651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19994935370113">
                <text:p>0.419994935370113</text:p>
              </table:table-cell>
              <table:table-cell office:value-type="float" office:value="0.115251670024456">
                <text:p>0.1152516700244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64320448288691">
                <text:p>0.564320448288691</text:p>
              </table:table-cell>
              <table:table-cell office:value-type="float" office:value="0.991787952945415">
                <text:p>0.9917879529454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16164510189475">
                <text:p>0.0116164510189475</text:p>
              </table:table-cell>
              <table:table-cell office:value-type="float" office:value="0.903448274415783">
                <text:p>0.9034482744157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3905520273108">
                <text:p>0.33905520273108</text:p>
              </table:table-cell>
              <table:table-cell office:value-type="float" office:value="0.938637808646398">
                <text:p>0.9386378086463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70067646165939">
                <text:p>0.370067646165939</text:p>
              </table:table-cell>
              <table:table-cell office:value-type="float" office:value="0.386471585491098">
                <text:p>0.3864715854910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37973040456606">
                <text:p>0.337973040456606</text:p>
              </table:table-cell>
              <table:table-cell office:value-type="float" office:value="0.611267247885613">
                <text:p>0.6112672478856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66158176321419">
                <text:p>0.466158176321419</text:p>
              </table:table-cell>
              <table:table-cell office:value-type="float" office:value="0.594356991800673">
                <text:p>0.5943569918006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64889254705636">
                <text:p>0.764889254705636</text:p>
              </table:table-cell>
              <table:table-cell office:value-type="float" office:value="0.545161393674442">
                <text:p>0.5451613936744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24350536120587">
                <text:p>0.324350536120587</text:p>
              </table:table-cell>
              <table:table-cell office:value-type="float" office:value="0.437549495312303">
                <text:p>0.4375494953123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66427926696085">
                <text:p>0.766427926696085</text:p>
              </table:table-cell>
              <table:table-cell office:value-type="float" office:value="0.511408291830484">
                <text:p>0.5114082918304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789813933342725">
                <text:p>0.0789813933342725</text:p>
              </table:table-cell>
              <table:table-cell office:value-type="float" office:value="0.867915236652593">
                <text:p>0.8679152366525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30968646497013">
                <text:p>0.730968646497013</text:p>
              </table:table-cell>
              <table:table-cell office:value-type="float" office:value="0.211226135752351">
                <text:p>0.2112261357523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34401058966724">
                <text:p>0.134401058966724</text:p>
              </table:table-cell>
              <table:table-cell office:value-type="float" office:value="0.807144298326419">
                <text:p>0.8071442983264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21815215306471">
                <text:p>0.221815215306471</text:p>
              </table:table-cell>
              <table:table-cell office:value-type="float" office:value="0.114420142578141">
                <text:p>0.1144201425781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04431611084552">
                <text:p>0.104431611084552</text:p>
              </table:table-cell>
              <table:table-cell office:value-type="float" office:value="0.150003570448092">
                <text:p>0.1500035704480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83028928691367">
                <text:p>0.683028928691367</text:p>
              </table:table-cell>
              <table:table-cell office:value-type="float" office:value="0.822807520883528">
                <text:p>0.8228075208835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02200774638689">
                <text:p>0.502200774638689</text:p>
              </table:table-cell>
              <table:table-cell office:value-type="float" office:value="0.367325233319842">
                <text:p>0.3673252333198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29058185719871">
                <text:p>0.229058185719871</text:p>
              </table:table-cell>
              <table:table-cell office:value-type="float" office:value="0.424200558899035">
                <text:p>0.4242005588990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42868773639533">
                <text:p>0.342868773639533</text:p>
              </table:table-cell>
              <table:table-cell office:value-type="float" office:value="0.868142294563273">
                <text:p>0.8681422945632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51673278206848">
                <text:p>0.351673278206848</text:p>
              </table:table-cell>
              <table:table-cell office:value-type="float" office:value="0.162382547326722">
                <text:p>0.1623825473267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16310676387655">
                <text:p>0.816310676387655</text:p>
              </table:table-cell>
              <table:table-cell office:value-type="float" office:value="0.127495742553492">
                <text:p>0.1274957425534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37115000018767">
                <text:p>0.137115000018767</text:p>
              </table:table-cell>
              <table:table-cell office:value-type="float" office:value="0.460125565637087">
                <text:p>0.4601255656370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52031752447164">
                <text:p>0.952031752447164</text:p>
              </table:table-cell>
              <table:table-cell office:value-type="float" office:value="0.299334222947187">
                <text:p>0.2993342229471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36960848066859">
                <text:p>0.936960848066859</text:p>
              </table:table-cell>
              <table:table-cell office:value-type="float" office:value="0.722762092905528">
                <text:p>0.7227620929055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45918690428508">
                <text:p>0.545918690428508</text:p>
              </table:table-cell>
              <table:table-cell office:value-type="float" office:value="0.450122888334847">
                <text:p>0.4501228883348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89519090002079">
                <text:p>0.989519090002079</text:p>
              </table:table-cell>
              <table:table-cell office:value-type="float" office:value="0.0722692825028203">
                <text:p>0.07226928250282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69989873359132">
                <text:p>0.669989873359132</text:p>
              </table:table-cell>
              <table:table-cell office:value-type="float" office:value="0.217448791260851">
                <text:p>0.2174487912608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94797941236173">
                <text:p>0.294797941236173</text:p>
              </table:table-cell>
              <table:table-cell office:value-type="float" office:value="0.702624006022351">
                <text:p>0.7026240060223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52164724711966">
                <text:p>0.552164724711966</text:p>
              </table:table-cell>
              <table:table-cell office:value-type="float" office:value="0.52906820914795">
                <text:p>0.529068209147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4228004919355">
                <text:p>0.84228004919355</text:p>
              </table:table-cell>
              <table:table-cell office:value-type="float" office:value="0.245451733252539">
                <text:p>0.2454517332525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6824809260935">
                <text:p>0.36824809260935</text:p>
              </table:table-cell>
              <table:table-cell office:value-type="float" office:value="0.776449365787546">
                <text:p>0.7764493657875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29608896556164">
                <text:p>0.229608896556164</text:p>
              </table:table-cell>
              <table:table-cell office:value-type="float" office:value="0.443527298455396">
                <text:p>0.4435272984553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8610829199358">
                <text:p>0.78610829199358</text:p>
              </table:table-cell>
              <table:table-cell office:value-type="float" office:value="0.568055988994807">
                <text:p>0.5680559889948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84443897856422">
                <text:p>0.0284443897856422</text:p>
              </table:table-cell>
              <table:table-cell office:value-type="float" office:value="0.148875744082531">
                <text:p>0.1488757440825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96220774960542">
                <text:p>0.196220774960542</text:p>
              </table:table-cell>
              <table:table-cell office:value-type="float" office:value="0.192806104852658">
                <text:p>0.1928061048526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91492725822363">
                <text:p>0.291492725822363</text:p>
              </table:table-cell>
              <table:table-cell office:value-type="float" office:value="0.290184028247122">
                <text:p>0.2901840282471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86451436993066">
                <text:p>0.686451436993066</text:p>
              </table:table-cell>
              <table:table-cell office:value-type="float" office:value="0.911740061964787">
                <text:p>0.9117400619647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23713853639591">
                <text:p>0.323713853639591</text:p>
              </table:table-cell>
              <table:table-cell office:value-type="float" office:value="0.781774591342426">
                <text:p>0.7817745913424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48562604081624">
                <text:p>0.948562604081624</text:p>
              </table:table-cell>
              <table:table-cell office:value-type="float" office:value="0.659551682610214">
                <text:p>0.6595516826102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79697163947313">
                <text:p>0.00679697163947313</text:p>
              </table:table-cell>
              <table:table-cell office:value-type="float" office:value="0.558653736112567">
                <text:p>0.5586537361125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96010223420529">
                <text:p>0.696010223420529</text:p>
              </table:table-cell>
              <table:table-cell office:value-type="float" office:value="0.988357975161045">
                <text:p>0.9883579751610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48458693329257">
                <text:p>0.648458693329257</text:p>
              </table:table-cell>
              <table:table-cell office:value-type="float" office:value="0.526099684633499">
                <text:p>0.5260996846334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81195701196279">
                <text:p>0.381195701196279</text:p>
              </table:table-cell>
              <table:table-cell office:value-type="float" office:value="0.863909496746848">
                <text:p>0.8639094967468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726193658553898">
                <text:p>0.00726193658553898</text:p>
              </table:table-cell>
              <table:table-cell office:value-type="float" office:value="0.912894081397751">
                <text:p>0.9128940813977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39960033024243">
                <text:p>0.939960033024243</text:p>
              </table:table-cell>
              <table:table-cell office:value-type="float" office:value="0.705637798108145">
                <text:p>0.7056377981081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11374674321696">
                <text:p>0.811374674321696</text:p>
              </table:table-cell>
              <table:table-cell office:value-type="float" office:value="0.284525278224507">
                <text:p>0.2845252782245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853706379354918">
                <text:p>0.00853706379354918</text:p>
              </table:table-cell>
              <table:table-cell office:value-type="float" office:value="0.63575838900381">
                <text:p>0.635758389003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73382864987532">
                <text:p>0.473382864987532</text:p>
              </table:table-cell>
              <table:table-cell office:value-type="float" office:value="0.213442857983479">
                <text:p>0.2134428579834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76329546763929">
                <text:p>0.876329546763929</text:p>
              </table:table-cell>
              <table:table-cell office:value-type="float" office:value="0.840174036652551">
                <text:p>0.8401740366525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5358044157885">
                <text:p>0.355358044157885</text:p>
              </table:table-cell>
              <table:table-cell office:value-type="float" office:value="0.450437840455149">
                <text:p>0.4504378404551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44968696276848">
                <text:p>0.944968696276848</text:p>
              </table:table-cell>
              <table:table-cell office:value-type="float" office:value="0.260376036599171">
                <text:p>0.2603760365991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71885196058993">
                <text:p>0.571885196058993</text:p>
              </table:table-cell>
              <table:table-cell office:value-type="float" office:value="0.58100426001253">
                <text:p>0.581004260012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83636005962908">
                <text:p>0.783636005962908</text:p>
              </table:table-cell>
              <table:table-cell office:value-type="float" office:value="0.720866091516218">
                <text:p>0.7208660915162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24103284794697">
                <text:p>0.324103284794697</text:p>
              </table:table-cell>
              <table:table-cell office:value-type="float" office:value="0.152893255766897">
                <text:p>0.1528932557668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7419804545096">
                <text:p>0.77419804545096</text:p>
              </table:table-cell>
              <table:table-cell office:value-type="float" office:value="0.927594208350993">
                <text:p>0.9275942083509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37735451971582">
                <text:p>0.237735451971582</text:p>
              </table:table-cell>
              <table:table-cell office:value-type="float" office:value="0.543022534966559">
                <text:p>0.5430225349665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1745545947453">
                <text:p>0.81745545947453</text:p>
              </table:table-cell>
              <table:table-cell office:value-type="float" office:value="0.171091127029965">
                <text:p>0.1710911270299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25346356149641">
                <text:p>0.425346356149641</text:p>
              </table:table-cell>
              <table:table-cell office:value-type="float" office:value="0.365392154224182">
                <text:p>0.3653921542241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37761357942235">
                <text:p>0.337761357942235</text:p>
              </table:table-cell>
              <table:table-cell office:value-type="float" office:value="0.697891746915426">
                <text:p>0.6978917469154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743733004375046">
                <text:p>0.0743733004375046</text:p>
              </table:table-cell>
              <table:table-cell office:value-type="float" office:value="0.476616747726651">
                <text:p>0.4766167477266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07276323698971">
                <text:p>0.607276323698971</text:p>
              </table:table-cell>
              <table:table-cell office:value-type="float" office:value="0.968818370393064">
                <text:p>0.9688183703930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93678025895772">
                <text:p>0.593678025895772</text:p>
              </table:table-cell>
              <table:table-cell office:value-type="float" office:value="0.158298691988062">
                <text:p>0.1582986919880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0681646369283">
                <text:p>0.200681646369283</text:p>
              </table:table-cell>
              <table:table-cell office:value-type="float" office:value="0.139543707254968">
                <text:p>0.1395437072549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11956133518132">
                <text:p>0.811956133518132</text:p>
              </table:table-cell>
              <table:table-cell office:value-type="float" office:value="0.635878766794715">
                <text:p>0.6358787667947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95524646560592">
                <text:p>0.395524646560592</text:p>
              </table:table-cell>
              <table:table-cell office:value-type="float" office:value="0.778191196306888">
                <text:p>0.7781911963068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16756561245269">
                <text:p>0.316756561245269</text:p>
              </table:table-cell>
              <table:table-cell office:value-type="float" office:value="0.858980743615766">
                <text:p>0.8589807436157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97737644972627">
                <text:p>0.897737644972627</text:p>
              </table:table-cell>
              <table:table-cell office:value-type="float" office:value="0.334127400390001">
                <text:p>0.3341274003900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54048550020344">
                <text:p>0.854048550020344</text:p>
              </table:table-cell>
              <table:table-cell office:value-type="float" office:value="0.0719528474994398">
                <text:p>0.07195284749943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97151870670235">
                <text:p>0.397151870670235</text:p>
              </table:table-cell>
              <table:table-cell office:value-type="float" office:value="0.214665797422913">
                <text:p>0.2146657974229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87615177923326">
                <text:p>0.387615177923326</text:p>
              </table:table-cell>
              <table:table-cell office:value-type="float" office:value="0.614613420778029">
                <text:p>0.614613420778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20867920521478">
                <text:p>0.620867920521478</text:p>
              </table:table-cell>
              <table:table-cell office:value-type="float" office:value="0.465319213525882">
                <text:p>0.4653192135258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36462582571466">
                <text:p>0.336462582571466</text:p>
              </table:table-cell>
              <table:table-cell office:value-type="float" office:value="0.49832249480744">
                <text:p>0.498322494807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60995227051927">
                <text:p>0.560995227051927</text:p>
              </table:table-cell>
              <table:table-cell office:value-type="float" office:value="0.54657904232749">
                <text:p>0.546579042327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78768424402877">
                <text:p>0.878768424402877</text:p>
              </table:table-cell>
              <table:table-cell office:value-type="float" office:value="0.0639099969521229">
                <text:p>0.06390999695212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87420910902875">
                <text:p>0.0787420910902875</text:p>
              </table:table-cell>
              <table:table-cell office:value-type="float" office:value="0.488082276636927">
                <text:p>0.4880822766369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39961273420525">
                <text:p>0.639961273420525</text:p>
              </table:table-cell>
              <table:table-cell office:value-type="float" office:value="0.689859763739637">
                <text:p>0.6898597637396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03134409777914">
                <text:p>0.403134409777914</text:p>
              </table:table-cell>
              <table:table-cell office:value-type="float" office:value="0.301465222532652">
                <text:p>0.3014652225326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21428103549294">
                <text:p>0.621428103549294</text:p>
              </table:table-cell>
              <table:table-cell office:value-type="float" office:value="0.658174955522326">
                <text:p>0.658174955522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MacOSX_X86_64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